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総務省データ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201/10/17現在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市外局番</text:p>
          </table:table-cell>
          <table:table-cell office:value-type="string" calcext:value-type="string">
            <text:p>0プリフィックス付き</text:p>
          </table:table-cell>
          <table:table-cell office:value-type="string" calcext:value-type="string">
            <text:p>マルチ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NCATENATE(0;[.B3])" office:value-type="string" office:string-value="011" calcext:value-type="string">
            <text:p>011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CONCATENATE(0;[.B4])" office:value-type="string" office:string-value="0123" calcext:value-type="string">
            <text:p>0123</text:p>
          </table:table-cell>
          <table:table-cell office:value-type="string" calcext:value-type="string">
            <text:p>012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CONCATENATE(0;[.B5])" office:value-type="string" office:string-value="0123" calcext:value-type="string">
            <text:p>0123</text:p>
          </table:table-cell>
          <table:table-cell office:value-type="string" calcext:value-type="string">
            <text:p>012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CONCATENATE(0;[.B6])" office:value-type="string" office:string-value="0123" calcext:value-type="string">
            <text:p>0123</text:p>
          </table:table-cell>
          <table:table-cell office:value-type="string" calcext:value-type="string">
            <text:p>012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CONCATENATE(0;[.B7])" office:value-type="string" office:string-value="0124" calcext:value-type="string">
            <text:p>0124</text:p>
          </table:table-cell>
          <table:table-cell office:value-type="string" calcext:value-type="string">
            <text:p>0124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CONCATENATE(0;[.B8])" office:value-type="string" office:string-value="0125" calcext:value-type="string">
            <text:p>0125</text:p>
          </table:table-cell>
          <table:table-cell office:value-type="string" calcext:value-type="string">
            <text:p>012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CONCATENATE(0;[.B9])" office:value-type="string" office:string-value="0126" calcext:value-type="string">
            <text:p>0126</text:p>
          </table:table-cell>
          <table:table-cell office:value-type="string" calcext:value-type="string">
            <text:p>0126</text:p>
          </table:table-cell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formula="of:=CONCATENATE(0;[.B10])" office:value-type="string" office:string-value="01267" calcext:value-type="string">
            <text:p>01267</text:p>
          </table:table-cell>
          <table:table-cell office:value-type="string" calcext:value-type="string">
            <text:p>01267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CONCATENATE(0;[.B11])" office:value-type="string" office:string-value="0133" calcext:value-type="string">
            <text:p>0133</text:p>
          </table:table-cell>
          <table:table-cell office:value-type="string" calcext:value-type="string">
            <text:p>0133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CONCATENATE(0;[.B12])" office:value-type="string" office:string-value="0133" calcext:value-type="string">
            <text:p>0133</text:p>
          </table:table-cell>
          <table:table-cell office:value-type="string" calcext:value-type="string">
            <text:p>013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CONCATENATE(0;[.B13])" office:value-type="string" office:string-value="0134" calcext:value-type="string">
            <text:p>0134</text:p>
          </table:table-cell>
          <table:table-cell office:value-type="string" calcext:value-type="string">
            <text:p>013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CONCATENATE(0;[.B14])" office:value-type="string" office:string-value="0135" calcext:value-type="string">
            <text:p>0135</text:p>
          </table:table-cell>
          <table:table-cell office:value-type="string" calcext:value-type="string">
            <text:p>013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CONCATENATE(0;[.B15])" office:value-type="string" office:string-value="0135" calcext:value-type="string">
            <text:p>0135</text:p>
          </table:table-cell>
          <table:table-cell office:value-type="string" calcext:value-type="string">
            <text:p>013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CONCATENATE(0;[.B16])" office:value-type="string" office:string-value="0136" calcext:value-type="string">
            <text:p>0136</text:p>
          </table:table-cell>
          <table:table-cell office:value-type="string" calcext:value-type="string">
            <text:p>0136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CONCATENATE(0;[.B17])" office:value-type="string" office:string-value="0136" calcext:value-type="string">
            <text:p>0136</text:p>
          </table:table-cell>
          <table:table-cell office:value-type="string" calcext:value-type="string">
            <text:p>0136</text:p>
          </table:table-cell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table:formula="of:=CONCATENATE(0;[.B18])" office:value-type="string" office:string-value="01372" calcext:value-type="string">
            <text:p>01372</text:p>
          </table:table-cell>
          <table:table-cell office:value-type="string" calcext:value-type="string">
            <text:p>01372</text:p>
          </table:table-cell>
        </table:table-row>
        <table:table-row table:style-name="ro1">
          <table:table-cell/>
          <table:table-cell office:value-type="float" office:value="1374" calcext:value-type="float">
            <text:p>1374</text:p>
          </table:table-cell>
          <table:table-cell table:formula="of:=CONCATENATE(0;[.B19])" office:value-type="string" office:string-value="01374" calcext:value-type="string">
            <text:p>01374</text:p>
          </table:table-cell>
          <table:table-cell office:value-type="string" calcext:value-type="string">
            <text:p>0137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CONCATENATE(0;[.B20])" office:value-type="string" office:string-value="0137" calcext:value-type="string">
            <text:p>0137</text:p>
          </table:table-cell>
          <table:table-cell office:value-type="string" calcext:value-type="string">
            <text:p>0137</text:p>
          </table:table-cell>
        </table:table-row>
        <table:table-row table:style-name="ro1">
          <table:table-cell/>
          <table:table-cell office:value-type="float" office:value="1377" calcext:value-type="float">
            <text:p>1377</text:p>
          </table:table-cell>
          <table:table-cell table:formula="of:=CONCATENATE(0;[.B21])" office:value-type="string" office:string-value="01377" calcext:value-type="string">
            <text:p>01377</text:p>
          </table:table-cell>
          <table:table-cell office:value-type="string" calcext:value-type="string">
            <text:p>01377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CONCATENATE(0;[.B22])" office:value-type="string" office:string-value="0137" calcext:value-type="string">
            <text:p>0137</text:p>
          </table:table-cell>
          <table:table-cell office:value-type="string" calcext:value-type="string">
            <text:p>013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CONCATENATE(0;[.B23])" office:value-type="string" office:string-value="0138" calcext:value-type="string">
            <text:p>0138</text:p>
          </table:table-cell>
          <table:table-cell office:value-type="string" calcext:value-type="string">
            <text:p>0138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table:formula="of:=CONCATENATE(0;[.B24])" office:value-type="string" office:string-value="01392" calcext:value-type="string">
            <text:p>01392</text:p>
          </table:table-cell>
          <table:table-cell office:value-type="string" calcext:value-type="string">
            <text:p>01392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CONCATENATE(0;[.B25])" office:value-type="string" office:string-value="0139" calcext:value-type="string">
            <text:p>0139</text:p>
          </table:table-cell>
          <table:table-cell office:value-type="string" calcext:value-type="string">
            <text:p>0139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CONCATENATE(0;[.B26])" office:value-type="string" office:string-value="0139" calcext:value-type="string">
            <text:p>0139</text:p>
          </table:table-cell>
          <table:table-cell office:value-type="string" calcext:value-type="string">
            <text:p>0139</text:p>
          </table:table-cell>
        </table:table-row>
        <table:table-row table:style-name="ro1">
          <table:table-cell/>
          <table:table-cell office:value-type="float" office:value="1397" calcext:value-type="float">
            <text:p>1397</text:p>
          </table:table-cell>
          <table:table-cell table:formula="of:=CONCATENATE(0;[.B27])" office:value-type="string" office:string-value="01397" calcext:value-type="string">
            <text:p>01397</text:p>
          </table:table-cell>
          <table:table-cell office:value-type="string" calcext:value-type="string">
            <text:p>01397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table:formula="of:=CONCATENATE(0;[.B28])" office:value-type="string" office:string-value="01398" calcext:value-type="string">
            <text:p>01398</text:p>
          </table:table-cell>
          <table:table-cell office:value-type="string" calcext:value-type="string">
            <text:p>01398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CONCATENATE(0;[.B29])" office:value-type="string" office:string-value="0142" calcext:value-type="string">
            <text:p>0142</text:p>
          </table:table-cell>
          <table:table-cell office:value-type="string" calcext:value-type="string">
            <text:p>0142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CONCATENATE(0;[.B30])" office:value-type="string" office:string-value="0143" calcext:value-type="string">
            <text:p>0143</text:p>
          </table:table-cell>
          <table:table-cell office:value-type="string" calcext:value-type="string">
            <text:p>0143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CONCATENATE(0;[.B31])" office:value-type="string" office:string-value="0144" calcext:value-type="string">
            <text:p>0144</text:p>
          </table:table-cell>
          <table:table-cell office:value-type="string" calcext:value-type="string">
            <text:p>014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CONCATENATE(0;[.B32])" office:value-type="string" office:string-value="0145" calcext:value-type="string">
            <text:p>0145</text:p>
          </table:table-cell>
          <table:table-cell office:value-type="string" calcext:value-type="string">
            <text:p>0145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CONCATENATE(0;[.B33])" office:value-type="string" office:string-value="0145" calcext:value-type="string">
            <text:p>0145</text:p>
          </table:table-cell>
          <table:table-cell office:value-type="string" calcext:value-type="string">
            <text:p>0145</text:p>
          </table:table-cell>
        </table:table-row>
        <table:table-row table:style-name="ro1">
          <table:table-cell/>
          <table:table-cell office:value-type="float" office:value="1456" calcext:value-type="float">
            <text:p>1456</text:p>
          </table:table-cell>
          <table:table-cell table:formula="of:=CONCATENATE(0;[.B34])" office:value-type="string" office:string-value="01456" calcext:value-type="string">
            <text:p>01456</text:p>
          </table:table-cell>
          <table:table-cell office:value-type="string" calcext:value-type="string">
            <text:p>01456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table:formula="of:=CONCATENATE(0;[.B35])" office:value-type="string" office:string-value="01457" calcext:value-type="string">
            <text:p>01457</text:p>
          </table:table-cell>
          <table:table-cell office:value-type="string" calcext:value-type="string">
            <text:p>01457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CONCATENATE(0;[.B36])" office:value-type="string" office:string-value="0146" calcext:value-type="string">
            <text:p>0146</text:p>
          </table:table-cell>
          <table:table-cell office:value-type="string" calcext:value-type="string">
            <text:p>0146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CONCATENATE(0;[.B37])" office:value-type="string" office:string-value="0146" calcext:value-type="string">
            <text:p>0146</text:p>
          </table:table-cell>
          <table:table-cell office:value-type="string" calcext:value-type="string">
            <text:p>0146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table:formula="of:=CONCATENATE(0;[.B38])" office:value-type="string" office:string-value="01466" calcext:value-type="string">
            <text:p>01466</text:p>
          </table:table-cell>
          <table:table-cell office:value-type="string" calcext:value-type="string">
            <text:p>0146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CONCATENATE(0;[.B39])" office:value-type="string" office:string-value="0152" calcext:value-type="string">
            <text:p>0152</text:p>
          </table:table-cell>
          <table:table-cell office:value-type="string" calcext:value-type="string">
            <text:p>0152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CONCATENATE(0;[.B40])" office:value-type="string" office:string-value="0152" calcext:value-type="string">
            <text:p>0152</text:p>
          </table:table-cell>
          <table:table-cell office:value-type="string" calcext:value-type="string">
            <text:p>0152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CONCATENATE(0;[.B41])" office:value-type="string" office:string-value="0152" calcext:value-type="string">
            <text:p>0152</text:p>
          </table:table-cell>
          <table:table-cell office:value-type="string" calcext:value-type="string">
            <text:p>0152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CONCATENATE(0;[.B42])" office:value-type="string" office:string-value="0153" calcext:value-type="string">
            <text:p>0153</text:p>
          </table:table-cell>
          <table:table-cell office:value-type="string" calcext:value-type="string">
            <text:p>0153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CONCATENATE(0;[.B43])" office:value-type="string" office:string-value="0153" calcext:value-type="string">
            <text:p>0153</text:p>
          </table:table-cell>
          <table:table-cell office:value-type="string" calcext:value-type="string">
            <text:p>0153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CONCATENATE(0;[.B44])" office:value-type="string" office:string-value="0153" calcext:value-type="string">
            <text:p>0153</text:p>
          </table:table-cell>
          <table:table-cell office:value-type="string" calcext:value-type="string">
            <text:p>0153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CONCATENATE(0;[.B45])" office:value-type="string" office:string-value="0153" calcext:value-type="string">
            <text:p>0153</text:p>
          </table:table-cell>
          <table:table-cell office:value-type="string" calcext:value-type="string">
            <text:p>0153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CONCATENATE(0;[.B46])" office:value-type="string" office:string-value="0154" calcext:value-type="string">
            <text:p>0154</text:p>
          </table:table-cell>
          <table:table-cell office:value-type="string" calcext:value-type="string">
            <text:p>0154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table:formula="of:=CONCATENATE(0;[.B47])" office:value-type="string" office:string-value="01547" calcext:value-type="string">
            <text:p>01547</text:p>
          </table:table-cell>
          <table:table-cell office:value-type="string" calcext:value-type="string">
            <text:p>0154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CONCATENATE(0;[.B48])" office:value-type="string" office:string-value="015" calcext:value-type="string">
            <text:p>015</text:p>
          </table:table-cell>
          <table:table-cell office:value-type="string" calcext:value-type="string">
            <text:p>015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CONCATENATE(0;[.B49])" office:value-type="string" office:string-value="0155" calcext:value-type="string">
            <text:p>0155</text:p>
          </table:table-cell>
          <table:table-cell office:value-type="string" calcext:value-type="string">
            <text:p>015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CONCATENATE(0;[.B50])" office:value-type="string" office:string-value="015" calcext:value-type="string">
            <text:p>015</text:p>
          </table:table-cell>
          <table:table-cell office:value-type="string" calcext:value-type="string">
            <text:p>015</text:p>
          </table:table-cell>
        </table:table-row>
        <table:table-row table:style-name="ro1">
          <table:table-cell/>
          <table:table-cell office:value-type="float" office:value="1558" calcext:value-type="float">
            <text:p>1558</text:p>
          </table:table-cell>
          <table:table-cell table:formula="of:=CONCATENATE(0;[.B51])" office:value-type="string" office:string-value="01558" calcext:value-type="string">
            <text:p>01558</text:p>
          </table:table-cell>
          <table:table-cell office:value-type="string" calcext:value-type="string">
            <text:p>01558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CONCATENATE(0;[.B52])" office:value-type="string" office:string-value="0156" calcext:value-type="string">
            <text:p>0156</text:p>
          </table:table-cell>
          <table:table-cell office:value-type="string" calcext:value-type="string">
            <text:p>0156</text:p>
          </table:table-cell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table:formula="of:=CONCATENATE(0;[.B53])" office:value-type="string" office:string-value="01564" calcext:value-type="string">
            <text:p>01564</text:p>
          </table:table-cell>
          <table:table-cell office:value-type="string" calcext:value-type="string">
            <text:p>01564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CONCATENATE(0;[.B54])" office:value-type="string" office:string-value="0156" calcext:value-type="string">
            <text:p>0156</text:p>
          </table:table-cell>
          <table:table-cell office:value-type="string" calcext:value-type="string">
            <text:p>0156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CONCATENATE(0;[.B55])" office:value-type="string" office:string-value="0157" calcext:value-type="string">
            <text:p>0157</text:p>
          </table:table-cell>
          <table:table-cell office:value-type="string" calcext:value-type="string">
            <text:p>015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CONCATENATE(0;[.B56])" office:value-type="string" office:string-value="0158" calcext:value-type="string">
            <text:p>0158</text:p>
          </table:table-cell>
          <table:table-cell office:value-type="string" calcext:value-type="string">
            <text:p>0158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CONCATENATE(0;[.B57])" office:value-type="string" office:string-value="0158" calcext:value-type="string">
            <text:p>0158</text:p>
          </table:table-cell>
          <table:table-cell office:value-type="string" calcext:value-type="string">
            <text:p>0158</text:p>
          </table:table-cell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table:formula="of:=CONCATENATE(0;[.B58])" office:value-type="string" office:string-value="01586" calcext:value-type="string">
            <text:p>01586</text:p>
          </table:table-cell>
          <table:table-cell office:value-type="string" calcext:value-type="string">
            <text:p>01586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table:formula="of:=CONCATENATE(0;[.B59])" office:value-type="string" office:string-value="01587" calcext:value-type="string">
            <text:p>01587</text:p>
          </table:table-cell>
          <table:table-cell office:value-type="string" calcext:value-type="string">
            <text:p>0158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CONCATENATE(0;[.B60])" office:value-type="string" office:string-value="0158" calcext:value-type="string">
            <text:p>0158</text:p>
          </table:table-cell>
          <table:table-cell office:value-type="string" calcext:value-type="string">
            <text:p>015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CONCATENATE(0;[.B61])" office:value-type="string" office:string-value="0162" calcext:value-type="string">
            <text:p>0162</text:p>
          </table:table-cell>
          <table:table-cell office:value-type="string" calcext:value-type="string">
            <text:p>0162</text:p>
          </table:table-cell>
        </table:table-row>
        <table:table-row table:style-name="ro1">
          <table:table-cell/>
          <table:table-cell office:value-type="float" office:value="1632" calcext:value-type="float">
            <text:p>1632</text:p>
          </table:table-cell>
          <table:table-cell table:formula="of:=CONCATENATE(0;[.B62])" office:value-type="string" office:string-value="01632" calcext:value-type="string">
            <text:p>01632</text:p>
          </table:table-cell>
          <table:table-cell office:value-type="string" calcext:value-type="string">
            <text:p>01632</text:p>
          </table:table-cell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table:formula="of:=CONCATENATE(0;[.B63])" office:value-type="string" office:string-value="01634" calcext:value-type="string">
            <text:p>01634</text:p>
          </table:table-cell>
          <table:table-cell office:value-type="string" calcext:value-type="string">
            <text:p>01634</text:p>
          </table:table-cell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formula="of:=CONCATENATE(0;[.B64])" office:value-type="string" office:string-value="01635" calcext:value-type="string">
            <text:p>01635</text:p>
          </table:table-cell>
          <table:table-cell office:value-type="string" calcext:value-type="string">
            <text:p>0163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CONCATENATE(0;[.B65])" office:value-type="string" office:string-value="0163" calcext:value-type="string">
            <text:p>0163</text:p>
          </table:table-cell>
          <table:table-cell office:value-type="string" calcext:value-type="string">
            <text:p>016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CONCATENATE(0;[.B66])" office:value-type="string" office:string-value="0163" calcext:value-type="string">
            <text:p>0163</text:p>
          </table:table-cell>
          <table:table-cell office:value-type="string" calcext:value-type="string">
            <text:p>016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CONCATENATE(0;[.B67])" office:value-type="string" office:string-value="0164" calcext:value-type="string">
            <text:p>0164</text:p>
          </table:table-cell>
          <table:table-cell office:value-type="string" calcext:value-type="string">
            <text:p>0164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CONCATENATE(0;[.B68])" office:value-type="string" office:string-value="0164" calcext:value-type="string">
            <text:p>0164</text:p>
          </table:table-cell>
          <table:table-cell office:value-type="string" calcext:value-type="string">
            <text:p>0164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CONCATENATE(0;[.B69])" office:value-type="string" office:string-value="0164" calcext:value-type="string">
            <text:p>0164</text:p>
          </table:table-cell>
          <table:table-cell office:value-type="string" calcext:value-type="string">
            <text:p>0164</text:p>
          </table:table-cell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table:formula="of:=CONCATENATE(0;[.B70])" office:value-type="string" office:string-value="01648" calcext:value-type="string">
            <text:p>01648</text:p>
          </table:table-cell>
          <table:table-cell office:value-type="string" calcext:value-type="string">
            <text:p>016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CONCATENATE(0;[.B71])" office:value-type="string" office:string-value="0165" calcext:value-type="string">
            <text:p>0165</text:p>
          </table:table-cell>
          <table:table-cell office:value-type="string" calcext:value-type="string">
            <text:p>0165</text:p>
          </table:table-cell>
        </table:table-row>
        <table:table-row table:style-name="ro1">
          <table:table-cell/>
          <table:table-cell office:value-type="float" office:value="1654" calcext:value-type="float">
            <text:p>1654</text:p>
          </table:table-cell>
          <table:table-cell table:formula="of:=CONCATENATE(0;[.B72])" office:value-type="string" office:string-value="01654" calcext:value-type="string">
            <text:p>01654</text:p>
          </table:table-cell>
          <table:table-cell office:value-type="string" calcext:value-type="string">
            <text:p>01654</text:p>
          </table:table-cell>
        </table:table-row>
        <table:table-row table:style-name="ro1">
          <table:table-cell/>
          <table:table-cell office:value-type="float" office:value="1655" calcext:value-type="float">
            <text:p>1655</text:p>
          </table:table-cell>
          <table:table-cell table:formula="of:=CONCATENATE(0;[.B73])" office:value-type="string" office:string-value="01655" calcext:value-type="string">
            <text:p>01655</text:p>
          </table:table-cell>
          <table:table-cell office:value-type="string" calcext:value-type="string">
            <text:p>01655</text:p>
          </table:table-cell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table:formula="of:=CONCATENATE(0;[.B74])" office:value-type="string" office:string-value="01656" calcext:value-type="string">
            <text:p>01656</text:p>
          </table:table-cell>
          <table:table-cell office:value-type="string" calcext:value-type="string">
            <text:p>01656</text:p>
          </table:table-cell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table:formula="of:=CONCATENATE(0;[.B75])" office:value-type="string" office:string-value="01658" calcext:value-type="string">
            <text:p>01658</text:p>
          </table:table-cell>
          <table:table-cell office:value-type="string" calcext:value-type="string">
            <text:p>01658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CONCATENATE(0;[.B76])" office:value-type="string" office:string-value="0166" calcext:value-type="string">
            <text:p>0166</text:p>
          </table:table-cell>
          <table:table-cell office:value-type="string" calcext:value-type="string">
            <text:p>0166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CONCATENATE(0;[.B77])" office:value-type="string" office:string-value="0167" calcext:value-type="string">
            <text:p>0167</text:p>
          </table:table-cell>
          <table:table-cell office:value-type="string" calcext:value-type="string">
            <text:p>016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CONCATENATE(0;[.B78])" office:value-type="string" office:string-value="0172" calcext:value-type="string">
            <text:p>0172</text:p>
          </table:table-cell>
          <table:table-cell office:value-type="string" calcext:value-type="string">
            <text:p>017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CONCATENATE(0;[.B79])" office:value-type="string" office:string-value="0173" calcext:value-type="string">
            <text:p>0173</text:p>
          </table:table-cell>
          <table:table-cell office:value-type="string" calcext:value-type="string">
            <text:p>0173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CONCATENATE(0;[.B80])" office:value-type="string" office:string-value="0173" calcext:value-type="string">
            <text:p>0173</text:p>
          </table:table-cell>
          <table:table-cell office:value-type="string" calcext:value-type="string">
            <text:p>0173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CONCATENATE(0;[.B81])" office:value-type="string" office:string-value="0174" calcext:value-type="string">
            <text:p>0174</text:p>
          </table:table-cell>
          <table:table-cell office:value-type="string" calcext:value-type="string">
            <text:p>0174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CONCATENATE(0;[.B82])" office:value-type="string" office:string-value="0175" calcext:value-type="string">
            <text:p>0175</text:p>
          </table:table-cell>
          <table:table-cell office:value-type="string" calcext:value-type="string">
            <text:p>0175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CONCATENATE(0;[.B83])" office:value-type="string" office:string-value="0175" calcext:value-type="string">
            <text:p>0175</text:p>
          </table:table-cell>
          <table:table-cell office:value-type="string" calcext:value-type="string">
            <text:p>017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CONCATENATE(0;[.B84])" office:value-type="string" office:string-value="0176" calcext:value-type="string">
            <text:p>0176</text:p>
          </table:table-cell>
          <table:table-cell office:value-type="string" calcext:value-type="string">
            <text:p>017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CONCATENATE(0;[.B85])" office:value-type="string" office:string-value="017" calcext:value-type="string">
            <text:p>017</text:p>
          </table:table-cell>
          <table:table-cell office:value-type="string" calcext:value-type="string">
            <text:p>017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CONCATENATE(0;[.B86])" office:value-type="string" office:string-value="0178" calcext:value-type="string">
            <text:p>0178</text:p>
          </table:table-cell>
          <table:table-cell office:value-type="string" calcext:value-type="string">
            <text:p>017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CONCATENATE(0;[.B87])" office:value-type="string" office:string-value="0179" calcext:value-type="string">
            <text:p>0179</text:p>
          </table:table-cell>
          <table:table-cell office:value-type="string" calcext:value-type="string">
            <text:p>0179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CONCATENATE(0;[.B88])" office:value-type="string" office:string-value="0182" calcext:value-type="string">
            <text:p>0182</text:p>
          </table:table-cell>
          <table:table-cell office:value-type="string" calcext:value-type="string">
            <text:p>018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CONCATENATE(0;[.B89])" office:value-type="string" office:string-value="0183" calcext:value-type="string">
            <text:p>0183</text:p>
          </table:table-cell>
          <table:table-cell office:value-type="string" calcext:value-type="string">
            <text:p>0183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CONCATENATE(0;[.B90])" office:value-type="string" office:string-value="0184" calcext:value-type="string">
            <text:p>0184</text:p>
          </table:table-cell>
          <table:table-cell office:value-type="string" calcext:value-type="string">
            <text:p>018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CONCATENATE(0;[.B91])" office:value-type="string" office:string-value="0185" calcext:value-type="string">
            <text:p>0185</text:p>
          </table:table-cell>
          <table:table-cell office:value-type="string" calcext:value-type="string">
            <text:p>018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CONCATENATE(0;[.B92])" office:value-type="string" office:string-value="0185" calcext:value-type="string">
            <text:p>0185</text:p>
          </table:table-cell>
          <table:table-cell office:value-type="string" calcext:value-type="string">
            <text:p>018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CONCATENATE(0;[.B93])" office:value-type="string" office:string-value="0186" calcext:value-type="string">
            <text:p>0186</text:p>
          </table:table-cell>
          <table:table-cell office:value-type="string" calcext:value-type="string">
            <text:p>018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CONCATENATE(0;[.B94])" office:value-type="string" office:string-value="0186" calcext:value-type="string">
            <text:p>0186</text:p>
          </table:table-cell>
          <table:table-cell office:value-type="string" calcext:value-type="string">
            <text:p>0186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CONCATENATE(0;[.B95])" office:value-type="string" office:string-value="0186" calcext:value-type="string">
            <text:p>0186</text:p>
          </table:table-cell>
          <table:table-cell office:value-type="string" calcext:value-type="string">
            <text:p>018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CONCATENATE(0;[.B96])" office:value-type="string" office:string-value="0187" calcext:value-type="string">
            <text:p>0187</text:p>
          </table:table-cell>
          <table:table-cell office:value-type="string" calcext:value-type="string">
            <text:p>0187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CONCATENATE(0;[.B97])" office:value-type="string" office:string-value="0187" calcext:value-type="string">
            <text:p>0187</text:p>
          </table:table-cell>
          <table:table-cell office:value-type="string" calcext:value-type="string">
            <text:p>018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CONCATENATE(0;[.B98])" office:value-type="string" office:string-value="018" calcext:value-type="string">
            <text:p>018</text:p>
          </table:table-cell>
          <table:table-cell office:value-type="string" calcext:value-type="string">
            <text:p>018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CONCATENATE(0;[.B99])" office:value-type="string" office:string-value="0191" calcext:value-type="string">
            <text:p>0191</text:p>
          </table:table-cell>
          <table:table-cell office:value-type="string" calcext:value-type="string">
            <text:p>019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CONCATENATE(0;[.B100])" office:value-type="string" office:string-value="0192" calcext:value-type="string">
            <text:p>0192</text:p>
          </table:table-cell>
          <table:table-cell office:value-type="string" calcext:value-type="string">
            <text:p>0192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CONCATENATE(0;[.B101])" office:value-type="string" office:string-value="0193" calcext:value-type="string">
            <text:p>0193</text:p>
          </table:table-cell>
          <table:table-cell office:value-type="string" calcext:value-type="string">
            <text:p>0193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CONCATENATE(0;[.B102])" office:value-type="string" office:string-value="0193" calcext:value-type="string">
            <text:p>0193</text:p>
          </table:table-cell>
          <table:table-cell office:value-type="string" calcext:value-type="string">
            <text:p>019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CONCATENATE(0;[.B103])" office:value-type="string" office:string-value="0194" calcext:value-type="string">
            <text:p>0194</text:p>
          </table:table-cell>
          <table:table-cell office:value-type="string" calcext:value-type="string">
            <text:p>0194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CONCATENATE(0;[.B104])" office:value-type="string" office:string-value="0194" calcext:value-type="string">
            <text:p>0194</text:p>
          </table:table-cell>
          <table:table-cell office:value-type="string" calcext:value-type="string">
            <text:p>0194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CONCATENATE(0;[.B105])" office:value-type="string" office:string-value="0195" calcext:value-type="string">
            <text:p>0195</text:p>
          </table:table-cell>
          <table:table-cell office:value-type="string" calcext:value-type="string">
            <text:p>0195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CONCATENATE(0;[.B106])" office:value-type="string" office:string-value="0195" calcext:value-type="string">
            <text:p>0195</text:p>
          </table:table-cell>
          <table:table-cell office:value-type="string" calcext:value-type="string">
            <text:p>019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CONCATENATE(0;[.B107])" office:value-type="string" office:string-value="019" calcext:value-type="string">
            <text:p>019</text:p>
          </table:table-cell>
          <table:table-cell office:value-type="string" calcext:value-type="string">
            <text:p>019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CONCATENATE(0;[.B108])" office:value-type="string" office:string-value="0197" calcext:value-type="string">
            <text:p>0197</text:p>
          </table:table-cell>
          <table:table-cell office:value-type="string" calcext:value-type="string">
            <text:p>0197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CONCATENATE(0;[.B109])" office:value-type="string" office:string-value="0197" calcext:value-type="string">
            <text:p>0197</text:p>
          </table:table-cell>
          <table:table-cell office:value-type="string" calcext:value-type="string">
            <text:p>019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CONCATENATE(0;[.B110])" office:value-type="string" office:string-value="0198" calcext:value-type="string">
            <text:p>0198</text:p>
          </table:table-cell>
          <table:table-cell office:value-type="string" calcext:value-type="string">
            <text:p>0198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CONCATENATE(0;[.B111])" office:value-type="string" office:string-value="0198" calcext:value-type="string">
            <text:p>0198</text:p>
          </table:table-cell>
          <table:table-cell office:value-type="string" calcext:value-type="string">
            <text:p>01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CONCATENATE(0;[.B112])" office:value-type="string" office:string-value="022" calcext:value-type="string">
            <text:p>022</text:p>
          </table:table-cell>
          <table:table-cell office:value-type="string" calcext:value-type="string">
            <text:p>02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CONCATENATE(0;[.B113])" office:value-type="string" office:string-value="0220" calcext:value-type="string">
            <text:p>0220</text:p>
          </table:table-cell>
          <table:table-cell office:value-type="string" calcext:value-type="string">
            <text:p>0220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CONCATENATE(0;[.B114])" office:value-type="string" office:string-value="0223" calcext:value-type="string">
            <text:p>0223</text:p>
          </table:table-cell>
          <table:table-cell office:value-type="string" calcext:value-type="string">
            <text:p>022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CONCATENATE(0;[.B115])" office:value-type="string" office:string-value="0224" calcext:value-type="string">
            <text:p>0224</text:p>
          </table:table-cell>
          <table:table-cell office:value-type="string" calcext:value-type="string">
            <text:p>0224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CONCATENATE(0;[.B116])" office:value-type="string" office:string-value="0224" calcext:value-type="string">
            <text:p>0224</text:p>
          </table:table-cell>
          <table:table-cell office:value-type="string" calcext:value-type="string">
            <text:p>0224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CONCATENATE(0;[.B117])" office:value-type="string" office:string-value="0225" calcext:value-type="string">
            <text:p>0225</text:p>
          </table:table-cell>
          <table:table-cell office:value-type="string" calcext:value-type="string">
            <text:p>022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CONCATENATE(0;[.B118])" office:value-type="string" office:string-value="0226" calcext:value-type="string">
            <text:p>0226</text:p>
          </table:table-cell>
          <table:table-cell office:value-type="string" calcext:value-type="string">
            <text:p>0226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CONCATENATE(0;[.B119])" office:value-type="string" office:string-value="0228" calcext:value-type="string">
            <text:p>0228</text:p>
          </table:table-cell>
          <table:table-cell office:value-type="string" calcext:value-type="string">
            <text:p>0228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CONCATENATE(0;[.B120])" office:value-type="string" office:string-value="0229" calcext:value-type="string">
            <text:p>0229</text:p>
          </table:table-cell>
          <table:table-cell office:value-type="string" calcext:value-type="string">
            <text:p>0229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CONCATENATE(0;[.B121])" office:value-type="string" office:string-value="0233" calcext:value-type="string">
            <text:p>0233</text:p>
          </table:table-cell>
          <table:table-cell office:value-type="string" calcext:value-type="string">
            <text:p>023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CONCATENATE(0;[.B122])" office:value-type="string" office:string-value="0234" calcext:value-type="string">
            <text:p>0234</text:p>
          </table:table-cell>
          <table:table-cell office:value-type="string" calcext:value-type="string">
            <text:p>023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CONCATENATE(0;[.B123])" office:value-type="string" office:string-value="0235" calcext:value-type="string">
            <text:p>0235</text:p>
          </table:table-cell>
          <table:table-cell office:value-type="string" calcext:value-type="string">
            <text:p>023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CONCATENATE(0;[.B124])" office:value-type="string" office:string-value="023" calcext:value-type="string">
            <text:p>023</text:p>
          </table:table-cell>
          <table:table-cell office:value-type="string" calcext:value-type="string">
            <text:p>023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CONCATENATE(0;[.B125])" office:value-type="string" office:string-value="0237" calcext:value-type="string">
            <text:p>0237</text:p>
          </table:table-cell>
          <table:table-cell office:value-type="string" calcext:value-type="string">
            <text:p>0237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CONCATENATE(0;[.B126])" office:value-type="string" office:string-value="0237" calcext:value-type="string">
            <text:p>0237</text:p>
          </table:table-cell>
          <table:table-cell office:value-type="string" calcext:value-type="string">
            <text:p>023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CONCATENATE(0;[.B127])" office:value-type="string" office:string-value="0238" calcext:value-type="string">
            <text:p>0238</text:p>
          </table:table-cell>
          <table:table-cell office:value-type="string" calcext:value-type="string">
            <text:p>0238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CONCATENATE(0;[.B128])" office:value-type="string" office:string-value="0238" calcext:value-type="string">
            <text:p>0238</text:p>
          </table:table-cell>
          <table:table-cell office:value-type="string" calcext:value-type="string">
            <text:p>0238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CONCATENATE(0;[.B129])" office:value-type="string" office:string-value="0240" calcext:value-type="string">
            <text:p>0240</text:p>
          </table:table-cell>
          <table:table-cell office:value-type="string" calcext:value-type="string">
            <text:p>024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CONCATENATE(0;[.B130])" office:value-type="string" office:string-value="0241" calcext:value-type="string">
            <text:p>0241</text:p>
          </table:table-cell>
          <table:table-cell office:value-type="string" calcext:value-type="string">
            <text:p>0241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CONCATENATE(0;[.B131])" office:value-type="string" office:string-value="0241" calcext:value-type="string">
            <text:p>0241</text:p>
          </table:table-cell>
          <table:table-cell office:value-type="string" calcext:value-type="string">
            <text:p>0241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CONCATENATE(0;[.B132])" office:value-type="string" office:string-value="0241" calcext:value-type="string">
            <text:p>0241</text:p>
          </table:table-cell>
          <table:table-cell office:value-type="string" calcext:value-type="string">
            <text:p>0241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CONCATENATE(0;[.B133])" office:value-type="string" office:string-value="0241" calcext:value-type="string">
            <text:p>0241</text:p>
          </table:table-cell>
          <table:table-cell office:value-type="string" calcext:value-type="string">
            <text:p>0241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CONCATENATE(0;[.B134])" office:value-type="string" office:string-value="0242" calcext:value-type="string">
            <text:p>0242</text:p>
          </table:table-cell>
          <table:table-cell office:value-type="string" calcext:value-type="string">
            <text:p>024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CONCATENATE(0;[.B135])" office:value-type="string" office:string-value="0243" calcext:value-type="string">
            <text:p>0243</text:p>
          </table:table-cell>
          <table:table-cell office:value-type="string" calcext:value-type="string">
            <text:p>0243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CONCATENATE(0;[.B136])" office:value-type="string" office:string-value="0244" calcext:value-type="string">
            <text:p>0244</text:p>
          </table:table-cell>
          <table:table-cell office:value-type="string" calcext:value-type="string">
            <text:p>024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CONCATENATE(0;[.B137])" office:value-type="string" office:string-value="024" calcext:value-type="string">
            <text:p>024</text:p>
          </table:table-cell>
          <table:table-cell office:value-type="string" calcext:value-type="string">
            <text:p>024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CONCATENATE(0;[.B138])" office:value-type="string" office:string-value="0246" calcext:value-type="string">
            <text:p>0246</text:p>
          </table:table-cell>
          <table:table-cell office:value-type="string" calcext:value-type="string">
            <text:p>024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CONCATENATE(0;[.B139])" office:value-type="string" office:string-value="0247" calcext:value-type="string">
            <text:p>0247</text:p>
          </table:table-cell>
          <table:table-cell office:value-type="string" calcext:value-type="string">
            <text:p>0247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CONCATENATE(0;[.B140])" office:value-type="string" office:string-value="0247" calcext:value-type="string">
            <text:p>0247</text:p>
          </table:table-cell>
          <table:table-cell office:value-type="string" calcext:value-type="string">
            <text:p>0247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CONCATENATE(0;[.B141])" office:value-type="string" office:string-value="0248" calcext:value-type="string">
            <text:p>0248</text:p>
          </table:table-cell>
          <table:table-cell office:value-type="string" calcext:value-type="string">
            <text:p>0248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CONCATENATE(0;[.B142])" office:value-type="string" office:string-value="0248" calcext:value-type="string">
            <text:p>0248</text:p>
          </table:table-cell>
          <table:table-cell office:value-type="string" calcext:value-type="string">
            <text:p>024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CONCATENATE(0;[.B143])" office:value-type="string" office:string-value="024" calcext:value-type="string">
            <text:p>024</text:p>
          </table:table-cell>
          <table:table-cell office:value-type="string" calcext:value-type="string">
            <text:p>0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NCATENATE(0;[.B144])" office:value-type="string" office:string-value="025" calcext:value-type="string">
            <text:p>025</text:p>
          </table:table-cell>
          <table:table-cell office:value-type="string" calcext:value-type="string">
            <text:p>02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CONCATENATE(0;[.B145])" office:value-type="string" office:string-value="0250" calcext:value-type="string">
            <text:p>0250</text:p>
          </table:table-cell>
          <table:table-cell office:value-type="string" calcext:value-type="string">
            <text:p>025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CONCATENATE(0;[.B146])" office:value-type="string" office:string-value="0254" calcext:value-type="string">
            <text:p>0254</text:p>
          </table:table-cell>
          <table:table-cell office:value-type="string" calcext:value-type="string">
            <text:p>0254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CONCATENATE(0;[.B147])" office:value-type="string" office:string-value="0254" calcext:value-type="string">
            <text:p>0254</text:p>
          </table:table-cell>
          <table:table-cell office:value-type="string" calcext:value-type="string">
            <text:p>0254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CONCATENATE(0;[.B148])" office:value-type="string" office:string-value="0254" calcext:value-type="string">
            <text:p>0254</text:p>
          </table:table-cell>
          <table:table-cell office:value-type="string" calcext:value-type="string">
            <text:p>025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NCATENATE(0;[.B149])" office:value-type="string" office:string-value="025" calcext:value-type="string">
            <text:p>025</text:p>
          </table:table-cell>
          <table:table-cell office:value-type="string" calcext:value-type="string">
            <text:p>025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CONCATENATE(0;[.B150])" office:value-type="string" office:string-value="0255" calcext:value-type="string">
            <text:p>0255</text:p>
          </table:table-cell>
          <table:table-cell office:value-type="string" calcext:value-type="string">
            <text:p>025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NCATENATE(0;[.B151])" office:value-type="string" office:string-value="025" calcext:value-type="string">
            <text:p>025</text:p>
          </table:table-cell>
          <table:table-cell office:value-type="string" calcext:value-type="string">
            <text:p>0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NCATENATE(0;[.B152])" office:value-type="string" office:string-value="025" calcext:value-type="string">
            <text:p>025</text:p>
          </table:table-cell>
          <table:table-cell office:value-type="string" calcext:value-type="string">
            <text:p>02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CONCATENATE(0;[.B153])" office:value-type="string" office:string-value="0256" calcext:value-type="string">
            <text:p>0256</text:p>
          </table:table-cell>
          <table:table-cell office:value-type="string" calcext:value-type="string">
            <text:p>025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CONCATENATE(0;[.B154])" office:value-type="string" office:string-value="0256" calcext:value-type="string">
            <text:p>0256</text:p>
          </table:table-cell>
          <table:table-cell office:value-type="string" calcext:value-type="string">
            <text:p>025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NCATENATE(0;[.B155])" office:value-type="string" office:string-value="025" calcext:value-type="string">
            <text:p>025</text:p>
          </table:table-cell>
          <table:table-cell office:value-type="string" calcext:value-type="string">
            <text:p>025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CONCATENATE(0;[.B156])" office:value-type="string" office:string-value="0257" calcext:value-type="string">
            <text:p>0257</text:p>
          </table:table-cell>
          <table:table-cell office:value-type="string" calcext:value-type="string">
            <text:p>025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NCATENATE(0;[.B157])" office:value-type="string" office:string-value="025" calcext:value-type="string">
            <text:p>025</text:p>
          </table:table-cell>
          <table:table-cell office:value-type="string" calcext:value-type="string">
            <text:p>0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NCATENATE(0;[.B158])" office:value-type="string" office:string-value="025" calcext:value-type="string">
            <text:p>025</text:p>
          </table:table-cell>
          <table:table-cell office:value-type="string" calcext:value-type="string">
            <text:p>025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CONCATENATE(0;[.B159])" office:value-type="string" office:string-value="0258" calcext:value-type="string">
            <text:p>0258</text:p>
          </table:table-cell>
          <table:table-cell office:value-type="string" calcext:value-type="string">
            <text:p>0258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CONCATENATE(0;[.B160])" office:value-type="string" office:string-value="0259" calcext:value-type="string">
            <text:p>0259</text:p>
          </table:table-cell>
          <table:table-cell office:value-type="string" calcext:value-type="string">
            <text:p>0259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CONCATENATE(0;[.B161])" office:value-type="string" office:string-value="0260" calcext:value-type="string">
            <text:p>0260</text:p>
          </table:table-cell>
          <table:table-cell office:value-type="string" calcext:value-type="string">
            <text:p>026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CONCATENATE(0;[.B162])" office:value-type="string" office:string-value="0261" calcext:value-type="string">
            <text:p>0261</text:p>
          </table:table-cell>
          <table:table-cell office:value-type="string" calcext:value-type="string">
            <text:p>026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CONCATENATE(0;[.B163])" office:value-type="string" office:string-value="026" calcext:value-type="string">
            <text:p>026</text:p>
          </table:table-cell>
          <table:table-cell office:value-type="string" calcext:value-type="string">
            <text:p>026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CONCATENATE(0;[.B164])" office:value-type="string" office:string-value="0263" calcext:value-type="string">
            <text:p>0263</text:p>
          </table:table-cell>
          <table:table-cell office:value-type="string" calcext:value-type="string">
            <text:p>0263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CONCATENATE(0;[.B165])" office:value-type="string" office:string-value="0264" calcext:value-type="string">
            <text:p>0264</text:p>
          </table:table-cell>
          <table:table-cell office:value-type="string" calcext:value-type="string">
            <text:p>0264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CONCATENATE(0;[.B166])" office:value-type="string" office:string-value="0265" calcext:value-type="string">
            <text:p>0265</text:p>
          </table:table-cell>
          <table:table-cell office:value-type="string" calcext:value-type="string">
            <text:p>0265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CONCATENATE(0;[.B167])" office:value-type="string" office:string-value="0265" calcext:value-type="string">
            <text:p>0265</text:p>
          </table:table-cell>
          <table:table-cell office:value-type="string" calcext:value-type="string">
            <text:p>0265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CONCATENATE(0;[.B168])" office:value-type="string" office:string-value="0266" calcext:value-type="string">
            <text:p>0266</text:p>
          </table:table-cell>
          <table:table-cell office:value-type="string" calcext:value-type="string">
            <text:p>0266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CONCATENATE(0;[.B169])" office:value-type="string" office:string-value="0267" calcext:value-type="string">
            <text:p>0267</text:p>
          </table:table-cell>
          <table:table-cell office:value-type="string" calcext:value-type="string">
            <text:p>0267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CONCATENATE(0;[.B170])" office:value-type="string" office:string-value="0267" calcext:value-type="string">
            <text:p>0267</text:p>
          </table:table-cell>
          <table:table-cell office:value-type="string" calcext:value-type="string">
            <text:p>026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CONCATENATE(0;[.B171])" office:value-type="string" office:string-value="0268" calcext:value-type="string">
            <text:p>0268</text:p>
          </table:table-cell>
          <table:table-cell office:value-type="string" calcext:value-type="string">
            <text:p>0268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CONCATENATE(0;[.B172])" office:value-type="string" office:string-value="0269" calcext:value-type="string">
            <text:p>0269</text:p>
          </table:table-cell>
          <table:table-cell office:value-type="string" calcext:value-type="string">
            <text:p>0269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CONCATENATE(0;[.B173])" office:value-type="string" office:string-value="0269" calcext:value-type="string">
            <text:p>0269</text:p>
          </table:table-cell>
          <table:table-cell office:value-type="string" calcext:value-type="string">
            <text:p>026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CONCATENATE(0;[.B174])" office:value-type="string" office:string-value="0270" calcext:value-type="string">
            <text:p>0270</text:p>
          </table:table-cell>
          <table:table-cell office:value-type="string" calcext:value-type="string">
            <text:p>027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CONCATENATE(0;[.B175])" office:value-type="string" office:string-value="027" calcext:value-type="string">
            <text:p>027</text:p>
          </table:table-cell>
          <table:table-cell office:value-type="string" calcext:value-type="string">
            <text:p>02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CONCATENATE(0;[.B176])" office:value-type="string" office:string-value="027" calcext:value-type="string">
            <text:p>027</text:p>
          </table:table-cell>
          <table:table-cell office:value-type="string" calcext:value-type="string">
            <text:p>027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CONCATENATE(0;[.B177])" office:value-type="string" office:string-value="0274" calcext:value-type="string">
            <text:p>0274</text:p>
          </table:table-cell>
          <table:table-cell office:value-type="string" calcext:value-type="string">
            <text:p>0274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CONCATENATE(0;[.B178])" office:value-type="string" office:string-value="0274" calcext:value-type="string">
            <text:p>0274</text:p>
          </table:table-cell>
          <table:table-cell office:value-type="string" calcext:value-type="string">
            <text:p>0274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CONCATENATE(0;[.B179])" office:value-type="string" office:string-value="0276" calcext:value-type="string">
            <text:p>0276</text:p>
          </table:table-cell>
          <table:table-cell office:value-type="string" calcext:value-type="string">
            <text:p>0276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CONCATENATE(0;[.B180])" office:value-type="string" office:string-value="0277" calcext:value-type="string">
            <text:p>0277</text:p>
          </table:table-cell>
          <table:table-cell office:value-type="string" calcext:value-type="string">
            <text:p>0277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CONCATENATE(0;[.B181])" office:value-type="string" office:string-value="0278" calcext:value-type="string">
            <text:p>0278</text:p>
          </table:table-cell>
          <table:table-cell office:value-type="string" calcext:value-type="string">
            <text:p>0278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CONCATENATE(0;[.B182])" office:value-type="string" office:string-value="0279" calcext:value-type="string">
            <text:p>0279</text:p>
          </table:table-cell>
          <table:table-cell office:value-type="string" calcext:value-type="string">
            <text:p>0279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CONCATENATE(0;[.B183])" office:value-type="string" office:string-value="0279" calcext:value-type="string">
            <text:p>0279</text:p>
          </table:table-cell>
          <table:table-cell office:value-type="string" calcext:value-type="string">
            <text:p>0279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CONCATENATE(0;[.B184])" office:value-type="string" office:string-value="0280" calcext:value-type="string">
            <text:p>0280</text:p>
          </table:table-cell>
          <table:table-cell office:value-type="string" calcext:value-type="string">
            <text:p>0280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CONCATENATE(0;[.B185])" office:value-type="string" office:string-value="0282" calcext:value-type="string">
            <text:p>0282</text:p>
          </table:table-cell>
          <table:table-cell office:value-type="string" calcext:value-type="string">
            <text:p>0282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CONCATENATE(0;[.B186])" office:value-type="string" office:string-value="0283" calcext:value-type="string">
            <text:p>0283</text:p>
          </table:table-cell>
          <table:table-cell office:value-type="string" calcext:value-type="string">
            <text:p>028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CONCATENATE(0;[.B187])" office:value-type="string" office:string-value="0284" calcext:value-type="string">
            <text:p>0284</text:p>
          </table:table-cell>
          <table:table-cell office:value-type="string" calcext:value-type="string">
            <text:p>0284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CONCATENATE(0;[.B188])" office:value-type="string" office:string-value="0285" calcext:value-type="string">
            <text:p>0285</text:p>
          </table:table-cell>
          <table:table-cell office:value-type="string" calcext:value-type="string">
            <text:p>0285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CONCATENATE(0;[.B189])" office:value-type="string" office:string-value="0285" calcext:value-type="string">
            <text:p>0285</text:p>
          </table:table-cell>
          <table:table-cell office:value-type="string" calcext:value-type="string">
            <text:p>028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CONCATENATE(0;[.B190])" office:value-type="string" office:string-value="028" calcext:value-type="string">
            <text:p>028</text:p>
          </table:table-cell>
          <table:table-cell office:value-type="string" calcext:value-type="string">
            <text:p>028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CONCATENATE(0;[.B191])" office:value-type="string" office:string-value="0287" calcext:value-type="string">
            <text:p>0287</text:p>
          </table:table-cell>
          <table:table-cell office:value-type="string" calcext:value-type="string">
            <text:p>0287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CONCATENATE(0;[.B192])" office:value-type="string" office:string-value="0287" calcext:value-type="string">
            <text:p>0287</text:p>
          </table:table-cell>
          <table:table-cell office:value-type="string" calcext:value-type="string">
            <text:p>0287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CONCATENATE(0;[.B193])" office:value-type="string" office:string-value="0287" calcext:value-type="string">
            <text:p>0287</text:p>
          </table:table-cell>
          <table:table-cell office:value-type="string" calcext:value-type="string">
            <text:p>0287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CONCATENATE(0;[.B194])" office:value-type="string" office:string-value="0288" calcext:value-type="string">
            <text:p>0288</text:p>
          </table:table-cell>
          <table:table-cell office:value-type="string" calcext:value-type="string">
            <text:p>0288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CONCATENATE(0;[.B195])" office:value-type="string" office:string-value="0289" calcext:value-type="string">
            <text:p>0289</text:p>
          </table:table-cell>
          <table:table-cell office:value-type="string" calcext:value-type="string">
            <text:p>0289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CONCATENATE(0;[.B196])" office:value-type="string" office:string-value="0291" calcext:value-type="string">
            <text:p>0291</text:p>
          </table:table-cell>
          <table:table-cell office:value-type="string" calcext:value-type="string">
            <text:p>029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CONCATENATE(0;[.B197])" office:value-type="string" office:string-value="029" calcext:value-type="string">
            <text:p>029</text:p>
          </table:table-cell>
          <table:table-cell office:value-type="string" calcext:value-type="string">
            <text:p>029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CONCATENATE(0;[.B198])" office:value-type="string" office:string-value="0293" calcext:value-type="string">
            <text:p>0293</text:p>
          </table:table-cell>
          <table:table-cell office:value-type="string" calcext:value-type="string">
            <text:p>0293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CONCATENATE(0;[.B199])" office:value-type="string" office:string-value="0294" calcext:value-type="string">
            <text:p>0294</text:p>
          </table:table-cell>
          <table:table-cell office:value-type="string" calcext:value-type="string">
            <text:p>0294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CONCATENATE(0;[.B200])" office:value-type="string" office:string-value="0295" calcext:value-type="string">
            <text:p>0295</text:p>
          </table:table-cell>
          <table:table-cell office:value-type="string" calcext:value-type="string">
            <text:p>029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CONCATENATE(0;[.B201])" office:value-type="string" office:string-value="0295" calcext:value-type="string">
            <text:p>0295</text:p>
          </table:table-cell>
          <table:table-cell office:value-type="string" calcext:value-type="string">
            <text:p>0295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CONCATENATE(0;[.B202])" office:value-type="string" office:string-value="0296" calcext:value-type="string">
            <text:p>0296</text:p>
          </table:table-cell>
          <table:table-cell office:value-type="string" calcext:value-type="string">
            <text:p>0296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CONCATENATE(0;[.B203])" office:value-type="string" office:string-value="0296" calcext:value-type="string">
            <text:p>0296</text:p>
          </table:table-cell>
          <table:table-cell office:value-type="string" calcext:value-type="string">
            <text:p>0296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CONCATENATE(0;[.B204])" office:value-type="string" office:string-value="0297" calcext:value-type="string">
            <text:p>0297</text:p>
          </table:table-cell>
          <table:table-cell office:value-type="string" calcext:value-type="string">
            <text:p>029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CONCATENATE(0;[.B205])" office:value-type="string" office:string-value="0297" calcext:value-type="string">
            <text:p>0297</text:p>
          </table:table-cell>
          <table:table-cell office:value-type="string" calcext:value-type="string">
            <text:p>029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CONCATENATE(0;[.B206])" office:value-type="string" office:string-value="029" calcext:value-type="string">
            <text:p>029</text:p>
          </table:table-cell>
          <table:table-cell office:value-type="string" calcext:value-type="string">
            <text:p>02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CONCATENATE(0;[.B207])" office:value-type="string" office:string-value="0299" calcext:value-type="string">
            <text:p>0299</text:p>
          </table:table-cell>
          <table:table-cell office:value-type="string" calcext:value-type="string">
            <text:p>029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CONCATENATE(0;[.B208])" office:value-type="string" office:string-value="0299" calcext:value-type="string">
            <text:p>0299</text:p>
          </table:table-cell>
          <table:table-cell office:value-type="string" calcext:value-type="string">
            <text:p>02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NCATENATE(0;[.B209])" office:value-type="string" office:string-value="03" calcext:value-type="string">
            <text:p>03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CONCATENATE(0;[.B210])" office:value-type="string" office:string-value="0422" calcext:value-type="string">
            <text:p>0422</text:p>
          </table:table-cell>
          <table:table-cell office:value-type="string" calcext:value-type="string">
            <text:p>042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NCATENATE(0;[.B211])" office:value-type="string" office:string-value="042" calcext:value-type="string">
            <text:p>042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NCATENATE(0;[.B212])" office:value-type="string" office:string-value="042" calcext:value-type="string">
            <text:p>042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NCATENATE(0;[.B213])" office:value-type="string" office:string-value="042" calcext:value-type="string">
            <text:p>042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NCATENATE(0;[.B214])" office:value-type="string" office:string-value="042" calcext:value-type="string">
            <text:p>042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NCATENATE(0;[.B215])" office:value-type="string" office:string-value="042" calcext:value-type="string">
            <text:p>042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CONCATENATE(0;[.B216])" office:value-type="string" office:string-value="0428" calcext:value-type="string">
            <text:p>0428</text:p>
          </table:table-cell>
          <table:table-cell office:value-type="string" calcext:value-type="string">
            <text:p>04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NCATENATE(0;[.B217])" office:value-type="string" office:string-value="04" calcext:value-type="string">
            <text:p>04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NCATENATE(0;[.B218])" office:value-type="string" office:string-value="042" calcext:value-type="string">
            <text:p>042</text:p>
          </table:table-cell>
          <table:table-cell office:value-type="string" calcext:value-type="string">
            <text:p>04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CONCATENATE(0;[.B219])" office:value-type="string" office:string-value="043" calcext:value-type="string">
            <text:p>043</text:p>
          </table:table-cell>
          <table:table-cell office:value-type="string" calcext:value-type="string">
            <text:p>043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CONCATENATE(0;[.B220])" office:value-type="string" office:string-value="0436" calcext:value-type="string">
            <text:p>0436</text:p>
          </table:table-cell>
          <table:table-cell office:value-type="string" calcext:value-type="string">
            <text:p>0436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CONCATENATE(0;[.B221])" office:value-type="string" office:string-value="0438" calcext:value-type="string">
            <text:p>0438</text:p>
          </table:table-cell>
          <table:table-cell office:value-type="string" calcext:value-type="string">
            <text:p>0438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CONCATENATE(0;[.B222])" office:value-type="string" office:string-value="0439" calcext:value-type="string">
            <text:p>0439</text:p>
          </table:table-cell>
          <table:table-cell office:value-type="string" calcext:value-type="string">
            <text:p>043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CONCATENATE(0;[.B223])" office:value-type="string" office:string-value="044" calcext:value-type="string">
            <text:p>044</text:p>
          </table:table-cell>
          <table:table-cell office:value-type="string" calcext:value-type="string">
            <text:p>04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CONCATENATE(0;[.B224])" office:value-type="string" office:string-value="045" calcext:value-type="string">
            <text:p>045</text:p>
          </table:table-cell>
          <table:table-cell office:value-type="string" calcext:value-type="string">
            <text:p>045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CONCATENATE(0;[.B225])" office:value-type="string" office:string-value="0460" calcext:value-type="string">
            <text:p>0460</text:p>
          </table:table-cell>
          <table:table-cell office:value-type="string" calcext:value-type="string">
            <text:p>046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CONCATENATE(0;[.B226])" office:value-type="string" office:string-value="046" calcext:value-type="string">
            <text:p>046</text:p>
          </table:table-cell>
          <table:table-cell office:value-type="string" calcext:value-type="string">
            <text:p>046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CONCATENATE(0;[.B227])" office:value-type="string" office:string-value="0463" calcext:value-type="string">
            <text:p>0463</text:p>
          </table:table-cell>
          <table:table-cell office:value-type="string" calcext:value-type="string">
            <text:p>0463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CONCATENATE(0;[.B228])" office:value-type="string" office:string-value="0465" calcext:value-type="string">
            <text:p>0465</text:p>
          </table:table-cell>
          <table:table-cell office:value-type="string" calcext:value-type="string">
            <text:p>0465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CONCATENATE(0;[.B229])" office:value-type="string" office:string-value="0466" calcext:value-type="string">
            <text:p>0466</text:p>
          </table:table-cell>
          <table:table-cell office:value-type="string" calcext:value-type="string">
            <text:p>0466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CONCATENATE(0;[.B230])" office:value-type="string" office:string-value="0467" calcext:value-type="string">
            <text:p>0467</text:p>
          </table:table-cell>
          <table:table-cell office:value-type="string" calcext:value-type="string">
            <text:p>0467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CONCATENATE(0;[.B231])" office:value-type="string" office:string-value="046" calcext:value-type="string">
            <text:p>046</text:p>
          </table:table-cell>
          <table:table-cell office:value-type="string" calcext:value-type="string">
            <text:p>046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CONCATENATE(0;[.B232])" office:value-type="string" office:string-value="0470" calcext:value-type="string">
            <text:p>0470</text:p>
          </table:table-cell>
          <table:table-cell office:value-type="string" calcext:value-type="string">
            <text:p>0470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CONCATENATE(0;[.B233])" office:value-type="string" office:string-value="0470" calcext:value-type="string">
            <text:p>0470</text:p>
          </table:table-cell>
          <table:table-cell office:value-type="string" calcext:value-type="string">
            <text:p>04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NCATENATE(0;[.B234])" office:value-type="string" office:string-value="04" calcext:value-type="string">
            <text:p>04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NCATENATE(0;[.B235])" office:value-type="string" office:string-value="04" calcext:value-type="string">
            <text:p>04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CONCATENATE(0;[.B236])" office:value-type="string" office:string-value="047" calcext:value-type="string">
            <text:p>047</text:p>
          </table:table-cell>
          <table:table-cell office:value-type="string" calcext:value-type="string">
            <text:p>047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CONCATENATE(0;[.B237])" office:value-type="string" office:string-value="047" calcext:value-type="string">
            <text:p>047</text:p>
          </table:table-cell>
          <table:table-cell office:value-type="string" calcext:value-type="string">
            <text:p>047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CONCATENATE(0;[.B238])" office:value-type="string" office:string-value="0475" calcext:value-type="string">
            <text:p>0475</text:p>
          </table:table-cell>
          <table:table-cell office:value-type="string" calcext:value-type="string">
            <text:p>0475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CONCATENATE(0;[.B239])" office:value-type="string" office:string-value="0475" calcext:value-type="string">
            <text:p>0475</text:p>
          </table:table-cell>
          <table:table-cell office:value-type="string" calcext:value-type="string">
            <text:p>0475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CONCATENATE(0;[.B240])" office:value-type="string" office:string-value="0476" calcext:value-type="string">
            <text:p>0476</text:p>
          </table:table-cell>
          <table:table-cell office:value-type="string" calcext:value-type="string">
            <text:p>0476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CONCATENATE(0;[.B241])" office:value-type="string" office:string-value="0478" calcext:value-type="string">
            <text:p>0478</text:p>
          </table:table-cell>
          <table:table-cell office:value-type="string" calcext:value-type="string">
            <text:p>0478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CONCATENATE(0;[.B242])" office:value-type="string" office:string-value="0479" calcext:value-type="string">
            <text:p>0479</text:p>
          </table:table-cell>
          <table:table-cell office:value-type="string" calcext:value-type="string">
            <text:p>0479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CONCATENATE(0;[.B243])" office:value-type="string" office:string-value="0479" calcext:value-type="string">
            <text:p>0479</text:p>
          </table:table-cell>
          <table:table-cell office:value-type="string" calcext:value-type="string">
            <text:p>047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CONCATENATE(0;[.B244])" office:value-type="string" office:string-value="048" calcext:value-type="string">
            <text:p>048</text:p>
          </table:table-cell>
          <table:table-cell office:value-type="string" calcext:value-type="string">
            <text:p>04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CONCATENATE(0;[.B245])" office:value-type="string" office:string-value="048" calcext:value-type="string">
            <text:p>048</text:p>
          </table:table-cell>
          <table:table-cell office:value-type="string" calcext:value-type="string">
            <text:p>048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CONCATENATE(0;[.B246])" office:value-type="string" office:string-value="0480" calcext:value-type="string">
            <text:p>0480</text:p>
          </table:table-cell>
          <table:table-cell office:value-type="string" calcext:value-type="string">
            <text:p>048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CONCATENATE(0;[.B247])" office:value-type="string" office:string-value="048" calcext:value-type="string">
            <text:p>048</text:p>
          </table:table-cell>
          <table:table-cell office:value-type="string" calcext:value-type="string">
            <text:p>04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CONCATENATE(0;[.B248])" office:value-type="string" office:string-value="048" calcext:value-type="string">
            <text:p>048</text:p>
          </table:table-cell>
          <table:table-cell office:value-type="string" calcext:value-type="string">
            <text:p>0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CONCATENATE(0;[.B249])" office:value-type="string" office:string-value="049" calcext:value-type="string">
            <text:p>049</text:p>
          </table:table-cell>
          <table:table-cell office:value-type="string" calcext:value-type="string">
            <text:p>049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CONCATENATE(0;[.B250])" office:value-type="string" office:string-value="0493" calcext:value-type="string">
            <text:p>0493</text:p>
          </table:table-cell>
          <table:table-cell office:value-type="string" calcext:value-type="string">
            <text:p>0493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CONCATENATE(0;[.B251])" office:value-type="string" office:string-value="0494" calcext:value-type="string">
            <text:p>0494</text:p>
          </table:table-cell>
          <table:table-cell office:value-type="string" calcext:value-type="string">
            <text:p>0494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CONCATENATE(0;[.B252])" office:value-type="string" office:string-value="0495" calcext:value-type="string">
            <text:p>0495</text:p>
          </table:table-cell>
          <table:table-cell office:value-type="string" calcext:value-type="string">
            <text:p>0495</text:p>
          </table:table-cell>
        </table:table-row>
        <table:table-row table:style-name="ro1">
          <table:table-cell/>
          <table:table-cell office:value-type="float" office:value="4992" calcext:value-type="float">
            <text:p>4992</text:p>
          </table:table-cell>
          <table:table-cell table:formula="of:=CONCATENATE(0;[.B253])" office:value-type="string" office:string-value="04992" calcext:value-type="string">
            <text:p>04992</text:p>
          </table:table-cell>
          <table:table-cell office:value-type="string" calcext:value-type="string">
            <text:p>04992</text:p>
          </table:table-cell>
        </table:table-row>
        <table:table-row table:style-name="ro1">
          <table:table-cell/>
          <table:table-cell office:value-type="float" office:value="4994" calcext:value-type="float">
            <text:p>4994</text:p>
          </table:table-cell>
          <table:table-cell table:formula="of:=CONCATENATE(0;[.B254])" office:value-type="string" office:string-value="04994" calcext:value-type="string">
            <text:p>04994</text:p>
          </table:table-cell>
          <table:table-cell office:value-type="string" calcext:value-type="string">
            <text:p>04994</text:p>
          </table:table-cell>
        </table:table-row>
        <table:table-row table:style-name="ro1">
          <table:table-cell/>
          <table:table-cell office:value-type="float" office:value="4996" calcext:value-type="float">
            <text:p>4996</text:p>
          </table:table-cell>
          <table:table-cell table:formula="of:=CONCATENATE(0;[.B255])" office:value-type="string" office:string-value="04996" calcext:value-type="string">
            <text:p>04996</text:p>
          </table:table-cell>
          <table:table-cell office:value-type="string" calcext:value-type="string">
            <text:p>04996</text:p>
          </table:table-cell>
        </table:table-row>
        <table:table-row table:style-name="ro1">
          <table:table-cell/>
          <table:table-cell office:value-type="float" office:value="4998" calcext:value-type="float">
            <text:p>4998</text:p>
          </table:table-cell>
          <table:table-cell table:formula="of:=CONCATENATE(0;[.B256])" office:value-type="string" office:string-value="04998" calcext:value-type="string">
            <text:p>04998</text:p>
          </table:table-cell>
          <table:table-cell office:value-type="string" calcext:value-type="string">
            <text:p>0499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CONCATENATE(0;[.B257])" office:value-type="string" office:string-value="052" calcext:value-type="string">
            <text:p>052</text:p>
          </table:table-cell>
          <table:table-cell office:value-type="string" calcext:value-type="string">
            <text:p>05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CONCATENATE(0;[.B258])" office:value-type="string" office:string-value="053" calcext:value-type="string">
            <text:p>053</text:p>
          </table:table-cell>
          <table:table-cell office:value-type="string" calcext:value-type="string">
            <text:p>053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CONCATENATE(0;[.B259])" office:value-type="string" office:string-value="0531" calcext:value-type="string">
            <text:p>0531</text:p>
          </table:table-cell>
          <table:table-cell office:value-type="string" calcext:value-type="string">
            <text:p>0531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CONCATENATE(0;[.B260])" office:value-type="string" office:string-value="0532" calcext:value-type="string">
            <text:p>0532</text:p>
          </table:table-cell>
          <table:table-cell office:value-type="string" calcext:value-type="string">
            <text:p>0532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CONCATENATE(0;[.B261])" office:value-type="string" office:string-value="0533" calcext:value-type="string">
            <text:p>0533</text:p>
          </table:table-cell>
          <table:table-cell office:value-type="string" calcext:value-type="string">
            <text:p>0533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CONCATENATE(0;[.B262])" office:value-type="string" office:string-value="0536" calcext:value-type="string">
            <text:p>0536</text:p>
          </table:table-cell>
          <table:table-cell office:value-type="string" calcext:value-type="string">
            <text:p>0536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CONCATENATE(0;[.B263])" office:value-type="string" office:string-value="0536" calcext:value-type="string">
            <text:p>0536</text:p>
          </table:table-cell>
          <table:table-cell office:value-type="string" calcext:value-type="string">
            <text:p>0536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CONCATENATE(0;[.B264])" office:value-type="string" office:string-value="0537" calcext:value-type="string">
            <text:p>0537</text:p>
          </table:table-cell>
          <table:table-cell office:value-type="string" calcext:value-type="string">
            <text:p>0537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CONCATENATE(0;[.B265])" office:value-type="string" office:string-value="0538" calcext:value-type="string">
            <text:p>0538</text:p>
          </table:table-cell>
          <table:table-cell office:value-type="string" calcext:value-type="string">
            <text:p>0538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CONCATENATE(0;[.B266])" office:value-type="string" office:string-value="0539" calcext:value-type="string">
            <text:p>0539</text:p>
          </table:table-cell>
          <table:table-cell office:value-type="string" calcext:value-type="string">
            <text:p>053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CONCATENATE(0;[.B267])" office:value-type="string" office:string-value="054" calcext:value-type="string">
            <text:p>054</text:p>
          </table:table-cell>
          <table:table-cell office:value-type="string" calcext:value-type="string">
            <text:p>054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CONCATENATE(0;[.B268])" office:value-type="string" office:string-value="0544" calcext:value-type="string">
            <text:p>0544</text:p>
          </table:table-cell>
          <table:table-cell office:value-type="string" calcext:value-type="string">
            <text:p>0544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CONCATENATE(0;[.B269])" office:value-type="string" office:string-value="0545" calcext:value-type="string">
            <text:p>0545</text:p>
          </table:table-cell>
          <table:table-cell office:value-type="string" calcext:value-type="string">
            <text:p>0545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CONCATENATE(0;[.B270])" office:value-type="string" office:string-value="0547" calcext:value-type="string">
            <text:p>0547</text:p>
          </table:table-cell>
          <table:table-cell office:value-type="string" calcext:value-type="string">
            <text:p>0547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CONCATENATE(0;[.B271])" office:value-type="string" office:string-value="0548" calcext:value-type="string">
            <text:p>0548</text:p>
          </table:table-cell>
          <table:table-cell office:value-type="string" calcext:value-type="string">
            <text:p>0548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CONCATENATE(0;[.B272])" office:value-type="string" office:string-value="0550" calcext:value-type="string">
            <text:p>0550</text:p>
          </table:table-cell>
          <table:table-cell office:value-type="string" calcext:value-type="string">
            <text:p>0550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CONCATENATE(0;[.B273])" office:value-type="string" office:string-value="0551" calcext:value-type="string">
            <text:p>0551</text:p>
          </table:table-cell>
          <table:table-cell office:value-type="string" calcext:value-type="string">
            <text:p>055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CONCATENATE(0;[.B274])" office:value-type="string" office:string-value="055" calcext:value-type="string">
            <text:p>055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CONCATENATE(0;[.B275])" office:value-type="string" office:string-value="0553" calcext:value-type="string">
            <text:p>0553</text:p>
          </table:table-cell>
          <table:table-cell office:value-type="string" calcext:value-type="string">
            <text:p>0553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CONCATENATE(0;[.B276])" office:value-type="string" office:string-value="0554" calcext:value-type="string">
            <text:p>0554</text:p>
          </table:table-cell>
          <table:table-cell office:value-type="string" calcext:value-type="string">
            <text:p>0554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CONCATENATE(0;[.B277])" office:value-type="string" office:string-value="0555" calcext:value-type="string">
            <text:p>0555</text:p>
          </table:table-cell>
          <table:table-cell office:value-type="string" calcext:value-type="string">
            <text:p>0555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CONCATENATE(0;[.B278])" office:value-type="string" office:string-value="0556" calcext:value-type="string">
            <text:p>0556</text:p>
          </table:table-cell>
          <table:table-cell office:value-type="string" calcext:value-type="string">
            <text:p>0556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CONCATENATE(0;[.B279])" office:value-type="string" office:string-value="0556" calcext:value-type="string">
            <text:p>0556</text:p>
          </table:table-cell>
          <table:table-cell office:value-type="string" calcext:value-type="string">
            <text:p>0556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CONCATENATE(0;[.B280])" office:value-type="string" office:string-value="0557" calcext:value-type="string">
            <text:p>0557</text:p>
          </table:table-cell>
          <table:table-cell office:value-type="string" calcext:value-type="string">
            <text:p>0557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CONCATENATE(0;[.B281])" office:value-type="string" office:string-value="0558" calcext:value-type="string">
            <text:p>0558</text:p>
          </table:table-cell>
          <table:table-cell office:value-type="string" calcext:value-type="string">
            <text:p>0558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CONCATENATE(0;[.B282])" office:value-type="string" office:string-value="0558" calcext:value-type="string">
            <text:p>0558</text:p>
          </table:table-cell>
          <table:table-cell office:value-type="string" calcext:value-type="string">
            <text:p>055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CONCATENATE(0;[.B283])" office:value-type="string" office:string-value="055" calcext:value-type="string">
            <text:p>055</text:p>
          </table:table-cell>
          <table:table-cell office:value-type="string" calcext:value-type="string">
            <text:p>055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CONCATENATE(0;[.B284])" office:value-type="string" office:string-value="0561" calcext:value-type="string">
            <text:p>0561</text:p>
          </table:table-cell>
          <table:table-cell office:value-type="string" calcext:value-type="string">
            <text:p>0561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CONCATENATE(0;[.B285])" office:value-type="string" office:string-value="0562" calcext:value-type="string">
            <text:p>0562</text:p>
          </table:table-cell>
          <table:table-cell office:value-type="string" calcext:value-type="string">
            <text:p>0562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CONCATENATE(0;[.B286])" office:value-type="string" office:string-value="0563" calcext:value-type="string">
            <text:p>0563</text:p>
          </table:table-cell>
          <table:table-cell office:value-type="string" calcext:value-type="string">
            <text:p>0563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CONCATENATE(0;[.B287])" office:value-type="string" office:string-value="0564" calcext:value-type="string">
            <text:p>0564</text:p>
          </table:table-cell>
          <table:table-cell office:value-type="string" calcext:value-type="string">
            <text:p>0564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CONCATENATE(0;[.B288])" office:value-type="string" office:string-value="0565" calcext:value-type="string">
            <text:p>0565</text:p>
          </table:table-cell>
          <table:table-cell office:value-type="string" calcext:value-type="string">
            <text:p>0565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CONCATENATE(0;[.B289])" office:value-type="string" office:string-value="0566" calcext:value-type="string">
            <text:p>0566</text:p>
          </table:table-cell>
          <table:table-cell office:value-type="string" calcext:value-type="string">
            <text:p>0566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CONCATENATE(0;[.B290])" office:value-type="string" office:string-value="0567" calcext:value-type="string">
            <text:p>0567</text:p>
          </table:table-cell>
          <table:table-cell office:value-type="string" calcext:value-type="string">
            <text:p>0567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CONCATENATE(0;[.B291])" office:value-type="string" office:string-value="0568" calcext:value-type="string">
            <text:p>0568</text:p>
          </table:table-cell>
          <table:table-cell office:value-type="string" calcext:value-type="string">
            <text:p>0568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CONCATENATE(0;[.B292])" office:value-type="string" office:string-value="0569" calcext:value-type="string">
            <text:p>0569</text:p>
          </table:table-cell>
          <table:table-cell office:value-type="string" calcext:value-type="string">
            <text:p>0569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CONCATENATE(0;[.B293])" office:value-type="string" office:string-value="0572" calcext:value-type="string">
            <text:p>0572</text:p>
          </table:table-cell>
          <table:table-cell office:value-type="string" calcext:value-type="string">
            <text:p>0572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CONCATENATE(0;[.B294])" office:value-type="string" office:string-value="0573" calcext:value-type="string">
            <text:p>0573</text:p>
          </table:table-cell>
          <table:table-cell office:value-type="string" calcext:value-type="string">
            <text:p>0573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CONCATENATE(0;[.B295])" office:value-type="string" office:string-value="0573" calcext:value-type="string">
            <text:p>0573</text:p>
          </table:table-cell>
          <table:table-cell office:value-type="string" calcext:value-type="string">
            <text:p>0573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CONCATENATE(0;[.B296])" office:value-type="string" office:string-value="0574" calcext:value-type="string">
            <text:p>0574</text:p>
          </table:table-cell>
          <table:table-cell office:value-type="string" calcext:value-type="string">
            <text:p>0574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CONCATENATE(0;[.B297])" office:value-type="string" office:string-value="0574" calcext:value-type="string">
            <text:p>0574</text:p>
          </table:table-cell>
          <table:table-cell office:value-type="string" calcext:value-type="string">
            <text:p>0574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CONCATENATE(0;[.B298])" office:value-type="string" office:string-value="0575" calcext:value-type="string">
            <text:p>0575</text:p>
          </table:table-cell>
          <table:table-cell office:value-type="string" calcext:value-type="string">
            <text:p>0575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CONCATENATE(0;[.B299])" office:value-type="string" office:string-value="0575" calcext:value-type="string">
            <text:p>0575</text:p>
          </table:table-cell>
          <table:table-cell office:value-type="string" calcext:value-type="string">
            <text:p>0575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CONCATENATE(0;[.B300])" office:value-type="string" office:string-value="0576" calcext:value-type="string">
            <text:p>0576</text:p>
          </table:table-cell>
          <table:table-cell office:value-type="string" calcext:value-type="string">
            <text:p>0576</text:p>
          </table:table-cell>
        </table:table-row>
        <table:table-row table:style-name="ro1">
          <table:table-cell/>
          <table:table-cell office:value-type="float" office:value="5769" calcext:value-type="float">
            <text:p>5769</text:p>
          </table:table-cell>
          <table:table-cell table:formula="of:=CONCATENATE(0;[.B301])" office:value-type="string" office:string-value="05769" calcext:value-type="string">
            <text:p>05769</text:p>
          </table:table-cell>
          <table:table-cell office:value-type="string" calcext:value-type="string">
            <text:p>05769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CONCATENATE(0;[.B302])" office:value-type="string" office:string-value="0577" calcext:value-type="string">
            <text:p>0577</text:p>
          </table:table-cell>
          <table:table-cell office:value-type="string" calcext:value-type="string">
            <text:p>0577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CONCATENATE(0;[.B303])" office:value-type="string" office:string-value="0578" calcext:value-type="string">
            <text:p>0578</text:p>
          </table:table-cell>
          <table:table-cell office:value-type="string" calcext:value-type="string">
            <text:p>057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CONCATENATE(0;[.B304])" office:value-type="string" office:string-value="058" calcext:value-type="string">
            <text:p>058</text:p>
          </table:table-cell>
          <table:table-cell office:value-type="string" calcext:value-type="string">
            <text:p>058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CONCATENATE(0;[.B305])" office:value-type="string" office:string-value="0581" calcext:value-type="string">
            <text:p>0581</text:p>
          </table:table-cell>
          <table:table-cell office:value-type="string" calcext:value-type="string">
            <text:p>0581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CONCATENATE(0;[.B306])" office:value-type="string" office:string-value="0584" calcext:value-type="string">
            <text:p>0584</text:p>
          </table:table-cell>
          <table:table-cell office:value-type="string" calcext:value-type="string">
            <text:p>0584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CONCATENATE(0;[.B307])" office:value-type="string" office:string-value="0585" calcext:value-type="string">
            <text:p>0585</text:p>
          </table:table-cell>
          <table:table-cell office:value-type="string" calcext:value-type="string">
            <text:p>0585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CONCATENATE(0;[.B308])" office:value-type="string" office:string-value="0586" calcext:value-type="string">
            <text:p>0586</text:p>
          </table:table-cell>
          <table:table-cell office:value-type="string" calcext:value-type="string">
            <text:p>0586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CONCATENATE(0;[.B309])" office:value-type="string" office:string-value="0587" calcext:value-type="string">
            <text:p>0587</text:p>
          </table:table-cell>
          <table:table-cell office:value-type="string" calcext:value-type="string">
            <text:p>058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CONCATENATE(0;[.B310])" office:value-type="string" office:string-value="059" calcext:value-type="string">
            <text:p>059</text:p>
          </table:table-cell>
          <table:table-cell office:value-type="string" calcext:value-type="string">
            <text:p>05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CONCATENATE(0;[.B311])" office:value-type="string" office:string-value="059" calcext:value-type="string">
            <text:p>059</text:p>
          </table:table-cell>
          <table:table-cell office:value-type="string" calcext:value-type="string">
            <text:p>059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CONCATENATE(0;[.B312])" office:value-type="string" office:string-value="0594" calcext:value-type="string">
            <text:p>0594</text:p>
          </table:table-cell>
          <table:table-cell office:value-type="string" calcext:value-type="string">
            <text:p>0594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CONCATENATE(0;[.B313])" office:value-type="string" office:string-value="0595" calcext:value-type="string">
            <text:p>0595</text:p>
          </table:table-cell>
          <table:table-cell office:value-type="string" calcext:value-type="string">
            <text:p>0595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CONCATENATE(0;[.B314])" office:value-type="string" office:string-value="0595" calcext:value-type="string">
            <text:p>0595</text:p>
          </table:table-cell>
          <table:table-cell office:value-type="string" calcext:value-type="string">
            <text:p>0595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CONCATENATE(0;[.B315])" office:value-type="string" office:string-value="0596" calcext:value-type="string">
            <text:p>0596</text:p>
          </table:table-cell>
          <table:table-cell office:value-type="string" calcext:value-type="string">
            <text:p>0596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CONCATENATE(0;[.B316])" office:value-type="string" office:string-value="0597" calcext:value-type="string">
            <text:p>0597</text:p>
          </table:table-cell>
          <table:table-cell office:value-type="string" calcext:value-type="string">
            <text:p>0597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CONCATENATE(0;[.B317])" office:value-type="string" office:string-value="0597" calcext:value-type="string">
            <text:p>0597</text:p>
          </table:table-cell>
          <table:table-cell office:value-type="string" calcext:value-type="string">
            <text:p>0597</text:p>
          </table:table-cell>
        </table:table-row>
        <table:table-row table:style-name="ro1">
          <table:table-cell/>
          <table:table-cell office:value-type="float" office:value="5979" calcext:value-type="float">
            <text:p>5979</text:p>
          </table:table-cell>
          <table:table-cell table:formula="of:=CONCATENATE(0;[.B318])" office:value-type="string" office:string-value="05979" calcext:value-type="string">
            <text:p>05979</text:p>
          </table:table-cell>
          <table:table-cell office:value-type="string" calcext:value-type="string">
            <text:p>05979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CONCATENATE(0;[.B319])" office:value-type="string" office:string-value="0598" calcext:value-type="string">
            <text:p>0598</text:p>
          </table:table-cell>
          <table:table-cell office:value-type="string" calcext:value-type="string">
            <text:p>0598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CONCATENATE(0;[.B320])" office:value-type="string" office:string-value="0598" calcext:value-type="string">
            <text:p>0598</text:p>
          </table:table-cell>
          <table:table-cell office:value-type="string" calcext:value-type="string">
            <text:p>0598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CONCATENATE(0;[.B321])" office:value-type="string" office:string-value="0599" calcext:value-type="string">
            <text:p>0599</text:p>
          </table:table-cell>
          <table:table-cell office:value-type="string" calcext:value-type="string">
            <text:p>0599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CONCATENATE(0;[.B322])" office:value-type="string" office:string-value="0599" calcext:value-type="string">
            <text:p>0599</text:p>
          </table:table-cell>
          <table:table-cell office:value-type="string" calcext:value-type="string">
            <text:p>05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NCATENATE(0;[.B323])" office:value-type="string" office:string-value="06" calcext:value-type="string">
            <text:p>06</text:p>
          </table:table-cell>
          <table:table-cell office:value-type="string" calcext:value-type="string">
            <text:p>0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NCATENATE(0;[.B324])" office:value-type="string" office:string-value="072" calcext:value-type="string">
            <text:p>072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CONCATENATE(0;[.B325])" office:value-type="string" office:string-value="0721" calcext:value-type="string">
            <text:p>0721</text:p>
          </table:table-cell>
          <table:table-cell office:value-type="string" calcext:value-type="string">
            <text:p>072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NCATENATE(0;[.B326])" office:value-type="string" office:string-value="072" calcext:value-type="string">
            <text:p>072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NCATENATE(0;[.B327])" office:value-type="string" office:string-value="072" calcext:value-type="string">
            <text:p>072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formula="of:=CONCATENATE(0;[.B328])" office:value-type="string" office:string-value="0725" calcext:value-type="string">
            <text:p>0725</text:p>
          </table:table-cell>
          <table:table-cell office:value-type="string" calcext:value-type="string">
            <text:p>072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NCATENATE(0;[.B329])" office:value-type="string" office:string-value="072" calcext:value-type="string">
            <text:p>072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NCATENATE(0;[.B330])" office:value-type="string" office:string-value="072" calcext:value-type="string">
            <text:p>072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NCATENATE(0;[.B331])" office:value-type="string" office:string-value="072" calcext:value-type="string">
            <text:p>072</text:p>
          </table:table-cell>
          <table:table-cell office:value-type="string" calcext:value-type="string">
            <text:p>07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CONCATENATE(0;[.B332])" office:value-type="string" office:string-value="073" calcext:value-type="string">
            <text:p>073</text:p>
          </table:table-cell>
          <table:table-cell office:value-type="string" calcext:value-type="string">
            <text:p>073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CONCATENATE(0;[.B333])" office:value-type="string" office:string-value="0735" calcext:value-type="string">
            <text:p>0735</text:p>
          </table:table-cell>
          <table:table-cell office:value-type="string" calcext:value-type="string">
            <text:p>0735</text:p>
          </table:table-cell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CONCATENATE(0;[.B334])" office:value-type="string" office:string-value="0735" calcext:value-type="string">
            <text:p>0735</text:p>
          </table:table-cell>
          <table:table-cell office:value-type="string" calcext:value-type="string">
            <text:p>0735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CONCATENATE(0;[.B335])" office:value-type="string" office:string-value="0736" calcext:value-type="string">
            <text:p>0736</text:p>
          </table:table-cell>
          <table:table-cell office:value-type="string" calcext:value-type="string">
            <text:p>0736</text:p>
          </table:table-cell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CONCATENATE(0;[.B336])" office:value-type="string" office:string-value="0736" calcext:value-type="string">
            <text:p>0736</text:p>
          </table:table-cell>
          <table:table-cell office:value-type="string" calcext:value-type="string">
            <text:p>0736</text:p>
          </table:table-cell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formula="of:=CONCATENATE(0;[.B337])" office:value-type="string" office:string-value="0737" calcext:value-type="string">
            <text:p>0737</text:p>
          </table:table-cell>
          <table:table-cell office:value-type="string" calcext:value-type="string">
            <text:p>0737</text:p>
          </table:table-cell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formula="of:=CONCATENATE(0;[.B338])" office:value-type="string" office:string-value="0738" calcext:value-type="string">
            <text:p>0738</text:p>
          </table:table-cell>
          <table:table-cell office:value-type="string" calcext:value-type="string">
            <text:p>0738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formula="of:=CONCATENATE(0;[.B339])" office:value-type="string" office:string-value="0739" calcext:value-type="string">
            <text:p>0739</text:p>
          </table:table-cell>
          <table:table-cell office:value-type="string" calcext:value-type="string">
            <text:p>0739</text:p>
          </table:table-cell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CONCATENATE(0;[.B340])" office:value-type="string" office:string-value="0740" calcext:value-type="string">
            <text:p>0740</text:p>
          </table:table-cell>
          <table:table-cell office:value-type="string" calcext:value-type="string">
            <text:p>0740</text:p>
          </table:table-cell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formula="of:=CONCATENATE(0;[.B341])" office:value-type="string" office:string-value="0742" calcext:value-type="string">
            <text:p>0742</text:p>
          </table:table-cell>
          <table:table-cell office:value-type="string" calcext:value-type="string">
            <text:p>0742</text:p>
          </table:table-cell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CONCATENATE(0;[.B342])" office:value-type="string" office:string-value="0743" calcext:value-type="string">
            <text:p>0743</text:p>
          </table:table-cell>
          <table:table-cell office:value-type="string" calcext:value-type="string">
            <text:p>0743</text:p>
          </table:table-cell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formula="of:=CONCATENATE(0;[.B343])" office:value-type="string" office:string-value="0744" calcext:value-type="string">
            <text:p>0744</text:p>
          </table:table-cell>
          <table:table-cell office:value-type="string" calcext:value-type="string">
            <text:p>0744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CONCATENATE(0;[.B344])" office:value-type="string" office:string-value="0745" calcext:value-type="string">
            <text:p>0745</text:p>
          </table:table-cell>
          <table:table-cell office:value-type="string" calcext:value-type="string">
            <text:p>0745</text:p>
          </table:table-cell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CONCATENATE(0;[.B345])" office:value-type="string" office:string-value="0745" calcext:value-type="string">
            <text:p>0745</text:p>
          </table:table-cell>
          <table:table-cell office:value-type="string" calcext:value-type="string">
            <text:p>0745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CONCATENATE(0;[.B346])" office:value-type="string" office:string-value="0746" calcext:value-type="string">
            <text:p>0746</text:p>
          </table:table-cell>
          <table:table-cell office:value-type="string" calcext:value-type="string">
            <text:p>0746</text:p>
          </table:table-cell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CONCATENATE(0;[.B347])" office:value-type="string" office:string-value="0746" calcext:value-type="string">
            <text:p>0746</text:p>
          </table:table-cell>
          <table:table-cell office:value-type="string" calcext:value-type="string">
            <text:p>0746</text:p>
          </table:table-cell>
        </table:table-row>
        <table:table-row table:style-name="ro1">
          <table:table-cell/>
          <table:table-cell office:value-type="float" office:value="7468" calcext:value-type="float">
            <text:p>7468</text:p>
          </table:table-cell>
          <table:table-cell table:formula="of:=CONCATENATE(0;[.B348])" office:value-type="string" office:string-value="07468" calcext:value-type="string">
            <text:p>07468</text:p>
          </table:table-cell>
          <table:table-cell office:value-type="string" calcext:value-type="string">
            <text:p>07468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CONCATENATE(0;[.B349])" office:value-type="string" office:string-value="0747" calcext:value-type="string">
            <text:p>0747</text:p>
          </table:table-cell>
          <table:table-cell office:value-type="string" calcext:value-type="string">
            <text:p>0747</text:p>
          </table:table-cell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CONCATENATE(0;[.B350])" office:value-type="string" office:string-value="0747" calcext:value-type="string">
            <text:p>0747</text:p>
          </table:table-cell>
          <table:table-cell office:value-type="string" calcext:value-type="string">
            <text:p>0747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CONCATENATE(0;[.B351])" office:value-type="string" office:string-value="0748" calcext:value-type="string">
            <text:p>0748</text:p>
          </table:table-cell>
          <table:table-cell office:value-type="string" calcext:value-type="string">
            <text:p>0748</text:p>
          </table:table-cell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CONCATENATE(0;[.B352])" office:value-type="string" office:string-value="0748" calcext:value-type="string">
            <text:p>0748</text:p>
          </table:table-cell>
          <table:table-cell office:value-type="string" calcext:value-type="string">
            <text:p>0748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CONCATENATE(0;[.B353])" office:value-type="string" office:string-value="0749" calcext:value-type="string">
            <text:p>0749</text:p>
          </table:table-cell>
          <table:table-cell office:value-type="string" calcext:value-type="string">
            <text:p>0749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CONCATENATE(0;[.B354])" office:value-type="string" office:string-value="0749" calcext:value-type="string">
            <text:p>0749</text:p>
          </table:table-cell>
          <table:table-cell office:value-type="string" calcext:value-type="string">
            <text:p>074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CONCATENATE(0;[.B355])" office:value-type="string" office:string-value="075" calcext:value-type="string">
            <text:p>075</text:p>
          </table:table-cell>
          <table:table-cell office:value-type="string" calcext:value-type="string">
            <text:p>075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CONCATENATE(0;[.B356])" office:value-type="string" office:string-value="0761" calcext:value-type="string">
            <text:p>0761</text:p>
          </table:table-cell>
          <table:table-cell office:value-type="string" calcext:value-type="string">
            <text:p>0761</text:p>
          </table:table-cell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CONCATENATE(0;[.B357])" office:value-type="string" office:string-value="0761" calcext:value-type="string">
            <text:p>0761</text:p>
          </table:table-cell>
          <table:table-cell office:value-type="string" calcext:value-type="string">
            <text:p>076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CONCATENATE(0;[.B358])" office:value-type="string" office:string-value="076" calcext:value-type="string">
            <text:p>076</text:p>
          </table:table-cell>
          <table:table-cell office:value-type="string" calcext:value-type="string">
            <text:p>076</text:p>
          </table:table-cell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formula="of:=CONCATENATE(0;[.B359])" office:value-type="string" office:string-value="0763" calcext:value-type="string">
            <text:p>0763</text:p>
          </table:table-cell>
          <table:table-cell office:value-type="string" calcext:value-type="string">
            <text:p>076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CONCATENATE(0;[.B360])" office:value-type="string" office:string-value="076" calcext:value-type="string">
            <text:p>076</text:p>
          </table:table-cell>
          <table:table-cell office:value-type="string" calcext:value-type="string">
            <text:p>076</text:p>
          </table:table-cell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formula="of:=CONCATENATE(0;[.B361])" office:value-type="string" office:string-value="0765" calcext:value-type="string">
            <text:p>0765</text:p>
          </table:table-cell>
          <table:table-cell office:value-type="string" calcext:value-type="string">
            <text:p>0765</text:p>
          </table:table-cell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formula="of:=CONCATENATE(0;[.B362])" office:value-type="string" office:string-value="0766" calcext:value-type="string">
            <text:p>0766</text:p>
          </table:table-cell>
          <table:table-cell office:value-type="string" calcext:value-type="string">
            <text:p>0766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CONCATENATE(0;[.B363])" office:value-type="string" office:string-value="0767" calcext:value-type="string">
            <text:p>0767</text:p>
          </table:table-cell>
          <table:table-cell office:value-type="string" calcext:value-type="string">
            <text:p>0767</text:p>
          </table:table-cell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CONCATENATE(0;[.B364])" office:value-type="string" office:string-value="0767" calcext:value-type="string">
            <text:p>0767</text:p>
          </table:table-cell>
          <table:table-cell office:value-type="string" calcext:value-type="string">
            <text:p>0767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CONCATENATE(0;[.B365])" office:value-type="string" office:string-value="0768" calcext:value-type="string">
            <text:p>0768</text:p>
          </table:table-cell>
          <table:table-cell office:value-type="string" calcext:value-type="string">
            <text:p>0768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CONCATENATE(0;[.B366])" office:value-type="string" office:string-value="0768" calcext:value-type="string">
            <text:p>0768</text:p>
          </table:table-cell>
          <table:table-cell office:value-type="string" calcext:value-type="string">
            <text:p>0768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CONCATENATE(0;[.B367])" office:value-type="string" office:string-value="0770" calcext:value-type="string">
            <text:p>0770</text:p>
          </table:table-cell>
          <table:table-cell office:value-type="string" calcext:value-type="string">
            <text:p>0770</text:p>
          </table:table-cell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CONCATENATE(0;[.B368])" office:value-type="string" office:string-value="0770" calcext:value-type="string">
            <text:p>0770</text:p>
          </table:table-cell>
          <table:table-cell office:value-type="string" calcext:value-type="string">
            <text:p>0770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CONCATENATE(0;[.B369])" office:value-type="string" office:string-value="0771" calcext:value-type="string">
            <text:p>0771</text:p>
          </table:table-cell>
          <table:table-cell office:value-type="string" calcext:value-type="string">
            <text:p>0771</text:p>
          </table:table-cell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CONCATENATE(0;[.B370])" office:value-type="string" office:string-value="0771" calcext:value-type="string">
            <text:p>0771</text:p>
          </table:table-cell>
          <table:table-cell office:value-type="string" calcext:value-type="string">
            <text:p>0771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CONCATENATE(0;[.B371])" office:value-type="string" office:string-value="0772" calcext:value-type="string">
            <text:p>0772</text:p>
          </table:table-cell>
          <table:table-cell office:value-type="string" calcext:value-type="string">
            <text:p>0772</text:p>
          </table:table-cell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CONCATENATE(0;[.B372])" office:value-type="string" office:string-value="0772" calcext:value-type="string">
            <text:p>0772</text:p>
          </table:table-cell>
          <table:table-cell office:value-type="string" calcext:value-type="string">
            <text:p>0772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CONCATENATE(0;[.B373])" office:value-type="string" office:string-value="0773" calcext:value-type="string">
            <text:p>0773</text:p>
          </table:table-cell>
          <table:table-cell office:value-type="string" calcext:value-type="string">
            <text:p>0773</text:p>
          </table:table-cell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CONCATENATE(0;[.B374])" office:value-type="string" office:string-value="0773" calcext:value-type="string">
            <text:p>0773</text:p>
          </table:table-cell>
          <table:table-cell office:value-type="string" calcext:value-type="string">
            <text:p>0773</text:p>
          </table:table-cell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CONCATENATE(0;[.B375])" office:value-type="string" office:string-value="0774" calcext:value-type="string">
            <text:p>0774</text:p>
          </table:table-cell>
          <table:table-cell office:value-type="string" calcext:value-type="string">
            <text:p>077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CONCATENATE(0;[.B376])" office:value-type="string" office:string-value="077" calcext:value-type="string">
            <text:p>077</text:p>
          </table:table-cell>
          <table:table-cell office:value-type="string" calcext:value-type="string">
            <text:p>077</text:p>
          </table:table-cell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formula="of:=CONCATENATE(0;[.B377])" office:value-type="string" office:string-value="0776" calcext:value-type="string">
            <text:p>0776</text:p>
          </table:table-cell>
          <table:table-cell office:value-type="string" calcext:value-type="string">
            <text:p>0776</text:p>
          </table:table-cell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formula="of:=CONCATENATE(0;[.B378])" office:value-type="string" office:string-value="0778" calcext:value-type="string">
            <text:p>0778</text:p>
          </table:table-cell>
          <table:table-cell office:value-type="string" calcext:value-type="string">
            <text:p>0778</text:p>
          </table:table-cell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formula="of:=CONCATENATE(0;[.B379])" office:value-type="string" office:string-value="0779" calcext:value-type="string">
            <text:p>0779</text:p>
          </table:table-cell>
          <table:table-cell office:value-type="string" calcext:value-type="string">
            <text:p>077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CONCATENATE(0;[.B380])" office:value-type="string" office:string-value="078" calcext:value-type="string">
            <text:p>078</text:p>
          </table:table-cell>
          <table:table-cell office:value-type="string" calcext:value-type="string">
            <text:p>078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CONCATENATE(0;[.B381])" office:value-type="string" office:string-value="0790" calcext:value-type="string">
            <text:p>0790</text:p>
          </table:table-cell>
          <table:table-cell office:value-type="string" calcext:value-type="string">
            <text:p>0790</text:p>
          </table:table-cell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CONCATENATE(0;[.B382])" office:value-type="string" office:string-value="0790" calcext:value-type="string">
            <text:p>0790</text:p>
          </table:table-cell>
          <table:table-cell office:value-type="string" calcext:value-type="string">
            <text:p>0790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CONCATENATE(0;[.B383])" office:value-type="string" office:string-value="0791" calcext:value-type="string">
            <text:p>0791</text:p>
          </table:table-cell>
          <table:table-cell office:value-type="string" calcext:value-type="string">
            <text:p>0791</text:p>
          </table:table-cell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CONCATENATE(0;[.B384])" office:value-type="string" office:string-value="0791" calcext:value-type="string">
            <text:p>0791</text:p>
          </table:table-cell>
          <table:table-cell office:value-type="string" calcext:value-type="string">
            <text:p>0791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CONCATENATE(0;[.B385])" office:value-type="string" office:string-value="079" calcext:value-type="string">
            <text:p>079</text:p>
          </table:table-cell>
          <table:table-cell office:value-type="string" calcext:value-type="string">
            <text:p>07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CONCATENATE(0;[.B386])" office:value-type="string" office:string-value="079" calcext:value-type="string">
            <text:p>079</text:p>
          </table:table-cell>
          <table:table-cell office:value-type="string" calcext:value-type="string">
            <text:p>079</text:p>
          </table:table-cell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CONCATENATE(0;[.B387])" office:value-type="string" office:string-value="0794" calcext:value-type="string">
            <text:p>0794</text:p>
          </table:table-cell>
          <table:table-cell office:value-type="string" calcext:value-type="string">
            <text:p>0794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CONCATENATE(0;[.B388])" office:value-type="string" office:string-value="0795" calcext:value-type="string">
            <text:p>0795</text:p>
          </table:table-cell>
          <table:table-cell office:value-type="string" calcext:value-type="string">
            <text:p>0795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CONCATENATE(0;[.B389])" office:value-type="string" office:string-value="079" calcext:value-type="string">
            <text:p>079</text:p>
          </table:table-cell>
          <table:table-cell office:value-type="string" calcext:value-type="string">
            <text:p>079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CONCATENATE(0;[.B390])" office:value-type="string" office:string-value="0795" calcext:value-type="string">
            <text:p>0795</text:p>
          </table:table-cell>
          <table:table-cell office:value-type="string" calcext:value-type="string">
            <text:p>0795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CONCATENATE(0;[.B391])" office:value-type="string" office:string-value="0796" calcext:value-type="string">
            <text:p>0796</text:p>
          </table:table-cell>
          <table:table-cell office:value-type="string" calcext:value-type="string">
            <text:p>0796</text:p>
          </table:table-cell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CONCATENATE(0;[.B392])" office:value-type="string" office:string-value="0796" calcext:value-type="string">
            <text:p>0796</text:p>
          </table:table-cell>
          <table:table-cell office:value-type="string" calcext:value-type="string">
            <text:p>079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CONCATENATE(0;[.B393])" office:value-type="string" office:string-value="079" calcext:value-type="string">
            <text:p>079</text:p>
          </table:table-cell>
          <table:table-cell office:value-type="string" calcext:value-type="string">
            <text:p>079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formula="of:=CONCATENATE(0;[.B394])" office:value-type="string" office:string-value="0797" calcext:value-type="string">
            <text:p>0797</text:p>
          </table:table-cell>
          <table:table-cell office:value-type="string" calcext:value-type="string">
            <text:p>0797</text:p>
          </table:table-cell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formula="of:=CONCATENATE(0;[.B395])" office:value-type="string" office:string-value="0798" calcext:value-type="string">
            <text:p>0798</text:p>
          </table:table-cell>
          <table:table-cell office:value-type="string" calcext:value-type="string">
            <text:p>0798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CONCATENATE(0;[.B396])" office:value-type="string" office:string-value="0799" calcext:value-type="string">
            <text:p>0799</text:p>
          </table:table-cell>
          <table:table-cell office:value-type="string" calcext:value-type="string">
            <text:p>0799</text:p>
          </table:table-cell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CONCATENATE(0;[.B397])" office:value-type="string" office:string-value="0799" calcext:value-type="string">
            <text:p>0799</text:p>
          </table:table-cell>
          <table:table-cell office:value-type="string" calcext:value-type="string">
            <text:p>079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CONCATENATE(0;[.B398])" office:value-type="string" office:string-value="082" calcext:value-type="string">
            <text:p>082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CONCATENATE(0;[.B399])" office:value-type="string" office:string-value="0820" calcext:value-type="string">
            <text:p>0820</text:p>
          </table:table-cell>
          <table:table-cell office:value-type="string" calcext:value-type="string">
            <text:p>0820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CONCATENATE(0;[.B400])" office:value-type="string" office:string-value="0820" calcext:value-type="string">
            <text:p>0820</text:p>
          </table:table-cell>
          <table:table-cell office:value-type="string" calcext:value-type="string">
            <text:p>0820</text:p>
          </table:table-cell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formula="of:=CONCATENATE(0;[.B401])" office:value-type="string" office:string-value="0823" calcext:value-type="string">
            <text:p>0823</text:p>
          </table:table-cell>
          <table:table-cell office:value-type="string" calcext:value-type="string">
            <text:p>0823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CONCATENATE(0;[.B402])" office:value-type="string" office:string-value="0824" calcext:value-type="string">
            <text:p>0824</text:p>
          </table:table-cell>
          <table:table-cell office:value-type="string" calcext:value-type="string">
            <text:p>0824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CONCATENATE(0;[.B403])" office:value-type="string" office:string-value="082" calcext:value-type="string">
            <text:p>082</text:p>
          </table:table-cell>
          <table:table-cell office:value-type="string" calcext:value-type="string">
            <text:p>082</text:p>
          </table:table-cell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CONCATENATE(0;[.B404])" office:value-type="string" office:string-value="0824" calcext:value-type="string">
            <text:p>0824</text:p>
          </table:table-cell>
          <table:table-cell office:value-type="string" calcext:value-type="string">
            <text:p>0824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CONCATENATE(0;[.B405])" office:value-type="string" office:string-value="0826" calcext:value-type="string">
            <text:p>0826</text:p>
          </table:table-cell>
          <table:table-cell office:value-type="string" calcext:value-type="string">
            <text:p>0826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CONCATENATE(0;[.B406])" office:value-type="string" office:string-value="0826" calcext:value-type="string">
            <text:p>0826</text:p>
          </table:table-cell>
          <table:table-cell office:value-type="string" calcext:value-type="string">
            <text:p>0826</text:p>
          </table:table-cell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CONCATENATE(0;[.B407])" office:value-type="string" office:string-value="0826" calcext:value-type="string">
            <text:p>0826</text:p>
          </table:table-cell>
          <table:table-cell office:value-type="string" calcext:value-type="string">
            <text:p>0826</text:p>
          </table:table-cell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formula="of:=CONCATENATE(0;[.B408])" office:value-type="string" office:string-value="0827" calcext:value-type="string">
            <text:p>0827</text:p>
          </table:table-cell>
          <table:table-cell office:value-type="string" calcext:value-type="string">
            <text:p>0827</text:p>
          </table:table-cell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formula="of:=CONCATENATE(0;[.B409])" office:value-type="string" office:string-value="0829" calcext:value-type="string">
            <text:p>0829</text:p>
          </table:table-cell>
          <table:table-cell office:value-type="string" calcext:value-type="string">
            <text:p>0829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CONCATENATE(0;[.B410])" office:value-type="string" office:string-value="083" calcext:value-type="string">
            <text:p>083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formula="of:=CONCATENATE(0;[.B411])" office:value-type="string" office:string-value="0833" calcext:value-type="string">
            <text:p>0833</text:p>
          </table:table-cell>
          <table:table-cell office:value-type="string" calcext:value-type="string">
            <text:p>0833</text:p>
          </table:table-cell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formula="of:=CONCATENATE(0;[.B412])" office:value-type="string" office:string-value="0834" calcext:value-type="string">
            <text:p>0834</text:p>
          </table:table-cell>
          <table:table-cell office:value-type="string" calcext:value-type="string">
            <text:p>0834</text:p>
          </table:table-cell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formula="of:=CONCATENATE(0;[.B413])" office:value-type="string" office:string-value="0835" calcext:value-type="string">
            <text:p>0835</text:p>
          </table:table-cell>
          <table:table-cell office:value-type="string" calcext:value-type="string">
            <text:p>0835</text:p>
          </table:table-cell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formula="of:=CONCATENATE(0;[.B414])" office:value-type="string" office:string-value="0836" calcext:value-type="string">
            <text:p>0836</text:p>
          </table:table-cell>
          <table:table-cell office:value-type="string" calcext:value-type="string">
            <text:p>0836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CONCATENATE(0;[.B415])" office:value-type="string" office:string-value="0837" calcext:value-type="string">
            <text:p>0837</text:p>
          </table:table-cell>
          <table:table-cell office:value-type="string" calcext:value-type="string">
            <text:p>0837</text:p>
          </table:table-cell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CONCATENATE(0;[.B416])" office:value-type="string" office:string-value="0837" calcext:value-type="string">
            <text:p>0837</text:p>
          </table:table-cell>
          <table:table-cell office:value-type="string" calcext:value-type="string">
            <text:p>0837</text:p>
          </table:table-cell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formula="of:=CONCATENATE(0;[.B417])" office:value-type="string" office:string-value="0838" calcext:value-type="string">
            <text:p>0838</text:p>
          </table:table-cell>
          <table:table-cell office:value-type="string" calcext:value-type="string">
            <text:p>0838</text:p>
          </table:table-cell>
        </table:table-row>
        <table:table-row table:style-name="ro1">
          <table:table-cell/>
          <table:table-cell office:value-type="float" office:value="8387" calcext:value-type="float">
            <text:p>8387</text:p>
          </table:table-cell>
          <table:table-cell table:formula="of:=CONCATENATE(0;[.B418])" office:value-type="string" office:string-value="08387" calcext:value-type="string">
            <text:p>08387</text:p>
          </table:table-cell>
          <table:table-cell office:value-type="string" calcext:value-type="string">
            <text:p>08387</text:p>
          </table:table-cell>
        </table:table-row>
        <table:table-row table:style-name="ro1">
          <table:table-cell/>
          <table:table-cell office:value-type="float" office:value="8388" calcext:value-type="float">
            <text:p>8388</text:p>
          </table:table-cell>
          <table:table-cell table:formula="of:=CONCATENATE(0;[.B419])" office:value-type="string" office:string-value="08388" calcext:value-type="string">
            <text:p>08388</text:p>
          </table:table-cell>
          <table:table-cell office:value-type="string" calcext:value-type="string">
            <text:p>0838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CONCATENATE(0;[.B420])" office:value-type="string" office:string-value="083" calcext:value-type="string">
            <text:p>083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/>
          <table:table-cell office:value-type="float" office:value="8396" calcext:value-type="float">
            <text:p>8396</text:p>
          </table:table-cell>
          <table:table-cell table:formula="of:=CONCATENATE(0;[.B421])" office:value-type="string" office:string-value="08396" calcext:value-type="string">
            <text:p>08396</text:p>
          </table:table-cell>
          <table:table-cell office:value-type="string" calcext:value-type="string">
            <text:p>08396</text:p>
          </table:table-cell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formula="of:=CONCATENATE(0;[.B422])" office:value-type="string" office:string-value="0845" calcext:value-type="string">
            <text:p>0845</text:p>
          </table:table-cell>
          <table:table-cell office:value-type="string" calcext:value-type="string">
            <text:p>0845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CONCATENATE(0;[.B423])" office:value-type="string" office:string-value="0846" calcext:value-type="string">
            <text:p>0846</text:p>
          </table:table-cell>
          <table:table-cell office:value-type="string" calcext:value-type="string">
            <text:p>0846</text:p>
          </table:table-cell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CONCATENATE(0;[.B424])" office:value-type="string" office:string-value="0846" calcext:value-type="string">
            <text:p>0846</text:p>
          </table:table-cell>
          <table:table-cell office:value-type="string" calcext:value-type="string">
            <text:p>0846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CONCATENATE(0;[.B425])" office:value-type="string" office:string-value="0847" calcext:value-type="string">
            <text:p>0847</text:p>
          </table:table-cell>
          <table:table-cell office:value-type="string" calcext:value-type="string">
            <text:p>0847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CONCATENATE(0;[.B426])" office:value-type="string" office:string-value="0847" calcext:value-type="string">
            <text:p>0847</text:p>
          </table:table-cell>
          <table:table-cell office:value-type="string" calcext:value-type="string">
            <text:p>0847</text:p>
          </table:table-cell>
        </table:table-row>
        <table:table-row table:style-name="ro1">
          <table:table-cell/>
          <table:table-cell office:value-type="float" office:value="8477" calcext:value-type="float">
            <text:p>8477</text:p>
          </table:table-cell>
          <table:table-cell table:formula="of:=CONCATENATE(0;[.B427])" office:value-type="string" office:string-value="08477" calcext:value-type="string">
            <text:p>08477</text:p>
          </table:table-cell>
          <table:table-cell office:value-type="string" calcext:value-type="string">
            <text:p>08477</text:p>
          </table:table-cell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CONCATENATE(0;[.B428])" office:value-type="string" office:string-value="0847" calcext:value-type="string">
            <text:p>0847</text:p>
          </table:table-cell>
          <table:table-cell office:value-type="string" calcext:value-type="string">
            <text:p>0847</text:p>
          </table:table-cell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formula="of:=CONCATENATE(0;[.B429])" office:value-type="string" office:string-value="0848" calcext:value-type="string">
            <text:p>0848</text:p>
          </table:table-cell>
          <table:table-cell office:value-type="string" calcext:value-type="string">
            <text:p>084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CONCATENATE(0;[.B430])" office:value-type="string" office:string-value="084" calcext:value-type="string">
            <text:p>084</text:p>
          </table:table-cell>
          <table:table-cell office:value-type="string" calcext:value-type="string">
            <text:p>08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CONCATENATE(0;[.B431])" office:value-type="string" office:string-value="084" calcext:value-type="string">
            <text:p>084</text:p>
          </table:table-cell>
          <table:table-cell office:value-type="string" calcext:value-type="string">
            <text:p>084</text:p>
          </table:table-cell>
        </table:table-row>
        <table:table-row table:style-name="ro1">
          <table:table-cell/>
          <table:table-cell office:value-type="float" office:value="8512" calcext:value-type="float">
            <text:p>8512</text:p>
          </table:table-cell>
          <table:table-cell table:formula="of:=CONCATENATE(0;[.B432])" office:value-type="string" office:string-value="08512" calcext:value-type="string">
            <text:p>08512</text:p>
          </table:table-cell>
          <table:table-cell office:value-type="string" calcext:value-type="string">
            <text:p>08512</text:p>
          </table:table-cell>
        </table:table-row>
        <table:table-row table:style-name="ro1">
          <table:table-cell/>
          <table:table-cell office:value-type="float" office:value="8514" calcext:value-type="float">
            <text:p>8514</text:p>
          </table:table-cell>
          <table:table-cell table:formula="of:=CONCATENATE(0;[.B433])" office:value-type="string" office:string-value="08514" calcext:value-type="string">
            <text:p>08514</text:p>
          </table:table-cell>
          <table:table-cell office:value-type="string" calcext:value-type="string">
            <text:p>08514</text:p>
          </table:table-cell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formula="of:=CONCATENATE(0;[.B434])" office:value-type="string" office:string-value="0852" calcext:value-type="string">
            <text:p>0852</text:p>
          </table:table-cell>
          <table:table-cell office:value-type="string" calcext:value-type="string">
            <text:p>0852</text:p>
          </table:table-cell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formula="of:=CONCATENATE(0;[.B435])" office:value-type="string" office:string-value="0853" calcext:value-type="string">
            <text:p>0853</text:p>
          </table:table-cell>
          <table:table-cell office:value-type="string" calcext:value-type="string">
            <text:p>0853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CONCATENATE(0;[.B436])" office:value-type="string" office:string-value="0854" calcext:value-type="string">
            <text:p>0854</text:p>
          </table:table-cell>
          <table:table-cell office:value-type="string" calcext:value-type="string">
            <text:p>0854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CONCATENATE(0;[.B437])" office:value-type="string" office:string-value="0854" calcext:value-type="string">
            <text:p>0854</text:p>
          </table:table-cell>
          <table:table-cell office:value-type="string" calcext:value-type="string">
            <text:p>0854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CONCATENATE(0;[.B438])" office:value-type="string" office:string-value="0854" calcext:value-type="string">
            <text:p>0854</text:p>
          </table:table-cell>
          <table:table-cell office:value-type="string" calcext:value-type="string">
            <text:p>0854</text:p>
          </table:table-cell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CONCATENATE(0;[.B439])" office:value-type="string" office:string-value="0854" calcext:value-type="string">
            <text:p>0854</text:p>
          </table:table-cell>
          <table:table-cell office:value-type="string" calcext:value-type="string">
            <text:p>0854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CONCATENATE(0;[.B440])" office:value-type="string" office:string-value="0855" calcext:value-type="string">
            <text:p>0855</text:p>
          </table:table-cell>
          <table:table-cell office:value-type="string" calcext:value-type="string">
            <text:p>0855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CONCATENATE(0;[.B441])" office:value-type="string" office:string-value="0855" calcext:value-type="string">
            <text:p>0855</text:p>
          </table:table-cell>
          <table:table-cell office:value-type="string" calcext:value-type="string">
            <text:p>0855</text:p>
          </table:table-cell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CONCATENATE(0;[.B442])" office:value-type="string" office:string-value="0855" calcext:value-type="string">
            <text:p>0855</text:p>
          </table:table-cell>
          <table:table-cell office:value-type="string" calcext:value-type="string">
            <text:p>0855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CONCATENATE(0;[.B443])" office:value-type="string" office:string-value="0856" calcext:value-type="string">
            <text:p>0856</text:p>
          </table:table-cell>
          <table:table-cell office:value-type="string" calcext:value-type="string">
            <text:p>0856</text:p>
          </table:table-cell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CONCATENATE(0;[.B444])" office:value-type="string" office:string-value="0856" calcext:value-type="string">
            <text:p>0856</text:p>
          </table:table-cell>
          <table:table-cell office:value-type="string" calcext:value-type="string">
            <text:p>0856</text:p>
          </table:table-cell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formula="of:=CONCATENATE(0;[.B445])" office:value-type="string" office:string-value="0857" calcext:value-type="string">
            <text:p>0857</text:p>
          </table:table-cell>
          <table:table-cell office:value-type="string" calcext:value-type="string">
            <text:p>0857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CONCATENATE(0;[.B446])" office:value-type="string" office:string-value="0858" calcext:value-type="string">
            <text:p>0858</text:p>
          </table:table-cell>
          <table:table-cell office:value-type="string" calcext:value-type="string">
            <text:p>0858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CONCATENATE(0;[.B447])" office:value-type="string" office:string-value="0858" calcext:value-type="string">
            <text:p>0858</text:p>
          </table:table-cell>
          <table:table-cell office:value-type="string" calcext:value-type="string">
            <text:p>0858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CONCATENATE(0;[.B448])" office:value-type="string" office:string-value="0859" calcext:value-type="string">
            <text:p>0859</text:p>
          </table:table-cell>
          <table:table-cell office:value-type="string" calcext:value-type="string">
            <text:p>0859</text:p>
          </table:table-cell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CONCATENATE(0;[.B449])" office:value-type="string" office:string-value="0859" calcext:value-type="string">
            <text:p>0859</text:p>
          </table:table-cell>
          <table:table-cell office:value-type="string" calcext:value-type="string">
            <text:p>085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CONCATENATE(0;[.B450])" office:value-type="string" office:string-value="086" calcext:value-type="string">
            <text:p>086</text:p>
          </table:table-cell>
          <table:table-cell office:value-type="string" calcext:value-type="string">
            <text:p>08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CONCATENATE(0;[.B451])" office:value-type="string" office:string-value="086" calcext:value-type="string">
            <text:p>086</text:p>
          </table:table-cell>
          <table:table-cell office:value-type="string" calcext:value-type="string">
            <text:p>086</text:p>
          </table:table-cell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formula="of:=CONCATENATE(0;[.B452])" office:value-type="string" office:string-value="0863" calcext:value-type="string">
            <text:p>0863</text:p>
          </table:table-cell>
          <table:table-cell office:value-type="string" calcext:value-type="string">
            <text:p>0863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CONCATENATE(0;[.B453])" office:value-type="string" office:string-value="0865" calcext:value-type="string">
            <text:p>0865</text:p>
          </table:table-cell>
          <table:table-cell office:value-type="string" calcext:value-type="string">
            <text:p>0865</text:p>
          </table:table-cell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CONCATENATE(0;[.B454])" office:value-type="string" office:string-value="0865" calcext:value-type="string">
            <text:p>0865</text:p>
          </table:table-cell>
          <table:table-cell office:value-type="string" calcext:value-type="string">
            <text:p>0865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CONCATENATE(0;[.B455])" office:value-type="string" office:string-value="0866" calcext:value-type="string">
            <text:p>0866</text:p>
          </table:table-cell>
          <table:table-cell office:value-type="string" calcext:value-type="string">
            <text:p>0866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CONCATENATE(0;[.B456])" office:value-type="string" office:string-value="0866" calcext:value-type="string">
            <text:p>0866</text:p>
          </table:table-cell>
          <table:table-cell office:value-type="string" calcext:value-type="string">
            <text:p>0866</text:p>
          </table:table-cell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CONCATENATE(0;[.B457])" office:value-type="string" office:string-value="0866" calcext:value-type="string">
            <text:p>0866</text:p>
          </table:table-cell>
          <table:table-cell office:value-type="string" calcext:value-type="string">
            <text:p>0866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CONCATENATE(0;[.B458])" office:value-type="string" office:string-value="0867" calcext:value-type="string">
            <text:p>0867</text:p>
          </table:table-cell>
          <table:table-cell office:value-type="string" calcext:value-type="string">
            <text:p>0867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CONCATENATE(0;[.B459])" office:value-type="string" office:string-value="0867" calcext:value-type="string">
            <text:p>0867</text:p>
          </table:table-cell>
          <table:table-cell office:value-type="string" calcext:value-type="string">
            <text:p>0867</text:p>
          </table:table-cell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CONCATENATE(0;[.B460])" office:value-type="string" office:string-value="0867" calcext:value-type="string">
            <text:p>0867</text:p>
          </table:table-cell>
          <table:table-cell office:value-type="string" calcext:value-type="string">
            <text:p>0867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CONCATENATE(0;[.B461])" office:value-type="string" office:string-value="0868" calcext:value-type="string">
            <text:p>0868</text:p>
          </table:table-cell>
          <table:table-cell office:value-type="string" calcext:value-type="string">
            <text:p>0868</text:p>
          </table:table-cell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CONCATENATE(0;[.B462])" office:value-type="string" office:string-value="0868" calcext:value-type="string">
            <text:p>0868</text:p>
          </table:table-cell>
          <table:table-cell office:value-type="string" calcext:value-type="string">
            <text:p>0868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CONCATENATE(0;[.B463])" office:value-type="string" office:string-value="0869" calcext:value-type="string">
            <text:p>0869</text:p>
          </table:table-cell>
          <table:table-cell office:value-type="string" calcext:value-type="string">
            <text:p>0869</text:p>
          </table:table-cell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CONCATENATE(0;[.B464])" office:value-type="string" office:string-value="0869" calcext:value-type="string">
            <text:p>0869</text:p>
          </table:table-cell>
          <table:table-cell office:value-type="string" calcext:value-type="string">
            <text:p>0869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CONCATENATE(0;[.B465])" office:value-type="string" office:string-value="086" calcext:value-type="string">
            <text:p>086</text:p>
          </table:table-cell>
          <table:table-cell office:value-type="string" calcext:value-type="string">
            <text:p>086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CONCATENATE(0;[.B466])" office:value-type="string" office:string-value="0875" calcext:value-type="string">
            <text:p>0875</text:p>
          </table:table-cell>
          <table:table-cell office:value-type="string" calcext:value-type="string">
            <text:p>0875</text:p>
          </table:table-cell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formula="of:=CONCATENATE(0;[.B467])" office:value-type="string" office:string-value="0877" calcext:value-type="string">
            <text:p>0877</text:p>
          </table:table-cell>
          <table:table-cell office:value-type="string" calcext:value-type="string">
            <text:p>087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CONCATENATE(0;[.B468])" office:value-type="string" office:string-value="087" calcext:value-type="string">
            <text:p>087</text:p>
          </table:table-cell>
          <table:table-cell office:value-type="string" calcext:value-type="string">
            <text:p>087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CONCATENATE(0;[.B469])" office:value-type="string" office:string-value="0879" calcext:value-type="string">
            <text:p>0879</text:p>
          </table:table-cell>
          <table:table-cell office:value-type="string" calcext:value-type="string">
            <text:p>0879</text:p>
          </table:table-cell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CONCATENATE(0;[.B470])" office:value-type="string" office:string-value="0879" calcext:value-type="string">
            <text:p>0879</text:p>
          </table:table-cell>
          <table:table-cell office:value-type="string" calcext:value-type="string">
            <text:p>0879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CONCATENATE(0;[.B471])" office:value-type="string" office:string-value="0880" calcext:value-type="string">
            <text:p>0880</text:p>
          </table:table-cell>
          <table:table-cell office:value-type="string" calcext:value-type="string">
            <text:p>0880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CONCATENATE(0;[.B472])" office:value-type="string" office:string-value="0880" calcext:value-type="string">
            <text:p>0880</text:p>
          </table:table-cell>
          <table:table-cell office:value-type="string" calcext:value-type="string">
            <text:p>0880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CONCATENATE(0;[.B473])" office:value-type="string" office:string-value="0880" calcext:value-type="string">
            <text:p>0880</text:p>
          </table:table-cell>
          <table:table-cell office:value-type="string" calcext:value-type="string">
            <text:p>0880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CONCATENATE(0;[.B474])" office:value-type="string" office:string-value="0880" calcext:value-type="string">
            <text:p>0880</text:p>
          </table:table-cell>
          <table:table-cell office:value-type="string" calcext:value-type="string">
            <text:p>0880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CONCATENATE(0;[.B475])" office:value-type="string" office:string-value="0883" calcext:value-type="string">
            <text:p>0883</text:p>
          </table:table-cell>
          <table:table-cell office:value-type="string" calcext:value-type="string">
            <text:p>0883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CONCATENATE(0;[.B476])" office:value-type="string" office:string-value="0883" calcext:value-type="string">
            <text:p>0883</text:p>
          </table:table-cell>
          <table:table-cell office:value-type="string" calcext:value-type="string">
            <text:p>0883</text:p>
          </table:table-cell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CONCATENATE(0;[.B477])" office:value-type="string" office:string-value="0883" calcext:value-type="string">
            <text:p>0883</text:p>
          </table:table-cell>
          <table:table-cell office:value-type="string" calcext:value-type="string">
            <text:p>0883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CONCATENATE(0;[.B478])" office:value-type="string" office:string-value="0884" calcext:value-type="string">
            <text:p>0884</text:p>
          </table:table-cell>
          <table:table-cell office:value-type="string" calcext:value-type="string">
            <text:p>0884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CONCATENATE(0;[.B479])" office:value-type="string" office:string-value="0884" calcext:value-type="string">
            <text:p>0884</text:p>
          </table:table-cell>
          <table:table-cell office:value-type="string" calcext:value-type="string">
            <text:p>0884</text:p>
          </table:table-cell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CONCATENATE(0;[.B480])" office:value-type="string" office:string-value="0884" calcext:value-type="string">
            <text:p>0884</text:p>
          </table:table-cell>
          <table:table-cell office:value-type="string" calcext:value-type="string">
            <text:p>0884</text:p>
          </table:table-cell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formula="of:=CONCATENATE(0;[.B481])" office:value-type="string" office:string-value="0885" calcext:value-type="string">
            <text:p>0885</text:p>
          </table:table-cell>
          <table:table-cell office:value-type="string" calcext:value-type="string">
            <text:p>0885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CONCATENATE(0;[.B482])" office:value-type="string" office:string-value="088" calcext:value-type="string">
            <text:p>088</text:p>
          </table:table-cell>
          <table:table-cell office:value-type="string" calcext:value-type="string">
            <text:p>088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CONCATENATE(0;[.B483])" office:value-type="string" office:string-value="0887" calcext:value-type="string">
            <text:p>0887</text:p>
          </table:table-cell>
          <table:table-cell office:value-type="string" calcext:value-type="string">
            <text:p>0887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CONCATENATE(0;[.B484])" office:value-type="string" office:string-value="0887" calcext:value-type="string">
            <text:p>0887</text:p>
          </table:table-cell>
          <table:table-cell office:value-type="string" calcext:value-type="string">
            <text:p>0887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CONCATENATE(0;[.B485])" office:value-type="string" office:string-value="0887" calcext:value-type="string">
            <text:p>0887</text:p>
          </table:table-cell>
          <table:table-cell office:value-type="string" calcext:value-type="string">
            <text:p>0887</text:p>
          </table:table-cell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CONCATENATE(0;[.B486])" office:value-type="string" office:string-value="0887" calcext:value-type="string">
            <text:p>0887</text:p>
          </table:table-cell>
          <table:table-cell office:value-type="string" calcext:value-type="string">
            <text:p>088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CONCATENATE(0;[.B487])" office:value-type="string" office:string-value="088" calcext:value-type="string">
            <text:p>088</text:p>
          </table:table-cell>
          <table:table-cell office:value-type="string" calcext:value-type="string">
            <text:p>088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CONCATENATE(0;[.B488])" office:value-type="string" office:string-value="0889" calcext:value-type="string">
            <text:p>0889</text:p>
          </table:table-cell>
          <table:table-cell office:value-type="string" calcext:value-type="string">
            <text:p>0889</text:p>
          </table:table-cell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CONCATENATE(0;[.B489])" office:value-type="string" office:string-value="0889" calcext:value-type="string">
            <text:p>0889</text:p>
          </table:table-cell>
          <table:table-cell office:value-type="string" calcext:value-type="string">
            <text:p>0889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formula="of:=CONCATENATE(0;[.B490])" office:value-type="string" office:string-value="0892" calcext:value-type="string">
            <text:p>0892</text:p>
          </table:table-cell>
          <table:table-cell office:value-type="string" calcext:value-type="string">
            <text:p>0892</text:p>
          </table:table-cell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formula="of:=CONCATENATE(0;[.B491])" office:value-type="string" office:string-value="0893" calcext:value-type="string">
            <text:p>0893</text:p>
          </table:table-cell>
          <table:table-cell office:value-type="string" calcext:value-type="string">
            <text:p>0893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CONCATENATE(0;[.B492])" office:value-type="string" office:string-value="0894" calcext:value-type="string">
            <text:p>0894</text:p>
          </table:table-cell>
          <table:table-cell office:value-type="string" calcext:value-type="string">
            <text:p>0894</text:p>
          </table:table-cell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CONCATENATE(0;[.B493])" office:value-type="string" office:string-value="0894" calcext:value-type="string">
            <text:p>0894</text:p>
          </table:table-cell>
          <table:table-cell office:value-type="string" calcext:value-type="string">
            <text:p>0894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CONCATENATE(0;[.B494])" office:value-type="string" office:string-value="0895" calcext:value-type="string">
            <text:p>0895</text:p>
          </table:table-cell>
          <table:table-cell office:value-type="string" calcext:value-type="string">
            <text:p>0895</text:p>
          </table:table-cell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CONCATENATE(0;[.B495])" office:value-type="string" office:string-value="0895" calcext:value-type="string">
            <text:p>0895</text:p>
          </table:table-cell>
          <table:table-cell office:value-type="string" calcext:value-type="string">
            <text:p>0895</text:p>
          </table:table-cell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formula="of:=CONCATENATE(0;[.B496])" office:value-type="string" office:string-value="0896" calcext:value-type="string">
            <text:p>0896</text:p>
          </table:table-cell>
          <table:table-cell office:value-type="string" calcext:value-type="string">
            <text:p>0896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CONCATENATE(0;[.B497])" office:value-type="string" office:string-value="0897" calcext:value-type="string">
            <text:p>0897</text:p>
          </table:table-cell>
          <table:table-cell office:value-type="string" calcext:value-type="string">
            <text:p>0897</text:p>
          </table:table-cell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CONCATENATE(0;[.B498])" office:value-type="string" office:string-value="0897" calcext:value-type="string">
            <text:p>0897</text:p>
          </table:table-cell>
          <table:table-cell office:value-type="string" calcext:value-type="string">
            <text:p>0897</text:p>
          </table:table-cell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formula="of:=CONCATENATE(0;[.B499])" office:value-type="string" office:string-value="0898" calcext:value-type="string">
            <text:p>0898</text:p>
          </table:table-cell>
          <table:table-cell office:value-type="string" calcext:value-type="string">
            <text:p>089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CONCATENATE(0;[.B500])" office:value-type="string" office:string-value="089" calcext:value-type="string">
            <text:p>089</text:p>
          </table:table-cell>
          <table:table-cell office:value-type="string" calcext:value-type="string">
            <text:p>089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CONCATENATE(0;[.B501])" office:value-type="string" office:string-value="092" calcext:value-type="string">
            <text:p>092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CONCATENATE(0;[.B502])" office:value-type="string" office:string-value="092" calcext:value-type="string">
            <text:p>092</text:p>
          </table:table-cell>
          <table:table-cell office:value-type="string" calcext:value-type="string">
            <text:p>092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CONCATENATE(0;[.B503])" office:value-type="string" office:string-value="0920" calcext:value-type="string">
            <text:p>0920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CONCATENATE(0;[.B504])" office:value-type="string" office:string-value="0920" calcext:value-type="string">
            <text:p>0920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CONCATENATE(0;[.B505])" office:value-type="string" office:string-value="0920" calcext:value-type="string">
            <text:p>0920</text:p>
          </table:table-cell>
          <table:table-cell office:value-type="string" calcext:value-type="string">
            <text:p>092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CONCATENATE(0;[.B506])" office:value-type="string" office:string-value="093" calcext:value-type="string">
            <text:p>093</text:p>
          </table:table-cell>
          <table:table-cell office:value-type="string" calcext:value-type="string">
            <text:p>093</text:p>
          </table:table-cell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formula="of:=CONCATENATE(0;[.B507])" office:value-type="string" office:string-value="0930" calcext:value-type="string">
            <text:p>0930</text:p>
          </table:table-cell>
          <table:table-cell office:value-type="string" calcext:value-type="string">
            <text:p>0930</text:p>
          </table:table-cell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CONCATENATE(0;[.B508])" office:value-type="string" office:string-value="0940" calcext:value-type="string">
            <text:p>0940</text:p>
          </table:table-cell>
          <table:table-cell office:value-type="string" calcext:value-type="string">
            <text:p>0940</text:p>
          </table:table-cell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formula="of:=CONCATENATE(0;[.B509])" office:value-type="string" office:string-value="0942" calcext:value-type="string">
            <text:p>0942</text:p>
          </table:table-cell>
          <table:table-cell office:value-type="string" calcext:value-type="string">
            <text:p>0942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CONCATENATE(0;[.B510])" office:value-type="string" office:string-value="0943" calcext:value-type="string">
            <text:p>0943</text:p>
          </table:table-cell>
          <table:table-cell office:value-type="string" calcext:value-type="string">
            <text:p>0943</text:p>
          </table:table-cell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CONCATENATE(0;[.B511])" office:value-type="string" office:string-value="0943" calcext:value-type="string">
            <text:p>0943</text:p>
          </table:table-cell>
          <table:table-cell office:value-type="string" calcext:value-type="string">
            <text:p>0943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CONCATENATE(0;[.B512])" office:value-type="string" office:string-value="0944" calcext:value-type="string">
            <text:p>0944</text:p>
          </table:table-cell>
          <table:table-cell office:value-type="string" calcext:value-type="string">
            <text:p>0944</text:p>
          </table:table-cell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formula="of:=CONCATENATE(0;[.B513])" office:value-type="string" office:string-value="0946" calcext:value-type="string">
            <text:p>0946</text:p>
          </table:table-cell>
          <table:table-cell office:value-type="string" calcext:value-type="string">
            <text:p>0946</text:p>
          </table:table-cell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formula="of:=CONCATENATE(0;[.B514])" office:value-type="string" office:string-value="0947" calcext:value-type="string">
            <text:p>0947</text:p>
          </table:table-cell>
          <table:table-cell office:value-type="string" calcext:value-type="string">
            <text:p>0947</text:p>
          </table:table-cell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CONCATENATE(0;[.B515])" office:value-type="string" office:string-value="0948" calcext:value-type="string">
            <text:p>0948</text:p>
          </table:table-cell>
          <table:table-cell office:value-type="string" calcext:value-type="string">
            <text:p>0948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formula="of:=CONCATENATE(0;[.B516])" office:value-type="string" office:string-value="0949" calcext:value-type="string">
            <text:p>0949</text:p>
          </table:table-cell>
          <table:table-cell office:value-type="string" calcext:value-type="string">
            <text:p>0949</text:p>
          </table:table-cell>
        </table:table-row>
        <table:table-row table:style-name="ro1">
          <table:table-cell/>
          <table:table-cell office:value-type="float" office:value="9496" calcext:value-type="float">
            <text:p>9496</text:p>
          </table:table-cell>
          <table:table-cell table:formula="of:=CONCATENATE(0;[.B517])" office:value-type="string" office:string-value="09496" calcext:value-type="string">
            <text:p>09496</text:p>
          </table:table-cell>
          <table:table-cell office:value-type="string" calcext:value-type="string">
            <text:p>09496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CONCATENATE(0;[.B518])" office:value-type="string" office:string-value="0950" calcext:value-type="string">
            <text:p>0950</text:p>
          </table:table-cell>
          <table:table-cell office:value-type="string" calcext:value-type="string">
            <text:p>0950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formula="of:=CONCATENATE(0;[.B519])" office:value-type="string" office:string-value="0952" calcext:value-type="string">
            <text:p>0952</text:p>
          </table:table-cell>
          <table:table-cell office:value-type="string" calcext:value-type="string">
            <text:p>0952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CONCATENATE(0;[.B520])" office:value-type="string" office:string-value="0954" calcext:value-type="string">
            <text:p>0954</text:p>
          </table:table-cell>
          <table:table-cell office:value-type="string" calcext:value-type="string">
            <text:p>0954</text:p>
          </table:table-cell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CONCATENATE(0;[.B521])" office:value-type="string" office:string-value="0954" calcext:value-type="string">
            <text:p>0954</text:p>
          </table:table-cell>
          <table:table-cell office:value-type="string" calcext:value-type="string">
            <text:p>0954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CONCATENATE(0;[.B522])" office:value-type="string" office:string-value="0955" calcext:value-type="string">
            <text:p>0955</text:p>
          </table:table-cell>
          <table:table-cell office:value-type="string" calcext:value-type="string">
            <text:p>0955</text:p>
          </table:table-cell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CONCATENATE(0;[.B523])" office:value-type="string" office:string-value="0955" calcext:value-type="string">
            <text:p>0955</text:p>
          </table:table-cell>
          <table:table-cell office:value-type="string" calcext:value-type="string">
            <text:p>0955</text:p>
          </table:table-cell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formula="of:=CONCATENATE(0;[.B524])" office:value-type="string" office:string-value="0956" calcext:value-type="string">
            <text:p>0956</text:p>
          </table:table-cell>
          <table:table-cell office:value-type="string" calcext:value-type="string">
            <text:p>0956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CONCATENATE(0;[.B525])" office:value-type="string" office:string-value="0957" calcext:value-type="string">
            <text:p>0957</text:p>
          </table:table-cell>
          <table:table-cell office:value-type="string" calcext:value-type="string">
            <text:p>0957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CONCATENATE(0;[.B526])" office:value-type="string" office:string-value="0957" calcext:value-type="string">
            <text:p>0957</text:p>
          </table:table-cell>
          <table:table-cell office:value-type="string" calcext:value-type="string">
            <text:p>095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CONCATENATE(0;[.B527])" office:value-type="string" office:string-value="095" calcext:value-type="string">
            <text:p>095</text:p>
          </table:table-cell>
          <table:table-cell office:value-type="string" calcext:value-type="string">
            <text:p>095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CONCATENATE(0;[.B528])" office:value-type="string" office:string-value="0959" calcext:value-type="string">
            <text:p>0959</text:p>
          </table:table-cell>
          <table:table-cell office:value-type="string" calcext:value-type="string">
            <text:p>0959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CONCATENATE(0;[.B529])" office:value-type="string" office:string-value="0959" calcext:value-type="string">
            <text:p>0959</text:p>
          </table:table-cell>
          <table:table-cell office:value-type="string" calcext:value-type="string">
            <text:p>0959</text:p>
          </table:table-cell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CONCATENATE(0;[.B530])" office:value-type="string" office:string-value="0959" calcext:value-type="string">
            <text:p>0959</text:p>
          </table:table-cell>
          <table:table-cell office:value-type="string" calcext:value-type="string">
            <text:p>0959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CONCATENATE(0;[.B531])" office:value-type="string" office:string-value="096" calcext:value-type="string">
            <text:p>096</text:p>
          </table:table-cell>
          <table:table-cell office:value-type="string" calcext:value-type="string">
            <text:p>096</text:p>
          </table:table-cell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CONCATENATE(0;[.B532])" office:value-type="string" office:string-value="0964" calcext:value-type="string">
            <text:p>0964</text:p>
          </table:table-cell>
          <table:table-cell office:value-type="string" calcext:value-type="string">
            <text:p>0964</text:p>
          </table:table-cell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formula="of:=CONCATENATE(0;[.B533])" office:value-type="string" office:string-value="0965" calcext:value-type="string">
            <text:p>0965</text:p>
          </table:table-cell>
          <table:table-cell office:value-type="string" calcext:value-type="string">
            <text:p>0965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CONCATENATE(0;[.B534])" office:value-type="string" office:string-value="0966" calcext:value-type="string">
            <text:p>0966</text:p>
          </table:table-cell>
          <table:table-cell office:value-type="string" calcext:value-type="string">
            <text:p>0966</text:p>
          </table:table-cell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CONCATENATE(0;[.B535])" office:value-type="string" office:string-value="0966" calcext:value-type="string">
            <text:p>0966</text:p>
          </table:table-cell>
          <table:table-cell office:value-type="string" calcext:value-type="string">
            <text:p>0966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CONCATENATE(0;[.B536])" office:value-type="string" office:string-value="0967" calcext:value-type="string">
            <text:p>0967</text:p>
          </table:table-cell>
          <table:table-cell office:value-type="string" calcext:value-type="string">
            <text:p>0967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CONCATENATE(0;[.B537])" office:value-type="string" office:string-value="0967" calcext:value-type="string">
            <text:p>0967</text:p>
          </table:table-cell>
          <table:table-cell office:value-type="string" calcext:value-type="string">
            <text:p>0967</text:p>
          </table:table-cell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CONCATENATE(0;[.B538])" office:value-type="string" office:string-value="0967" calcext:value-type="string">
            <text:p>0967</text:p>
          </table:table-cell>
          <table:table-cell office:value-type="string" calcext:value-type="string">
            <text:p>0967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CONCATENATE(0;[.B539])" office:value-type="string" office:string-value="0968" calcext:value-type="string">
            <text:p>0968</text:p>
          </table:table-cell>
          <table:table-cell office:value-type="string" calcext:value-type="string">
            <text:p>0968</text:p>
          </table:table-cell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CONCATENATE(0;[.B540])" office:value-type="string" office:string-value="0968" calcext:value-type="string">
            <text:p>0968</text:p>
          </table:table-cell>
          <table:table-cell office:value-type="string" calcext:value-type="string">
            <text:p>0968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formula="of:=CONCATENATE(0;[.B541])" office:value-type="string" office:string-value="0969" calcext:value-type="string">
            <text:p>0969</text:p>
          </table:table-cell>
          <table:table-cell office:value-type="string" calcext:value-type="string">
            <text:p>0969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CONCATENATE(0;[.B542])" office:value-type="string" office:string-value="0972" calcext:value-type="string">
            <text:p>0972</text:p>
          </table:table-cell>
          <table:table-cell office:value-type="string" calcext:value-type="string">
            <text:p>0972</text:p>
          </table:table-cell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CONCATENATE(0;[.B543])" office:value-type="string" office:string-value="0972" calcext:value-type="string">
            <text:p>0972</text:p>
          </table:table-cell>
          <table:table-cell office:value-type="string" calcext:value-type="string">
            <text:p>0972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CONCATENATE(0;[.B544])" office:value-type="string" office:string-value="0973" calcext:value-type="string">
            <text:p>0973</text:p>
          </table:table-cell>
          <table:table-cell office:value-type="string" calcext:value-type="string">
            <text:p>0973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CONCATENATE(0;[.B545])" office:value-type="string" office:string-value="0973" calcext:value-type="string">
            <text:p>0973</text:p>
          </table:table-cell>
          <table:table-cell office:value-type="string" calcext:value-type="string">
            <text:p>0973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CONCATENATE(0;[.B546])" office:value-type="string" office:string-value="0974" calcext:value-type="string">
            <text:p>0974</text:p>
          </table:table-cell>
          <table:table-cell office:value-type="string" calcext:value-type="string">
            <text:p>0974</text:p>
          </table:table-cell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CONCATENATE(0;[.B547])" office:value-type="string" office:string-value="0974" calcext:value-type="string">
            <text:p>0974</text:p>
          </table:table-cell>
          <table:table-cell office:value-type="string" calcext:value-type="string">
            <text:p>097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CONCATENATE(0;[.B548])" office:value-type="string" office:string-value="097" calcext:value-type="string">
            <text:p>097</text:p>
          </table:table-cell>
          <table:table-cell office:value-type="string" calcext:value-type="string">
            <text:p>097</text:p>
          </table:table-cell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formula="of:=CONCATENATE(0;[.B549])" office:value-type="string" office:string-value="0977" calcext:value-type="string">
            <text:p>0977</text:p>
          </table:table-cell>
          <table:table-cell office:value-type="string" calcext:value-type="string">
            <text:p>0977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CONCATENATE(0;[.B550])" office:value-type="string" office:string-value="0978" calcext:value-type="string">
            <text:p>0978</text:p>
          </table:table-cell>
          <table:table-cell office:value-type="string" calcext:value-type="string">
            <text:p>0978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CONCATENATE(0;[.B551])" office:value-type="string" office:string-value="0978" calcext:value-type="string">
            <text:p>0978</text:p>
          </table:table-cell>
          <table:table-cell office:value-type="string" calcext:value-type="string">
            <text:p>0978</text:p>
          </table:table-cell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CONCATENATE(0;[.B552])" office:value-type="string" office:string-value="0978" calcext:value-type="string">
            <text:p>0978</text:p>
          </table:table-cell>
          <table:table-cell office:value-type="string" calcext:value-type="string">
            <text:p>0978</text:p>
          </table:table-cell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formula="of:=CONCATENATE(0;[.B553])" office:value-type="string" office:string-value="0979" calcext:value-type="string">
            <text:p>0979</text:p>
          </table:table-cell>
          <table:table-cell office:value-type="string" calcext:value-type="string">
            <text:p>097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CONCATENATE(0;[.B554])" office:value-type="string" office:string-value="098" calcext:value-type="string">
            <text:p>098</text:p>
          </table:table-cell>
          <table:table-cell office:value-type="string" calcext:value-type="string">
            <text:p>098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CONCATENATE(0;[.B555])" office:value-type="string" office:string-value="0980" calcext:value-type="string">
            <text:p>0980</text:p>
          </table:table-cell>
          <table:table-cell office:value-type="string" calcext:value-type="string">
            <text:p>0980</text:p>
          </table:table-cell>
        </table:table-row>
        <table:table-row table:style-name="ro1">
          <table:table-cell/>
          <table:table-cell office:value-type="float" office:value="9802" calcext:value-type="float">
            <text:p>9802</text:p>
          </table:table-cell>
          <table:table-cell table:formula="of:=CONCATENATE(0;[.B556])" office:value-type="string" office:string-value="09802" calcext:value-type="string">
            <text:p>09802</text:p>
          </table:table-cell>
          <table:table-cell office:value-type="string" calcext:value-type="string">
            <text:p>09802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CONCATENATE(0;[.B557])" office:value-type="string" office:string-value="0980" calcext:value-type="string">
            <text:p>0980</text:p>
          </table:table-cell>
          <table:table-cell office:value-type="string" calcext:value-type="string">
            <text:p>0980</text:p>
          </table:table-cell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CONCATENATE(0;[.B558])" office:value-type="string" office:string-value="0980" calcext:value-type="string">
            <text:p>0980</text:p>
          </table:table-cell>
          <table:table-cell office:value-type="string" calcext:value-type="string">
            <text:p>0980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CONCATENATE(0;[.B559])" office:value-type="string" office:string-value="0982" calcext:value-type="string">
            <text:p>0982</text:p>
          </table:table-cell>
          <table:table-cell office:value-type="string" calcext:value-type="string">
            <text:p>0982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CONCATENATE(0;[.B560])" office:value-type="string" office:string-value="0982" calcext:value-type="string">
            <text:p>0982</text:p>
          </table:table-cell>
          <table:table-cell office:value-type="string" calcext:value-type="string">
            <text:p>0982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CONCATENATE(0;[.B561])" office:value-type="string" office:string-value="0982" calcext:value-type="string">
            <text:p>0982</text:p>
          </table:table-cell>
          <table:table-cell office:value-type="string" calcext:value-type="string">
            <text:p>0982</text:p>
          </table:table-cell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CONCATENATE(0;[.B562])" office:value-type="string" office:string-value="0983" calcext:value-type="string">
            <text:p>0983</text:p>
          </table:table-cell>
          <table:table-cell office:value-type="string" calcext:value-type="string">
            <text:p>0983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formula="of:=CONCATENATE(0;[.B563])" office:value-type="string" office:string-value="0984" calcext:value-type="string">
            <text:p>0984</text:p>
          </table:table-cell>
          <table:table-cell office:value-type="string" calcext:value-type="string">
            <text:p>0984</text:p>
          </table:table-cell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formula="of:=CONCATENATE(0;[.B564])" office:value-type="string" office:string-value="0985" calcext:value-type="string">
            <text:p>0985</text:p>
          </table:table-cell>
          <table:table-cell office:value-type="string" calcext:value-type="string">
            <text:p>0985</text:p>
          </table:table-cell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CONCATENATE(0;[.B565])" office:value-type="string" office:string-value="0986" calcext:value-type="string">
            <text:p>0986</text:p>
          </table:table-cell>
          <table:table-cell office:value-type="string" calcext:value-type="string">
            <text:p>0986</text:p>
          </table:table-cell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formula="of:=CONCATENATE(0;[.B566])" office:value-type="string" office:string-value="0987" calcext:value-type="string">
            <text:p>0987</text:p>
          </table:table-cell>
          <table:table-cell office:value-type="string" calcext:value-type="string">
            <text:p>0987</text:p>
          </table:table-cell>
        </table:table-row>
        <table:table-row table:style-name="ro1">
          <table:table-cell/>
          <table:table-cell office:value-type="float" office:value="9912" calcext:value-type="float">
            <text:p>9912</text:p>
          </table:table-cell>
          <table:table-cell table:formula="of:=CONCATENATE(0;[.B567])" office:value-type="string" office:string-value="09912" calcext:value-type="string">
            <text:p>09912</text:p>
          </table:table-cell>
          <table:table-cell office:value-type="string" calcext:value-type="string">
            <text:p>09912</text:p>
          </table:table-cell>
        </table:table-row>
        <table:table-row table:style-name="ro1">
          <table:table-cell/>
          <table:table-cell office:value-type="float" office:value="9913" calcext:value-type="float">
            <text:p>9913</text:p>
          </table:table-cell>
          <table:table-cell table:formula="of:=CONCATENATE(0;[.B568])" office:value-type="string" office:string-value="09913" calcext:value-type="string">
            <text:p>09913</text:p>
          </table:table-cell>
          <table:table-cell office:value-type="string" calcext:value-type="string">
            <text:p>0991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CONCATENATE(0;[.B569])" office:value-type="string" office:string-value="099" calcext:value-type="string">
            <text:p>099</text:p>
          </table:table-cell>
          <table:table-cell office:value-type="string" calcext:value-type="string">
            <text:p>099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CONCATENATE(0;[.B570])" office:value-type="string" office:string-value="0993" calcext:value-type="string">
            <text:p>0993</text:p>
          </table:table-cell>
          <table:table-cell office:value-type="string" calcext:value-type="string">
            <text:p>0993</text:p>
          </table:table-cell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CONCATENATE(0;[.B571])" office:value-type="string" office:string-value="0993" calcext:value-type="string">
            <text:p>0993</text:p>
          </table:table-cell>
          <table:table-cell office:value-type="string" calcext:value-type="string">
            <text:p>0993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CONCATENATE(0;[.B572])" office:value-type="string" office:string-value="099" calcext:value-type="string">
            <text:p>099</text:p>
          </table:table-cell>
          <table:table-cell office:value-type="string" calcext:value-type="string">
            <text:p>099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CONCATENATE(0;[.B573])" office:value-type="string" office:string-value="0994" calcext:value-type="string">
            <text:p>0994</text:p>
          </table:table-cell>
          <table:table-cell office:value-type="string" calcext:value-type="string">
            <text:p>0994</text:p>
          </table:table-cell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CONCATENATE(0;[.B574])" office:value-type="string" office:string-value="0994" calcext:value-type="string">
            <text:p>0994</text:p>
          </table:table-cell>
          <table:table-cell office:value-type="string" calcext:value-type="string">
            <text:p>0994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CONCATENATE(0;[.B575])" office:value-type="string" office:string-value="0995" calcext:value-type="string">
            <text:p>0995</text:p>
          </table:table-cell>
          <table:table-cell office:value-type="string" calcext:value-type="string">
            <text:p>0995</text:p>
          </table:table-cell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CONCATENATE(0;[.B576])" office:value-type="string" office:string-value="0995" calcext:value-type="string">
            <text:p>0995</text:p>
          </table:table-cell>
          <table:table-cell office:value-type="string" calcext:value-type="string">
            <text:p>0995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CONCATENATE(0;[.B577])" office:value-type="string" office:string-value="0996" calcext:value-type="string">
            <text:p>0996</text:p>
          </table:table-cell>
          <table:table-cell office:value-type="string" calcext:value-type="string">
            <text:p>0996</text:p>
          </table:table-cell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CONCATENATE(0;[.B578])" office:value-type="string" office:string-value="0996" calcext:value-type="string">
            <text:p>0996</text:p>
          </table:table-cell>
          <table:table-cell office:value-type="string" calcext:value-type="string">
            <text:p>0996</text:p>
          </table:table-cell>
        </table:table-row>
        <table:table-row table:style-name="ro1">
          <table:table-cell/>
          <table:table-cell office:value-type="float" office:value="9969" calcext:value-type="float">
            <text:p>9969</text:p>
          </table:table-cell>
          <table:table-cell table:formula="of:=CONCATENATE(0;[.B579])" office:value-type="string" office:string-value="09969" calcext:value-type="string">
            <text:p>09969</text:p>
          </table:table-cell>
          <table:table-cell office:value-type="string" calcext:value-type="string">
            <text:p>09969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CONCATENATE(0;[.B580])" office:value-type="string" office:string-value="0997" calcext:value-type="string">
            <text:p>0997</text:p>
          </table:table-cell>
          <table:table-cell office:value-type="string" calcext:value-type="string">
            <text:p>0997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CONCATENATE(0;[.B581])" office:value-type="string" office:string-value="0997" calcext:value-type="string">
            <text:p>0997</text:p>
          </table:table-cell>
          <table:table-cell office:value-type="string" calcext:value-type="string">
            <text:p>0997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CONCATENATE(0;[.B582])" office:value-type="string" office:string-value="0997" calcext:value-type="string">
            <text:p>0997</text:p>
          </table:table-cell>
          <table:table-cell office:value-type="string" calcext:value-type="string">
            <text:p>0997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CONCATENATE(0;[.B583])" office:value-type="string" office:string-value="0997" calcext:value-type="string">
            <text:p>0997</text:p>
          </table:table-cell>
          <table:table-cell office:value-type="string" calcext:value-type="string">
            <text:p>0997</text:p>
          </table:table-cell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CONCATENATE(0;[.B584])" office:value-type="string" office:string-value="0997" calcext:value-type="string">
            <text:p>0997</text:p>
          </table:table-cell>
          <table:table-cell office:value-type="string" calcext:value-type="string">
            <text:p>0997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05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07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080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0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=CONCATENATE(c2,"N")</text:p>
          </table:table-cell>
        </table:table-row>
        <table:table-row table:style-name="ro1" table:number-rows-repeated="104798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ピボットテーブル_MA重複削除" table:style-name="ta1">
        <table:table-column table:style-name="co2" table:default-cell-style-name="ce4"/>
        <table:table-column table:style-name="co2" table:default-cell-style-name="ce8"/>
        <table:table-row table:style-name="ro1">
          <table:table-cell table:style-name="ce2" office:value-type="string" calcext:value-type="string">
            <text:p>列 C</text:p>
          </table:table-cell>
          <table:table-cell table:style-name="ce6" office:value-type="string" calcext:value-type="string">
            <text:p>合計 - 列 C</text:p>
          </table:table-cell>
        </table:table-row>
        <table:table-row table:style-name="ro1">
          <table:table-cell table:style-name="ce3" office:value-type="string" calcext:value-type="string">
            <text:p>011</text:p>
          </table:table-cell>
          <table:table-cell table:style-name="ce7"/>
        </table:table-row>
        <table:table-row table:style-name="ro1">
          <table:table-cell office:value-type="string" calcext:value-type="string">
            <text:p>0123</text:p>
          </table:table-cell>
          <table:table-cell/>
        </table:table-row>
        <table:table-row table:style-name="ro1">
          <table:table-cell office:value-type="string" calcext:value-type="string">
            <text:p>0124</text:p>
          </table:table-cell>
          <table:table-cell/>
        </table:table-row>
        <table:table-row table:style-name="ro1">
          <table:table-cell office:value-type="string" calcext:value-type="string">
            <text:p>0125</text:p>
          </table:table-cell>
          <table:table-cell/>
        </table:table-row>
        <table:table-row table:style-name="ro1">
          <table:table-cell office:value-type="string" calcext:value-type="string">
            <text:p>0126</text:p>
          </table:table-cell>
          <table:table-cell/>
        </table:table-row>
        <table:table-row table:style-name="ro1">
          <table:table-cell office:value-type="string" calcext:value-type="string">
            <text:p>01267</text:p>
          </table:table-cell>
          <table:table-cell/>
        </table:table-row>
        <table:table-row table:style-name="ro1">
          <table:table-cell office:value-type="string" calcext:value-type="string">
            <text:p>0133</text:p>
          </table:table-cell>
          <table:table-cell/>
        </table:table-row>
        <table:table-row table:style-name="ro1">
          <table:table-cell office:value-type="string" calcext:value-type="string">
            <text:p>0134</text:p>
          </table:table-cell>
          <table:table-cell/>
        </table:table-row>
        <table:table-row table:style-name="ro1">
          <table:table-cell office:value-type="string" calcext:value-type="string">
            <text:p>0135</text:p>
          </table:table-cell>
          <table:table-cell/>
        </table:table-row>
        <table:table-row table:style-name="ro1">
          <table:table-cell office:value-type="string" calcext:value-type="string">
            <text:p>0136</text:p>
          </table:table-cell>
          <table:table-cell/>
        </table:table-row>
        <table:table-row table:style-name="ro1">
          <table:table-cell office:value-type="string" calcext:value-type="string">
            <text:p>0137</text:p>
          </table:table-cell>
          <table:table-cell/>
        </table:table-row>
        <table:table-row table:style-name="ro1">
          <table:table-cell office:value-type="string" calcext:value-type="string">
            <text:p>01372</text:p>
          </table:table-cell>
          <table:table-cell/>
        </table:table-row>
        <table:table-row table:style-name="ro1">
          <table:table-cell office:value-type="string" calcext:value-type="string">
            <text:p>01374</text:p>
          </table:table-cell>
          <table:table-cell/>
        </table:table-row>
        <table:table-row table:style-name="ro1">
          <table:table-cell office:value-type="string" calcext:value-type="string">
            <text:p>01377</text:p>
          </table:table-cell>
          <table:table-cell/>
        </table:table-row>
        <table:table-row table:style-name="ro1">
          <table:table-cell office:value-type="string" calcext:value-type="string">
            <text:p>0138</text:p>
          </table:table-cell>
          <table:table-cell/>
        </table:table-row>
        <table:table-row table:style-name="ro1">
          <table:table-cell office:value-type="string" calcext:value-type="string">
            <text:p>0139</text:p>
          </table:table-cell>
          <table:table-cell/>
        </table:table-row>
        <table:table-row table:style-name="ro1">
          <table:table-cell office:value-type="string" calcext:value-type="string">
            <text:p>01392</text:p>
          </table:table-cell>
          <table:table-cell/>
        </table:table-row>
        <table:table-row table:style-name="ro1">
          <table:table-cell office:value-type="string" calcext:value-type="string">
            <text:p>01397</text:p>
          </table:table-cell>
          <table:table-cell/>
        </table:table-row>
        <table:table-row table:style-name="ro1">
          <table:table-cell office:value-type="string" calcext:value-type="string">
            <text:p>01398</text:p>
          </table:table-cell>
          <table:table-cell/>
        </table:table-row>
        <table:table-row table:style-name="ro1">
          <table:table-cell office:value-type="string" calcext:value-type="string">
            <text:p>0142</text:p>
          </table:table-cell>
          <table:table-cell/>
        </table:table-row>
        <table:table-row table:style-name="ro1">
          <table:table-cell office:value-type="string" calcext:value-type="string">
            <text:p>0143</text:p>
          </table:table-cell>
          <table:table-cell/>
        </table:table-row>
        <table:table-row table:style-name="ro1">
          <table:table-cell office:value-type="string" calcext:value-type="string">
            <text:p>0144</text:p>
          </table:table-cell>
          <table:table-cell/>
        </table:table-row>
        <table:table-row table:style-name="ro1">
          <table:table-cell office:value-type="string" calcext:value-type="string">
            <text:p>0145</text:p>
          </table:table-cell>
          <table:table-cell/>
        </table:table-row>
        <table:table-row table:style-name="ro1">
          <table:table-cell office:value-type="string" calcext:value-type="string">
            <text:p>01456</text:p>
          </table:table-cell>
          <table:table-cell/>
        </table:table-row>
        <table:table-row table:style-name="ro1">
          <table:table-cell office:value-type="string" calcext:value-type="string">
            <text:p>01457</text:p>
          </table:table-cell>
          <table:table-cell/>
        </table:table-row>
        <table:table-row table:style-name="ro1">
          <table:table-cell office:value-type="string" calcext:value-type="string">
            <text:p>0146</text:p>
          </table:table-cell>
          <table:table-cell/>
        </table:table-row>
        <table:table-row table:style-name="ro1">
          <table:table-cell office:value-type="string" calcext:value-type="string">
            <text:p>01466</text:p>
          </table:table-cell>
          <table:table-cell/>
        </table:table-row>
        <table:table-row table:style-name="ro1">
          <table:table-cell office:value-type="string" calcext:value-type="string">
            <text:p>015</text:p>
          </table:table-cell>
          <table:table-cell/>
        </table:table-row>
        <table:table-row table:style-name="ro1">
          <table:table-cell office:value-type="string" calcext:value-type="string">
            <text:p>0152</text:p>
          </table:table-cell>
          <table:table-cell/>
        </table:table-row>
        <table:table-row table:style-name="ro1">
          <table:table-cell office:value-type="string" calcext:value-type="string">
            <text:p>0153</text:p>
          </table:table-cell>
          <table:table-cell/>
        </table:table-row>
        <table:table-row table:style-name="ro1">
          <table:table-cell office:value-type="string" calcext:value-type="string">
            <text:p>0154</text:p>
          </table:table-cell>
          <table:table-cell/>
        </table:table-row>
        <table:table-row table:style-name="ro1">
          <table:table-cell office:value-type="string" calcext:value-type="string">
            <text:p>01547</text:p>
          </table:table-cell>
          <table:table-cell/>
        </table:table-row>
        <table:table-row table:style-name="ro1">
          <table:table-cell office:value-type="string" calcext:value-type="string">
            <text:p>0155</text:p>
          </table:table-cell>
          <table:table-cell/>
        </table:table-row>
        <table:table-row table:style-name="ro1">
          <table:table-cell office:value-type="string" calcext:value-type="string">
            <text:p>01558</text:p>
          </table:table-cell>
          <table:table-cell/>
        </table:table-row>
        <table:table-row table:style-name="ro1">
          <table:table-cell office:value-type="string" calcext:value-type="string">
            <text:p>0156</text:p>
          </table:table-cell>
          <table:table-cell/>
        </table:table-row>
        <table:table-row table:style-name="ro1">
          <table:table-cell office:value-type="string" calcext:value-type="string">
            <text:p>01564</text:p>
          </table:table-cell>
          <table:table-cell/>
        </table:table-row>
        <table:table-row table:style-name="ro1">
          <table:table-cell office:value-type="string" calcext:value-type="string">
            <text:p>0157</text:p>
          </table:table-cell>
          <table:table-cell/>
        </table:table-row>
        <table:table-row table:style-name="ro1">
          <table:table-cell office:value-type="string" calcext:value-type="string">
            <text:p>0158</text:p>
          </table:table-cell>
          <table:table-cell/>
        </table:table-row>
        <table:table-row table:style-name="ro1">
          <table:table-cell office:value-type="string" calcext:value-type="string">
            <text:p>01586</text:p>
          </table:table-cell>
          <table:table-cell/>
        </table:table-row>
        <table:table-row table:style-name="ro1">
          <table:table-cell office:value-type="string" calcext:value-type="string">
            <text:p>01587</text:p>
          </table:table-cell>
          <table:table-cell/>
        </table:table-row>
        <table:table-row table:style-name="ro1">
          <table:table-cell office:value-type="string" calcext:value-type="string">
            <text:p>0162</text:p>
          </table:table-cell>
          <table:table-cell/>
        </table:table-row>
        <table:table-row table:style-name="ro1">
          <table:table-cell office:value-type="string" calcext:value-type="string">
            <text:p>0163</text:p>
          </table:table-cell>
          <table:table-cell/>
        </table:table-row>
        <table:table-row table:style-name="ro1">
          <table:table-cell office:value-type="string" calcext:value-type="string">
            <text:p>01632</text:p>
          </table:table-cell>
          <table:table-cell/>
        </table:table-row>
        <table:table-row table:style-name="ro1">
          <table:table-cell office:value-type="string" calcext:value-type="string">
            <text:p>01634</text:p>
          </table:table-cell>
          <table:table-cell/>
        </table:table-row>
        <table:table-row table:style-name="ro1">
          <table:table-cell office:value-type="string" calcext:value-type="string">
            <text:p>01635</text:p>
          </table:table-cell>
          <table:table-cell/>
        </table:table-row>
        <table:table-row table:style-name="ro1">
          <table:table-cell office:value-type="string" calcext:value-type="string">
            <text:p>0164</text:p>
          </table:table-cell>
          <table:table-cell/>
        </table:table-row>
        <table:table-row table:style-name="ro1">
          <table:table-cell office:value-type="string" calcext:value-type="string">
            <text:p>01648</text:p>
          </table:table-cell>
          <table:table-cell/>
        </table:table-row>
        <table:table-row table:style-name="ro1">
          <table:table-cell office:value-type="string" calcext:value-type="string">
            <text:p>0165</text:p>
          </table:table-cell>
          <table:table-cell/>
        </table:table-row>
        <table:table-row table:style-name="ro1">
          <table:table-cell office:value-type="string" calcext:value-type="string">
            <text:p>01654</text:p>
          </table:table-cell>
          <table:table-cell/>
        </table:table-row>
        <table:table-row table:style-name="ro1">
          <table:table-cell office:value-type="string" calcext:value-type="string">
            <text:p>01655</text:p>
          </table:table-cell>
          <table:table-cell/>
        </table:table-row>
        <table:table-row table:style-name="ro1">
          <table:table-cell office:value-type="string" calcext:value-type="string">
            <text:p>01656</text:p>
          </table:table-cell>
          <table:table-cell/>
        </table:table-row>
        <table:table-row table:style-name="ro1">
          <table:table-cell office:value-type="string" calcext:value-type="string">
            <text:p>01658</text:p>
          </table:table-cell>
          <table:table-cell/>
        </table:table-row>
        <table:table-row table:style-name="ro1">
          <table:table-cell office:value-type="string" calcext:value-type="string">
            <text:p>0166</text:p>
          </table:table-cell>
          <table:table-cell/>
        </table:table-row>
        <table:table-row table:style-name="ro1">
          <table:table-cell office:value-type="string" calcext:value-type="string">
            <text:p>0167</text:p>
          </table:table-cell>
          <table:table-cell/>
        </table:table-row>
        <table:table-row table:style-name="ro1">
          <table:table-cell office:value-type="string" calcext:value-type="string">
            <text:p>017</text:p>
          </table:table-cell>
          <table:table-cell/>
        </table:table-row>
        <table:table-row table:style-name="ro1">
          <table:table-cell office:value-type="string" calcext:value-type="string">
            <text:p>0172</text:p>
          </table:table-cell>
          <table:table-cell/>
        </table:table-row>
        <table:table-row table:style-name="ro1">
          <table:table-cell office:value-type="string" calcext:value-type="string">
            <text:p>0173</text:p>
          </table:table-cell>
          <table:table-cell/>
        </table:table-row>
        <table:table-row table:style-name="ro1">
          <table:table-cell office:value-type="string" calcext:value-type="string">
            <text:p>0174</text:p>
          </table:table-cell>
          <table:table-cell/>
        </table:table-row>
        <table:table-row table:style-name="ro1">
          <table:table-cell office:value-type="string" calcext:value-type="string">
            <text:p>0175</text:p>
          </table:table-cell>
          <table:table-cell/>
        </table:table-row>
        <table:table-row table:style-name="ro1">
          <table:table-cell office:value-type="string" calcext:value-type="string">
            <text:p>0176</text:p>
          </table:table-cell>
          <table:table-cell/>
        </table:table-row>
        <table:table-row table:style-name="ro1">
          <table:table-cell office:value-type="string" calcext:value-type="string">
            <text:p>0178</text:p>
          </table:table-cell>
          <table:table-cell/>
        </table:table-row>
        <table:table-row table:style-name="ro1">
          <table:table-cell office:value-type="string" calcext:value-type="string">
            <text:p>0179</text:p>
          </table:table-cell>
          <table:table-cell/>
        </table:table-row>
        <table:table-row table:style-name="ro1">
          <table:table-cell office:value-type="string" calcext:value-type="string">
            <text:p>018</text:p>
          </table:table-cell>
          <table:table-cell/>
        </table:table-row>
        <table:table-row table:style-name="ro1">
          <table:table-cell office:value-type="string" calcext:value-type="string">
            <text:p>0182</text:p>
          </table:table-cell>
          <table:table-cell/>
        </table:table-row>
        <table:table-row table:style-name="ro1">
          <table:table-cell office:value-type="string" calcext:value-type="string">
            <text:p>0183</text:p>
          </table:table-cell>
          <table:table-cell/>
        </table:table-row>
        <table:table-row table:style-name="ro1">
          <table:table-cell office:value-type="string" calcext:value-type="string">
            <text:p>0184</text:p>
          </table:table-cell>
          <table:table-cell/>
        </table:table-row>
        <table:table-row table:style-name="ro1">
          <table:table-cell office:value-type="string" calcext:value-type="string">
            <text:p>0185</text:p>
          </table:table-cell>
          <table:table-cell/>
        </table:table-row>
        <table:table-row table:style-name="ro1">
          <table:table-cell office:value-type="string" calcext:value-type="string">
            <text:p>0186</text:p>
          </table:table-cell>
          <table:table-cell/>
        </table:table-row>
        <table:table-row table:style-name="ro1">
          <table:table-cell office:value-type="string" calcext:value-type="string">
            <text:p>0187</text:p>
          </table:table-cell>
          <table:table-cell/>
        </table:table-row>
        <table:table-row table:style-name="ro1">
          <table:table-cell office:value-type="string" calcext:value-type="string">
            <text:p>019</text:p>
          </table:table-cell>
          <table:table-cell/>
        </table:table-row>
        <table:table-row table:style-name="ro1">
          <table:table-cell office:value-type="string" calcext:value-type="string">
            <text:p>0191</text:p>
          </table:table-cell>
          <table:table-cell/>
        </table:table-row>
        <table:table-row table:style-name="ro1">
          <table:table-cell office:value-type="string" calcext:value-type="string">
            <text:p>0192</text:p>
          </table:table-cell>
          <table:table-cell/>
        </table:table-row>
        <table:table-row table:style-name="ro1">
          <table:table-cell office:value-type="string" calcext:value-type="string">
            <text:p>0193</text:p>
          </table:table-cell>
          <table:table-cell/>
        </table:table-row>
        <table:table-row table:style-name="ro1">
          <table:table-cell office:value-type="string" calcext:value-type="string">
            <text:p>0194</text:p>
          </table:table-cell>
          <table:table-cell/>
        </table:table-row>
        <table:table-row table:style-name="ro1">
          <table:table-cell office:value-type="string" calcext:value-type="string">
            <text:p>0195</text:p>
          </table:table-cell>
          <table:table-cell/>
        </table:table-row>
        <table:table-row table:style-name="ro1">
          <table:table-cell office:value-type="string" calcext:value-type="string">
            <text:p>0197</text:p>
          </table:table-cell>
          <table:table-cell/>
        </table:table-row>
        <table:table-row table:style-name="ro1">
          <table:table-cell office:value-type="string" calcext:value-type="string">
            <text:p>0198</text:p>
          </table:table-cell>
          <table:table-cell/>
        </table:table-row>
        <table:table-row table:style-name="ro1">
          <table:table-cell office:value-type="string" calcext:value-type="string">
            <text:p>022</text:p>
          </table:table-cell>
          <table:table-cell/>
        </table:table-row>
        <table:table-row table:style-name="ro1">
          <table:table-cell office:value-type="string" calcext:value-type="string">
            <text:p>0220</text:p>
          </table:table-cell>
          <table:table-cell/>
        </table:table-row>
        <table:table-row table:style-name="ro1">
          <table:table-cell office:value-type="string" calcext:value-type="string">
            <text:p>0223</text:p>
          </table:table-cell>
          <table:table-cell/>
        </table:table-row>
        <table:table-row table:style-name="ro1">
          <table:table-cell office:value-type="string" calcext:value-type="string">
            <text:p>0224</text:p>
          </table:table-cell>
          <table:table-cell/>
        </table:table-row>
        <table:table-row table:style-name="ro1">
          <table:table-cell office:value-type="string" calcext:value-type="string">
            <text:p>0225</text:p>
          </table:table-cell>
          <table:table-cell/>
        </table:table-row>
        <table:table-row table:style-name="ro1">
          <table:table-cell office:value-type="string" calcext:value-type="string">
            <text:p>0226</text:p>
          </table:table-cell>
          <table:table-cell/>
        </table:table-row>
        <table:table-row table:style-name="ro1">
          <table:table-cell office:value-type="string" calcext:value-type="string">
            <text:p>0228</text:p>
          </table:table-cell>
          <table:table-cell/>
        </table:table-row>
        <table:table-row table:style-name="ro1">
          <table:table-cell office:value-type="string" calcext:value-type="string">
            <text:p>0229</text:p>
          </table:table-cell>
          <table:table-cell/>
        </table:table-row>
        <table:table-row table:style-name="ro1">
          <table:table-cell office:value-type="string" calcext:value-type="string">
            <text:p>023</text:p>
          </table:table-cell>
          <table:table-cell/>
        </table:table-row>
        <table:table-row table:style-name="ro1">
          <table:table-cell office:value-type="string" calcext:value-type="string">
            <text:p>0233</text:p>
          </table:table-cell>
          <table:table-cell/>
        </table:table-row>
        <table:table-row table:style-name="ro1">
          <table:table-cell office:value-type="string" calcext:value-type="string">
            <text:p>0234</text:p>
          </table:table-cell>
          <table:table-cell/>
        </table:table-row>
        <table:table-row table:style-name="ro1">
          <table:table-cell office:value-type="string" calcext:value-type="string">
            <text:p>0235</text:p>
          </table:table-cell>
          <table:table-cell/>
        </table:table-row>
        <table:table-row table:style-name="ro1">
          <table:table-cell office:value-type="string" calcext:value-type="string">
            <text:p>0237</text:p>
          </table:table-cell>
          <table:table-cell/>
        </table:table-row>
        <table:table-row table:style-name="ro1">
          <table:table-cell office:value-type="string" calcext:value-type="string">
            <text:p>0238</text:p>
          </table:table-cell>
          <table:table-cell/>
        </table:table-row>
        <table:table-row table:style-name="ro1">
          <table:table-cell office:value-type="string" calcext:value-type="string">
            <text:p>024</text:p>
          </table:table-cell>
          <table:table-cell/>
        </table:table-row>
        <table:table-row table:style-name="ro1">
          <table:table-cell office:value-type="string" calcext:value-type="string">
            <text:p>0240</text:p>
          </table:table-cell>
          <table:table-cell/>
        </table:table-row>
        <table:table-row table:style-name="ro1">
          <table:table-cell office:value-type="string" calcext:value-type="string">
            <text:p>0241</text:p>
          </table:table-cell>
          <table:table-cell/>
        </table:table-row>
        <table:table-row table:style-name="ro1">
          <table:table-cell office:value-type="string" calcext:value-type="string">
            <text:p>0242</text:p>
          </table:table-cell>
          <table:table-cell/>
        </table:table-row>
        <table:table-row table:style-name="ro1">
          <table:table-cell office:value-type="string" calcext:value-type="string">
            <text:p>0243</text:p>
          </table:table-cell>
          <table:table-cell/>
        </table:table-row>
        <table:table-row table:style-name="ro1">
          <table:table-cell office:value-type="string" calcext:value-type="string">
            <text:p>0244</text:p>
          </table:table-cell>
          <table:table-cell/>
        </table:table-row>
        <table:table-row table:style-name="ro1">
          <table:table-cell office:value-type="string" calcext:value-type="string">
            <text:p>0246</text:p>
          </table:table-cell>
          <table:table-cell/>
        </table:table-row>
        <table:table-row table:style-name="ro1">
          <table:table-cell office:value-type="string" calcext:value-type="string">
            <text:p>0247</text:p>
          </table:table-cell>
          <table:table-cell/>
        </table:table-row>
        <table:table-row table:style-name="ro1">
          <table:table-cell office:value-type="string" calcext:value-type="string">
            <text:p>0248</text:p>
          </table:table-cell>
          <table:table-cell/>
        </table:table-row>
        <table:table-row table:style-name="ro1">
          <table:table-cell office:value-type="string" calcext:value-type="string">
            <text:p>025</text:p>
          </table:table-cell>
          <table:table-cell/>
        </table:table-row>
        <table:table-row table:style-name="ro1">
          <table:table-cell office:value-type="string" calcext:value-type="string">
            <text:p>0250</text:p>
          </table:table-cell>
          <table:table-cell/>
        </table:table-row>
        <table:table-row table:style-name="ro1">
          <table:table-cell office:value-type="string" calcext:value-type="string">
            <text:p>0254</text:p>
          </table:table-cell>
          <table:table-cell/>
        </table:table-row>
        <table:table-row table:style-name="ro1">
          <table:table-cell office:value-type="string" calcext:value-type="string">
            <text:p>0255</text:p>
          </table:table-cell>
          <table:table-cell/>
        </table:table-row>
        <table:table-row table:style-name="ro1">
          <table:table-cell office:value-type="string" calcext:value-type="string">
            <text:p>0256</text:p>
          </table:table-cell>
          <table:table-cell/>
        </table:table-row>
        <table:table-row table:style-name="ro1">
          <table:table-cell office:value-type="string" calcext:value-type="string">
            <text:p>0257</text:p>
          </table:table-cell>
          <table:table-cell/>
        </table:table-row>
        <table:table-row table:style-name="ro1">
          <table:table-cell office:value-type="string" calcext:value-type="string">
            <text:p>0258</text:p>
          </table:table-cell>
          <table:table-cell/>
        </table:table-row>
        <table:table-row table:style-name="ro1">
          <table:table-cell office:value-type="string" calcext:value-type="string">
            <text:p>0259</text:p>
          </table:table-cell>
          <table:table-cell/>
        </table:table-row>
        <table:table-row table:style-name="ro1">
          <table:table-cell office:value-type="string" calcext:value-type="string">
            <text:p>026</text:p>
          </table:table-cell>
          <table:table-cell/>
        </table:table-row>
        <table:table-row table:style-name="ro1">
          <table:table-cell office:value-type="string" calcext:value-type="string">
            <text:p>0260</text:p>
          </table:table-cell>
          <table:table-cell/>
        </table:table-row>
        <table:table-row table:style-name="ro1">
          <table:table-cell office:value-type="string" calcext:value-type="string">
            <text:p>0261</text:p>
          </table:table-cell>
          <table:table-cell/>
        </table:table-row>
        <table:table-row table:style-name="ro1">
          <table:table-cell office:value-type="string" calcext:value-type="string">
            <text:p>0263</text:p>
          </table:table-cell>
          <table:table-cell/>
        </table:table-row>
        <table:table-row table:style-name="ro1">
          <table:table-cell office:value-type="string" calcext:value-type="string">
            <text:p>0264</text:p>
          </table:table-cell>
          <table:table-cell/>
        </table:table-row>
        <table:table-row table:style-name="ro1">
          <table:table-cell office:value-type="string" calcext:value-type="string">
            <text:p>0265</text:p>
          </table:table-cell>
          <table:table-cell/>
        </table:table-row>
        <table:table-row table:style-name="ro1">
          <table:table-cell office:value-type="string" calcext:value-type="string">
            <text:p>0266</text:p>
          </table:table-cell>
          <table:table-cell/>
        </table:table-row>
        <table:table-row table:style-name="ro1">
          <table:table-cell office:value-type="string" calcext:value-type="string">
            <text:p>0267</text:p>
          </table:table-cell>
          <table:table-cell/>
        </table:table-row>
        <table:table-row table:style-name="ro1">
          <table:table-cell office:value-type="string" calcext:value-type="string">
            <text:p>0268</text:p>
          </table:table-cell>
          <table:table-cell/>
        </table:table-row>
        <table:table-row table:style-name="ro1">
          <table:table-cell office:value-type="string" calcext:value-type="string">
            <text:p>0269</text:p>
          </table:table-cell>
          <table:table-cell/>
        </table:table-row>
        <table:table-row table:style-name="ro1">
          <table:table-cell office:value-type="string" calcext:value-type="string">
            <text:p>027</text:p>
          </table:table-cell>
          <table:table-cell/>
        </table:table-row>
        <table:table-row table:style-name="ro1">
          <table:table-cell office:value-type="string" calcext:value-type="string">
            <text:p>0270</text:p>
          </table:table-cell>
          <table:table-cell/>
        </table:table-row>
        <table:table-row table:style-name="ro1">
          <table:table-cell office:value-type="string" calcext:value-type="string">
            <text:p>0274</text:p>
          </table:table-cell>
          <table:table-cell/>
        </table:table-row>
        <table:table-row table:style-name="ro1">
          <table:table-cell office:value-type="string" calcext:value-type="string">
            <text:p>0276</text:p>
          </table:table-cell>
          <table:table-cell/>
        </table:table-row>
        <table:table-row table:style-name="ro1">
          <table:table-cell office:value-type="string" calcext:value-type="string">
            <text:p>0277</text:p>
          </table:table-cell>
          <table:table-cell/>
        </table:table-row>
        <table:table-row table:style-name="ro1">
          <table:table-cell office:value-type="string" calcext:value-type="string">
            <text:p>0278</text:p>
          </table:table-cell>
          <table:table-cell/>
        </table:table-row>
        <table:table-row table:style-name="ro1">
          <table:table-cell office:value-type="string" calcext:value-type="string">
            <text:p>0279</text:p>
          </table:table-cell>
          <table:table-cell/>
        </table:table-row>
        <table:table-row table:style-name="ro1">
          <table:table-cell office:value-type="string" calcext:value-type="string">
            <text:p>028</text:p>
          </table:table-cell>
          <table:table-cell/>
        </table:table-row>
        <table:table-row table:style-name="ro1">
          <table:table-cell office:value-type="string" calcext:value-type="string">
            <text:p>0280</text:p>
          </table:table-cell>
          <table:table-cell/>
        </table:table-row>
        <table:table-row table:style-name="ro1">
          <table:table-cell office:value-type="string" calcext:value-type="string">
            <text:p>0282</text:p>
          </table:table-cell>
          <table:table-cell/>
        </table:table-row>
        <table:table-row table:style-name="ro1">
          <table:table-cell office:value-type="string" calcext:value-type="string">
            <text:p>0283</text:p>
          </table:table-cell>
          <table:table-cell/>
        </table:table-row>
        <table:table-row table:style-name="ro1">
          <table:table-cell office:value-type="string" calcext:value-type="string">
            <text:p>0284</text:p>
          </table:table-cell>
          <table:table-cell/>
        </table:table-row>
        <table:table-row table:style-name="ro1">
          <table:table-cell office:value-type="string" calcext:value-type="string">
            <text:p>0285</text:p>
          </table:table-cell>
          <table:table-cell/>
        </table:table-row>
        <table:table-row table:style-name="ro1">
          <table:table-cell office:value-type="string" calcext:value-type="string">
            <text:p>0287</text:p>
          </table:table-cell>
          <table:table-cell/>
        </table:table-row>
        <table:table-row table:style-name="ro1">
          <table:table-cell office:value-type="string" calcext:value-type="string">
            <text:p>0288</text:p>
          </table:table-cell>
          <table:table-cell/>
        </table:table-row>
        <table:table-row table:style-name="ro1">
          <table:table-cell office:value-type="string" calcext:value-type="string">
            <text:p>0289</text:p>
          </table:table-cell>
          <table:table-cell/>
        </table:table-row>
        <table:table-row table:style-name="ro1">
          <table:table-cell office:value-type="string" calcext:value-type="string">
            <text:p>029</text:p>
          </table:table-cell>
          <table:table-cell/>
        </table:table-row>
        <table:table-row table:style-name="ro1">
          <table:table-cell office:value-type="string" calcext:value-type="string">
            <text:p>0291</text:p>
          </table:table-cell>
          <table:table-cell/>
        </table:table-row>
        <table:table-row table:style-name="ro1">
          <table:table-cell office:value-type="string" calcext:value-type="string">
            <text:p>0293</text:p>
          </table:table-cell>
          <table:table-cell/>
        </table:table-row>
        <table:table-row table:style-name="ro1">
          <table:table-cell office:value-type="string" calcext:value-type="string">
            <text:p>0294</text:p>
          </table:table-cell>
          <table:table-cell/>
        </table:table-row>
        <table:table-row table:style-name="ro1">
          <table:table-cell office:value-type="string" calcext:value-type="string">
            <text:p>0295</text:p>
          </table:table-cell>
          <table:table-cell/>
        </table:table-row>
        <table:table-row table:style-name="ro1">
          <table:table-cell office:value-type="string" calcext:value-type="string">
            <text:p>0296</text:p>
          </table:table-cell>
          <table:table-cell/>
        </table:table-row>
        <table:table-row table:style-name="ro1">
          <table:table-cell office:value-type="string" calcext:value-type="string">
            <text:p>0297</text:p>
          </table:table-cell>
          <table:table-cell/>
        </table:table-row>
        <table:table-row table:style-name="ro1">
          <table:table-cell office:value-type="string" calcext:value-type="string">
            <text:p>0299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office:value-type="string" calcext:value-type="string">
            <text:p>042</text:p>
          </table:table-cell>
          <table:table-cell/>
        </table:table-row>
        <table:table-row table:style-name="ro1">
          <table:table-cell office:value-type="string" calcext:value-type="string">
            <text:p>0422</text:p>
          </table:table-cell>
          <table:table-cell/>
        </table:table-row>
        <table:table-row table:style-name="ro1">
          <table:table-cell office:value-type="string" calcext:value-type="string">
            <text:p>0428</text:p>
          </table:table-cell>
          <table:table-cell/>
        </table:table-row>
        <table:table-row table:style-name="ro1">
          <table:table-cell office:value-type="string" calcext:value-type="string">
            <text:p>043</text:p>
          </table:table-cell>
          <table:table-cell/>
        </table:table-row>
        <table:table-row table:style-name="ro1">
          <table:table-cell office:value-type="string" calcext:value-type="string">
            <text:p>0436</text:p>
          </table:table-cell>
          <table:table-cell/>
        </table:table-row>
        <table:table-row table:style-name="ro1">
          <table:table-cell office:value-type="string" calcext:value-type="string">
            <text:p>0438</text:p>
          </table:table-cell>
          <table:table-cell/>
        </table:table-row>
        <table:table-row table:style-name="ro1">
          <table:table-cell office:value-type="string" calcext:value-type="string">
            <text:p>0439</text:p>
          </table:table-cell>
          <table:table-cell/>
        </table:table-row>
        <table:table-row table:style-name="ro1">
          <table:table-cell office:value-type="string" calcext:value-type="string">
            <text:p>044</text:p>
          </table:table-cell>
          <table:table-cell/>
        </table:table-row>
        <table:table-row table:style-name="ro1">
          <table:table-cell office:value-type="string" calcext:value-type="string">
            <text:p>045</text:p>
          </table:table-cell>
          <table:table-cell/>
        </table:table-row>
        <table:table-row table:style-name="ro1">
          <table:table-cell office:value-type="string" calcext:value-type="string">
            <text:p>046</text:p>
          </table:table-cell>
          <table:table-cell/>
        </table:table-row>
        <table:table-row table:style-name="ro1">
          <table:table-cell office:value-type="string" calcext:value-type="string">
            <text:p>0460</text:p>
          </table:table-cell>
          <table:table-cell/>
        </table:table-row>
        <table:table-row table:style-name="ro1">
          <table:table-cell office:value-type="string" calcext:value-type="string">
            <text:p>0463</text:p>
          </table:table-cell>
          <table:table-cell/>
        </table:table-row>
        <table:table-row table:style-name="ro1">
          <table:table-cell office:value-type="string" calcext:value-type="string">
            <text:p>0465</text:p>
          </table:table-cell>
          <table:table-cell/>
        </table:table-row>
        <table:table-row table:style-name="ro1">
          <table:table-cell office:value-type="string" calcext:value-type="string">
            <text:p>0466</text:p>
          </table:table-cell>
          <table:table-cell/>
        </table:table-row>
        <table:table-row table:style-name="ro1">
          <table:table-cell office:value-type="string" calcext:value-type="string">
            <text:p>0467</text:p>
          </table:table-cell>
          <table:table-cell/>
        </table:table-row>
        <table:table-row table:style-name="ro1">
          <table:table-cell office:value-type="string" calcext:value-type="string">
            <text:p>047</text:p>
          </table:table-cell>
          <table:table-cell/>
        </table:table-row>
        <table:table-row table:style-name="ro1">
          <table:table-cell office:value-type="string" calcext:value-type="string">
            <text:p>0470</text:p>
          </table:table-cell>
          <table:table-cell/>
        </table:table-row>
        <table:table-row table:style-name="ro1">
          <table:table-cell office:value-type="string" calcext:value-type="string">
            <text:p>0475</text:p>
          </table:table-cell>
          <table:table-cell/>
        </table:table-row>
        <table:table-row table:style-name="ro1">
          <table:table-cell office:value-type="string" calcext:value-type="string">
            <text:p>0476</text:p>
          </table:table-cell>
          <table:table-cell/>
        </table:table-row>
        <table:table-row table:style-name="ro1">
          <table:table-cell office:value-type="string" calcext:value-type="string">
            <text:p>0478</text:p>
          </table:table-cell>
          <table:table-cell/>
        </table:table-row>
        <table:table-row table:style-name="ro1">
          <table:table-cell office:value-type="string" calcext:value-type="string">
            <text:p>0479</text:p>
          </table:table-cell>
          <table:table-cell/>
        </table:table-row>
        <table:table-row table:style-name="ro1">
          <table:table-cell office:value-type="string" calcext:value-type="string">
            <text:p>048</text:p>
          </table:table-cell>
          <table:table-cell/>
        </table:table-row>
        <table:table-row table:style-name="ro1">
          <table:table-cell office:value-type="string" calcext:value-type="string">
            <text:p>0480</text:p>
          </table:table-cell>
          <table:table-cell/>
        </table:table-row>
        <table:table-row table:style-name="ro1">
          <table:table-cell office:value-type="string" calcext:value-type="string">
            <text:p>049</text:p>
          </table:table-cell>
          <table:table-cell/>
        </table:table-row>
        <table:table-row table:style-name="ro1">
          <table:table-cell office:value-type="string" calcext:value-type="string">
            <text:p>0493</text:p>
          </table:table-cell>
          <table:table-cell/>
        </table:table-row>
        <table:table-row table:style-name="ro1">
          <table:table-cell office:value-type="string" calcext:value-type="string">
            <text:p>0494</text:p>
          </table:table-cell>
          <table:table-cell/>
        </table:table-row>
        <table:table-row table:style-name="ro1">
          <table:table-cell office:value-type="string" calcext:value-type="string">
            <text:p>0495</text:p>
          </table:table-cell>
          <table:table-cell/>
        </table:table-row>
        <table:table-row table:style-name="ro1">
          <table:table-cell office:value-type="string" calcext:value-type="string">
            <text:p>04992</text:p>
          </table:table-cell>
          <table:table-cell/>
        </table:table-row>
        <table:table-row table:style-name="ro1">
          <table:table-cell office:value-type="string" calcext:value-type="string">
            <text:p>04994</text:p>
          </table:table-cell>
          <table:table-cell/>
        </table:table-row>
        <table:table-row table:style-name="ro1">
          <table:table-cell office:value-type="string" calcext:value-type="string">
            <text:p>04996</text:p>
          </table:table-cell>
          <table:table-cell/>
        </table:table-row>
        <table:table-row table:style-name="ro1">
          <table:table-cell office:value-type="string" calcext:value-type="string">
            <text:p>04998</text:p>
          </table:table-cell>
          <table:table-cell/>
        </table:table-row>
        <table:table-row table:style-name="ro1">
          <table:table-cell office:value-type="string" calcext:value-type="string">
            <text:p>050</text:p>
          </table:table-cell>
          <table:table-cell/>
        </table:table-row>
        <table:table-row table:style-name="ro1">
          <table:table-cell office:value-type="string" calcext:value-type="string">
            <text:p>052</text:p>
          </table:table-cell>
          <table:table-cell/>
        </table:table-row>
        <table:table-row table:style-name="ro1">
          <table:table-cell office:value-type="string" calcext:value-type="string">
            <text:p>053</text:p>
          </table:table-cell>
          <table:table-cell/>
        </table:table-row>
        <table:table-row table:style-name="ro1">
          <table:table-cell office:value-type="string" calcext:value-type="string">
            <text:p>0531</text:p>
          </table:table-cell>
          <table:table-cell/>
        </table:table-row>
        <table:table-row table:style-name="ro1">
          <table:table-cell office:value-type="string" calcext:value-type="string">
            <text:p>0532</text:p>
          </table:table-cell>
          <table:table-cell/>
        </table:table-row>
        <table:table-row table:style-name="ro1">
          <table:table-cell office:value-type="string" calcext:value-type="string">
            <text:p>0533</text:p>
          </table:table-cell>
          <table:table-cell/>
        </table:table-row>
        <table:table-row table:style-name="ro1">
          <table:table-cell office:value-type="string" calcext:value-type="string">
            <text:p>0536</text:p>
          </table:table-cell>
          <table:table-cell/>
        </table:table-row>
        <table:table-row table:style-name="ro1">
          <table:table-cell office:value-type="string" calcext:value-type="string">
            <text:p>0537</text:p>
          </table:table-cell>
          <table:table-cell/>
        </table:table-row>
        <table:table-row table:style-name="ro1">
          <table:table-cell office:value-type="string" calcext:value-type="string">
            <text:p>0538</text:p>
          </table:table-cell>
          <table:table-cell/>
        </table:table-row>
        <table:table-row table:style-name="ro1">
          <table:table-cell office:value-type="string" calcext:value-type="string">
            <text:p>0539</text:p>
          </table:table-cell>
          <table:table-cell/>
        </table:table-row>
        <table:table-row table:style-name="ro1">
          <table:table-cell office:value-type="string" calcext:value-type="string">
            <text:p>054</text:p>
          </table:table-cell>
          <table:table-cell/>
        </table:table-row>
        <table:table-row table:style-name="ro1">
          <table:table-cell office:value-type="string" calcext:value-type="string">
            <text:p>0544</text:p>
          </table:table-cell>
          <table:table-cell/>
        </table:table-row>
        <table:table-row table:style-name="ro1">
          <table:table-cell office:value-type="string" calcext:value-type="string">
            <text:p>0545</text:p>
          </table:table-cell>
          <table:table-cell/>
        </table:table-row>
        <table:table-row table:style-name="ro1">
          <table:table-cell office:value-type="string" calcext:value-type="string">
            <text:p>0547</text:p>
          </table:table-cell>
          <table:table-cell/>
        </table:table-row>
        <table:table-row table:style-name="ro1">
          <table:table-cell office:value-type="string" calcext:value-type="string">
            <text:p>0548</text:p>
          </table:table-cell>
          <table:table-cell/>
        </table:table-row>
        <table:table-row table:style-name="ro1">
          <table:table-cell office:value-type="string" calcext:value-type="string">
            <text:p>055</text:p>
          </table:table-cell>
          <table:table-cell/>
        </table:table-row>
        <table:table-row table:style-name="ro1">
          <table:table-cell office:value-type="string" calcext:value-type="string">
            <text:p>0550</text:p>
          </table:table-cell>
          <table:table-cell/>
        </table:table-row>
        <table:table-row table:style-name="ro1">
          <table:table-cell office:value-type="string" calcext:value-type="string">
            <text:p>0551</text:p>
          </table:table-cell>
          <table:table-cell/>
        </table:table-row>
        <table:table-row table:style-name="ro1">
          <table:table-cell office:value-type="string" calcext:value-type="string">
            <text:p>0553</text:p>
          </table:table-cell>
          <table:table-cell/>
        </table:table-row>
        <table:table-row table:style-name="ro1">
          <table:table-cell office:value-type="string" calcext:value-type="string">
            <text:p>0554</text:p>
          </table:table-cell>
          <table:table-cell/>
        </table:table-row>
        <table:table-row table:style-name="ro1">
          <table:table-cell office:value-type="string" calcext:value-type="string">
            <text:p>0555</text:p>
          </table:table-cell>
          <table:table-cell/>
        </table:table-row>
        <table:table-row table:style-name="ro1">
          <table:table-cell office:value-type="string" calcext:value-type="string">
            <text:p>0556</text:p>
          </table:table-cell>
          <table:table-cell/>
        </table:table-row>
        <table:table-row table:style-name="ro1">
          <table:table-cell office:value-type="string" calcext:value-type="string">
            <text:p>0557</text:p>
          </table:table-cell>
          <table:table-cell/>
        </table:table-row>
        <table:table-row table:style-name="ro1">
          <table:table-cell office:value-type="string" calcext:value-type="string">
            <text:p>0558</text:p>
          </table:table-cell>
          <table:table-cell/>
        </table:table-row>
        <table:table-row table:style-name="ro1">
          <table:table-cell office:value-type="string" calcext:value-type="string">
            <text:p>0561</text:p>
          </table:table-cell>
          <table:table-cell/>
        </table:table-row>
        <table:table-row table:style-name="ro1">
          <table:table-cell office:value-type="string" calcext:value-type="string">
            <text:p>0562</text:p>
          </table:table-cell>
          <table:table-cell/>
        </table:table-row>
        <table:table-row table:style-name="ro1">
          <table:table-cell office:value-type="string" calcext:value-type="string">
            <text:p>0563</text:p>
          </table:table-cell>
          <table:table-cell/>
        </table:table-row>
        <table:table-row table:style-name="ro1">
          <table:table-cell office:value-type="string" calcext:value-type="string">
            <text:p>0564</text:p>
          </table:table-cell>
          <table:table-cell/>
        </table:table-row>
        <table:table-row table:style-name="ro1">
          <table:table-cell office:value-type="string" calcext:value-type="string">
            <text:p>0565</text:p>
          </table:table-cell>
          <table:table-cell/>
        </table:table-row>
        <table:table-row table:style-name="ro1">
          <table:table-cell office:value-type="string" calcext:value-type="string">
            <text:p>0566</text:p>
          </table:table-cell>
          <table:table-cell/>
        </table:table-row>
        <table:table-row table:style-name="ro1">
          <table:table-cell office:value-type="string" calcext:value-type="string">
            <text:p>0567</text:p>
          </table:table-cell>
          <table:table-cell/>
        </table:table-row>
        <table:table-row table:style-name="ro1">
          <table:table-cell office:value-type="string" calcext:value-type="string">
            <text:p>0568</text:p>
          </table:table-cell>
          <table:table-cell/>
        </table:table-row>
        <table:table-row table:style-name="ro1">
          <table:table-cell office:value-type="string" calcext:value-type="string">
            <text:p>0569</text:p>
          </table:table-cell>
          <table:table-cell/>
        </table:table-row>
        <table:table-row table:style-name="ro1">
          <table:table-cell office:value-type="string" calcext:value-type="string">
            <text:p>0572</text:p>
          </table:table-cell>
          <table:table-cell/>
        </table:table-row>
        <table:table-row table:style-name="ro1">
          <table:table-cell office:value-type="string" calcext:value-type="string">
            <text:p>0573</text:p>
          </table:table-cell>
          <table:table-cell/>
        </table:table-row>
        <table:table-row table:style-name="ro1">
          <table:table-cell office:value-type="string" calcext:value-type="string">
            <text:p>0574</text:p>
          </table:table-cell>
          <table:table-cell/>
        </table:table-row>
        <table:table-row table:style-name="ro1">
          <table:table-cell office:value-type="string" calcext:value-type="string">
            <text:p>0575</text:p>
          </table:table-cell>
          <table:table-cell/>
        </table:table-row>
        <table:table-row table:style-name="ro1">
          <table:table-cell office:value-type="string" calcext:value-type="string">
            <text:p>0576</text:p>
          </table:table-cell>
          <table:table-cell/>
        </table:table-row>
        <table:table-row table:style-name="ro1">
          <table:table-cell office:value-type="string" calcext:value-type="string">
            <text:p>05769</text:p>
          </table:table-cell>
          <table:table-cell/>
        </table:table-row>
        <table:table-row table:style-name="ro1">
          <table:table-cell office:value-type="string" calcext:value-type="string">
            <text:p>0577</text:p>
          </table:table-cell>
          <table:table-cell/>
        </table:table-row>
        <table:table-row table:style-name="ro1">
          <table:table-cell office:value-type="string" calcext:value-type="string">
            <text:p>0578</text:p>
          </table:table-cell>
          <table:table-cell/>
        </table:table-row>
        <table:table-row table:style-name="ro1">
          <table:table-cell office:value-type="string" calcext:value-type="string">
            <text:p>058</text:p>
          </table:table-cell>
          <table:table-cell/>
        </table:table-row>
        <table:table-row table:style-name="ro1">
          <table:table-cell office:value-type="string" calcext:value-type="string">
            <text:p>0581</text:p>
          </table:table-cell>
          <table:table-cell/>
        </table:table-row>
        <table:table-row table:style-name="ro1">
          <table:table-cell office:value-type="string" calcext:value-type="string">
            <text:p>0584</text:p>
          </table:table-cell>
          <table:table-cell/>
        </table:table-row>
        <table:table-row table:style-name="ro1">
          <table:table-cell office:value-type="string" calcext:value-type="string">
            <text:p>0585</text:p>
          </table:table-cell>
          <table:table-cell/>
        </table:table-row>
        <table:table-row table:style-name="ro1">
          <table:table-cell office:value-type="string" calcext:value-type="string">
            <text:p>0586</text:p>
          </table:table-cell>
          <table:table-cell/>
        </table:table-row>
        <table:table-row table:style-name="ro1">
          <table:table-cell office:value-type="string" calcext:value-type="string">
            <text:p>0587</text:p>
          </table:table-cell>
          <table:table-cell/>
        </table:table-row>
        <table:table-row table:style-name="ro1">
          <table:table-cell office:value-type="string" calcext:value-type="string">
            <text:p>059</text:p>
          </table:table-cell>
          <table:table-cell/>
        </table:table-row>
        <table:table-row table:style-name="ro1">
          <table:table-cell office:value-type="string" calcext:value-type="string">
            <text:p>0594</text:p>
          </table:table-cell>
          <table:table-cell/>
        </table:table-row>
        <table:table-row table:style-name="ro1">
          <table:table-cell office:value-type="string" calcext:value-type="string">
            <text:p>0595</text:p>
          </table:table-cell>
          <table:table-cell/>
        </table:table-row>
        <table:table-row table:style-name="ro1">
          <table:table-cell office:value-type="string" calcext:value-type="string">
            <text:p>0596</text:p>
          </table:table-cell>
          <table:table-cell/>
        </table:table-row>
        <table:table-row table:style-name="ro1">
          <table:table-cell office:value-type="string" calcext:value-type="string">
            <text:p>0597</text:p>
          </table:table-cell>
          <table:table-cell/>
        </table:table-row>
        <table:table-row table:style-name="ro1">
          <table:table-cell office:value-type="string" calcext:value-type="string">
            <text:p>05979</text:p>
          </table:table-cell>
          <table:table-cell/>
        </table:table-row>
        <table:table-row table:style-name="ro1">
          <table:table-cell office:value-type="string" calcext:value-type="string">
            <text:p>0598</text:p>
          </table:table-cell>
          <table:table-cell/>
        </table:table-row>
        <table:table-row table:style-name="ro1">
          <table:table-cell office:value-type="string" calcext:value-type="string">
            <text:p>0599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/>
        </table:table-row>
        <table:table-row table:style-name="ro1">
          <table:table-cell office:value-type="string" calcext:value-type="string">
            <text:p>070</text:p>
          </table:table-cell>
          <table:table-cell/>
        </table:table-row>
        <table:table-row table:style-name="ro1">
          <table:table-cell office:value-type="string" calcext:value-type="string">
            <text:p>072</text:p>
          </table:table-cell>
          <table:table-cell/>
        </table:table-row>
        <table:table-row table:style-name="ro1">
          <table:table-cell office:value-type="string" calcext:value-type="string">
            <text:p>0721</text:p>
          </table:table-cell>
          <table:table-cell/>
        </table:table-row>
        <table:table-row table:style-name="ro1">
          <table:table-cell office:value-type="string" calcext:value-type="string">
            <text:p>0725</text:p>
          </table:table-cell>
          <table:table-cell/>
        </table:table-row>
        <table:table-row table:style-name="ro1">
          <table:table-cell office:value-type="string" calcext:value-type="string">
            <text:p>073</text:p>
          </table:table-cell>
          <table:table-cell/>
        </table:table-row>
        <table:table-row table:style-name="ro1">
          <table:table-cell office:value-type="string" calcext:value-type="string">
            <text:p>0735</text:p>
          </table:table-cell>
          <table:table-cell/>
        </table:table-row>
        <table:table-row table:style-name="ro1">
          <table:table-cell office:value-type="string" calcext:value-type="string">
            <text:p>0736</text:p>
          </table:table-cell>
          <table:table-cell/>
        </table:table-row>
        <table:table-row table:style-name="ro1">
          <table:table-cell office:value-type="string" calcext:value-type="string">
            <text:p>0737</text:p>
          </table:table-cell>
          <table:table-cell/>
        </table:table-row>
        <table:table-row table:style-name="ro1">
          <table:table-cell office:value-type="string" calcext:value-type="string">
            <text:p>0738</text:p>
          </table:table-cell>
          <table:table-cell/>
        </table:table-row>
        <table:table-row table:style-name="ro1">
          <table:table-cell office:value-type="string" calcext:value-type="string">
            <text:p>0739</text:p>
          </table:table-cell>
          <table:table-cell/>
        </table:table-row>
        <table:table-row table:style-name="ro1">
          <table:table-cell office:value-type="string" calcext:value-type="string">
            <text:p>0740</text:p>
          </table:table-cell>
          <table:table-cell/>
        </table:table-row>
        <table:table-row table:style-name="ro1">
          <table:table-cell office:value-type="string" calcext:value-type="string">
            <text:p>0742</text:p>
          </table:table-cell>
          <table:table-cell/>
        </table:table-row>
        <table:table-row table:style-name="ro1">
          <table:table-cell office:value-type="string" calcext:value-type="string">
            <text:p>0743</text:p>
          </table:table-cell>
          <table:table-cell/>
        </table:table-row>
        <table:table-row table:style-name="ro1">
          <table:table-cell office:value-type="string" calcext:value-type="string">
            <text:p>0744</text:p>
          </table:table-cell>
          <table:table-cell/>
        </table:table-row>
        <table:table-row table:style-name="ro1">
          <table:table-cell office:value-type="string" calcext:value-type="string">
            <text:p>0745</text:p>
          </table:table-cell>
          <table:table-cell/>
        </table:table-row>
        <table:table-row table:style-name="ro1">
          <table:table-cell office:value-type="string" calcext:value-type="string">
            <text:p>0746</text:p>
          </table:table-cell>
          <table:table-cell/>
        </table:table-row>
        <table:table-row table:style-name="ro1">
          <table:table-cell office:value-type="string" calcext:value-type="string">
            <text:p>07468</text:p>
          </table:table-cell>
          <table:table-cell/>
        </table:table-row>
        <table:table-row table:style-name="ro1">
          <table:table-cell office:value-type="string" calcext:value-type="string">
            <text:p>0747</text:p>
          </table:table-cell>
          <table:table-cell/>
        </table:table-row>
        <table:table-row table:style-name="ro1">
          <table:table-cell office:value-type="string" calcext:value-type="string">
            <text:p>0748</text:p>
          </table:table-cell>
          <table:table-cell/>
        </table:table-row>
        <table:table-row table:style-name="ro1">
          <table:table-cell office:value-type="string" calcext:value-type="string">
            <text:p>0749</text:p>
          </table:table-cell>
          <table:table-cell/>
        </table:table-row>
        <table:table-row table:style-name="ro1">
          <table:table-cell office:value-type="string" calcext:value-type="string">
            <text:p>075</text:p>
          </table:table-cell>
          <table:table-cell/>
        </table:table-row>
        <table:table-row table:style-name="ro1">
          <table:table-cell office:value-type="string" calcext:value-type="string">
            <text:p>076</text:p>
          </table:table-cell>
          <table:table-cell/>
        </table:table-row>
        <table:table-row table:style-name="ro1">
          <table:table-cell office:value-type="string" calcext:value-type="string">
            <text:p>0761</text:p>
          </table:table-cell>
          <table:table-cell/>
        </table:table-row>
        <table:table-row table:style-name="ro1">
          <table:table-cell office:value-type="string" calcext:value-type="string">
            <text:p>0763</text:p>
          </table:table-cell>
          <table:table-cell/>
        </table:table-row>
        <table:table-row table:style-name="ro1">
          <table:table-cell office:value-type="string" calcext:value-type="string">
            <text:p>0765</text:p>
          </table:table-cell>
          <table:table-cell/>
        </table:table-row>
        <table:table-row table:style-name="ro1">
          <table:table-cell office:value-type="string" calcext:value-type="string">
            <text:p>0766</text:p>
          </table:table-cell>
          <table:table-cell/>
        </table:table-row>
        <table:table-row table:style-name="ro1">
          <table:table-cell office:value-type="string" calcext:value-type="string">
            <text:p>0767</text:p>
          </table:table-cell>
          <table:table-cell/>
        </table:table-row>
        <table:table-row table:style-name="ro1">
          <table:table-cell office:value-type="string" calcext:value-type="string">
            <text:p>0768</text:p>
          </table:table-cell>
          <table:table-cell/>
        </table:table-row>
        <table:table-row table:style-name="ro1">
          <table:table-cell office:value-type="string" calcext:value-type="string">
            <text:p>077</text:p>
          </table:table-cell>
          <table:table-cell/>
        </table:table-row>
        <table:table-row table:style-name="ro1">
          <table:table-cell office:value-type="string" calcext:value-type="string">
            <text:p>0770</text:p>
          </table:table-cell>
          <table:table-cell/>
        </table:table-row>
        <table:table-row table:style-name="ro1">
          <table:table-cell office:value-type="string" calcext:value-type="string">
            <text:p>0771</text:p>
          </table:table-cell>
          <table:table-cell/>
        </table:table-row>
        <table:table-row table:style-name="ro1">
          <table:table-cell office:value-type="string" calcext:value-type="string">
            <text:p>0772</text:p>
          </table:table-cell>
          <table:table-cell/>
        </table:table-row>
        <table:table-row table:style-name="ro1">
          <table:table-cell office:value-type="string" calcext:value-type="string">
            <text:p>0773</text:p>
          </table:table-cell>
          <table:table-cell/>
        </table:table-row>
        <table:table-row table:style-name="ro1">
          <table:table-cell office:value-type="string" calcext:value-type="string">
            <text:p>0774</text:p>
          </table:table-cell>
          <table:table-cell/>
        </table:table-row>
        <table:table-row table:style-name="ro1">
          <table:table-cell office:value-type="string" calcext:value-type="string">
            <text:p>0776</text:p>
          </table:table-cell>
          <table:table-cell/>
        </table:table-row>
        <table:table-row table:style-name="ro1">
          <table:table-cell office:value-type="string" calcext:value-type="string">
            <text:p>0778</text:p>
          </table:table-cell>
          <table:table-cell/>
        </table:table-row>
        <table:table-row table:style-name="ro1">
          <table:table-cell office:value-type="string" calcext:value-type="string">
            <text:p>0779</text:p>
          </table:table-cell>
          <table:table-cell/>
        </table:table-row>
        <table:table-row table:style-name="ro1">
          <table:table-cell office:value-type="string" calcext:value-type="string">
            <text:p>078</text:p>
          </table:table-cell>
          <table:table-cell/>
        </table:table-row>
        <table:table-row table:style-name="ro1">
          <table:table-cell office:value-type="string" calcext:value-type="string">
            <text:p>079</text:p>
          </table:table-cell>
          <table:table-cell/>
        </table:table-row>
        <table:table-row table:style-name="ro1">
          <table:table-cell office:value-type="string" calcext:value-type="string">
            <text:p>0790</text:p>
          </table:table-cell>
          <table:table-cell/>
        </table:table-row>
        <table:table-row table:style-name="ro1">
          <table:table-cell office:value-type="string" calcext:value-type="string">
            <text:p>0791</text:p>
          </table:table-cell>
          <table:table-cell/>
        </table:table-row>
        <table:table-row table:style-name="ro1">
          <table:table-cell office:value-type="string" calcext:value-type="string">
            <text:p>0794</text:p>
          </table:table-cell>
          <table:table-cell/>
        </table:table-row>
        <table:table-row table:style-name="ro1">
          <table:table-cell office:value-type="string" calcext:value-type="string">
            <text:p>0795</text:p>
          </table:table-cell>
          <table:table-cell/>
        </table:table-row>
        <table:table-row table:style-name="ro1">
          <table:table-cell office:value-type="string" calcext:value-type="string">
            <text:p>0796</text:p>
          </table:table-cell>
          <table:table-cell/>
        </table:table-row>
        <table:table-row table:style-name="ro1">
          <table:table-cell office:value-type="string" calcext:value-type="string">
            <text:p>0797</text:p>
          </table:table-cell>
          <table:table-cell/>
        </table:table-row>
        <table:table-row table:style-name="ro1">
          <table:table-cell office:value-type="string" calcext:value-type="string">
            <text:p>0798</text:p>
          </table:table-cell>
          <table:table-cell/>
        </table:table-row>
        <table:table-row table:style-name="ro1">
          <table:table-cell office:value-type="string" calcext:value-type="string">
            <text:p>0799</text:p>
          </table:table-cell>
          <table:table-cell/>
        </table:table-row>
        <table:table-row table:style-name="ro1">
          <table:table-cell office:value-type="string" calcext:value-type="string">
            <text:p>080</text:p>
          </table:table-cell>
          <table:table-cell/>
        </table:table-row>
        <table:table-row table:style-name="ro1">
          <table:table-cell office:value-type="string" calcext:value-type="string">
            <text:p>082</text:p>
          </table:table-cell>
          <table:table-cell/>
        </table:table-row>
        <table:table-row table:style-name="ro1">
          <table:table-cell office:value-type="string" calcext:value-type="string">
            <text:p>0820</text:p>
          </table:table-cell>
          <table:table-cell/>
        </table:table-row>
        <table:table-row table:style-name="ro1">
          <table:table-cell office:value-type="string" calcext:value-type="string">
            <text:p>0823</text:p>
          </table:table-cell>
          <table:table-cell/>
        </table:table-row>
        <table:table-row table:style-name="ro1">
          <table:table-cell office:value-type="string" calcext:value-type="string">
            <text:p>0824</text:p>
          </table:table-cell>
          <table:table-cell/>
        </table:table-row>
        <table:table-row table:style-name="ro1">
          <table:table-cell office:value-type="string" calcext:value-type="string">
            <text:p>0826</text:p>
          </table:table-cell>
          <table:table-cell/>
        </table:table-row>
        <table:table-row table:style-name="ro1">
          <table:table-cell office:value-type="string" calcext:value-type="string">
            <text:p>0827</text:p>
          </table:table-cell>
          <table:table-cell/>
        </table:table-row>
        <table:table-row table:style-name="ro1">
          <table:table-cell office:value-type="string" calcext:value-type="string">
            <text:p>0829</text:p>
          </table:table-cell>
          <table:table-cell/>
        </table:table-row>
        <table:table-row table:style-name="ro1">
          <table:table-cell office:value-type="string" calcext:value-type="string">
            <text:p>083</text:p>
          </table:table-cell>
          <table:table-cell/>
        </table:table-row>
        <table:table-row table:style-name="ro1">
          <table:table-cell office:value-type="string" calcext:value-type="string">
            <text:p>0833</text:p>
          </table:table-cell>
          <table:table-cell/>
        </table:table-row>
        <table:table-row table:style-name="ro1">
          <table:table-cell office:value-type="string" calcext:value-type="string">
            <text:p>0834</text:p>
          </table:table-cell>
          <table:table-cell/>
        </table:table-row>
        <table:table-row table:style-name="ro1">
          <table:table-cell office:value-type="string" calcext:value-type="string">
            <text:p>0835</text:p>
          </table:table-cell>
          <table:table-cell/>
        </table:table-row>
        <table:table-row table:style-name="ro1">
          <table:table-cell office:value-type="string" calcext:value-type="string">
            <text:p>0836</text:p>
          </table:table-cell>
          <table:table-cell/>
        </table:table-row>
        <table:table-row table:style-name="ro1">
          <table:table-cell office:value-type="string" calcext:value-type="string">
            <text:p>0837</text:p>
          </table:table-cell>
          <table:table-cell/>
        </table:table-row>
        <table:table-row table:style-name="ro1">
          <table:table-cell office:value-type="string" calcext:value-type="string">
            <text:p>0838</text:p>
          </table:table-cell>
          <table:table-cell/>
        </table:table-row>
        <table:table-row table:style-name="ro1">
          <table:table-cell office:value-type="string" calcext:value-type="string">
            <text:p>08387</text:p>
          </table:table-cell>
          <table:table-cell/>
        </table:table-row>
        <table:table-row table:style-name="ro1">
          <table:table-cell office:value-type="string" calcext:value-type="string">
            <text:p>08388</text:p>
          </table:table-cell>
          <table:table-cell/>
        </table:table-row>
        <table:table-row table:style-name="ro1">
          <table:table-cell office:value-type="string" calcext:value-type="string">
            <text:p>08396</text:p>
          </table:table-cell>
          <table:table-cell/>
        </table:table-row>
        <table:table-row table:style-name="ro1">
          <table:table-cell office:value-type="string" calcext:value-type="string">
            <text:p>084</text:p>
          </table:table-cell>
          <table:table-cell/>
        </table:table-row>
        <table:table-row table:style-name="ro1">
          <table:table-cell office:value-type="string" calcext:value-type="string">
            <text:p>0845</text:p>
          </table:table-cell>
          <table:table-cell/>
        </table:table-row>
        <table:table-row table:style-name="ro1">
          <table:table-cell office:value-type="string" calcext:value-type="string">
            <text:p>0846</text:p>
          </table:table-cell>
          <table:table-cell/>
        </table:table-row>
        <table:table-row table:style-name="ro1">
          <table:table-cell office:value-type="string" calcext:value-type="string">
            <text:p>0847</text:p>
          </table:table-cell>
          <table:table-cell/>
        </table:table-row>
        <table:table-row table:style-name="ro1">
          <table:table-cell office:value-type="string" calcext:value-type="string">
            <text:p>08477</text:p>
          </table:table-cell>
          <table:table-cell/>
        </table:table-row>
        <table:table-row table:style-name="ro1">
          <table:table-cell office:value-type="string" calcext:value-type="string">
            <text:p>0848</text:p>
          </table:table-cell>
          <table:table-cell/>
        </table:table-row>
        <table:table-row table:style-name="ro1">
          <table:table-cell office:value-type="string" calcext:value-type="string">
            <text:p>08512</text:p>
          </table:table-cell>
          <table:table-cell/>
        </table:table-row>
        <table:table-row table:style-name="ro1">
          <table:table-cell office:value-type="string" calcext:value-type="string">
            <text:p>08514</text:p>
          </table:table-cell>
          <table:table-cell/>
        </table:table-row>
        <table:table-row table:style-name="ro1">
          <table:table-cell office:value-type="string" calcext:value-type="string">
            <text:p>0852</text:p>
          </table:table-cell>
          <table:table-cell/>
        </table:table-row>
        <table:table-row table:style-name="ro1">
          <table:table-cell office:value-type="string" calcext:value-type="string">
            <text:p>0853</text:p>
          </table:table-cell>
          <table:table-cell/>
        </table:table-row>
        <table:table-row table:style-name="ro1">
          <table:table-cell office:value-type="string" calcext:value-type="string">
            <text:p>0854</text:p>
          </table:table-cell>
          <table:table-cell/>
        </table:table-row>
        <table:table-row table:style-name="ro1">
          <table:table-cell office:value-type="string" calcext:value-type="string">
            <text:p>0855</text:p>
          </table:table-cell>
          <table:table-cell/>
        </table:table-row>
        <table:table-row table:style-name="ro1">
          <table:table-cell office:value-type="string" calcext:value-type="string">
            <text:p>0856</text:p>
          </table:table-cell>
          <table:table-cell/>
        </table:table-row>
        <table:table-row table:style-name="ro1">
          <table:table-cell office:value-type="string" calcext:value-type="string">
            <text:p>0857</text:p>
          </table:table-cell>
          <table:table-cell/>
        </table:table-row>
        <table:table-row table:style-name="ro1">
          <table:table-cell office:value-type="string" calcext:value-type="string">
            <text:p>0858</text:p>
          </table:table-cell>
          <table:table-cell/>
        </table:table-row>
        <table:table-row table:style-name="ro1">
          <table:table-cell office:value-type="string" calcext:value-type="string">
            <text:p>0859</text:p>
          </table:table-cell>
          <table:table-cell/>
        </table:table-row>
        <table:table-row table:style-name="ro1">
          <table:table-cell office:value-type="string" calcext:value-type="string">
            <text:p>086</text:p>
          </table:table-cell>
          <table:table-cell/>
        </table:table-row>
        <table:table-row table:style-name="ro1">
          <table:table-cell office:value-type="string" calcext:value-type="string">
            <text:p>0863</text:p>
          </table:table-cell>
          <table:table-cell/>
        </table:table-row>
        <table:table-row table:style-name="ro1">
          <table:table-cell office:value-type="string" calcext:value-type="string">
            <text:p>0865</text:p>
          </table:table-cell>
          <table:table-cell/>
        </table:table-row>
        <table:table-row table:style-name="ro1">
          <table:table-cell office:value-type="string" calcext:value-type="string">
            <text:p>0866</text:p>
          </table:table-cell>
          <table:table-cell/>
        </table:table-row>
        <table:table-row table:style-name="ro1">
          <table:table-cell office:value-type="string" calcext:value-type="string">
            <text:p>0867</text:p>
          </table:table-cell>
          <table:table-cell/>
        </table:table-row>
        <table:table-row table:style-name="ro1">
          <table:table-cell office:value-type="string" calcext:value-type="string">
            <text:p>0868</text:p>
          </table:table-cell>
          <table:table-cell/>
        </table:table-row>
        <table:table-row table:style-name="ro1">
          <table:table-cell office:value-type="string" calcext:value-type="string">
            <text:p>0869</text:p>
          </table:table-cell>
          <table:table-cell/>
        </table:table-row>
        <table:table-row table:style-name="ro1">
          <table:table-cell office:value-type="string" calcext:value-type="string">
            <text:p>087</text:p>
          </table:table-cell>
          <table:table-cell/>
        </table:table-row>
        <table:table-row table:style-name="ro1">
          <table:table-cell office:value-type="string" calcext:value-type="string">
            <text:p>0875</text:p>
          </table:table-cell>
          <table:table-cell/>
        </table:table-row>
        <table:table-row table:style-name="ro1">
          <table:table-cell office:value-type="string" calcext:value-type="string">
            <text:p>0877</text:p>
          </table:table-cell>
          <table:table-cell/>
        </table:table-row>
        <table:table-row table:style-name="ro1">
          <table:table-cell office:value-type="string" calcext:value-type="string">
            <text:p>0879</text:p>
          </table:table-cell>
          <table:table-cell/>
        </table:table-row>
        <table:table-row table:style-name="ro1">
          <table:table-cell office:value-type="string" calcext:value-type="string">
            <text:p>088</text:p>
          </table:table-cell>
          <table:table-cell/>
        </table:table-row>
        <table:table-row table:style-name="ro1">
          <table:table-cell office:value-type="string" calcext:value-type="string">
            <text:p>0880</text:p>
          </table:table-cell>
          <table:table-cell/>
        </table:table-row>
        <table:table-row table:style-name="ro1">
          <table:table-cell office:value-type="string" calcext:value-type="string">
            <text:p>0883</text:p>
          </table:table-cell>
          <table:table-cell/>
        </table:table-row>
        <table:table-row table:style-name="ro1">
          <table:table-cell office:value-type="string" calcext:value-type="string">
            <text:p>0884</text:p>
          </table:table-cell>
          <table:table-cell/>
        </table:table-row>
        <table:table-row table:style-name="ro1">
          <table:table-cell office:value-type="string" calcext:value-type="string">
            <text:p>0885</text:p>
          </table:table-cell>
          <table:table-cell/>
        </table:table-row>
        <table:table-row table:style-name="ro1">
          <table:table-cell office:value-type="string" calcext:value-type="string">
            <text:p>0887</text:p>
          </table:table-cell>
          <table:table-cell/>
        </table:table-row>
        <table:table-row table:style-name="ro1">
          <table:table-cell office:value-type="string" calcext:value-type="string">
            <text:p>0889</text:p>
          </table:table-cell>
          <table:table-cell/>
        </table:table-row>
        <table:table-row table:style-name="ro1">
          <table:table-cell office:value-type="string" calcext:value-type="string">
            <text:p>089</text:p>
          </table:table-cell>
          <table:table-cell/>
        </table:table-row>
        <table:table-row table:style-name="ro1">
          <table:table-cell office:value-type="string" calcext:value-type="string">
            <text:p>0892</text:p>
          </table:table-cell>
          <table:table-cell/>
        </table:table-row>
        <table:table-row table:style-name="ro1">
          <table:table-cell office:value-type="string" calcext:value-type="string">
            <text:p>0893</text:p>
          </table:table-cell>
          <table:table-cell/>
        </table:table-row>
        <table:table-row table:style-name="ro1">
          <table:table-cell office:value-type="string" calcext:value-type="string">
            <text:p>0894</text:p>
          </table:table-cell>
          <table:table-cell/>
        </table:table-row>
        <table:table-row table:style-name="ro1">
          <table:table-cell office:value-type="string" calcext:value-type="string">
            <text:p>0895</text:p>
          </table:table-cell>
          <table:table-cell/>
        </table:table-row>
        <table:table-row table:style-name="ro1">
          <table:table-cell office:value-type="string" calcext:value-type="string">
            <text:p>0896</text:p>
          </table:table-cell>
          <table:table-cell/>
        </table:table-row>
        <table:table-row table:style-name="ro1">
          <table:table-cell office:value-type="string" calcext:value-type="string">
            <text:p>0897</text:p>
          </table:table-cell>
          <table:table-cell/>
        </table:table-row>
        <table:table-row table:style-name="ro1">
          <table:table-cell office:value-type="string" calcext:value-type="string">
            <text:p>0898</text:p>
          </table:table-cell>
          <table:table-cell/>
        </table:table-row>
        <table:table-row table:style-name="ro1">
          <table:table-cell office:value-type="string" calcext:value-type="string">
            <text:p>090</text:p>
          </table:table-cell>
          <table:table-cell/>
        </table:table-row>
        <table:table-row table:style-name="ro1">
          <table:table-cell office:value-type="string" calcext:value-type="string">
            <text:p>092</text:p>
          </table:table-cell>
          <table:table-cell/>
        </table:table-row>
        <table:table-row table:style-name="ro1">
          <table:table-cell office:value-type="string" calcext:value-type="string">
            <text:p>0920</text:p>
          </table:table-cell>
          <table:table-cell/>
        </table:table-row>
        <table:table-row table:style-name="ro1">
          <table:table-cell office:value-type="string" calcext:value-type="string">
            <text:p>093</text:p>
          </table:table-cell>
          <table:table-cell/>
        </table:table-row>
        <table:table-row table:style-name="ro1">
          <table:table-cell office:value-type="string" calcext:value-type="string">
            <text:p>0930</text:p>
          </table:table-cell>
          <table:table-cell/>
        </table:table-row>
        <table:table-row table:style-name="ro1">
          <table:table-cell office:value-type="string" calcext:value-type="string">
            <text:p>0940</text:p>
          </table:table-cell>
          <table:table-cell/>
        </table:table-row>
        <table:table-row table:style-name="ro1">
          <table:table-cell office:value-type="string" calcext:value-type="string">
            <text:p>0942</text:p>
          </table:table-cell>
          <table:table-cell/>
        </table:table-row>
        <table:table-row table:style-name="ro1">
          <table:table-cell office:value-type="string" calcext:value-type="string">
            <text:p>0943</text:p>
          </table:table-cell>
          <table:table-cell/>
        </table:table-row>
        <table:table-row table:style-name="ro1">
          <table:table-cell office:value-type="string" calcext:value-type="string">
            <text:p>0944</text:p>
          </table:table-cell>
          <table:table-cell/>
        </table:table-row>
        <table:table-row table:style-name="ro1">
          <table:table-cell office:value-type="string" calcext:value-type="string">
            <text:p>0946</text:p>
          </table:table-cell>
          <table:table-cell/>
        </table:table-row>
        <table:table-row table:style-name="ro1">
          <table:table-cell office:value-type="string" calcext:value-type="string">
            <text:p>0947</text:p>
          </table:table-cell>
          <table:table-cell/>
        </table:table-row>
        <table:table-row table:style-name="ro1">
          <table:table-cell office:value-type="string" calcext:value-type="string">
            <text:p>0948</text:p>
          </table:table-cell>
          <table:table-cell/>
        </table:table-row>
        <table:table-row table:style-name="ro1">
          <table:table-cell office:value-type="string" calcext:value-type="string">
            <text:p>0949</text:p>
          </table:table-cell>
          <table:table-cell/>
        </table:table-row>
        <table:table-row table:style-name="ro1">
          <table:table-cell office:value-type="string" calcext:value-type="string">
            <text:p>09496</text:p>
          </table:table-cell>
          <table:table-cell/>
        </table:table-row>
        <table:table-row table:style-name="ro1">
          <table:table-cell office:value-type="string" calcext:value-type="string">
            <text:p>095</text:p>
          </table:table-cell>
          <table:table-cell/>
        </table:table-row>
        <table:table-row table:style-name="ro1">
          <table:table-cell office:value-type="string" calcext:value-type="string">
            <text:p>0950</text:p>
          </table:table-cell>
          <table:table-cell/>
        </table:table-row>
        <table:table-row table:style-name="ro1">
          <table:table-cell office:value-type="string" calcext:value-type="string">
            <text:p>0952</text:p>
          </table:table-cell>
          <table:table-cell/>
        </table:table-row>
        <table:table-row table:style-name="ro1">
          <table:table-cell office:value-type="string" calcext:value-type="string">
            <text:p>0954</text:p>
          </table:table-cell>
          <table:table-cell/>
        </table:table-row>
        <table:table-row table:style-name="ro1">
          <table:table-cell office:value-type="string" calcext:value-type="string">
            <text:p>0955</text:p>
          </table:table-cell>
          <table:table-cell/>
        </table:table-row>
        <table:table-row table:style-name="ro1">
          <table:table-cell office:value-type="string" calcext:value-type="string">
            <text:p>0956</text:p>
          </table:table-cell>
          <table:table-cell/>
        </table:table-row>
        <table:table-row table:style-name="ro1">
          <table:table-cell office:value-type="string" calcext:value-type="string">
            <text:p>0957</text:p>
          </table:table-cell>
          <table:table-cell/>
        </table:table-row>
        <table:table-row table:style-name="ro1">
          <table:table-cell office:value-type="string" calcext:value-type="string">
            <text:p>0959</text:p>
          </table:table-cell>
          <table:table-cell/>
        </table:table-row>
        <table:table-row table:style-name="ro1">
          <table:table-cell office:value-type="string" calcext:value-type="string">
            <text:p>096</text:p>
          </table:table-cell>
          <table:table-cell/>
        </table:table-row>
        <table:table-row table:style-name="ro1">
          <table:table-cell office:value-type="string" calcext:value-type="string">
            <text:p>0964</text:p>
          </table:table-cell>
          <table:table-cell/>
        </table:table-row>
        <table:table-row table:style-name="ro1">
          <table:table-cell office:value-type="string" calcext:value-type="string">
            <text:p>0965</text:p>
          </table:table-cell>
          <table:table-cell/>
        </table:table-row>
        <table:table-row table:style-name="ro1">
          <table:table-cell office:value-type="string" calcext:value-type="string">
            <text:p>0966</text:p>
          </table:table-cell>
          <table:table-cell/>
        </table:table-row>
        <table:table-row table:style-name="ro1">
          <table:table-cell office:value-type="string" calcext:value-type="string">
            <text:p>0967</text:p>
          </table:table-cell>
          <table:table-cell/>
        </table:table-row>
        <table:table-row table:style-name="ro1">
          <table:table-cell office:value-type="string" calcext:value-type="string">
            <text:p>0968</text:p>
          </table:table-cell>
          <table:table-cell/>
        </table:table-row>
        <table:table-row table:style-name="ro1">
          <table:table-cell office:value-type="string" calcext:value-type="string">
            <text:p>0969</text:p>
          </table:table-cell>
          <table:table-cell/>
        </table:table-row>
        <table:table-row table:style-name="ro1">
          <table:table-cell office:value-type="string" calcext:value-type="string">
            <text:p>097</text:p>
          </table:table-cell>
          <table:table-cell/>
        </table:table-row>
        <table:table-row table:style-name="ro1">
          <table:table-cell office:value-type="string" calcext:value-type="string">
            <text:p>0972</text:p>
          </table:table-cell>
          <table:table-cell/>
        </table:table-row>
        <table:table-row table:style-name="ro1">
          <table:table-cell office:value-type="string" calcext:value-type="string">
            <text:p>0973</text:p>
          </table:table-cell>
          <table:table-cell/>
        </table:table-row>
        <table:table-row table:style-name="ro1">
          <table:table-cell office:value-type="string" calcext:value-type="string">
            <text:p>0974</text:p>
          </table:table-cell>
          <table:table-cell/>
        </table:table-row>
        <table:table-row table:style-name="ro1">
          <table:table-cell office:value-type="string" calcext:value-type="string">
            <text:p>0977</text:p>
          </table:table-cell>
          <table:table-cell/>
        </table:table-row>
        <table:table-row table:style-name="ro1">
          <table:table-cell office:value-type="string" calcext:value-type="string">
            <text:p>0978</text:p>
          </table:table-cell>
          <table:table-cell/>
        </table:table-row>
        <table:table-row table:style-name="ro1">
          <table:table-cell office:value-type="string" calcext:value-type="string">
            <text:p>0979</text:p>
          </table:table-cell>
          <table:table-cell/>
        </table:table-row>
        <table:table-row table:style-name="ro1">
          <table:table-cell office:value-type="string" calcext:value-type="string">
            <text:p>098</text:p>
          </table:table-cell>
          <table:table-cell/>
        </table:table-row>
        <table:table-row table:style-name="ro1">
          <table:table-cell office:value-type="string" calcext:value-type="string">
            <text:p>0980</text:p>
          </table:table-cell>
          <table:table-cell/>
        </table:table-row>
        <table:table-row table:style-name="ro1">
          <table:table-cell office:value-type="string" calcext:value-type="string">
            <text:p>09802</text:p>
          </table:table-cell>
          <table:table-cell/>
        </table:table-row>
        <table:table-row table:style-name="ro1">
          <table:table-cell office:value-type="string" calcext:value-type="string">
            <text:p>0982</text:p>
          </table:table-cell>
          <table:table-cell/>
        </table:table-row>
        <table:table-row table:style-name="ro1">
          <table:table-cell office:value-type="string" calcext:value-type="string">
            <text:p>0983</text:p>
          </table:table-cell>
          <table:table-cell/>
        </table:table-row>
        <table:table-row table:style-name="ro1">
          <table:table-cell office:value-type="string" calcext:value-type="string">
            <text:p>0984</text:p>
          </table:table-cell>
          <table:table-cell/>
        </table:table-row>
        <table:table-row table:style-name="ro1">
          <table:table-cell office:value-type="string" calcext:value-type="string">
            <text:p>0985</text:p>
          </table:table-cell>
          <table:table-cell/>
        </table:table-row>
        <table:table-row table:style-name="ro1">
          <table:table-cell office:value-type="string" calcext:value-type="string">
            <text:p>0986</text:p>
          </table:table-cell>
          <table:table-cell/>
        </table:table-row>
        <table:table-row table:style-name="ro1">
          <table:table-cell office:value-type="string" calcext:value-type="string">
            <text:p>0987</text:p>
          </table:table-cell>
          <table:table-cell/>
        </table:table-row>
        <table:table-row table:style-name="ro1">
          <table:table-cell office:value-type="string" calcext:value-type="string">
            <text:p>099</text:p>
          </table:table-cell>
          <table:table-cell/>
        </table:table-row>
        <table:table-row table:style-name="ro1">
          <table:table-cell office:value-type="string" calcext:value-type="string">
            <text:p>09912</text:p>
          </table:table-cell>
          <table:table-cell/>
        </table:table-row>
        <table:table-row table:style-name="ro1">
          <table:table-cell office:value-type="string" calcext:value-type="string">
            <text:p>09913</text:p>
          </table:table-cell>
          <table:table-cell/>
        </table:table-row>
        <table:table-row table:style-name="ro1">
          <table:table-cell office:value-type="string" calcext:value-type="string">
            <text:p>0993</text:p>
          </table:table-cell>
          <table:table-cell/>
        </table:table-row>
        <table:table-row table:style-name="ro1">
          <table:table-cell office:value-type="string" calcext:value-type="string">
            <text:p>0994</text:p>
          </table:table-cell>
          <table:table-cell/>
        </table:table-row>
        <table:table-row table:style-name="ro1">
          <table:table-cell office:value-type="string" calcext:value-type="string">
            <text:p>0995</text:p>
          </table:table-cell>
          <table:table-cell/>
        </table:table-row>
        <table:table-row table:style-name="ro1">
          <table:table-cell office:value-type="string" calcext:value-type="string">
            <text:p>0996</text:p>
          </table:table-cell>
          <table:table-cell/>
        </table:table-row>
        <table:table-row table:style-name="ro1">
          <table:table-cell office:value-type="string" calcext:value-type="string">
            <text:p>09969</text:p>
          </table:table-cell>
          <table:table-cell/>
        </table:table-row>
        <table:table-row table:style-name="ro1">
          <table:table-cell office:value-type="string" calcext:value-type="string">
            <text:p>0997</text:p>
          </table:table-cell>
          <table:table-cell/>
        </table:table-row>
        <table:table-row table:style-name="ro1">
          <table:table-cell office:value-type="string" calcext:value-type="string">
            <text:p>0プリフィックス付き</text:p>
          </table:table-cell>
          <table:table-cell/>
        </table:table-row>
        <table:table-row table:style-name="ro1">
          <table:table-cell office:value-type="string" calcext:value-type="string">
            <text:p>(空白)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合計 結果</text:p>
          </table:table-cell>
          <table:table-cell table:style-name="ce10"/>
        </table:table-row>
      </table:table>
      <table:table table:name="マルチ" table:style-name="ta1">
        <table:table-column table:style-name="co2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011</text:p>
          </table:table-cell>
          <table:table-cell table:formula="of:=[.A1]" office:value-type="string" office:string-value="011" calcext:value-type="string">
            <text:p>011</text:p>
          </table:table-cell>
        </table:table-row>
        <table:table-row table:style-name="ro1">
          <table:table-cell office:value-type="string" calcext:value-type="string">
            <text:p>0123</text:p>
          </table:table-cell>
          <table:table-cell table:formula="of:=[.A2]" office:value-type="string" office:string-value="0123" calcext:value-type="string">
            <text:p>0123</text:p>
          </table:table-cell>
        </table:table-row>
        <table:table-row table:style-name="ro1">
          <table:table-cell office:value-type="string" calcext:value-type="string">
            <text:p>0124</text:p>
          </table:table-cell>
          <table:table-cell table:formula="of:=[.A3]" office:value-type="string" office:string-value="0124" calcext:value-type="string">
            <text:p>0124</text:p>
          </table:table-cell>
        </table:table-row>
        <table:table-row table:style-name="ro1">
          <table:table-cell office:value-type="string" calcext:value-type="string">
            <text:p>0125</text:p>
          </table:table-cell>
          <table:table-cell table:formula="of:=[.A4]" office:value-type="string" office:string-value="0125" calcext:value-type="string">
            <text:p>0125</text:p>
          </table:table-cell>
        </table:table-row>
        <table:table-row table:style-name="ro1">
          <table:table-cell office:value-type="string" calcext:value-type="string">
            <text:p>0126</text:p>
          </table:table-cell>
          <table:table-cell table:formula="of:=[.A5]" office:value-type="string" office:string-value="0126" calcext:value-type="string">
            <text:p>0126</text:p>
          </table:table-cell>
        </table:table-row>
        <table:table-row table:style-name="ro1">
          <table:table-cell office:value-type="string" calcext:value-type="string">
            <text:p>01267</text:p>
          </table:table-cell>
          <table:table-cell table:formula="of:=[.A6]" office:value-type="string" office:string-value="01267" calcext:value-type="string">
            <text:p>01267</text:p>
          </table:table-cell>
        </table:table-row>
        <table:table-row table:style-name="ro1">
          <table:table-cell office:value-type="string" calcext:value-type="string">
            <text:p>0133</text:p>
          </table:table-cell>
          <table:table-cell table:formula="of:=[.A7]" office:value-type="string" office:string-value="0133" calcext:value-type="string">
            <text:p>0133</text:p>
          </table:table-cell>
        </table:table-row>
        <table:table-row table:style-name="ro1">
          <table:table-cell office:value-type="string" calcext:value-type="string">
            <text:p>0134</text:p>
          </table:table-cell>
          <table:table-cell table:formula="of:=[.A8]" office:value-type="string" office:string-value="0134" calcext:value-type="string">
            <text:p>0134</text:p>
          </table:table-cell>
        </table:table-row>
        <table:table-row table:style-name="ro1">
          <table:table-cell office:value-type="string" calcext:value-type="string">
            <text:p>0135</text:p>
          </table:table-cell>
          <table:table-cell table:formula="of:=[.A9]" office:value-type="string" office:string-value="0135" calcext:value-type="string">
            <text:p>0135</text:p>
          </table:table-cell>
        </table:table-row>
        <table:table-row table:style-name="ro1">
          <table:table-cell office:value-type="string" calcext:value-type="string">
            <text:p>0136</text:p>
          </table:table-cell>
          <table:table-cell table:formula="of:=[.A10]" office:value-type="string" office:string-value="0136" calcext:value-type="string">
            <text:p>0136</text:p>
          </table:table-cell>
        </table:table-row>
        <table:table-row table:style-name="ro1">
          <table:table-cell office:value-type="string" calcext:value-type="string">
            <text:p>0137</text:p>
          </table:table-cell>
          <table:table-cell table:formula="of:=[.A11]" office:value-type="string" office:string-value="0137" calcext:value-type="string">
            <text:p>0137</text:p>
          </table:table-cell>
        </table:table-row>
        <table:table-row table:style-name="ro1">
          <table:table-cell office:value-type="string" calcext:value-type="string">
            <text:p>01372</text:p>
          </table:table-cell>
          <table:table-cell table:formula="of:=[.A12]" office:value-type="string" office:string-value="01372" calcext:value-type="string">
            <text:p>01372</text:p>
          </table:table-cell>
        </table:table-row>
        <table:table-row table:style-name="ro1">
          <table:table-cell office:value-type="string" calcext:value-type="string">
            <text:p>01374</text:p>
          </table:table-cell>
          <table:table-cell table:formula="of:=[.A13]" office:value-type="string" office:string-value="01374" calcext:value-type="string">
            <text:p>01374</text:p>
          </table:table-cell>
        </table:table-row>
        <table:table-row table:style-name="ro1">
          <table:table-cell office:value-type="string" calcext:value-type="string">
            <text:p>01377</text:p>
          </table:table-cell>
          <table:table-cell table:formula="of:=[.A14]" office:value-type="string" office:string-value="01377" calcext:value-type="string">
            <text:p>01377</text:p>
          </table:table-cell>
        </table:table-row>
        <table:table-row table:style-name="ro1">
          <table:table-cell office:value-type="string" calcext:value-type="string">
            <text:p>0138</text:p>
          </table:table-cell>
          <table:table-cell table:formula="of:=[.A15]" office:value-type="string" office:string-value="0138" calcext:value-type="string">
            <text:p>0138</text:p>
          </table:table-cell>
        </table:table-row>
        <table:table-row table:style-name="ro1">
          <table:table-cell office:value-type="string" calcext:value-type="string">
            <text:p>0139</text:p>
          </table:table-cell>
          <table:table-cell table:formula="of:=[.A16]" office:value-type="string" office:string-value="0139" calcext:value-type="string">
            <text:p>0139</text:p>
          </table:table-cell>
        </table:table-row>
        <table:table-row table:style-name="ro1">
          <table:table-cell office:value-type="string" calcext:value-type="string">
            <text:p>01392</text:p>
          </table:table-cell>
          <table:table-cell table:formula="of:=[.A17]" office:value-type="string" office:string-value="01392" calcext:value-type="string">
            <text:p>01392</text:p>
          </table:table-cell>
        </table:table-row>
        <table:table-row table:style-name="ro1">
          <table:table-cell office:value-type="string" calcext:value-type="string">
            <text:p>01397</text:p>
          </table:table-cell>
          <table:table-cell table:formula="of:=[.A18]" office:value-type="string" office:string-value="01397" calcext:value-type="string">
            <text:p>01397</text:p>
          </table:table-cell>
        </table:table-row>
        <table:table-row table:style-name="ro1">
          <table:table-cell office:value-type="string" calcext:value-type="string">
            <text:p>01398</text:p>
          </table:table-cell>
          <table:table-cell table:formula="of:=[.A19]" office:value-type="string" office:string-value="01398" calcext:value-type="string">
            <text:p>01398</text:p>
          </table:table-cell>
        </table:table-row>
        <table:table-row table:style-name="ro1">
          <table:table-cell office:value-type="string" calcext:value-type="string">
            <text:p>0142</text:p>
          </table:table-cell>
          <table:table-cell table:formula="of:=[.A20]" office:value-type="string" office:string-value="0142" calcext:value-type="string">
            <text:p>0142</text:p>
          </table:table-cell>
        </table:table-row>
        <table:table-row table:style-name="ro1">
          <table:table-cell office:value-type="string" calcext:value-type="string">
            <text:p>0143</text:p>
          </table:table-cell>
          <table:table-cell table:formula="of:=[.A21]" office:value-type="string" office:string-value="0143" calcext:value-type="string">
            <text:p>0143</text:p>
          </table:table-cell>
        </table:table-row>
        <table:table-row table:style-name="ro1">
          <table:table-cell office:value-type="string" calcext:value-type="string">
            <text:p>0144</text:p>
          </table:table-cell>
          <table:table-cell table:formula="of:=[.A22]" office:value-type="string" office:string-value="0144" calcext:value-type="string">
            <text:p>0144</text:p>
          </table:table-cell>
        </table:table-row>
        <table:table-row table:style-name="ro1">
          <table:table-cell office:value-type="string" calcext:value-type="string">
            <text:p>0145</text:p>
          </table:table-cell>
          <table:table-cell table:formula="of:=[.A23]" office:value-type="string" office:string-value="0145" calcext:value-type="string">
            <text:p>0145</text:p>
          </table:table-cell>
        </table:table-row>
        <table:table-row table:style-name="ro1">
          <table:table-cell office:value-type="string" calcext:value-type="string">
            <text:p>01456</text:p>
          </table:table-cell>
          <table:table-cell table:formula="of:=[.A24]" office:value-type="string" office:string-value="01456" calcext:value-type="string">
            <text:p>01456</text:p>
          </table:table-cell>
        </table:table-row>
        <table:table-row table:style-name="ro1">
          <table:table-cell office:value-type="string" calcext:value-type="string">
            <text:p>01457</text:p>
          </table:table-cell>
          <table:table-cell table:formula="of:=[.A25]" office:value-type="string" office:string-value="01457" calcext:value-type="string">
            <text:p>01457</text:p>
          </table:table-cell>
        </table:table-row>
        <table:table-row table:style-name="ro1">
          <table:table-cell office:value-type="string" calcext:value-type="string">
            <text:p>0146</text:p>
          </table:table-cell>
          <table:table-cell table:formula="of:=[.A26]" office:value-type="string" office:string-value="0146" calcext:value-type="string">
            <text:p>0146</text:p>
          </table:table-cell>
        </table:table-row>
        <table:table-row table:style-name="ro1">
          <table:table-cell office:value-type="string" calcext:value-type="string">
            <text:p>01466</text:p>
          </table:table-cell>
          <table:table-cell table:formula="of:=[.A27]" office:value-type="string" office:string-value="01466" calcext:value-type="string">
            <text:p>01466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table:formula="of:=[.A28]" office:value-type="string" office:string-value="015" calcext:value-type="string">
            <text:p>015</text:p>
          </table:table-cell>
        </table:table-row>
        <table:table-row table:style-name="ro1">
          <table:table-cell office:value-type="string" calcext:value-type="string">
            <text:p>0152</text:p>
          </table:table-cell>
          <table:table-cell table:formula="of:=[.A29]" office:value-type="string" office:string-value="0152" calcext:value-type="string">
            <text:p>0152</text:p>
          </table:table-cell>
        </table:table-row>
        <table:table-row table:style-name="ro1">
          <table:table-cell office:value-type="string" calcext:value-type="string">
            <text:p>0153</text:p>
          </table:table-cell>
          <table:table-cell table:formula="of:=[.A30]" office:value-type="string" office:string-value="0153" calcext:value-type="string">
            <text:p>0153</text:p>
          </table:table-cell>
        </table:table-row>
        <table:table-row table:style-name="ro1">
          <table:table-cell office:value-type="string" calcext:value-type="string">
            <text:p>0154</text:p>
          </table:table-cell>
          <table:table-cell table:formula="of:=[.A31]" office:value-type="string" office:string-value="0154" calcext:value-type="string">
            <text:p>0154</text:p>
          </table:table-cell>
        </table:table-row>
        <table:table-row table:style-name="ro1">
          <table:table-cell office:value-type="string" calcext:value-type="string">
            <text:p>01547</text:p>
          </table:table-cell>
          <table:table-cell table:formula="of:=[.A32]" office:value-type="string" office:string-value="01547" calcext:value-type="string">
            <text:p>01547</text:p>
          </table:table-cell>
        </table:table-row>
        <table:table-row table:style-name="ro1">
          <table:table-cell office:value-type="string" calcext:value-type="string">
            <text:p>0155</text:p>
          </table:table-cell>
          <table:table-cell table:formula="of:=[.A33]" office:value-type="string" office:string-value="0155" calcext:value-type="string">
            <text:p>0155</text:p>
          </table:table-cell>
        </table:table-row>
        <table:table-row table:style-name="ro1">
          <table:table-cell office:value-type="string" calcext:value-type="string">
            <text:p>01558</text:p>
          </table:table-cell>
          <table:table-cell table:formula="of:=[.A34]" office:value-type="string" office:string-value="01558" calcext:value-type="string">
            <text:p>01558</text:p>
          </table:table-cell>
        </table:table-row>
        <table:table-row table:style-name="ro1">
          <table:table-cell office:value-type="string" calcext:value-type="string">
            <text:p>0156</text:p>
          </table:table-cell>
          <table:table-cell table:formula="of:=[.A35]" office:value-type="string" office:string-value="0156" calcext:value-type="string">
            <text:p>0156</text:p>
          </table:table-cell>
        </table:table-row>
        <table:table-row table:style-name="ro1">
          <table:table-cell office:value-type="string" calcext:value-type="string">
            <text:p>01564</text:p>
          </table:table-cell>
          <table:table-cell table:formula="of:=[.A36]" office:value-type="string" office:string-value="01564" calcext:value-type="string">
            <text:p>01564</text:p>
          </table:table-cell>
        </table:table-row>
        <table:table-row table:style-name="ro1">
          <table:table-cell office:value-type="string" calcext:value-type="string">
            <text:p>0157</text:p>
          </table:table-cell>
          <table:table-cell table:formula="of:=[.A37]" office:value-type="string" office:string-value="0157" calcext:value-type="string">
            <text:p>0157</text:p>
          </table:table-cell>
        </table:table-row>
        <table:table-row table:style-name="ro1">
          <table:table-cell office:value-type="string" calcext:value-type="string">
            <text:p>0158</text:p>
          </table:table-cell>
          <table:table-cell table:formula="of:=[.A38]" office:value-type="string" office:string-value="0158" calcext:value-type="string">
            <text:p>0158</text:p>
          </table:table-cell>
        </table:table-row>
        <table:table-row table:style-name="ro1">
          <table:table-cell office:value-type="string" calcext:value-type="string">
            <text:p>01586</text:p>
          </table:table-cell>
          <table:table-cell table:formula="of:=[.A39]" office:value-type="string" office:string-value="01586" calcext:value-type="string">
            <text:p>01586</text:p>
          </table:table-cell>
        </table:table-row>
        <table:table-row table:style-name="ro1">
          <table:table-cell office:value-type="string" calcext:value-type="string">
            <text:p>01587</text:p>
          </table:table-cell>
          <table:table-cell table:formula="of:=[.A40]" office:value-type="string" office:string-value="01587" calcext:value-type="string">
            <text:p>01587</text:p>
          </table:table-cell>
        </table:table-row>
        <table:table-row table:style-name="ro1">
          <table:table-cell office:value-type="string" calcext:value-type="string">
            <text:p>0162</text:p>
          </table:table-cell>
          <table:table-cell table:formula="of:=[.A41]" office:value-type="string" office:string-value="0162" calcext:value-type="string">
            <text:p>0162</text:p>
          </table:table-cell>
        </table:table-row>
        <table:table-row table:style-name="ro1">
          <table:table-cell office:value-type="string" calcext:value-type="string">
            <text:p>0163</text:p>
          </table:table-cell>
          <table:table-cell table:formula="of:=[.A42]" office:value-type="string" office:string-value="0163" calcext:value-type="string">
            <text:p>0163</text:p>
          </table:table-cell>
        </table:table-row>
        <table:table-row table:style-name="ro1">
          <table:table-cell office:value-type="string" calcext:value-type="string">
            <text:p>01632</text:p>
          </table:table-cell>
          <table:table-cell table:formula="of:=[.A43]" office:value-type="string" office:string-value="01632" calcext:value-type="string">
            <text:p>01632</text:p>
          </table:table-cell>
        </table:table-row>
        <table:table-row table:style-name="ro1">
          <table:table-cell office:value-type="string" calcext:value-type="string">
            <text:p>01634</text:p>
          </table:table-cell>
          <table:table-cell table:formula="of:=[.A44]" office:value-type="string" office:string-value="01634" calcext:value-type="string">
            <text:p>01634</text:p>
          </table:table-cell>
        </table:table-row>
        <table:table-row table:style-name="ro1">
          <table:table-cell office:value-type="string" calcext:value-type="string">
            <text:p>01635</text:p>
          </table:table-cell>
          <table:table-cell table:formula="of:=[.A45]" office:value-type="string" office:string-value="01635" calcext:value-type="string">
            <text:p>01635</text:p>
          </table:table-cell>
        </table:table-row>
        <table:table-row table:style-name="ro1">
          <table:table-cell office:value-type="string" calcext:value-type="string">
            <text:p>0164</text:p>
          </table:table-cell>
          <table:table-cell table:formula="of:=[.A46]" office:value-type="string" office:string-value="0164" calcext:value-type="string">
            <text:p>0164</text:p>
          </table:table-cell>
        </table:table-row>
        <table:table-row table:style-name="ro1">
          <table:table-cell office:value-type="string" calcext:value-type="string">
            <text:p>01648</text:p>
          </table:table-cell>
          <table:table-cell table:formula="of:=[.A47]" office:value-type="string" office:string-value="01648" calcext:value-type="string">
            <text:p>01648</text:p>
          </table:table-cell>
        </table:table-row>
        <table:table-row table:style-name="ro1">
          <table:table-cell office:value-type="string" calcext:value-type="string">
            <text:p>0165</text:p>
          </table:table-cell>
          <table:table-cell table:formula="of:=[.A48]" office:value-type="string" office:string-value="0165" calcext:value-type="string">
            <text:p>0165</text:p>
          </table:table-cell>
        </table:table-row>
        <table:table-row table:style-name="ro1">
          <table:table-cell office:value-type="string" calcext:value-type="string">
            <text:p>01654</text:p>
          </table:table-cell>
          <table:table-cell table:formula="of:=[.A49]" office:value-type="string" office:string-value="01654" calcext:value-type="string">
            <text:p>01654</text:p>
          </table:table-cell>
        </table:table-row>
        <table:table-row table:style-name="ro1">
          <table:table-cell office:value-type="string" calcext:value-type="string">
            <text:p>01655</text:p>
          </table:table-cell>
          <table:table-cell table:formula="of:=[.A50]" office:value-type="string" office:string-value="01655" calcext:value-type="string">
            <text:p>01655</text:p>
          </table:table-cell>
        </table:table-row>
        <table:table-row table:style-name="ro1">
          <table:table-cell office:value-type="string" calcext:value-type="string">
            <text:p>01656</text:p>
          </table:table-cell>
          <table:table-cell table:formula="of:=[.A51]" office:value-type="string" office:string-value="01656" calcext:value-type="string">
            <text:p>01656</text:p>
          </table:table-cell>
        </table:table-row>
        <table:table-row table:style-name="ro1">
          <table:table-cell office:value-type="string" calcext:value-type="string">
            <text:p>01658</text:p>
          </table:table-cell>
          <table:table-cell table:formula="of:=[.A52]" office:value-type="string" office:string-value="01658" calcext:value-type="string">
            <text:p>01658</text:p>
          </table:table-cell>
        </table:table-row>
        <table:table-row table:style-name="ro1">
          <table:table-cell office:value-type="string" calcext:value-type="string">
            <text:p>0166</text:p>
          </table:table-cell>
          <table:table-cell table:formula="of:=[.A53]" office:value-type="string" office:string-value="0166" calcext:value-type="string">
            <text:p>0166</text:p>
          </table:table-cell>
        </table:table-row>
        <table:table-row table:style-name="ro1">
          <table:table-cell office:value-type="string" calcext:value-type="string">
            <text:p>0167</text:p>
          </table:table-cell>
          <table:table-cell table:formula="of:=[.A54]" office:value-type="string" office:string-value="0167" calcext:value-type="string">
            <text:p>0167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table:formula="of:=[.A55]" office:value-type="string" office:string-value="017" calcext:value-type="string">
            <text:p>017</text:p>
          </table:table-cell>
        </table:table-row>
        <table:table-row table:style-name="ro1">
          <table:table-cell office:value-type="string" calcext:value-type="string">
            <text:p>0172</text:p>
          </table:table-cell>
          <table:table-cell table:formula="of:=[.A56]" office:value-type="string" office:string-value="0172" calcext:value-type="string">
            <text:p>0172</text:p>
          </table:table-cell>
        </table:table-row>
        <table:table-row table:style-name="ro1">
          <table:table-cell office:value-type="string" calcext:value-type="string">
            <text:p>0173</text:p>
          </table:table-cell>
          <table:table-cell table:formula="of:=[.A57]" office:value-type="string" office:string-value="0173" calcext:value-type="string">
            <text:p>0173</text:p>
          </table:table-cell>
        </table:table-row>
        <table:table-row table:style-name="ro1">
          <table:table-cell office:value-type="string" calcext:value-type="string">
            <text:p>0174</text:p>
          </table:table-cell>
          <table:table-cell table:formula="of:=[.A58]" office:value-type="string" office:string-value="0174" calcext:value-type="string">
            <text:p>0174</text:p>
          </table:table-cell>
        </table:table-row>
        <table:table-row table:style-name="ro1">
          <table:table-cell office:value-type="string" calcext:value-type="string">
            <text:p>0175</text:p>
          </table:table-cell>
          <table:table-cell table:formula="of:=[.A59]" office:value-type="string" office:string-value="0175" calcext:value-type="string">
            <text:p>0175</text:p>
          </table:table-cell>
        </table:table-row>
        <table:table-row table:style-name="ro1">
          <table:table-cell office:value-type="string" calcext:value-type="string">
            <text:p>0176</text:p>
          </table:table-cell>
          <table:table-cell table:formula="of:=[.A60]" office:value-type="string" office:string-value="0176" calcext:value-type="string">
            <text:p>0176</text:p>
          </table:table-cell>
        </table:table-row>
        <table:table-row table:style-name="ro1">
          <table:table-cell office:value-type="string" calcext:value-type="string">
            <text:p>0178</text:p>
          </table:table-cell>
          <table:table-cell table:formula="of:=[.A61]" office:value-type="string" office:string-value="0178" calcext:value-type="string">
            <text:p>0178</text:p>
          </table:table-cell>
        </table:table-row>
        <table:table-row table:style-name="ro1">
          <table:table-cell office:value-type="string" calcext:value-type="string">
            <text:p>0179</text:p>
          </table:table-cell>
          <table:table-cell table:formula="of:=[.A62]" office:value-type="string" office:string-value="0179" calcext:value-type="string">
            <text:p>0179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table:formula="of:=[.A63]" office:value-type="string" office:string-value="018" calcext:value-type="string">
            <text:p>018</text:p>
          </table:table-cell>
        </table:table-row>
        <table:table-row table:style-name="ro1">
          <table:table-cell office:value-type="string" calcext:value-type="string">
            <text:p>0182</text:p>
          </table:table-cell>
          <table:table-cell table:formula="of:=[.A64]" office:value-type="string" office:string-value="0182" calcext:value-type="string">
            <text:p>0182</text:p>
          </table:table-cell>
        </table:table-row>
        <table:table-row table:style-name="ro1">
          <table:table-cell office:value-type="string" calcext:value-type="string">
            <text:p>0183</text:p>
          </table:table-cell>
          <table:table-cell table:formula="of:=[.A65]" office:value-type="string" office:string-value="0183" calcext:value-type="string">
            <text:p>0183</text:p>
          </table:table-cell>
        </table:table-row>
        <table:table-row table:style-name="ro1">
          <table:table-cell office:value-type="string" calcext:value-type="string">
            <text:p>0184</text:p>
          </table:table-cell>
          <table:table-cell table:formula="of:=[.A66]" office:value-type="string" office:string-value="0184" calcext:value-type="string">
            <text:p>0184</text:p>
          </table:table-cell>
        </table:table-row>
        <table:table-row table:style-name="ro1">
          <table:table-cell office:value-type="string" calcext:value-type="string">
            <text:p>0185</text:p>
          </table:table-cell>
          <table:table-cell table:formula="of:=[.A67]" office:value-type="string" office:string-value="0185" calcext:value-type="string">
            <text:p>0185</text:p>
          </table:table-cell>
        </table:table-row>
        <table:table-row table:style-name="ro1">
          <table:table-cell office:value-type="string" calcext:value-type="string">
            <text:p>0186</text:p>
          </table:table-cell>
          <table:table-cell table:formula="of:=[.A68]" office:value-type="string" office:string-value="0186" calcext:value-type="string">
            <text:p>0186</text:p>
          </table:table-cell>
        </table:table-row>
        <table:table-row table:style-name="ro1">
          <table:table-cell office:value-type="string" calcext:value-type="string">
            <text:p>0187</text:p>
          </table:table-cell>
          <table:table-cell table:formula="of:=[.A69]" office:value-type="string" office:string-value="0187" calcext:value-type="string">
            <text:p>0187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table:formula="of:=[.A70]" office:value-type="string" office:string-value="019" calcext:value-type="string">
            <text:p>019</text:p>
          </table:table-cell>
        </table:table-row>
        <table:table-row table:style-name="ro1">
          <table:table-cell office:value-type="string" calcext:value-type="string">
            <text:p>0191</text:p>
          </table:table-cell>
          <table:table-cell table:formula="of:=[.A71]" office:value-type="string" office:string-value="0191" calcext:value-type="string">
            <text:p>0191</text:p>
          </table:table-cell>
        </table:table-row>
        <table:table-row table:style-name="ro1">
          <table:table-cell office:value-type="string" calcext:value-type="string">
            <text:p>0192</text:p>
          </table:table-cell>
          <table:table-cell table:formula="of:=[.A72]" office:value-type="string" office:string-value="0192" calcext:value-type="string">
            <text:p>0192</text:p>
          </table:table-cell>
        </table:table-row>
        <table:table-row table:style-name="ro1">
          <table:table-cell office:value-type="string" calcext:value-type="string">
            <text:p>0193</text:p>
          </table:table-cell>
          <table:table-cell table:formula="of:=[.A73]" office:value-type="string" office:string-value="0193" calcext:value-type="string">
            <text:p>0193</text:p>
          </table:table-cell>
        </table:table-row>
        <table:table-row table:style-name="ro1">
          <table:table-cell office:value-type="string" calcext:value-type="string">
            <text:p>0194</text:p>
          </table:table-cell>
          <table:table-cell table:formula="of:=[.A74]" office:value-type="string" office:string-value="0194" calcext:value-type="string">
            <text:p>0194</text:p>
          </table:table-cell>
        </table:table-row>
        <table:table-row table:style-name="ro1">
          <table:table-cell office:value-type="string" calcext:value-type="string">
            <text:p>0195</text:p>
          </table:table-cell>
          <table:table-cell table:formula="of:=[.A75]" office:value-type="string" office:string-value="0195" calcext:value-type="string">
            <text:p>0195</text:p>
          </table:table-cell>
        </table:table-row>
        <table:table-row table:style-name="ro1">
          <table:table-cell office:value-type="string" calcext:value-type="string">
            <text:p>0197</text:p>
          </table:table-cell>
          <table:table-cell table:formula="of:=[.A76]" office:value-type="string" office:string-value="0197" calcext:value-type="string">
            <text:p>0197</text:p>
          </table:table-cell>
        </table:table-row>
        <table:table-row table:style-name="ro1">
          <table:table-cell office:value-type="string" calcext:value-type="string">
            <text:p>0198</text:p>
          </table:table-cell>
          <table:table-cell table:formula="of:=[.A77]" office:value-type="string" office:string-value="0198" calcext:value-type="string">
            <text:p>0198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table:formula="of:=[.A78]" office:value-type="string" office:string-value="022" calcext:value-type="string">
            <text:p>022</text:p>
          </table:table-cell>
        </table:table-row>
        <table:table-row table:style-name="ro1">
          <table:table-cell office:value-type="string" calcext:value-type="string">
            <text:p>0220</text:p>
          </table:table-cell>
          <table:table-cell table:formula="of:=[.A79]" office:value-type="string" office:string-value="0220" calcext:value-type="string">
            <text:p>0220</text:p>
          </table:table-cell>
        </table:table-row>
        <table:table-row table:style-name="ro1">
          <table:table-cell office:value-type="string" calcext:value-type="string">
            <text:p>0223</text:p>
          </table:table-cell>
          <table:table-cell table:formula="of:=[.A80]" office:value-type="string" office:string-value="0223" calcext:value-type="string">
            <text:p>0223</text:p>
          </table:table-cell>
        </table:table-row>
        <table:table-row table:style-name="ro1">
          <table:table-cell office:value-type="string" calcext:value-type="string">
            <text:p>0224</text:p>
          </table:table-cell>
          <table:table-cell table:formula="of:=[.A81]" office:value-type="string" office:string-value="0224" calcext:value-type="string">
            <text:p>0224</text:p>
          </table:table-cell>
        </table:table-row>
        <table:table-row table:style-name="ro1">
          <table:table-cell office:value-type="string" calcext:value-type="string">
            <text:p>0225</text:p>
          </table:table-cell>
          <table:table-cell table:formula="of:=[.A82]" office:value-type="string" office:string-value="0225" calcext:value-type="string">
            <text:p>0225</text:p>
          </table:table-cell>
        </table:table-row>
        <table:table-row table:style-name="ro1">
          <table:table-cell office:value-type="string" calcext:value-type="string">
            <text:p>0226</text:p>
          </table:table-cell>
          <table:table-cell table:formula="of:=[.A83]" office:value-type="string" office:string-value="0226" calcext:value-type="string">
            <text:p>0226</text:p>
          </table:table-cell>
        </table:table-row>
        <table:table-row table:style-name="ro1">
          <table:table-cell office:value-type="string" calcext:value-type="string">
            <text:p>0228</text:p>
          </table:table-cell>
          <table:table-cell table:formula="of:=[.A84]" office:value-type="string" office:string-value="0228" calcext:value-type="string">
            <text:p>0228</text:p>
          </table:table-cell>
        </table:table-row>
        <table:table-row table:style-name="ro1">
          <table:table-cell office:value-type="string" calcext:value-type="string">
            <text:p>0229</text:p>
          </table:table-cell>
          <table:table-cell table:formula="of:=[.A85]" office:value-type="string" office:string-value="0229" calcext:value-type="string">
            <text:p>0229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table:formula="of:=[.A86]" office:value-type="string" office:string-value="023" calcext:value-type="string">
            <text:p>023</text:p>
          </table:table-cell>
        </table:table-row>
        <table:table-row table:style-name="ro1">
          <table:table-cell office:value-type="string" calcext:value-type="string">
            <text:p>0233</text:p>
          </table:table-cell>
          <table:table-cell table:formula="of:=[.A87]" office:value-type="string" office:string-value="0233" calcext:value-type="string">
            <text:p>0233</text:p>
          </table:table-cell>
        </table:table-row>
        <table:table-row table:style-name="ro1">
          <table:table-cell office:value-type="string" calcext:value-type="string">
            <text:p>0234</text:p>
          </table:table-cell>
          <table:table-cell table:formula="of:=[.A88]" office:value-type="string" office:string-value="0234" calcext:value-type="string">
            <text:p>0234</text:p>
          </table:table-cell>
        </table:table-row>
        <table:table-row table:style-name="ro1">
          <table:table-cell office:value-type="string" calcext:value-type="string">
            <text:p>0235</text:p>
          </table:table-cell>
          <table:table-cell table:formula="of:=[.A89]" office:value-type="string" office:string-value="0235" calcext:value-type="string">
            <text:p>0235</text:p>
          </table:table-cell>
        </table:table-row>
        <table:table-row table:style-name="ro1">
          <table:table-cell office:value-type="string" calcext:value-type="string">
            <text:p>0237</text:p>
          </table:table-cell>
          <table:table-cell table:formula="of:=[.A90]" office:value-type="string" office:string-value="0237" calcext:value-type="string">
            <text:p>0237</text:p>
          </table:table-cell>
        </table:table-row>
        <table:table-row table:style-name="ro1">
          <table:table-cell office:value-type="string" calcext:value-type="string">
            <text:p>0238</text:p>
          </table:table-cell>
          <table:table-cell table:formula="of:=[.A91]" office:value-type="string" office:string-value="0238" calcext:value-type="string">
            <text:p>0238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table:formula="of:=[.A92]" office:value-type="string" office:string-value="024" calcext:value-type="string">
            <text:p>024</text:p>
          </table:table-cell>
        </table:table-row>
        <table:table-row table:style-name="ro1">
          <table:table-cell office:value-type="string" calcext:value-type="string">
            <text:p>0240</text:p>
          </table:table-cell>
          <table:table-cell table:formula="of:=[.A93]" office:value-type="string" office:string-value="0240" calcext:value-type="string">
            <text:p>0240</text:p>
          </table:table-cell>
        </table:table-row>
        <table:table-row table:style-name="ro1">
          <table:table-cell office:value-type="string" calcext:value-type="string">
            <text:p>0241</text:p>
          </table:table-cell>
          <table:table-cell table:formula="of:=[.A94]" office:value-type="string" office:string-value="0241" calcext:value-type="string">
            <text:p>0241</text:p>
          </table:table-cell>
        </table:table-row>
        <table:table-row table:style-name="ro1">
          <table:table-cell office:value-type="string" calcext:value-type="string">
            <text:p>0242</text:p>
          </table:table-cell>
          <table:table-cell table:formula="of:=[.A95]" office:value-type="string" office:string-value="0242" calcext:value-type="string">
            <text:p>0242</text:p>
          </table:table-cell>
        </table:table-row>
        <table:table-row table:style-name="ro1">
          <table:table-cell office:value-type="string" calcext:value-type="string">
            <text:p>0243</text:p>
          </table:table-cell>
          <table:table-cell table:formula="of:=[.A96]" office:value-type="string" office:string-value="0243" calcext:value-type="string">
            <text:p>0243</text:p>
          </table:table-cell>
        </table:table-row>
        <table:table-row table:style-name="ro1">
          <table:table-cell office:value-type="string" calcext:value-type="string">
            <text:p>0244</text:p>
          </table:table-cell>
          <table:table-cell table:formula="of:=[.A97]" office:value-type="string" office:string-value="0244" calcext:value-type="string">
            <text:p>0244</text:p>
          </table:table-cell>
        </table:table-row>
        <table:table-row table:style-name="ro1">
          <table:table-cell office:value-type="string" calcext:value-type="string">
            <text:p>0246</text:p>
          </table:table-cell>
          <table:table-cell table:formula="of:=[.A98]" office:value-type="string" office:string-value="0246" calcext:value-type="string">
            <text:p>0246</text:p>
          </table:table-cell>
        </table:table-row>
        <table:table-row table:style-name="ro1">
          <table:table-cell office:value-type="string" calcext:value-type="string">
            <text:p>0247</text:p>
          </table:table-cell>
          <table:table-cell table:formula="of:=[.A99]" office:value-type="string" office:string-value="0247" calcext:value-type="string">
            <text:p>0247</text:p>
          </table:table-cell>
        </table:table-row>
        <table:table-row table:style-name="ro1">
          <table:table-cell office:value-type="string" calcext:value-type="string">
            <text:p>0248</text:p>
          </table:table-cell>
          <table:table-cell table:formula="of:=[.A100]" office:value-type="string" office:string-value="0248" calcext:value-type="string">
            <text:p>0248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table:formula="of:=[.A101]" office:value-type="string" office:string-value="025" calcext:value-type="string">
            <text:p>025</text:p>
          </table:table-cell>
        </table:table-row>
        <table:table-row table:style-name="ro1">
          <table:table-cell office:value-type="string" calcext:value-type="string">
            <text:p>0250</text:p>
          </table:table-cell>
          <table:table-cell table:formula="of:=[.A102]" office:value-type="string" office:string-value="0250" calcext:value-type="string">
            <text:p>0250</text:p>
          </table:table-cell>
        </table:table-row>
        <table:table-row table:style-name="ro1">
          <table:table-cell office:value-type="string" calcext:value-type="string">
            <text:p>0254</text:p>
          </table:table-cell>
          <table:table-cell table:formula="of:=[.A103]" office:value-type="string" office:string-value="0254" calcext:value-type="string">
            <text:p>0254</text:p>
          </table:table-cell>
        </table:table-row>
        <table:table-row table:style-name="ro1">
          <table:table-cell office:value-type="string" calcext:value-type="string">
            <text:p>0255</text:p>
          </table:table-cell>
          <table:table-cell table:formula="of:=[.A104]" office:value-type="string" office:string-value="0255" calcext:value-type="string">
            <text:p>0255</text:p>
          </table:table-cell>
        </table:table-row>
        <table:table-row table:style-name="ro1">
          <table:table-cell office:value-type="string" calcext:value-type="string">
            <text:p>0256</text:p>
          </table:table-cell>
          <table:table-cell table:formula="of:=[.A105]" office:value-type="string" office:string-value="0256" calcext:value-type="string">
            <text:p>0256</text:p>
          </table:table-cell>
        </table:table-row>
        <table:table-row table:style-name="ro1">
          <table:table-cell office:value-type="string" calcext:value-type="string">
            <text:p>0257</text:p>
          </table:table-cell>
          <table:table-cell table:formula="of:=[.A106]" office:value-type="string" office:string-value="0257" calcext:value-type="string">
            <text:p>0257</text:p>
          </table:table-cell>
        </table:table-row>
        <table:table-row table:style-name="ro1">
          <table:table-cell office:value-type="string" calcext:value-type="string">
            <text:p>0258</text:p>
          </table:table-cell>
          <table:table-cell table:formula="of:=[.A107]" office:value-type="string" office:string-value="0258" calcext:value-type="string">
            <text:p>0258</text:p>
          </table:table-cell>
        </table:table-row>
        <table:table-row table:style-name="ro1">
          <table:table-cell office:value-type="string" calcext:value-type="string">
            <text:p>0259</text:p>
          </table:table-cell>
          <table:table-cell table:formula="of:=[.A108]" office:value-type="string" office:string-value="0259" calcext:value-type="string">
            <text:p>0259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table:formula="of:=[.A109]" office:value-type="string" office:string-value="026" calcext:value-type="string">
            <text:p>026</text:p>
          </table:table-cell>
        </table:table-row>
        <table:table-row table:style-name="ro1">
          <table:table-cell office:value-type="string" calcext:value-type="string">
            <text:p>0260</text:p>
          </table:table-cell>
          <table:table-cell table:formula="of:=[.A110]" office:value-type="string" office:string-value="0260" calcext:value-type="string">
            <text:p>0260</text:p>
          </table:table-cell>
        </table:table-row>
        <table:table-row table:style-name="ro1">
          <table:table-cell office:value-type="string" calcext:value-type="string">
            <text:p>0261</text:p>
          </table:table-cell>
          <table:table-cell table:formula="of:=[.A111]" office:value-type="string" office:string-value="0261" calcext:value-type="string">
            <text:p>0261</text:p>
          </table:table-cell>
        </table:table-row>
        <table:table-row table:style-name="ro1">
          <table:table-cell office:value-type="string" calcext:value-type="string">
            <text:p>0263</text:p>
          </table:table-cell>
          <table:table-cell table:formula="of:=[.A112]" office:value-type="string" office:string-value="0263" calcext:value-type="string">
            <text:p>0263</text:p>
          </table:table-cell>
        </table:table-row>
        <table:table-row table:style-name="ro1">
          <table:table-cell office:value-type="string" calcext:value-type="string">
            <text:p>0264</text:p>
          </table:table-cell>
          <table:table-cell table:formula="of:=[.A113]" office:value-type="string" office:string-value="0264" calcext:value-type="string">
            <text:p>0264</text:p>
          </table:table-cell>
        </table:table-row>
        <table:table-row table:style-name="ro1">
          <table:table-cell office:value-type="string" calcext:value-type="string">
            <text:p>0265</text:p>
          </table:table-cell>
          <table:table-cell table:formula="of:=[.A114]" office:value-type="string" office:string-value="0265" calcext:value-type="string">
            <text:p>0265</text:p>
          </table:table-cell>
        </table:table-row>
        <table:table-row table:style-name="ro1">
          <table:table-cell office:value-type="string" calcext:value-type="string">
            <text:p>0266</text:p>
          </table:table-cell>
          <table:table-cell table:formula="of:=[.A115]" office:value-type="string" office:string-value="0266" calcext:value-type="string">
            <text:p>0266</text:p>
          </table:table-cell>
        </table:table-row>
        <table:table-row table:style-name="ro1">
          <table:table-cell office:value-type="string" calcext:value-type="string">
            <text:p>0267</text:p>
          </table:table-cell>
          <table:table-cell table:formula="of:=[.A116]" office:value-type="string" office:string-value="0267" calcext:value-type="string">
            <text:p>0267</text:p>
          </table:table-cell>
        </table:table-row>
        <table:table-row table:style-name="ro1">
          <table:table-cell office:value-type="string" calcext:value-type="string">
            <text:p>0268</text:p>
          </table:table-cell>
          <table:table-cell table:formula="of:=[.A117]" office:value-type="string" office:string-value="0268" calcext:value-type="string">
            <text:p>0268</text:p>
          </table:table-cell>
        </table:table-row>
        <table:table-row table:style-name="ro1">
          <table:table-cell office:value-type="string" calcext:value-type="string">
            <text:p>0269</text:p>
          </table:table-cell>
          <table:table-cell table:formula="of:=[.A118]" office:value-type="string" office:string-value="0269" calcext:value-type="string">
            <text:p>0269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table:formula="of:=[.A119]" office:value-type="string" office:string-value="027" calcext:value-type="string">
            <text:p>027</text:p>
          </table:table-cell>
        </table:table-row>
        <table:table-row table:style-name="ro1">
          <table:table-cell office:value-type="string" calcext:value-type="string">
            <text:p>0270</text:p>
          </table:table-cell>
          <table:table-cell table:formula="of:=[.A120]" office:value-type="string" office:string-value="0270" calcext:value-type="string">
            <text:p>0270</text:p>
          </table:table-cell>
        </table:table-row>
        <table:table-row table:style-name="ro1">
          <table:table-cell office:value-type="string" calcext:value-type="string">
            <text:p>0274</text:p>
          </table:table-cell>
          <table:table-cell table:formula="of:=[.A121]" office:value-type="string" office:string-value="0274" calcext:value-type="string">
            <text:p>0274</text:p>
          </table:table-cell>
        </table:table-row>
        <table:table-row table:style-name="ro1">
          <table:table-cell office:value-type="string" calcext:value-type="string">
            <text:p>0276</text:p>
          </table:table-cell>
          <table:table-cell table:formula="of:=[.A122]" office:value-type="string" office:string-value="0276" calcext:value-type="string">
            <text:p>0276</text:p>
          </table:table-cell>
        </table:table-row>
        <table:table-row table:style-name="ro1">
          <table:table-cell office:value-type="string" calcext:value-type="string">
            <text:p>0277</text:p>
          </table:table-cell>
          <table:table-cell table:formula="of:=[.A123]" office:value-type="string" office:string-value="0277" calcext:value-type="string">
            <text:p>0277</text:p>
          </table:table-cell>
        </table:table-row>
        <table:table-row table:style-name="ro1">
          <table:table-cell office:value-type="string" calcext:value-type="string">
            <text:p>0278</text:p>
          </table:table-cell>
          <table:table-cell table:formula="of:=[.A124]" office:value-type="string" office:string-value="0278" calcext:value-type="string">
            <text:p>0278</text:p>
          </table:table-cell>
        </table:table-row>
        <table:table-row table:style-name="ro1">
          <table:table-cell office:value-type="string" calcext:value-type="string">
            <text:p>0279</text:p>
          </table:table-cell>
          <table:table-cell table:formula="of:=[.A125]" office:value-type="string" office:string-value="0279" calcext:value-type="string">
            <text:p>0279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table:formula="of:=[.A126]" office:value-type="string" office:string-value="028" calcext:value-type="string">
            <text:p>028</text:p>
          </table:table-cell>
        </table:table-row>
        <table:table-row table:style-name="ro1">
          <table:table-cell office:value-type="string" calcext:value-type="string">
            <text:p>0280</text:p>
          </table:table-cell>
          <table:table-cell table:formula="of:=[.A127]" office:value-type="string" office:string-value="0280" calcext:value-type="string">
            <text:p>0280</text:p>
          </table:table-cell>
        </table:table-row>
        <table:table-row table:style-name="ro1">
          <table:table-cell office:value-type="string" calcext:value-type="string">
            <text:p>0282</text:p>
          </table:table-cell>
          <table:table-cell table:formula="of:=[.A128]" office:value-type="string" office:string-value="0282" calcext:value-type="string">
            <text:p>0282</text:p>
          </table:table-cell>
        </table:table-row>
        <table:table-row table:style-name="ro1">
          <table:table-cell office:value-type="string" calcext:value-type="string">
            <text:p>0283</text:p>
          </table:table-cell>
          <table:table-cell table:formula="of:=[.A129]" office:value-type="string" office:string-value="0283" calcext:value-type="string">
            <text:p>0283</text:p>
          </table:table-cell>
        </table:table-row>
        <table:table-row table:style-name="ro1">
          <table:table-cell office:value-type="string" calcext:value-type="string">
            <text:p>0284</text:p>
          </table:table-cell>
          <table:table-cell table:formula="of:=[.A130]" office:value-type="string" office:string-value="0284" calcext:value-type="string">
            <text:p>0284</text:p>
          </table:table-cell>
        </table:table-row>
        <table:table-row table:style-name="ro1">
          <table:table-cell office:value-type="string" calcext:value-type="string">
            <text:p>0285</text:p>
          </table:table-cell>
          <table:table-cell table:formula="of:=[.A131]" office:value-type="string" office:string-value="0285" calcext:value-type="string">
            <text:p>0285</text:p>
          </table:table-cell>
        </table:table-row>
        <table:table-row table:style-name="ro1">
          <table:table-cell office:value-type="string" calcext:value-type="string">
            <text:p>0287</text:p>
          </table:table-cell>
          <table:table-cell table:formula="of:=[.A132]" office:value-type="string" office:string-value="0287" calcext:value-type="string">
            <text:p>0287</text:p>
          </table:table-cell>
        </table:table-row>
        <table:table-row table:style-name="ro1">
          <table:table-cell office:value-type="string" calcext:value-type="string">
            <text:p>0288</text:p>
          </table:table-cell>
          <table:table-cell table:formula="of:=[.A133]" office:value-type="string" office:string-value="0288" calcext:value-type="string">
            <text:p>0288</text:p>
          </table:table-cell>
        </table:table-row>
        <table:table-row table:style-name="ro1">
          <table:table-cell office:value-type="string" calcext:value-type="string">
            <text:p>0289</text:p>
          </table:table-cell>
          <table:table-cell table:formula="of:=[.A134]" office:value-type="string" office:string-value="0289" calcext:value-type="string">
            <text:p>0289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table:formula="of:=[.A135]" office:value-type="string" office:string-value="029" calcext:value-type="string">
            <text:p>029</text:p>
          </table:table-cell>
        </table:table-row>
        <table:table-row table:style-name="ro1">
          <table:table-cell office:value-type="string" calcext:value-type="string">
            <text:p>0291</text:p>
          </table:table-cell>
          <table:table-cell table:formula="of:=[.A136]" office:value-type="string" office:string-value="0291" calcext:value-type="string">
            <text:p>0291</text:p>
          </table:table-cell>
        </table:table-row>
        <table:table-row table:style-name="ro1">
          <table:table-cell office:value-type="string" calcext:value-type="string">
            <text:p>0293</text:p>
          </table:table-cell>
          <table:table-cell table:formula="of:=[.A137]" office:value-type="string" office:string-value="0293" calcext:value-type="string">
            <text:p>0293</text:p>
          </table:table-cell>
        </table:table-row>
        <table:table-row table:style-name="ro1">
          <table:table-cell office:value-type="string" calcext:value-type="string">
            <text:p>0294</text:p>
          </table:table-cell>
          <table:table-cell table:formula="of:=[.A138]" office:value-type="string" office:string-value="0294" calcext:value-type="string">
            <text:p>0294</text:p>
          </table:table-cell>
        </table:table-row>
        <table:table-row table:style-name="ro1">
          <table:table-cell office:value-type="string" calcext:value-type="string">
            <text:p>0295</text:p>
          </table:table-cell>
          <table:table-cell table:formula="of:=[.A139]" office:value-type="string" office:string-value="0295" calcext:value-type="string">
            <text:p>0295</text:p>
          </table:table-cell>
        </table:table-row>
        <table:table-row table:style-name="ro1">
          <table:table-cell office:value-type="string" calcext:value-type="string">
            <text:p>0296</text:p>
          </table:table-cell>
          <table:table-cell table:formula="of:=[.A140]" office:value-type="string" office:string-value="0296" calcext:value-type="string">
            <text:p>0296</text:p>
          </table:table-cell>
        </table:table-row>
        <table:table-row table:style-name="ro1">
          <table:table-cell office:value-type="string" calcext:value-type="string">
            <text:p>0297</text:p>
          </table:table-cell>
          <table:table-cell table:formula="of:=[.A141]" office:value-type="string" office:string-value="0297" calcext:value-type="string">
            <text:p>0297</text:p>
          </table:table-cell>
        </table:table-row>
        <table:table-row table:style-name="ro1">
          <table:table-cell office:value-type="string" calcext:value-type="string">
            <text:p>0299</text:p>
          </table:table-cell>
          <table:table-cell table:formula="of:=[.A142]" office:value-type="string" office:string-value="0299" calcext:value-type="string">
            <text:p>0299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formula="of:=[.A143]" office:value-type="string" office:string-value="03" calcext:value-type="string">
            <text:p>03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table:formula="of:=[.A144]" office:value-type="string" office:string-value="04" calcext:value-type="string">
            <text:p>04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table:formula="of:=[.A145]" office:value-type="string" office:string-value="042" calcext:value-type="string">
            <text:p>042</text:p>
          </table:table-cell>
        </table:table-row>
        <table:table-row table:style-name="ro1">
          <table:table-cell office:value-type="string" calcext:value-type="string">
            <text:p>0422</text:p>
          </table:table-cell>
          <table:table-cell table:formula="of:=[.A146]" office:value-type="string" office:string-value="0422" calcext:value-type="string">
            <text:p>0422</text:p>
          </table:table-cell>
        </table:table-row>
        <table:table-row table:style-name="ro1">
          <table:table-cell office:value-type="string" calcext:value-type="string">
            <text:p>0428</text:p>
          </table:table-cell>
          <table:table-cell table:formula="of:=[.A147]" office:value-type="string" office:string-value="0428" calcext:value-type="string">
            <text:p>0428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table:formula="of:=[.A148]" office:value-type="string" office:string-value="043" calcext:value-type="string">
            <text:p>043</text:p>
          </table:table-cell>
        </table:table-row>
        <table:table-row table:style-name="ro1">
          <table:table-cell office:value-type="string" calcext:value-type="string">
            <text:p>0436</text:p>
          </table:table-cell>
          <table:table-cell table:formula="of:=[.A149]" office:value-type="string" office:string-value="0436" calcext:value-type="string">
            <text:p>0436</text:p>
          </table:table-cell>
        </table:table-row>
        <table:table-row table:style-name="ro1">
          <table:table-cell office:value-type="string" calcext:value-type="string">
            <text:p>0438</text:p>
          </table:table-cell>
          <table:table-cell table:formula="of:=[.A150]" office:value-type="string" office:string-value="0438" calcext:value-type="string">
            <text:p>0438</text:p>
          </table:table-cell>
        </table:table-row>
        <table:table-row table:style-name="ro1">
          <table:table-cell office:value-type="string" calcext:value-type="string">
            <text:p>0439</text:p>
          </table:table-cell>
          <table:table-cell table:formula="of:=[.A151]" office:value-type="string" office:string-value="0439" calcext:value-type="string">
            <text:p>0439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table:formula="of:=[.A152]" office:value-type="string" office:string-value="044" calcext:value-type="string">
            <text:p>044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table:formula="of:=[.A153]" office:value-type="string" office:string-value="045" calcext:value-type="string">
            <text:p>045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table:formula="of:=[.A154]" office:value-type="string" office:string-value="046" calcext:value-type="string">
            <text:p>046</text:p>
          </table:table-cell>
        </table:table-row>
        <table:table-row table:style-name="ro1">
          <table:table-cell office:value-type="string" calcext:value-type="string">
            <text:p>0460</text:p>
          </table:table-cell>
          <table:table-cell table:formula="of:=[.A155]" office:value-type="string" office:string-value="0460" calcext:value-type="string">
            <text:p>0460</text:p>
          </table:table-cell>
        </table:table-row>
        <table:table-row table:style-name="ro1">
          <table:table-cell office:value-type="string" calcext:value-type="string">
            <text:p>0463</text:p>
          </table:table-cell>
          <table:table-cell table:formula="of:=[.A156]" office:value-type="string" office:string-value="0463" calcext:value-type="string">
            <text:p>0463</text:p>
          </table:table-cell>
        </table:table-row>
        <table:table-row table:style-name="ro1">
          <table:table-cell office:value-type="string" calcext:value-type="string">
            <text:p>0465</text:p>
          </table:table-cell>
          <table:table-cell table:formula="of:=[.A157]" office:value-type="string" office:string-value="0465" calcext:value-type="string">
            <text:p>0465</text:p>
          </table:table-cell>
        </table:table-row>
        <table:table-row table:style-name="ro1">
          <table:table-cell office:value-type="string" calcext:value-type="string">
            <text:p>0466</text:p>
          </table:table-cell>
          <table:table-cell table:formula="of:=[.A158]" office:value-type="string" office:string-value="0466" calcext:value-type="string">
            <text:p>0466</text:p>
          </table:table-cell>
        </table:table-row>
        <table:table-row table:style-name="ro1">
          <table:table-cell office:value-type="string" calcext:value-type="string">
            <text:p>0467</text:p>
          </table:table-cell>
          <table:table-cell table:formula="of:=[.A159]" office:value-type="string" office:string-value="0467" calcext:value-type="string">
            <text:p>0467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table:formula="of:=[.A160]" office:value-type="string" office:string-value="047" calcext:value-type="string">
            <text:p>047</text:p>
          </table:table-cell>
        </table:table-row>
        <table:table-row table:style-name="ro1">
          <table:table-cell office:value-type="string" calcext:value-type="string">
            <text:p>0470</text:p>
          </table:table-cell>
          <table:table-cell table:formula="of:=[.A161]" office:value-type="string" office:string-value="0470" calcext:value-type="string">
            <text:p>0470</text:p>
          </table:table-cell>
        </table:table-row>
        <table:table-row table:style-name="ro1">
          <table:table-cell office:value-type="string" calcext:value-type="string">
            <text:p>0475</text:p>
          </table:table-cell>
          <table:table-cell table:formula="of:=[.A162]" office:value-type="string" office:string-value="0475" calcext:value-type="string">
            <text:p>0475</text:p>
          </table:table-cell>
        </table:table-row>
        <table:table-row table:style-name="ro1">
          <table:table-cell office:value-type="string" calcext:value-type="string">
            <text:p>0476</text:p>
          </table:table-cell>
          <table:table-cell table:formula="of:=[.A163]" office:value-type="string" office:string-value="0476" calcext:value-type="string">
            <text:p>0476</text:p>
          </table:table-cell>
        </table:table-row>
        <table:table-row table:style-name="ro1">
          <table:table-cell office:value-type="string" calcext:value-type="string">
            <text:p>0478</text:p>
          </table:table-cell>
          <table:table-cell table:formula="of:=[.A164]" office:value-type="string" office:string-value="0478" calcext:value-type="string">
            <text:p>0478</text:p>
          </table:table-cell>
        </table:table-row>
        <table:table-row table:style-name="ro1">
          <table:table-cell office:value-type="string" calcext:value-type="string">
            <text:p>0479</text:p>
          </table:table-cell>
          <table:table-cell table:formula="of:=[.A165]" office:value-type="string" office:string-value="0479" calcext:value-type="string">
            <text:p>0479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table:formula="of:=[.A166]" office:value-type="string" office:string-value="048" calcext:value-type="string">
            <text:p>048</text:p>
          </table:table-cell>
        </table:table-row>
        <table:table-row table:style-name="ro1">
          <table:table-cell office:value-type="string" calcext:value-type="string">
            <text:p>0480</text:p>
          </table:table-cell>
          <table:table-cell table:formula="of:=[.A167]" office:value-type="string" office:string-value="0480" calcext:value-type="string">
            <text:p>0480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table:formula="of:=[.A168]" office:value-type="string" office:string-value="049" calcext:value-type="string">
            <text:p>049</text:p>
          </table:table-cell>
        </table:table-row>
        <table:table-row table:style-name="ro1">
          <table:table-cell office:value-type="string" calcext:value-type="string">
            <text:p>0493</text:p>
          </table:table-cell>
          <table:table-cell table:formula="of:=[.A169]" office:value-type="string" office:string-value="0493" calcext:value-type="string">
            <text:p>0493</text:p>
          </table:table-cell>
        </table:table-row>
        <table:table-row table:style-name="ro1">
          <table:table-cell office:value-type="string" calcext:value-type="string">
            <text:p>0494</text:p>
          </table:table-cell>
          <table:table-cell table:formula="of:=[.A170]" office:value-type="string" office:string-value="0494" calcext:value-type="string">
            <text:p>0494</text:p>
          </table:table-cell>
        </table:table-row>
        <table:table-row table:style-name="ro1">
          <table:table-cell office:value-type="string" calcext:value-type="string">
            <text:p>0495</text:p>
          </table:table-cell>
          <table:table-cell table:formula="of:=[.A171]" office:value-type="string" office:string-value="0495" calcext:value-type="string">
            <text:p>0495</text:p>
          </table:table-cell>
        </table:table-row>
        <table:table-row table:style-name="ro1">
          <table:table-cell office:value-type="string" calcext:value-type="string">
            <text:p>04992</text:p>
          </table:table-cell>
          <table:table-cell table:formula="of:=[.A172]" office:value-type="string" office:string-value="04992" calcext:value-type="string">
            <text:p>04992</text:p>
          </table:table-cell>
        </table:table-row>
        <table:table-row table:style-name="ro1">
          <table:table-cell office:value-type="string" calcext:value-type="string">
            <text:p>04994</text:p>
          </table:table-cell>
          <table:table-cell table:formula="of:=[.A173]" office:value-type="string" office:string-value="04994" calcext:value-type="string">
            <text:p>04994</text:p>
          </table:table-cell>
        </table:table-row>
        <table:table-row table:style-name="ro1">
          <table:table-cell office:value-type="string" calcext:value-type="string">
            <text:p>04996</text:p>
          </table:table-cell>
          <table:table-cell table:formula="of:=[.A174]" office:value-type="string" office:string-value="04996" calcext:value-type="string">
            <text:p>04996</text:p>
          </table:table-cell>
        </table:table-row>
        <table:table-row table:style-name="ro1">
          <table:table-cell office:value-type="string" calcext:value-type="string">
            <text:p>04998</text:p>
          </table:table-cell>
          <table:table-cell table:formula="of:=[.A175]" office:value-type="string" office:string-value="04998" calcext:value-type="string">
            <text:p>04998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table:formula="of:=[.A176]" office:value-type="string" office:string-value="050" calcext:value-type="string">
            <text:p>050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table:formula="of:=[.A177]" office:value-type="string" office:string-value="052" calcext:value-type="string">
            <text:p>052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table:formula="of:=[.A178]" office:value-type="string" office:string-value="053" calcext:value-type="string">
            <text:p>053</text:p>
          </table:table-cell>
        </table:table-row>
        <table:table-row table:style-name="ro1">
          <table:table-cell office:value-type="string" calcext:value-type="string">
            <text:p>0531</text:p>
          </table:table-cell>
          <table:table-cell table:formula="of:=[.A179]" office:value-type="string" office:string-value="0531" calcext:value-type="string">
            <text:p>0531</text:p>
          </table:table-cell>
        </table:table-row>
        <table:table-row table:style-name="ro1">
          <table:table-cell office:value-type="string" calcext:value-type="string">
            <text:p>0532</text:p>
          </table:table-cell>
          <table:table-cell table:formula="of:=[.A180]" office:value-type="string" office:string-value="0532" calcext:value-type="string">
            <text:p>0532</text:p>
          </table:table-cell>
        </table:table-row>
        <table:table-row table:style-name="ro1">
          <table:table-cell office:value-type="string" calcext:value-type="string">
            <text:p>0533</text:p>
          </table:table-cell>
          <table:table-cell table:formula="of:=[.A181]" office:value-type="string" office:string-value="0533" calcext:value-type="string">
            <text:p>0533</text:p>
          </table:table-cell>
        </table:table-row>
        <table:table-row table:style-name="ro1">
          <table:table-cell office:value-type="string" calcext:value-type="string">
            <text:p>0536</text:p>
          </table:table-cell>
          <table:table-cell table:formula="of:=[.A182]" office:value-type="string" office:string-value="0536" calcext:value-type="string">
            <text:p>0536</text:p>
          </table:table-cell>
        </table:table-row>
        <table:table-row table:style-name="ro1">
          <table:table-cell office:value-type="string" calcext:value-type="string">
            <text:p>0537</text:p>
          </table:table-cell>
          <table:table-cell table:formula="of:=[.A183]" office:value-type="string" office:string-value="0537" calcext:value-type="string">
            <text:p>0537</text:p>
          </table:table-cell>
        </table:table-row>
        <table:table-row table:style-name="ro1">
          <table:table-cell office:value-type="string" calcext:value-type="string">
            <text:p>0538</text:p>
          </table:table-cell>
          <table:table-cell table:formula="of:=[.A184]" office:value-type="string" office:string-value="0538" calcext:value-type="string">
            <text:p>0538</text:p>
          </table:table-cell>
        </table:table-row>
        <table:table-row table:style-name="ro1">
          <table:table-cell office:value-type="string" calcext:value-type="string">
            <text:p>0539</text:p>
          </table:table-cell>
          <table:table-cell table:formula="of:=[.A185]" office:value-type="string" office:string-value="0539" calcext:value-type="string">
            <text:p>0539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table:formula="of:=[.A186]" office:value-type="string" office:string-value="054" calcext:value-type="string">
            <text:p>054</text:p>
          </table:table-cell>
        </table:table-row>
        <table:table-row table:style-name="ro1">
          <table:table-cell office:value-type="string" calcext:value-type="string">
            <text:p>0544</text:p>
          </table:table-cell>
          <table:table-cell table:formula="of:=[.A187]" office:value-type="string" office:string-value="0544" calcext:value-type="string">
            <text:p>0544</text:p>
          </table:table-cell>
        </table:table-row>
        <table:table-row table:style-name="ro1">
          <table:table-cell office:value-type="string" calcext:value-type="string">
            <text:p>0545</text:p>
          </table:table-cell>
          <table:table-cell table:formula="of:=[.A188]" office:value-type="string" office:string-value="0545" calcext:value-type="string">
            <text:p>0545</text:p>
          </table:table-cell>
        </table:table-row>
        <table:table-row table:style-name="ro1">
          <table:table-cell office:value-type="string" calcext:value-type="string">
            <text:p>0547</text:p>
          </table:table-cell>
          <table:table-cell table:formula="of:=[.A189]" office:value-type="string" office:string-value="0547" calcext:value-type="string">
            <text:p>0547</text:p>
          </table:table-cell>
        </table:table-row>
        <table:table-row table:style-name="ro1">
          <table:table-cell office:value-type="string" calcext:value-type="string">
            <text:p>0548</text:p>
          </table:table-cell>
          <table:table-cell table:formula="of:=[.A190]" office:value-type="string" office:string-value="0548" calcext:value-type="string">
            <text:p>0548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table:formula="of:=[.A191]" office:value-type="string" office:string-value="055" calcext:value-type="string">
            <text:p>055</text:p>
          </table:table-cell>
        </table:table-row>
        <table:table-row table:style-name="ro1">
          <table:table-cell office:value-type="string" calcext:value-type="string">
            <text:p>0550</text:p>
          </table:table-cell>
          <table:table-cell table:formula="of:=[.A192]" office:value-type="string" office:string-value="0550" calcext:value-type="string">
            <text:p>0550</text:p>
          </table:table-cell>
        </table:table-row>
        <table:table-row table:style-name="ro1">
          <table:table-cell office:value-type="string" calcext:value-type="string">
            <text:p>0551</text:p>
          </table:table-cell>
          <table:table-cell table:formula="of:=[.A193]" office:value-type="string" office:string-value="0551" calcext:value-type="string">
            <text:p>0551</text:p>
          </table:table-cell>
        </table:table-row>
        <table:table-row table:style-name="ro1">
          <table:table-cell office:value-type="string" calcext:value-type="string">
            <text:p>0553</text:p>
          </table:table-cell>
          <table:table-cell table:formula="of:=[.A194]" office:value-type="string" office:string-value="0553" calcext:value-type="string">
            <text:p>0553</text:p>
          </table:table-cell>
        </table:table-row>
        <table:table-row table:style-name="ro1">
          <table:table-cell office:value-type="string" calcext:value-type="string">
            <text:p>0554</text:p>
          </table:table-cell>
          <table:table-cell table:formula="of:=[.A195]" office:value-type="string" office:string-value="0554" calcext:value-type="string">
            <text:p>0554</text:p>
          </table:table-cell>
        </table:table-row>
        <table:table-row table:style-name="ro1">
          <table:table-cell office:value-type="string" calcext:value-type="string">
            <text:p>0555</text:p>
          </table:table-cell>
          <table:table-cell table:formula="of:=[.A196]" office:value-type="string" office:string-value="0555" calcext:value-type="string">
            <text:p>0555</text:p>
          </table:table-cell>
        </table:table-row>
        <table:table-row table:style-name="ro1">
          <table:table-cell office:value-type="string" calcext:value-type="string">
            <text:p>0556</text:p>
          </table:table-cell>
          <table:table-cell table:formula="of:=[.A197]" office:value-type="string" office:string-value="0556" calcext:value-type="string">
            <text:p>0556</text:p>
          </table:table-cell>
        </table:table-row>
        <table:table-row table:style-name="ro1">
          <table:table-cell office:value-type="string" calcext:value-type="string">
            <text:p>0557</text:p>
          </table:table-cell>
          <table:table-cell table:formula="of:=[.A198]" office:value-type="string" office:string-value="0557" calcext:value-type="string">
            <text:p>0557</text:p>
          </table:table-cell>
        </table:table-row>
        <table:table-row table:style-name="ro1">
          <table:table-cell office:value-type="string" calcext:value-type="string">
            <text:p>0558</text:p>
          </table:table-cell>
          <table:table-cell table:formula="of:=[.A199]" office:value-type="string" office:string-value="0558" calcext:value-type="string">
            <text:p>0558</text:p>
          </table:table-cell>
        </table:table-row>
        <table:table-row table:style-name="ro1">
          <table:table-cell office:value-type="string" calcext:value-type="string">
            <text:p>0561</text:p>
          </table:table-cell>
          <table:table-cell table:formula="of:=[.A200]" office:value-type="string" office:string-value="0561" calcext:value-type="string">
            <text:p>0561</text:p>
          </table:table-cell>
        </table:table-row>
        <table:table-row table:style-name="ro1">
          <table:table-cell office:value-type="string" calcext:value-type="string">
            <text:p>0562</text:p>
          </table:table-cell>
          <table:table-cell table:formula="of:=[.A201]" office:value-type="string" office:string-value="0562" calcext:value-type="string">
            <text:p>0562</text:p>
          </table:table-cell>
        </table:table-row>
        <table:table-row table:style-name="ro1">
          <table:table-cell office:value-type="string" calcext:value-type="string">
            <text:p>0563</text:p>
          </table:table-cell>
          <table:table-cell table:formula="of:=[.A202]" office:value-type="string" office:string-value="0563" calcext:value-type="string">
            <text:p>0563</text:p>
          </table:table-cell>
        </table:table-row>
        <table:table-row table:style-name="ro1">
          <table:table-cell office:value-type="string" calcext:value-type="string">
            <text:p>0564</text:p>
          </table:table-cell>
          <table:table-cell table:formula="of:=[.A203]" office:value-type="string" office:string-value="0564" calcext:value-type="string">
            <text:p>0564</text:p>
          </table:table-cell>
        </table:table-row>
        <table:table-row table:style-name="ro1">
          <table:table-cell office:value-type="string" calcext:value-type="string">
            <text:p>0565</text:p>
          </table:table-cell>
          <table:table-cell table:formula="of:=[.A204]" office:value-type="string" office:string-value="0565" calcext:value-type="string">
            <text:p>0565</text:p>
          </table:table-cell>
        </table:table-row>
        <table:table-row table:style-name="ro1">
          <table:table-cell office:value-type="string" calcext:value-type="string">
            <text:p>0566</text:p>
          </table:table-cell>
          <table:table-cell table:formula="of:=[.A205]" office:value-type="string" office:string-value="0566" calcext:value-type="string">
            <text:p>0566</text:p>
          </table:table-cell>
        </table:table-row>
        <table:table-row table:style-name="ro1">
          <table:table-cell office:value-type="string" calcext:value-type="string">
            <text:p>0567</text:p>
          </table:table-cell>
          <table:table-cell table:formula="of:=[.A206]" office:value-type="string" office:string-value="0567" calcext:value-type="string">
            <text:p>0567</text:p>
          </table:table-cell>
        </table:table-row>
        <table:table-row table:style-name="ro1">
          <table:table-cell office:value-type="string" calcext:value-type="string">
            <text:p>0568</text:p>
          </table:table-cell>
          <table:table-cell table:formula="of:=[.A207]" office:value-type="string" office:string-value="0568" calcext:value-type="string">
            <text:p>0568</text:p>
          </table:table-cell>
        </table:table-row>
        <table:table-row table:style-name="ro1">
          <table:table-cell office:value-type="string" calcext:value-type="string">
            <text:p>0569</text:p>
          </table:table-cell>
          <table:table-cell table:formula="of:=[.A208]" office:value-type="string" office:string-value="0569" calcext:value-type="string">
            <text:p>0569</text:p>
          </table:table-cell>
        </table:table-row>
        <table:table-row table:style-name="ro1">
          <table:table-cell office:value-type="string" calcext:value-type="string">
            <text:p>0572</text:p>
          </table:table-cell>
          <table:table-cell table:formula="of:=[.A209]" office:value-type="string" office:string-value="0572" calcext:value-type="string">
            <text:p>0572</text:p>
          </table:table-cell>
        </table:table-row>
        <table:table-row table:style-name="ro1">
          <table:table-cell office:value-type="string" calcext:value-type="string">
            <text:p>0573</text:p>
          </table:table-cell>
          <table:table-cell table:formula="of:=[.A210]" office:value-type="string" office:string-value="0573" calcext:value-type="string">
            <text:p>0573</text:p>
          </table:table-cell>
        </table:table-row>
        <table:table-row table:style-name="ro1">
          <table:table-cell office:value-type="string" calcext:value-type="string">
            <text:p>0574</text:p>
          </table:table-cell>
          <table:table-cell table:formula="of:=[.A211]" office:value-type="string" office:string-value="0574" calcext:value-type="string">
            <text:p>0574</text:p>
          </table:table-cell>
        </table:table-row>
        <table:table-row table:style-name="ro1">
          <table:table-cell office:value-type="string" calcext:value-type="string">
            <text:p>0575</text:p>
          </table:table-cell>
          <table:table-cell table:formula="of:=[.A212]" office:value-type="string" office:string-value="0575" calcext:value-type="string">
            <text:p>0575</text:p>
          </table:table-cell>
        </table:table-row>
        <table:table-row table:style-name="ro1">
          <table:table-cell office:value-type="string" calcext:value-type="string">
            <text:p>0576</text:p>
          </table:table-cell>
          <table:table-cell table:formula="of:=[.A213]" office:value-type="string" office:string-value="0576" calcext:value-type="string">
            <text:p>0576</text:p>
          </table:table-cell>
        </table:table-row>
        <table:table-row table:style-name="ro1">
          <table:table-cell office:value-type="string" calcext:value-type="string">
            <text:p>05769</text:p>
          </table:table-cell>
          <table:table-cell table:formula="of:=[.A214]" office:value-type="string" office:string-value="05769" calcext:value-type="string">
            <text:p>05769</text:p>
          </table:table-cell>
        </table:table-row>
        <table:table-row table:style-name="ro1">
          <table:table-cell office:value-type="string" calcext:value-type="string">
            <text:p>0577</text:p>
          </table:table-cell>
          <table:table-cell table:formula="of:=[.A215]" office:value-type="string" office:string-value="0577" calcext:value-type="string">
            <text:p>0577</text:p>
          </table:table-cell>
        </table:table-row>
        <table:table-row table:style-name="ro1">
          <table:table-cell office:value-type="string" calcext:value-type="string">
            <text:p>0578</text:p>
          </table:table-cell>
          <table:table-cell table:formula="of:=[.A216]" office:value-type="string" office:string-value="0578" calcext:value-type="string">
            <text:p>0578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table:formula="of:=[.A217]" office:value-type="string" office:string-value="058" calcext:value-type="string">
            <text:p>058</text:p>
          </table:table-cell>
        </table:table-row>
        <table:table-row table:style-name="ro1">
          <table:table-cell office:value-type="string" calcext:value-type="string">
            <text:p>0581</text:p>
          </table:table-cell>
          <table:table-cell table:formula="of:=[.A218]" office:value-type="string" office:string-value="0581" calcext:value-type="string">
            <text:p>0581</text:p>
          </table:table-cell>
        </table:table-row>
        <table:table-row table:style-name="ro1">
          <table:table-cell office:value-type="string" calcext:value-type="string">
            <text:p>0584</text:p>
          </table:table-cell>
          <table:table-cell table:formula="of:=[.A219]" office:value-type="string" office:string-value="0584" calcext:value-type="string">
            <text:p>0584</text:p>
          </table:table-cell>
        </table:table-row>
        <table:table-row table:style-name="ro1">
          <table:table-cell office:value-type="string" calcext:value-type="string">
            <text:p>0585</text:p>
          </table:table-cell>
          <table:table-cell table:formula="of:=[.A220]" office:value-type="string" office:string-value="0585" calcext:value-type="string">
            <text:p>0585</text:p>
          </table:table-cell>
        </table:table-row>
        <table:table-row table:style-name="ro1">
          <table:table-cell office:value-type="string" calcext:value-type="string">
            <text:p>0586</text:p>
          </table:table-cell>
          <table:table-cell table:formula="of:=[.A221]" office:value-type="string" office:string-value="0586" calcext:value-type="string">
            <text:p>0586</text:p>
          </table:table-cell>
        </table:table-row>
        <table:table-row table:style-name="ro1">
          <table:table-cell office:value-type="string" calcext:value-type="string">
            <text:p>0587</text:p>
          </table:table-cell>
          <table:table-cell table:formula="of:=[.A222]" office:value-type="string" office:string-value="0587" calcext:value-type="string">
            <text:p>0587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table:formula="of:=[.A223]" office:value-type="string" office:string-value="059" calcext:value-type="string">
            <text:p>059</text:p>
          </table:table-cell>
        </table:table-row>
        <table:table-row table:style-name="ro1">
          <table:table-cell office:value-type="string" calcext:value-type="string">
            <text:p>0594</text:p>
          </table:table-cell>
          <table:table-cell table:formula="of:=[.A224]" office:value-type="string" office:string-value="0594" calcext:value-type="string">
            <text:p>0594</text:p>
          </table:table-cell>
        </table:table-row>
        <table:table-row table:style-name="ro1">
          <table:table-cell office:value-type="string" calcext:value-type="string">
            <text:p>0595</text:p>
          </table:table-cell>
          <table:table-cell table:formula="of:=[.A225]" office:value-type="string" office:string-value="0595" calcext:value-type="string">
            <text:p>0595</text:p>
          </table:table-cell>
        </table:table-row>
        <table:table-row table:style-name="ro1">
          <table:table-cell office:value-type="string" calcext:value-type="string">
            <text:p>0596</text:p>
          </table:table-cell>
          <table:table-cell table:formula="of:=[.A226]" office:value-type="string" office:string-value="0596" calcext:value-type="string">
            <text:p>0596</text:p>
          </table:table-cell>
        </table:table-row>
        <table:table-row table:style-name="ro1">
          <table:table-cell office:value-type="string" calcext:value-type="string">
            <text:p>0597</text:p>
          </table:table-cell>
          <table:table-cell table:formula="of:=[.A227]" office:value-type="string" office:string-value="0597" calcext:value-type="string">
            <text:p>0597</text:p>
          </table:table-cell>
        </table:table-row>
        <table:table-row table:style-name="ro1">
          <table:table-cell office:value-type="string" calcext:value-type="string">
            <text:p>05979</text:p>
          </table:table-cell>
          <table:table-cell table:formula="of:=[.A228]" office:value-type="string" office:string-value="05979" calcext:value-type="string">
            <text:p>05979</text:p>
          </table:table-cell>
        </table:table-row>
        <table:table-row table:style-name="ro1">
          <table:table-cell office:value-type="string" calcext:value-type="string">
            <text:p>0598</text:p>
          </table:table-cell>
          <table:table-cell table:formula="of:=[.A229]" office:value-type="string" office:string-value="0598" calcext:value-type="string">
            <text:p>0598</text:p>
          </table:table-cell>
        </table:table-row>
        <table:table-row table:style-name="ro1">
          <table:table-cell office:value-type="string" calcext:value-type="string">
            <text:p>0599</text:p>
          </table:table-cell>
          <table:table-cell table:formula="of:=[.A230]" office:value-type="string" office:string-value="0599" calcext:value-type="string">
            <text:p>0599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table:formula="of:=[.A231]" office:value-type="string" office:string-value="06" calcext:value-type="string">
            <text:p>06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table:formula="of:=[.A232]" office:value-type="string" office:string-value="070" calcext:value-type="string">
            <text:p>070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table:formula="of:=[.A233]" office:value-type="string" office:string-value="072" calcext:value-type="string">
            <text:p>072</text:p>
          </table:table-cell>
        </table:table-row>
        <table:table-row table:style-name="ro1">
          <table:table-cell office:value-type="string" calcext:value-type="string">
            <text:p>0721</text:p>
          </table:table-cell>
          <table:table-cell table:formula="of:=[.A234]" office:value-type="string" office:string-value="0721" calcext:value-type="string">
            <text:p>0721</text:p>
          </table:table-cell>
        </table:table-row>
        <table:table-row table:style-name="ro1">
          <table:table-cell office:value-type="string" calcext:value-type="string">
            <text:p>0725</text:p>
          </table:table-cell>
          <table:table-cell table:formula="of:=[.A235]" office:value-type="string" office:string-value="0725" calcext:value-type="string">
            <text:p>0725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table:formula="of:=[.A236]" office:value-type="string" office:string-value="073" calcext:value-type="string">
            <text:p>073</text:p>
          </table:table-cell>
        </table:table-row>
        <table:table-row table:style-name="ro1">
          <table:table-cell office:value-type="string" calcext:value-type="string">
            <text:p>0735</text:p>
          </table:table-cell>
          <table:table-cell table:formula="of:=[.A237]" office:value-type="string" office:string-value="0735" calcext:value-type="string">
            <text:p>0735</text:p>
          </table:table-cell>
        </table:table-row>
        <table:table-row table:style-name="ro1">
          <table:table-cell office:value-type="string" calcext:value-type="string">
            <text:p>0736</text:p>
          </table:table-cell>
          <table:table-cell table:formula="of:=[.A238]" office:value-type="string" office:string-value="0736" calcext:value-type="string">
            <text:p>0736</text:p>
          </table:table-cell>
        </table:table-row>
        <table:table-row table:style-name="ro1">
          <table:table-cell office:value-type="string" calcext:value-type="string">
            <text:p>0737</text:p>
          </table:table-cell>
          <table:table-cell table:formula="of:=[.A239]" office:value-type="string" office:string-value="0737" calcext:value-type="string">
            <text:p>0737</text:p>
          </table:table-cell>
        </table:table-row>
        <table:table-row table:style-name="ro1">
          <table:table-cell office:value-type="string" calcext:value-type="string">
            <text:p>0738</text:p>
          </table:table-cell>
          <table:table-cell table:formula="of:=[.A240]" office:value-type="string" office:string-value="0738" calcext:value-type="string">
            <text:p>0738</text:p>
          </table:table-cell>
        </table:table-row>
        <table:table-row table:style-name="ro1">
          <table:table-cell office:value-type="string" calcext:value-type="string">
            <text:p>0739</text:p>
          </table:table-cell>
          <table:table-cell table:formula="of:=[.A241]" office:value-type="string" office:string-value="0739" calcext:value-type="string">
            <text:p>0739</text:p>
          </table:table-cell>
        </table:table-row>
        <table:table-row table:style-name="ro1">
          <table:table-cell office:value-type="string" calcext:value-type="string">
            <text:p>0740</text:p>
          </table:table-cell>
          <table:table-cell table:formula="of:=[.A242]" office:value-type="string" office:string-value="0740" calcext:value-type="string">
            <text:p>0740</text:p>
          </table:table-cell>
        </table:table-row>
        <table:table-row table:style-name="ro1">
          <table:table-cell office:value-type="string" calcext:value-type="string">
            <text:p>0742</text:p>
          </table:table-cell>
          <table:table-cell table:formula="of:=[.A243]" office:value-type="string" office:string-value="0742" calcext:value-type="string">
            <text:p>0742</text:p>
          </table:table-cell>
        </table:table-row>
        <table:table-row table:style-name="ro1">
          <table:table-cell office:value-type="string" calcext:value-type="string">
            <text:p>0743</text:p>
          </table:table-cell>
          <table:table-cell table:formula="of:=[.A244]" office:value-type="string" office:string-value="0743" calcext:value-type="string">
            <text:p>0743</text:p>
          </table:table-cell>
        </table:table-row>
        <table:table-row table:style-name="ro1">
          <table:table-cell office:value-type="string" calcext:value-type="string">
            <text:p>0744</text:p>
          </table:table-cell>
          <table:table-cell table:formula="of:=[.A245]" office:value-type="string" office:string-value="0744" calcext:value-type="string">
            <text:p>0744</text:p>
          </table:table-cell>
        </table:table-row>
        <table:table-row table:style-name="ro1">
          <table:table-cell office:value-type="string" calcext:value-type="string">
            <text:p>0745</text:p>
          </table:table-cell>
          <table:table-cell table:formula="of:=[.A246]" office:value-type="string" office:string-value="0745" calcext:value-type="string">
            <text:p>0745</text:p>
          </table:table-cell>
        </table:table-row>
        <table:table-row table:style-name="ro1">
          <table:table-cell office:value-type="string" calcext:value-type="string">
            <text:p>0746</text:p>
          </table:table-cell>
          <table:table-cell table:formula="of:=[.A247]" office:value-type="string" office:string-value="0746" calcext:value-type="string">
            <text:p>0746</text:p>
          </table:table-cell>
        </table:table-row>
        <table:table-row table:style-name="ro1">
          <table:table-cell office:value-type="string" calcext:value-type="string">
            <text:p>07468</text:p>
          </table:table-cell>
          <table:table-cell table:formula="of:=[.A248]" office:value-type="string" office:string-value="07468" calcext:value-type="string">
            <text:p>07468</text:p>
          </table:table-cell>
        </table:table-row>
        <table:table-row table:style-name="ro1">
          <table:table-cell office:value-type="string" calcext:value-type="string">
            <text:p>0747</text:p>
          </table:table-cell>
          <table:table-cell table:formula="of:=[.A249]" office:value-type="string" office:string-value="0747" calcext:value-type="string">
            <text:p>0747</text:p>
          </table:table-cell>
        </table:table-row>
        <table:table-row table:style-name="ro1">
          <table:table-cell office:value-type="string" calcext:value-type="string">
            <text:p>0748</text:p>
          </table:table-cell>
          <table:table-cell table:formula="of:=[.A250]" office:value-type="string" office:string-value="0748" calcext:value-type="string">
            <text:p>0748</text:p>
          </table:table-cell>
        </table:table-row>
        <table:table-row table:style-name="ro1">
          <table:table-cell office:value-type="string" calcext:value-type="string">
            <text:p>0749</text:p>
          </table:table-cell>
          <table:table-cell table:formula="of:=[.A251]" office:value-type="string" office:string-value="0749" calcext:value-type="string">
            <text:p>0749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table:formula="of:=[.A252]" office:value-type="string" office:string-value="075" calcext:value-type="string">
            <text:p>075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table:formula="of:=[.A253]" office:value-type="string" office:string-value="076" calcext:value-type="string">
            <text:p>076</text:p>
          </table:table-cell>
        </table:table-row>
        <table:table-row table:style-name="ro1">
          <table:table-cell office:value-type="string" calcext:value-type="string">
            <text:p>0761</text:p>
          </table:table-cell>
          <table:table-cell table:formula="of:=[.A254]" office:value-type="string" office:string-value="0761" calcext:value-type="string">
            <text:p>0761</text:p>
          </table:table-cell>
        </table:table-row>
        <table:table-row table:style-name="ro1">
          <table:table-cell office:value-type="string" calcext:value-type="string">
            <text:p>0763</text:p>
          </table:table-cell>
          <table:table-cell table:formula="of:=[.A255]" office:value-type="string" office:string-value="0763" calcext:value-type="string">
            <text:p>0763</text:p>
          </table:table-cell>
        </table:table-row>
        <table:table-row table:style-name="ro1">
          <table:table-cell office:value-type="string" calcext:value-type="string">
            <text:p>0765</text:p>
          </table:table-cell>
          <table:table-cell table:formula="of:=[.A256]" office:value-type="string" office:string-value="0765" calcext:value-type="string">
            <text:p>0765</text:p>
          </table:table-cell>
        </table:table-row>
        <table:table-row table:style-name="ro1">
          <table:table-cell office:value-type="string" calcext:value-type="string">
            <text:p>0766</text:p>
          </table:table-cell>
          <table:table-cell table:formula="of:=[.A257]" office:value-type="string" office:string-value="0766" calcext:value-type="string">
            <text:p>0766</text:p>
          </table:table-cell>
        </table:table-row>
        <table:table-row table:style-name="ro1">
          <table:table-cell office:value-type="string" calcext:value-type="string">
            <text:p>0767</text:p>
          </table:table-cell>
          <table:table-cell table:formula="of:=[.A258]" office:value-type="string" office:string-value="0767" calcext:value-type="string">
            <text:p>0767</text:p>
          </table:table-cell>
        </table:table-row>
        <table:table-row table:style-name="ro1">
          <table:table-cell office:value-type="string" calcext:value-type="string">
            <text:p>0768</text:p>
          </table:table-cell>
          <table:table-cell table:formula="of:=[.A259]" office:value-type="string" office:string-value="0768" calcext:value-type="string">
            <text:p>0768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table:formula="of:=[.A260]" office:value-type="string" office:string-value="077" calcext:value-type="string">
            <text:p>077</text:p>
          </table:table-cell>
        </table:table-row>
        <table:table-row table:style-name="ro1">
          <table:table-cell office:value-type="string" calcext:value-type="string">
            <text:p>0770</text:p>
          </table:table-cell>
          <table:table-cell table:formula="of:=[.A261]" office:value-type="string" office:string-value="0770" calcext:value-type="string">
            <text:p>0770</text:p>
          </table:table-cell>
        </table:table-row>
        <table:table-row table:style-name="ro1">
          <table:table-cell office:value-type="string" calcext:value-type="string">
            <text:p>0771</text:p>
          </table:table-cell>
          <table:table-cell table:formula="of:=[.A262]" office:value-type="string" office:string-value="0771" calcext:value-type="string">
            <text:p>0771</text:p>
          </table:table-cell>
        </table:table-row>
        <table:table-row table:style-name="ro1">
          <table:table-cell office:value-type="string" calcext:value-type="string">
            <text:p>0772</text:p>
          </table:table-cell>
          <table:table-cell table:formula="of:=[.A263]" office:value-type="string" office:string-value="0772" calcext:value-type="string">
            <text:p>0772</text:p>
          </table:table-cell>
        </table:table-row>
        <table:table-row table:style-name="ro1">
          <table:table-cell office:value-type="string" calcext:value-type="string">
            <text:p>0773</text:p>
          </table:table-cell>
          <table:table-cell table:formula="of:=[.A264]" office:value-type="string" office:string-value="0773" calcext:value-type="string">
            <text:p>0773</text:p>
          </table:table-cell>
        </table:table-row>
        <table:table-row table:style-name="ro1">
          <table:table-cell office:value-type="string" calcext:value-type="string">
            <text:p>0774</text:p>
          </table:table-cell>
          <table:table-cell table:formula="of:=[.A265]" office:value-type="string" office:string-value="0774" calcext:value-type="string">
            <text:p>0774</text:p>
          </table:table-cell>
        </table:table-row>
        <table:table-row table:style-name="ro1">
          <table:table-cell office:value-type="string" calcext:value-type="string">
            <text:p>0776</text:p>
          </table:table-cell>
          <table:table-cell table:formula="of:=[.A266]" office:value-type="string" office:string-value="0776" calcext:value-type="string">
            <text:p>0776</text:p>
          </table:table-cell>
        </table:table-row>
        <table:table-row table:style-name="ro1">
          <table:table-cell office:value-type="string" calcext:value-type="string">
            <text:p>0778</text:p>
          </table:table-cell>
          <table:table-cell table:formula="of:=[.A267]" office:value-type="string" office:string-value="0778" calcext:value-type="string">
            <text:p>0778</text:p>
          </table:table-cell>
        </table:table-row>
        <table:table-row table:style-name="ro1">
          <table:table-cell office:value-type="string" calcext:value-type="string">
            <text:p>0779</text:p>
          </table:table-cell>
          <table:table-cell table:formula="of:=[.A268]" office:value-type="string" office:string-value="0779" calcext:value-type="string">
            <text:p>0779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table:formula="of:=[.A269]" office:value-type="string" office:string-value="078" calcext:value-type="string">
            <text:p>078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table:formula="of:=[.A270]" office:value-type="string" office:string-value="079" calcext:value-type="string">
            <text:p>079</text:p>
          </table:table-cell>
        </table:table-row>
        <table:table-row table:style-name="ro1">
          <table:table-cell office:value-type="string" calcext:value-type="string">
            <text:p>0790</text:p>
          </table:table-cell>
          <table:table-cell table:formula="of:=[.A271]" office:value-type="string" office:string-value="0790" calcext:value-type="string">
            <text:p>0790</text:p>
          </table:table-cell>
        </table:table-row>
        <table:table-row table:style-name="ro1">
          <table:table-cell office:value-type="string" calcext:value-type="string">
            <text:p>0791</text:p>
          </table:table-cell>
          <table:table-cell table:formula="of:=[.A272]" office:value-type="string" office:string-value="0791" calcext:value-type="string">
            <text:p>0791</text:p>
          </table:table-cell>
        </table:table-row>
        <table:table-row table:style-name="ro1">
          <table:table-cell office:value-type="string" calcext:value-type="string">
            <text:p>0794</text:p>
          </table:table-cell>
          <table:table-cell table:formula="of:=[.A273]" office:value-type="string" office:string-value="0794" calcext:value-type="string">
            <text:p>0794</text:p>
          </table:table-cell>
        </table:table-row>
        <table:table-row table:style-name="ro1">
          <table:table-cell office:value-type="string" calcext:value-type="string">
            <text:p>0795</text:p>
          </table:table-cell>
          <table:table-cell table:formula="of:=[.A274]" office:value-type="string" office:string-value="0795" calcext:value-type="string">
            <text:p>0795</text:p>
          </table:table-cell>
        </table:table-row>
        <table:table-row table:style-name="ro1">
          <table:table-cell office:value-type="string" calcext:value-type="string">
            <text:p>0796</text:p>
          </table:table-cell>
          <table:table-cell table:formula="of:=[.A275]" office:value-type="string" office:string-value="0796" calcext:value-type="string">
            <text:p>0796</text:p>
          </table:table-cell>
        </table:table-row>
        <table:table-row table:style-name="ro1">
          <table:table-cell office:value-type="string" calcext:value-type="string">
            <text:p>0797</text:p>
          </table:table-cell>
          <table:table-cell table:formula="of:=[.A276]" office:value-type="string" office:string-value="0797" calcext:value-type="string">
            <text:p>0797</text:p>
          </table:table-cell>
        </table:table-row>
        <table:table-row table:style-name="ro1">
          <table:table-cell office:value-type="string" calcext:value-type="string">
            <text:p>0798</text:p>
          </table:table-cell>
          <table:table-cell table:formula="of:=[.A277]" office:value-type="string" office:string-value="0798" calcext:value-type="string">
            <text:p>0798</text:p>
          </table:table-cell>
        </table:table-row>
        <table:table-row table:style-name="ro1">
          <table:table-cell office:value-type="string" calcext:value-type="string">
            <text:p>0799</text:p>
          </table:table-cell>
          <table:table-cell table:formula="of:=[.A278]" office:value-type="string" office:string-value="0799" calcext:value-type="string">
            <text:p>0799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table:formula="of:=[.A279]" office:value-type="string" office:string-value="080" calcext:value-type="string">
            <text:p>080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table:formula="of:=[.A280]" office:value-type="string" office:string-value="082" calcext:value-type="string">
            <text:p>082</text:p>
          </table:table-cell>
        </table:table-row>
        <table:table-row table:style-name="ro1">
          <table:table-cell office:value-type="string" calcext:value-type="string">
            <text:p>0820</text:p>
          </table:table-cell>
          <table:table-cell table:formula="of:=[.A281]" office:value-type="string" office:string-value="0820" calcext:value-type="string">
            <text:p>0820</text:p>
          </table:table-cell>
        </table:table-row>
        <table:table-row table:style-name="ro1">
          <table:table-cell office:value-type="string" calcext:value-type="string">
            <text:p>0823</text:p>
          </table:table-cell>
          <table:table-cell table:formula="of:=[.A282]" office:value-type="string" office:string-value="0823" calcext:value-type="string">
            <text:p>0823</text:p>
          </table:table-cell>
        </table:table-row>
        <table:table-row table:style-name="ro1">
          <table:table-cell office:value-type="string" calcext:value-type="string">
            <text:p>0824</text:p>
          </table:table-cell>
          <table:table-cell table:formula="of:=[.A283]" office:value-type="string" office:string-value="0824" calcext:value-type="string">
            <text:p>0824</text:p>
          </table:table-cell>
        </table:table-row>
        <table:table-row table:style-name="ro1">
          <table:table-cell office:value-type="string" calcext:value-type="string">
            <text:p>0826</text:p>
          </table:table-cell>
          <table:table-cell table:formula="of:=[.A284]" office:value-type="string" office:string-value="0826" calcext:value-type="string">
            <text:p>0826</text:p>
          </table:table-cell>
        </table:table-row>
        <table:table-row table:style-name="ro1">
          <table:table-cell office:value-type="string" calcext:value-type="string">
            <text:p>0827</text:p>
          </table:table-cell>
          <table:table-cell table:formula="of:=[.A285]" office:value-type="string" office:string-value="0827" calcext:value-type="string">
            <text:p>0827</text:p>
          </table:table-cell>
        </table:table-row>
        <table:table-row table:style-name="ro1">
          <table:table-cell office:value-type="string" calcext:value-type="string">
            <text:p>0829</text:p>
          </table:table-cell>
          <table:table-cell table:formula="of:=[.A286]" office:value-type="string" office:string-value="0829" calcext:value-type="string">
            <text:p>0829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table:formula="of:=[.A287]" office:value-type="string" office:string-value="083" calcext:value-type="string">
            <text:p>083</text:p>
          </table:table-cell>
        </table:table-row>
        <table:table-row table:style-name="ro1">
          <table:table-cell office:value-type="string" calcext:value-type="string">
            <text:p>0833</text:p>
          </table:table-cell>
          <table:table-cell table:formula="of:=[.A288]" office:value-type="string" office:string-value="0833" calcext:value-type="string">
            <text:p>0833</text:p>
          </table:table-cell>
        </table:table-row>
        <table:table-row table:style-name="ro1">
          <table:table-cell office:value-type="string" calcext:value-type="string">
            <text:p>0834</text:p>
          </table:table-cell>
          <table:table-cell table:formula="of:=[.A289]" office:value-type="string" office:string-value="0834" calcext:value-type="string">
            <text:p>0834</text:p>
          </table:table-cell>
        </table:table-row>
        <table:table-row table:style-name="ro1">
          <table:table-cell office:value-type="string" calcext:value-type="string">
            <text:p>0835</text:p>
          </table:table-cell>
          <table:table-cell table:formula="of:=[.A290]" office:value-type="string" office:string-value="0835" calcext:value-type="string">
            <text:p>0835</text:p>
          </table:table-cell>
        </table:table-row>
        <table:table-row table:style-name="ro1">
          <table:table-cell office:value-type="string" calcext:value-type="string">
            <text:p>0836</text:p>
          </table:table-cell>
          <table:table-cell table:formula="of:=[.A291]" office:value-type="string" office:string-value="0836" calcext:value-type="string">
            <text:p>0836</text:p>
          </table:table-cell>
        </table:table-row>
        <table:table-row table:style-name="ro1">
          <table:table-cell office:value-type="string" calcext:value-type="string">
            <text:p>0837</text:p>
          </table:table-cell>
          <table:table-cell table:formula="of:=[.A292]" office:value-type="string" office:string-value="0837" calcext:value-type="string">
            <text:p>0837</text:p>
          </table:table-cell>
        </table:table-row>
        <table:table-row table:style-name="ro1">
          <table:table-cell office:value-type="string" calcext:value-type="string">
            <text:p>0838</text:p>
          </table:table-cell>
          <table:table-cell table:formula="of:=[.A293]" office:value-type="string" office:string-value="0838" calcext:value-type="string">
            <text:p>0838</text:p>
          </table:table-cell>
        </table:table-row>
        <table:table-row table:style-name="ro1">
          <table:table-cell office:value-type="string" calcext:value-type="string">
            <text:p>08387</text:p>
          </table:table-cell>
          <table:table-cell table:formula="of:=[.A294]" office:value-type="string" office:string-value="08387" calcext:value-type="string">
            <text:p>08387</text:p>
          </table:table-cell>
        </table:table-row>
        <table:table-row table:style-name="ro1">
          <table:table-cell office:value-type="string" calcext:value-type="string">
            <text:p>08388</text:p>
          </table:table-cell>
          <table:table-cell table:formula="of:=[.A295]" office:value-type="string" office:string-value="08388" calcext:value-type="string">
            <text:p>08388</text:p>
          </table:table-cell>
        </table:table-row>
        <table:table-row table:style-name="ro1">
          <table:table-cell office:value-type="string" calcext:value-type="string">
            <text:p>08396</text:p>
          </table:table-cell>
          <table:table-cell table:formula="of:=[.A296]" office:value-type="string" office:string-value="08396" calcext:value-type="string">
            <text:p>08396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table:formula="of:=[.A297]" office:value-type="string" office:string-value="084" calcext:value-type="string">
            <text:p>084</text:p>
          </table:table-cell>
        </table:table-row>
        <table:table-row table:style-name="ro1">
          <table:table-cell office:value-type="string" calcext:value-type="string">
            <text:p>0845</text:p>
          </table:table-cell>
          <table:table-cell table:formula="of:=[.A298]" office:value-type="string" office:string-value="0845" calcext:value-type="string">
            <text:p>0845</text:p>
          </table:table-cell>
        </table:table-row>
        <table:table-row table:style-name="ro1">
          <table:table-cell office:value-type="string" calcext:value-type="string">
            <text:p>0846</text:p>
          </table:table-cell>
          <table:table-cell table:formula="of:=[.A299]" office:value-type="string" office:string-value="0846" calcext:value-type="string">
            <text:p>0846</text:p>
          </table:table-cell>
        </table:table-row>
        <table:table-row table:style-name="ro1">
          <table:table-cell office:value-type="string" calcext:value-type="string">
            <text:p>0847</text:p>
          </table:table-cell>
          <table:table-cell table:formula="of:=[.A300]" office:value-type="string" office:string-value="0847" calcext:value-type="string">
            <text:p>0847</text:p>
          </table:table-cell>
        </table:table-row>
        <table:table-row table:style-name="ro1">
          <table:table-cell office:value-type="string" calcext:value-type="string">
            <text:p>08477</text:p>
          </table:table-cell>
          <table:table-cell table:formula="of:=[.A301]" office:value-type="string" office:string-value="08477" calcext:value-type="string">
            <text:p>08477</text:p>
          </table:table-cell>
        </table:table-row>
        <table:table-row table:style-name="ro1">
          <table:table-cell office:value-type="string" calcext:value-type="string">
            <text:p>0848</text:p>
          </table:table-cell>
          <table:table-cell table:formula="of:=[.A302]" office:value-type="string" office:string-value="0848" calcext:value-type="string">
            <text:p>0848</text:p>
          </table:table-cell>
        </table:table-row>
        <table:table-row table:style-name="ro1">
          <table:table-cell office:value-type="string" calcext:value-type="string">
            <text:p>08512</text:p>
          </table:table-cell>
          <table:table-cell table:formula="of:=[.A303]" office:value-type="string" office:string-value="08512" calcext:value-type="string">
            <text:p>08512</text:p>
          </table:table-cell>
        </table:table-row>
        <table:table-row table:style-name="ro1">
          <table:table-cell office:value-type="string" calcext:value-type="string">
            <text:p>08514</text:p>
          </table:table-cell>
          <table:table-cell table:formula="of:=[.A304]" office:value-type="string" office:string-value="08514" calcext:value-type="string">
            <text:p>08514</text:p>
          </table:table-cell>
        </table:table-row>
        <table:table-row table:style-name="ro1">
          <table:table-cell office:value-type="string" calcext:value-type="string">
            <text:p>0852</text:p>
          </table:table-cell>
          <table:table-cell table:formula="of:=[.A305]" office:value-type="string" office:string-value="0852" calcext:value-type="string">
            <text:p>0852</text:p>
          </table:table-cell>
        </table:table-row>
        <table:table-row table:style-name="ro1">
          <table:table-cell office:value-type="string" calcext:value-type="string">
            <text:p>0853</text:p>
          </table:table-cell>
          <table:table-cell table:formula="of:=[.A306]" office:value-type="string" office:string-value="0853" calcext:value-type="string">
            <text:p>0853</text:p>
          </table:table-cell>
        </table:table-row>
        <table:table-row table:style-name="ro1">
          <table:table-cell office:value-type="string" calcext:value-type="string">
            <text:p>0854</text:p>
          </table:table-cell>
          <table:table-cell table:formula="of:=[.A307]" office:value-type="string" office:string-value="0854" calcext:value-type="string">
            <text:p>0854</text:p>
          </table:table-cell>
        </table:table-row>
        <table:table-row table:style-name="ro1">
          <table:table-cell office:value-type="string" calcext:value-type="string">
            <text:p>0855</text:p>
          </table:table-cell>
          <table:table-cell table:formula="of:=[.A308]" office:value-type="string" office:string-value="0855" calcext:value-type="string">
            <text:p>0855</text:p>
          </table:table-cell>
        </table:table-row>
        <table:table-row table:style-name="ro1">
          <table:table-cell office:value-type="string" calcext:value-type="string">
            <text:p>0856</text:p>
          </table:table-cell>
          <table:table-cell table:formula="of:=[.A309]" office:value-type="string" office:string-value="0856" calcext:value-type="string">
            <text:p>0856</text:p>
          </table:table-cell>
        </table:table-row>
        <table:table-row table:style-name="ro1">
          <table:table-cell office:value-type="string" calcext:value-type="string">
            <text:p>0857</text:p>
          </table:table-cell>
          <table:table-cell table:formula="of:=[.A310]" office:value-type="string" office:string-value="0857" calcext:value-type="string">
            <text:p>0857</text:p>
          </table:table-cell>
        </table:table-row>
        <table:table-row table:style-name="ro1">
          <table:table-cell office:value-type="string" calcext:value-type="string">
            <text:p>0858</text:p>
          </table:table-cell>
          <table:table-cell table:formula="of:=[.A311]" office:value-type="string" office:string-value="0858" calcext:value-type="string">
            <text:p>0858</text:p>
          </table:table-cell>
        </table:table-row>
        <table:table-row table:style-name="ro1">
          <table:table-cell office:value-type="string" calcext:value-type="string">
            <text:p>0859</text:p>
          </table:table-cell>
          <table:table-cell table:formula="of:=[.A312]" office:value-type="string" office:string-value="0859" calcext:value-type="string">
            <text:p>0859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table:formula="of:=[.A313]" office:value-type="string" office:string-value="086" calcext:value-type="string">
            <text:p>086</text:p>
          </table:table-cell>
        </table:table-row>
        <table:table-row table:style-name="ro1">
          <table:table-cell office:value-type="string" calcext:value-type="string">
            <text:p>0863</text:p>
          </table:table-cell>
          <table:table-cell table:formula="of:=[.A314]" office:value-type="string" office:string-value="0863" calcext:value-type="string">
            <text:p>0863</text:p>
          </table:table-cell>
        </table:table-row>
        <table:table-row table:style-name="ro1">
          <table:table-cell office:value-type="string" calcext:value-type="string">
            <text:p>0865</text:p>
          </table:table-cell>
          <table:table-cell table:formula="of:=[.A315]" office:value-type="string" office:string-value="0865" calcext:value-type="string">
            <text:p>0865</text:p>
          </table:table-cell>
        </table:table-row>
        <table:table-row table:style-name="ro1">
          <table:table-cell office:value-type="string" calcext:value-type="string">
            <text:p>0866</text:p>
          </table:table-cell>
          <table:table-cell table:formula="of:=[.A316]" office:value-type="string" office:string-value="0866" calcext:value-type="string">
            <text:p>0866</text:p>
          </table:table-cell>
        </table:table-row>
        <table:table-row table:style-name="ro1">
          <table:table-cell office:value-type="string" calcext:value-type="string">
            <text:p>0867</text:p>
          </table:table-cell>
          <table:table-cell table:formula="of:=[.A317]" office:value-type="string" office:string-value="0867" calcext:value-type="string">
            <text:p>0867</text:p>
          </table:table-cell>
        </table:table-row>
        <table:table-row table:style-name="ro1">
          <table:table-cell office:value-type="string" calcext:value-type="string">
            <text:p>0868</text:p>
          </table:table-cell>
          <table:table-cell table:formula="of:=[.A318]" office:value-type="string" office:string-value="0868" calcext:value-type="string">
            <text:p>0868</text:p>
          </table:table-cell>
        </table:table-row>
        <table:table-row table:style-name="ro1">
          <table:table-cell office:value-type="string" calcext:value-type="string">
            <text:p>0869</text:p>
          </table:table-cell>
          <table:table-cell table:formula="of:=[.A319]" office:value-type="string" office:string-value="0869" calcext:value-type="string">
            <text:p>0869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table:formula="of:=[.A320]" office:value-type="string" office:string-value="087" calcext:value-type="string">
            <text:p>087</text:p>
          </table:table-cell>
        </table:table-row>
        <table:table-row table:style-name="ro1">
          <table:table-cell office:value-type="string" calcext:value-type="string">
            <text:p>0875</text:p>
          </table:table-cell>
          <table:table-cell table:formula="of:=[.A321]" office:value-type="string" office:string-value="0875" calcext:value-type="string">
            <text:p>0875</text:p>
          </table:table-cell>
        </table:table-row>
        <table:table-row table:style-name="ro1">
          <table:table-cell office:value-type="string" calcext:value-type="string">
            <text:p>0877</text:p>
          </table:table-cell>
          <table:table-cell table:formula="of:=[.A322]" office:value-type="string" office:string-value="0877" calcext:value-type="string">
            <text:p>0877</text:p>
          </table:table-cell>
        </table:table-row>
        <table:table-row table:style-name="ro1">
          <table:table-cell office:value-type="string" calcext:value-type="string">
            <text:p>0879</text:p>
          </table:table-cell>
          <table:table-cell table:formula="of:=[.A323]" office:value-type="string" office:string-value="0879" calcext:value-type="string">
            <text:p>0879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table:formula="of:=[.A324]" office:value-type="string" office:string-value="088" calcext:value-type="string">
            <text:p>088</text:p>
          </table:table-cell>
        </table:table-row>
        <table:table-row table:style-name="ro1">
          <table:table-cell office:value-type="string" calcext:value-type="string">
            <text:p>0880</text:p>
          </table:table-cell>
          <table:table-cell table:formula="of:=[.A325]" office:value-type="string" office:string-value="0880" calcext:value-type="string">
            <text:p>0880</text:p>
          </table:table-cell>
        </table:table-row>
        <table:table-row table:style-name="ro1">
          <table:table-cell office:value-type="string" calcext:value-type="string">
            <text:p>0883</text:p>
          </table:table-cell>
          <table:table-cell table:formula="of:=[.A326]" office:value-type="string" office:string-value="0883" calcext:value-type="string">
            <text:p>0883</text:p>
          </table:table-cell>
        </table:table-row>
        <table:table-row table:style-name="ro1">
          <table:table-cell office:value-type="string" calcext:value-type="string">
            <text:p>0884</text:p>
          </table:table-cell>
          <table:table-cell table:formula="of:=[.A327]" office:value-type="string" office:string-value="0884" calcext:value-type="string">
            <text:p>0884</text:p>
          </table:table-cell>
        </table:table-row>
        <table:table-row table:style-name="ro1">
          <table:table-cell office:value-type="string" calcext:value-type="string">
            <text:p>0885</text:p>
          </table:table-cell>
          <table:table-cell table:formula="of:=[.A328]" office:value-type="string" office:string-value="0885" calcext:value-type="string">
            <text:p>0885</text:p>
          </table:table-cell>
        </table:table-row>
        <table:table-row table:style-name="ro1">
          <table:table-cell office:value-type="string" calcext:value-type="string">
            <text:p>0887</text:p>
          </table:table-cell>
          <table:table-cell table:formula="of:=[.A329]" office:value-type="string" office:string-value="0887" calcext:value-type="string">
            <text:p>0887</text:p>
          </table:table-cell>
        </table:table-row>
        <table:table-row table:style-name="ro1">
          <table:table-cell office:value-type="string" calcext:value-type="string">
            <text:p>0889</text:p>
          </table:table-cell>
          <table:table-cell table:formula="of:=[.A330]" office:value-type="string" office:string-value="0889" calcext:value-type="string">
            <text:p>0889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table:formula="of:=[.A331]" office:value-type="string" office:string-value="089" calcext:value-type="string">
            <text:p>089</text:p>
          </table:table-cell>
        </table:table-row>
        <table:table-row table:style-name="ro1">
          <table:table-cell office:value-type="string" calcext:value-type="string">
            <text:p>0892</text:p>
          </table:table-cell>
          <table:table-cell table:formula="of:=[.A332]" office:value-type="string" office:string-value="0892" calcext:value-type="string">
            <text:p>0892</text:p>
          </table:table-cell>
        </table:table-row>
        <table:table-row table:style-name="ro1">
          <table:table-cell office:value-type="string" calcext:value-type="string">
            <text:p>0893</text:p>
          </table:table-cell>
          <table:table-cell table:formula="of:=[.A333]" office:value-type="string" office:string-value="0893" calcext:value-type="string">
            <text:p>0893</text:p>
          </table:table-cell>
        </table:table-row>
        <table:table-row table:style-name="ro1">
          <table:table-cell office:value-type="string" calcext:value-type="string">
            <text:p>0894</text:p>
          </table:table-cell>
          <table:table-cell table:formula="of:=[.A334]" office:value-type="string" office:string-value="0894" calcext:value-type="string">
            <text:p>0894</text:p>
          </table:table-cell>
        </table:table-row>
        <table:table-row table:style-name="ro1">
          <table:table-cell office:value-type="string" calcext:value-type="string">
            <text:p>0895</text:p>
          </table:table-cell>
          <table:table-cell table:formula="of:=[.A335]" office:value-type="string" office:string-value="0895" calcext:value-type="string">
            <text:p>0895</text:p>
          </table:table-cell>
        </table:table-row>
        <table:table-row table:style-name="ro1">
          <table:table-cell office:value-type="string" calcext:value-type="string">
            <text:p>0896</text:p>
          </table:table-cell>
          <table:table-cell table:formula="of:=[.A336]" office:value-type="string" office:string-value="0896" calcext:value-type="string">
            <text:p>0896</text:p>
          </table:table-cell>
        </table:table-row>
        <table:table-row table:style-name="ro1">
          <table:table-cell office:value-type="string" calcext:value-type="string">
            <text:p>0897</text:p>
          </table:table-cell>
          <table:table-cell table:formula="of:=[.A337]" office:value-type="string" office:string-value="0897" calcext:value-type="string">
            <text:p>0897</text:p>
          </table:table-cell>
        </table:table-row>
        <table:table-row table:style-name="ro1">
          <table:table-cell office:value-type="string" calcext:value-type="string">
            <text:p>0898</text:p>
          </table:table-cell>
          <table:table-cell table:formula="of:=[.A338]" office:value-type="string" office:string-value="0898" calcext:value-type="string">
            <text:p>0898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table:formula="of:=[.A339]" office:value-type="string" office:string-value="090" calcext:value-type="string">
            <text:p>090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table:formula="of:=[.A340]" office:value-type="string" office:string-value="092" calcext:value-type="string">
            <text:p>092</text:p>
          </table:table-cell>
        </table:table-row>
        <table:table-row table:style-name="ro1">
          <table:table-cell office:value-type="string" calcext:value-type="string">
            <text:p>0920</text:p>
          </table:table-cell>
          <table:table-cell table:formula="of:=[.A341]" office:value-type="string" office:string-value="0920" calcext:value-type="string">
            <text:p>0920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table:formula="of:=[.A342]" office:value-type="string" office:string-value="093" calcext:value-type="string">
            <text:p>093</text:p>
          </table:table-cell>
        </table:table-row>
        <table:table-row table:style-name="ro1">
          <table:table-cell office:value-type="string" calcext:value-type="string">
            <text:p>0930</text:p>
          </table:table-cell>
          <table:table-cell table:formula="of:=[.A343]" office:value-type="string" office:string-value="0930" calcext:value-type="string">
            <text:p>0930</text:p>
          </table:table-cell>
        </table:table-row>
        <table:table-row table:style-name="ro1">
          <table:table-cell office:value-type="string" calcext:value-type="string">
            <text:p>0940</text:p>
          </table:table-cell>
          <table:table-cell table:formula="of:=[.A344]" office:value-type="string" office:string-value="0940" calcext:value-type="string">
            <text:p>0940</text:p>
          </table:table-cell>
        </table:table-row>
        <table:table-row table:style-name="ro1">
          <table:table-cell office:value-type="string" calcext:value-type="string">
            <text:p>0942</text:p>
          </table:table-cell>
          <table:table-cell table:formula="of:=[.A345]" office:value-type="string" office:string-value="0942" calcext:value-type="string">
            <text:p>0942</text:p>
          </table:table-cell>
        </table:table-row>
        <table:table-row table:style-name="ro1">
          <table:table-cell office:value-type="string" calcext:value-type="string">
            <text:p>0943</text:p>
          </table:table-cell>
          <table:table-cell table:formula="of:=[.A346]" office:value-type="string" office:string-value="0943" calcext:value-type="string">
            <text:p>0943</text:p>
          </table:table-cell>
        </table:table-row>
        <table:table-row table:style-name="ro1">
          <table:table-cell office:value-type="string" calcext:value-type="string">
            <text:p>0944</text:p>
          </table:table-cell>
          <table:table-cell table:formula="of:=[.A347]" office:value-type="string" office:string-value="0944" calcext:value-type="string">
            <text:p>0944</text:p>
          </table:table-cell>
        </table:table-row>
        <table:table-row table:style-name="ro1">
          <table:table-cell office:value-type="string" calcext:value-type="string">
            <text:p>0946</text:p>
          </table:table-cell>
          <table:table-cell table:formula="of:=[.A348]" office:value-type="string" office:string-value="0946" calcext:value-type="string">
            <text:p>0946</text:p>
          </table:table-cell>
        </table:table-row>
        <table:table-row table:style-name="ro1">
          <table:table-cell office:value-type="string" calcext:value-type="string">
            <text:p>0947</text:p>
          </table:table-cell>
          <table:table-cell table:formula="of:=[.A349]" office:value-type="string" office:string-value="0947" calcext:value-type="string">
            <text:p>0947</text:p>
          </table:table-cell>
        </table:table-row>
        <table:table-row table:style-name="ro1">
          <table:table-cell office:value-type="string" calcext:value-type="string">
            <text:p>0948</text:p>
          </table:table-cell>
          <table:table-cell table:formula="of:=[.A350]" office:value-type="string" office:string-value="0948" calcext:value-type="string">
            <text:p>0948</text:p>
          </table:table-cell>
        </table:table-row>
        <table:table-row table:style-name="ro1">
          <table:table-cell office:value-type="string" calcext:value-type="string">
            <text:p>0949</text:p>
          </table:table-cell>
          <table:table-cell table:formula="of:=[.A351]" office:value-type="string" office:string-value="0949" calcext:value-type="string">
            <text:p>0949</text:p>
          </table:table-cell>
        </table:table-row>
        <table:table-row table:style-name="ro1">
          <table:table-cell office:value-type="string" calcext:value-type="string">
            <text:p>09496</text:p>
          </table:table-cell>
          <table:table-cell table:formula="of:=[.A352]" office:value-type="string" office:string-value="09496" calcext:value-type="string">
            <text:p>09496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table:formula="of:=[.A353]" office:value-type="string" office:string-value="095" calcext:value-type="string">
            <text:p>095</text:p>
          </table:table-cell>
        </table:table-row>
        <table:table-row table:style-name="ro1">
          <table:table-cell office:value-type="string" calcext:value-type="string">
            <text:p>0950</text:p>
          </table:table-cell>
          <table:table-cell table:formula="of:=[.A354]" office:value-type="string" office:string-value="0950" calcext:value-type="string">
            <text:p>0950</text:p>
          </table:table-cell>
        </table:table-row>
        <table:table-row table:style-name="ro1">
          <table:table-cell office:value-type="string" calcext:value-type="string">
            <text:p>0952</text:p>
          </table:table-cell>
          <table:table-cell table:formula="of:=[.A355]" office:value-type="string" office:string-value="0952" calcext:value-type="string">
            <text:p>0952</text:p>
          </table:table-cell>
        </table:table-row>
        <table:table-row table:style-name="ro1">
          <table:table-cell office:value-type="string" calcext:value-type="string">
            <text:p>0954</text:p>
          </table:table-cell>
          <table:table-cell table:formula="of:=[.A356]" office:value-type="string" office:string-value="0954" calcext:value-type="string">
            <text:p>0954</text:p>
          </table:table-cell>
        </table:table-row>
        <table:table-row table:style-name="ro1">
          <table:table-cell office:value-type="string" calcext:value-type="string">
            <text:p>0955</text:p>
          </table:table-cell>
          <table:table-cell table:formula="of:=[.A357]" office:value-type="string" office:string-value="0955" calcext:value-type="string">
            <text:p>0955</text:p>
          </table:table-cell>
        </table:table-row>
        <table:table-row table:style-name="ro1">
          <table:table-cell office:value-type="string" calcext:value-type="string">
            <text:p>0956</text:p>
          </table:table-cell>
          <table:table-cell table:formula="of:=[.A358]" office:value-type="string" office:string-value="0956" calcext:value-type="string">
            <text:p>0956</text:p>
          </table:table-cell>
        </table:table-row>
        <table:table-row table:style-name="ro1">
          <table:table-cell office:value-type="string" calcext:value-type="string">
            <text:p>0957</text:p>
          </table:table-cell>
          <table:table-cell table:formula="of:=[.A359]" office:value-type="string" office:string-value="0957" calcext:value-type="string">
            <text:p>0957</text:p>
          </table:table-cell>
        </table:table-row>
        <table:table-row table:style-name="ro1">
          <table:table-cell office:value-type="string" calcext:value-type="string">
            <text:p>0959</text:p>
          </table:table-cell>
          <table:table-cell table:formula="of:=[.A360]" office:value-type="string" office:string-value="0959" calcext:value-type="string">
            <text:p>0959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table:formula="of:=[.A361]" office:value-type="string" office:string-value="096" calcext:value-type="string">
            <text:p>096</text:p>
          </table:table-cell>
        </table:table-row>
        <table:table-row table:style-name="ro1">
          <table:table-cell office:value-type="string" calcext:value-type="string">
            <text:p>0964</text:p>
          </table:table-cell>
          <table:table-cell table:formula="of:=[.A362]" office:value-type="string" office:string-value="0964" calcext:value-type="string">
            <text:p>0964</text:p>
          </table:table-cell>
        </table:table-row>
        <table:table-row table:style-name="ro1">
          <table:table-cell office:value-type="string" calcext:value-type="string">
            <text:p>0965</text:p>
          </table:table-cell>
          <table:table-cell table:formula="of:=[.A363]" office:value-type="string" office:string-value="0965" calcext:value-type="string">
            <text:p>0965</text:p>
          </table:table-cell>
        </table:table-row>
        <table:table-row table:style-name="ro1">
          <table:table-cell office:value-type="string" calcext:value-type="string">
            <text:p>0966</text:p>
          </table:table-cell>
          <table:table-cell table:formula="of:=[.A364]" office:value-type="string" office:string-value="0966" calcext:value-type="string">
            <text:p>0966</text:p>
          </table:table-cell>
        </table:table-row>
        <table:table-row table:style-name="ro1">
          <table:table-cell office:value-type="string" calcext:value-type="string">
            <text:p>0967</text:p>
          </table:table-cell>
          <table:table-cell table:formula="of:=[.A365]" office:value-type="string" office:string-value="0967" calcext:value-type="string">
            <text:p>0967</text:p>
          </table:table-cell>
        </table:table-row>
        <table:table-row table:style-name="ro1">
          <table:table-cell office:value-type="string" calcext:value-type="string">
            <text:p>0968</text:p>
          </table:table-cell>
          <table:table-cell table:formula="of:=[.A366]" office:value-type="string" office:string-value="0968" calcext:value-type="string">
            <text:p>0968</text:p>
          </table:table-cell>
        </table:table-row>
        <table:table-row table:style-name="ro1">
          <table:table-cell office:value-type="string" calcext:value-type="string">
            <text:p>0969</text:p>
          </table:table-cell>
          <table:table-cell table:formula="of:=[.A367]" office:value-type="string" office:string-value="0969" calcext:value-type="string">
            <text:p>0969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table:formula="of:=[.A368]" office:value-type="string" office:string-value="097" calcext:value-type="string">
            <text:p>097</text:p>
          </table:table-cell>
        </table:table-row>
        <table:table-row table:style-name="ro1">
          <table:table-cell office:value-type="string" calcext:value-type="string">
            <text:p>0972</text:p>
          </table:table-cell>
          <table:table-cell table:formula="of:=[.A369]" office:value-type="string" office:string-value="0972" calcext:value-type="string">
            <text:p>0972</text:p>
          </table:table-cell>
        </table:table-row>
        <table:table-row table:style-name="ro1">
          <table:table-cell office:value-type="string" calcext:value-type="string">
            <text:p>0973</text:p>
          </table:table-cell>
          <table:table-cell table:formula="of:=[.A370]" office:value-type="string" office:string-value="0973" calcext:value-type="string">
            <text:p>0973</text:p>
          </table:table-cell>
        </table:table-row>
        <table:table-row table:style-name="ro1">
          <table:table-cell office:value-type="string" calcext:value-type="string">
            <text:p>0974</text:p>
          </table:table-cell>
          <table:table-cell table:formula="of:=[.A371]" office:value-type="string" office:string-value="0974" calcext:value-type="string">
            <text:p>0974</text:p>
          </table:table-cell>
        </table:table-row>
        <table:table-row table:style-name="ro1">
          <table:table-cell office:value-type="string" calcext:value-type="string">
            <text:p>0977</text:p>
          </table:table-cell>
          <table:table-cell table:formula="of:=[.A372]" office:value-type="string" office:string-value="0977" calcext:value-type="string">
            <text:p>0977</text:p>
          </table:table-cell>
        </table:table-row>
        <table:table-row table:style-name="ro1">
          <table:table-cell office:value-type="string" calcext:value-type="string">
            <text:p>0978</text:p>
          </table:table-cell>
          <table:table-cell table:formula="of:=[.A373]" office:value-type="string" office:string-value="0978" calcext:value-type="string">
            <text:p>0978</text:p>
          </table:table-cell>
        </table:table-row>
        <table:table-row table:style-name="ro1">
          <table:table-cell office:value-type="string" calcext:value-type="string">
            <text:p>0979</text:p>
          </table:table-cell>
          <table:table-cell table:formula="of:=[.A374]" office:value-type="string" office:string-value="0979" calcext:value-type="string">
            <text:p>0979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table:formula="of:=[.A375]" office:value-type="string" office:string-value="098" calcext:value-type="string">
            <text:p>098</text:p>
          </table:table-cell>
        </table:table-row>
        <table:table-row table:style-name="ro1">
          <table:table-cell office:value-type="string" calcext:value-type="string">
            <text:p>0980</text:p>
          </table:table-cell>
          <table:table-cell table:formula="of:=[.A376]" office:value-type="string" office:string-value="0980" calcext:value-type="string">
            <text:p>0980</text:p>
          </table:table-cell>
        </table:table-row>
        <table:table-row table:style-name="ro1">
          <table:table-cell office:value-type="string" calcext:value-type="string">
            <text:p>09802</text:p>
          </table:table-cell>
          <table:table-cell table:formula="of:=[.A377]" office:value-type="string" office:string-value="09802" calcext:value-type="string">
            <text:p>09802</text:p>
          </table:table-cell>
        </table:table-row>
        <table:table-row table:style-name="ro1">
          <table:table-cell office:value-type="string" calcext:value-type="string">
            <text:p>0982</text:p>
          </table:table-cell>
          <table:table-cell table:formula="of:=[.A378]" office:value-type="string" office:string-value="0982" calcext:value-type="string">
            <text:p>0982</text:p>
          </table:table-cell>
        </table:table-row>
        <table:table-row table:style-name="ro1">
          <table:table-cell office:value-type="string" calcext:value-type="string">
            <text:p>0983</text:p>
          </table:table-cell>
          <table:table-cell table:formula="of:=[.A379]" office:value-type="string" office:string-value="0983" calcext:value-type="string">
            <text:p>0983</text:p>
          </table:table-cell>
        </table:table-row>
        <table:table-row table:style-name="ro1">
          <table:table-cell office:value-type="string" calcext:value-type="string">
            <text:p>0984</text:p>
          </table:table-cell>
          <table:table-cell table:formula="of:=[.A380]" office:value-type="string" office:string-value="0984" calcext:value-type="string">
            <text:p>0984</text:p>
          </table:table-cell>
        </table:table-row>
        <table:table-row table:style-name="ro1">
          <table:table-cell office:value-type="string" calcext:value-type="string">
            <text:p>0985</text:p>
          </table:table-cell>
          <table:table-cell table:formula="of:=[.A381]" office:value-type="string" office:string-value="0985" calcext:value-type="string">
            <text:p>0985</text:p>
          </table:table-cell>
        </table:table-row>
        <table:table-row table:style-name="ro1">
          <table:table-cell office:value-type="string" calcext:value-type="string">
            <text:p>0986</text:p>
          </table:table-cell>
          <table:table-cell table:formula="of:=[.A382]" office:value-type="string" office:string-value="0986" calcext:value-type="string">
            <text:p>0986</text:p>
          </table:table-cell>
        </table:table-row>
        <table:table-row table:style-name="ro1">
          <table:table-cell office:value-type="string" calcext:value-type="string">
            <text:p>0987</text:p>
          </table:table-cell>
          <table:table-cell table:formula="of:=[.A383]" office:value-type="string" office:string-value="0987" calcext:value-type="string">
            <text:p>0987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table:formula="of:=[.A384]" office:value-type="string" office:string-value="099" calcext:value-type="string">
            <text:p>099</text:p>
          </table:table-cell>
        </table:table-row>
        <table:table-row table:style-name="ro1">
          <table:table-cell office:value-type="string" calcext:value-type="string">
            <text:p>09912</text:p>
          </table:table-cell>
          <table:table-cell table:formula="of:=[.A385]" office:value-type="string" office:string-value="09912" calcext:value-type="string">
            <text:p>09912</text:p>
          </table:table-cell>
        </table:table-row>
        <table:table-row table:style-name="ro1">
          <table:table-cell office:value-type="string" calcext:value-type="string">
            <text:p>09913</text:p>
          </table:table-cell>
          <table:table-cell table:formula="of:=[.A386]" office:value-type="string" office:string-value="09913" calcext:value-type="string">
            <text:p>09913</text:p>
          </table:table-cell>
        </table:table-row>
        <table:table-row table:style-name="ro1">
          <table:table-cell office:value-type="string" calcext:value-type="string">
            <text:p>0993</text:p>
          </table:table-cell>
          <table:table-cell table:formula="of:=[.A387]" office:value-type="string" office:string-value="0993" calcext:value-type="string">
            <text:p>0993</text:p>
          </table:table-cell>
        </table:table-row>
        <table:table-row table:style-name="ro1">
          <table:table-cell office:value-type="string" calcext:value-type="string">
            <text:p>0994</text:p>
          </table:table-cell>
          <table:table-cell table:formula="of:=[.A388]" office:value-type="string" office:string-value="0994" calcext:value-type="string">
            <text:p>0994</text:p>
          </table:table-cell>
        </table:table-row>
        <table:table-row table:style-name="ro1">
          <table:table-cell office:value-type="string" calcext:value-type="string">
            <text:p>0995</text:p>
          </table:table-cell>
          <table:table-cell table:formula="of:=[.A389]" office:value-type="string" office:string-value="0995" calcext:value-type="string">
            <text:p>0995</text:p>
          </table:table-cell>
        </table:table-row>
        <table:table-row table:style-name="ro1">
          <table:table-cell office:value-type="string" calcext:value-type="string">
            <text:p>0996</text:p>
          </table:table-cell>
          <table:table-cell table:formula="of:=[.A390]" office:value-type="string" office:string-value="0996" calcext:value-type="string">
            <text:p>0996</text:p>
          </table:table-cell>
        </table:table-row>
        <table:table-row table:style-name="ro1">
          <table:table-cell office:value-type="string" calcext:value-type="string">
            <text:p>09969</text:p>
          </table:table-cell>
          <table:table-cell table:formula="of:=[.A391]" office:value-type="string" office:string-value="09969" calcext:value-type="string">
            <text:p>09969</text:p>
          </table:table-cell>
        </table:table-row>
        <table:table-row table:style-name="ro1">
          <table:table-cell office:value-type="string" calcext:value-type="string">
            <text:p>0997</text:p>
          </table:table-cell>
          <table:table-cell table:formula="of:=[.A392]" office:value-type="string" office:string-value="0997" calcext:value-type="string">
            <text:p>0997</text:p>
          </table:table-cell>
        </table:table-row>
        <table:table-row table:style-name="ro1">
          <table:table-cell table:style-name="ce3" office:value-type="string" calcext:value-type="string">
            <text:p>011</text:p>
          </table:table-cell>
          <table:table-cell table:formula="of:=CONCATENATE([.A393];&quot;N&quot;)" office:value-type="string" office:string-value="011N" calcext:value-type="string">
            <text:p>011N</text:p>
          </table:table-cell>
        </table:table-row>
        <table:table-row table:style-name="ro1">
          <table:table-cell office:value-type="string" calcext:value-type="string">
            <text:p>0123</text:p>
          </table:table-cell>
          <table:table-cell table:formula="of:=CONCATENATE([.A394];&quot;N&quot;)" office:value-type="string" office:string-value="0123N" calcext:value-type="string">
            <text:p>0123N</text:p>
          </table:table-cell>
        </table:table-row>
        <table:table-row table:style-name="ro1">
          <table:table-cell office:value-type="string" calcext:value-type="string">
            <text:p>0124</text:p>
          </table:table-cell>
          <table:table-cell table:formula="of:=CONCATENATE([.A395];&quot;N&quot;)" office:value-type="string" office:string-value="0124N" calcext:value-type="string">
            <text:p>0124N</text:p>
          </table:table-cell>
        </table:table-row>
        <table:table-row table:style-name="ro1">
          <table:table-cell office:value-type="string" calcext:value-type="string">
            <text:p>0125</text:p>
          </table:table-cell>
          <table:table-cell table:formula="of:=CONCATENATE([.A396];&quot;N&quot;)" office:value-type="string" office:string-value="0125N" calcext:value-type="string">
            <text:p>0125N</text:p>
          </table:table-cell>
        </table:table-row>
        <table:table-row table:style-name="ro1">
          <table:table-cell office:value-type="string" calcext:value-type="string">
            <text:p>0126</text:p>
          </table:table-cell>
          <table:table-cell table:formula="of:=CONCATENATE([.A397];&quot;N&quot;)" office:value-type="string" office:string-value="0126N" calcext:value-type="string">
            <text:p>0126N</text:p>
          </table:table-cell>
        </table:table-row>
        <table:table-row table:style-name="ro1">
          <table:table-cell office:value-type="string" calcext:value-type="string">
            <text:p>01267</text:p>
          </table:table-cell>
          <table:table-cell table:formula="of:=CONCATENATE([.A398];&quot;N&quot;)" office:value-type="string" office:string-value="01267N" calcext:value-type="string">
            <text:p>01267N</text:p>
          </table:table-cell>
        </table:table-row>
        <table:table-row table:style-name="ro1">
          <table:table-cell office:value-type="string" calcext:value-type="string">
            <text:p>0133</text:p>
          </table:table-cell>
          <table:table-cell table:formula="of:=CONCATENATE([.A399];&quot;N&quot;)" office:value-type="string" office:string-value="0133N" calcext:value-type="string">
            <text:p>0133N</text:p>
          </table:table-cell>
        </table:table-row>
        <table:table-row table:style-name="ro1">
          <table:table-cell office:value-type="string" calcext:value-type="string">
            <text:p>0134</text:p>
          </table:table-cell>
          <table:table-cell table:formula="of:=CONCATENATE([.A400];&quot;N&quot;)" office:value-type="string" office:string-value="0134N" calcext:value-type="string">
            <text:p>0134N</text:p>
          </table:table-cell>
        </table:table-row>
        <table:table-row table:style-name="ro1">
          <table:table-cell office:value-type="string" calcext:value-type="string">
            <text:p>0135</text:p>
          </table:table-cell>
          <table:table-cell table:formula="of:=CONCATENATE([.A401];&quot;N&quot;)" office:value-type="string" office:string-value="0135N" calcext:value-type="string">
            <text:p>0135N</text:p>
          </table:table-cell>
        </table:table-row>
        <table:table-row table:style-name="ro1">
          <table:table-cell office:value-type="string" calcext:value-type="string">
            <text:p>0136</text:p>
          </table:table-cell>
          <table:table-cell table:formula="of:=CONCATENATE([.A402];&quot;N&quot;)" office:value-type="string" office:string-value="0136N" calcext:value-type="string">
            <text:p>0136N</text:p>
          </table:table-cell>
        </table:table-row>
        <table:table-row table:style-name="ro1">
          <table:table-cell office:value-type="string" calcext:value-type="string">
            <text:p>0137</text:p>
          </table:table-cell>
          <table:table-cell table:formula="of:=CONCATENATE([.A403];&quot;N&quot;)" office:value-type="string" office:string-value="0137N" calcext:value-type="string">
            <text:p>0137N</text:p>
          </table:table-cell>
        </table:table-row>
        <table:table-row table:style-name="ro1">
          <table:table-cell office:value-type="string" calcext:value-type="string">
            <text:p>01372</text:p>
          </table:table-cell>
          <table:table-cell table:formula="of:=CONCATENATE([.A404];&quot;N&quot;)" office:value-type="string" office:string-value="01372N" calcext:value-type="string">
            <text:p>01372N</text:p>
          </table:table-cell>
        </table:table-row>
        <table:table-row table:style-name="ro1">
          <table:table-cell office:value-type="string" calcext:value-type="string">
            <text:p>01374</text:p>
          </table:table-cell>
          <table:table-cell table:formula="of:=CONCATENATE([.A405];&quot;N&quot;)" office:value-type="string" office:string-value="01374N" calcext:value-type="string">
            <text:p>01374N</text:p>
          </table:table-cell>
        </table:table-row>
        <table:table-row table:style-name="ro1">
          <table:table-cell office:value-type="string" calcext:value-type="string">
            <text:p>01377</text:p>
          </table:table-cell>
          <table:table-cell table:formula="of:=CONCATENATE([.A406];&quot;N&quot;)" office:value-type="string" office:string-value="01377N" calcext:value-type="string">
            <text:p>01377N</text:p>
          </table:table-cell>
        </table:table-row>
        <table:table-row table:style-name="ro1">
          <table:table-cell office:value-type="string" calcext:value-type="string">
            <text:p>0138</text:p>
          </table:table-cell>
          <table:table-cell table:formula="of:=CONCATENATE([.A407];&quot;N&quot;)" office:value-type="string" office:string-value="0138N" calcext:value-type="string">
            <text:p>0138N</text:p>
          </table:table-cell>
        </table:table-row>
        <table:table-row table:style-name="ro1">
          <table:table-cell office:value-type="string" calcext:value-type="string">
            <text:p>0139</text:p>
          </table:table-cell>
          <table:table-cell table:formula="of:=CONCATENATE([.A408];&quot;N&quot;)" office:value-type="string" office:string-value="0139N" calcext:value-type="string">
            <text:p>0139N</text:p>
          </table:table-cell>
        </table:table-row>
        <table:table-row table:style-name="ro1">
          <table:table-cell office:value-type="string" calcext:value-type="string">
            <text:p>01392</text:p>
          </table:table-cell>
          <table:table-cell table:formula="of:=CONCATENATE([.A409];&quot;N&quot;)" office:value-type="string" office:string-value="01392N" calcext:value-type="string">
            <text:p>01392N</text:p>
          </table:table-cell>
        </table:table-row>
        <table:table-row table:style-name="ro1">
          <table:table-cell office:value-type="string" calcext:value-type="string">
            <text:p>01397</text:p>
          </table:table-cell>
          <table:table-cell table:formula="of:=CONCATENATE([.A410];&quot;N&quot;)" office:value-type="string" office:string-value="01397N" calcext:value-type="string">
            <text:p>01397N</text:p>
          </table:table-cell>
        </table:table-row>
        <table:table-row table:style-name="ro1">
          <table:table-cell office:value-type="string" calcext:value-type="string">
            <text:p>01398</text:p>
          </table:table-cell>
          <table:table-cell table:formula="of:=CONCATENATE([.A411];&quot;N&quot;)" office:value-type="string" office:string-value="01398N" calcext:value-type="string">
            <text:p>01398N</text:p>
          </table:table-cell>
        </table:table-row>
        <table:table-row table:style-name="ro1">
          <table:table-cell office:value-type="string" calcext:value-type="string">
            <text:p>0142</text:p>
          </table:table-cell>
          <table:table-cell table:formula="of:=CONCATENATE([.A412];&quot;N&quot;)" office:value-type="string" office:string-value="0142N" calcext:value-type="string">
            <text:p>0142N</text:p>
          </table:table-cell>
        </table:table-row>
        <table:table-row table:style-name="ro1">
          <table:table-cell office:value-type="string" calcext:value-type="string">
            <text:p>0143</text:p>
          </table:table-cell>
          <table:table-cell table:formula="of:=CONCATENATE([.A413];&quot;N&quot;)" office:value-type="string" office:string-value="0143N" calcext:value-type="string">
            <text:p>0143N</text:p>
          </table:table-cell>
        </table:table-row>
        <table:table-row table:style-name="ro1">
          <table:table-cell office:value-type="string" calcext:value-type="string">
            <text:p>0144</text:p>
          </table:table-cell>
          <table:table-cell table:formula="of:=CONCATENATE([.A414];&quot;N&quot;)" office:value-type="string" office:string-value="0144N" calcext:value-type="string">
            <text:p>0144N</text:p>
          </table:table-cell>
        </table:table-row>
        <table:table-row table:style-name="ro1">
          <table:table-cell office:value-type="string" calcext:value-type="string">
            <text:p>0145</text:p>
          </table:table-cell>
          <table:table-cell table:formula="of:=CONCATENATE([.A415];&quot;N&quot;)" office:value-type="string" office:string-value="0145N" calcext:value-type="string">
            <text:p>0145N</text:p>
          </table:table-cell>
        </table:table-row>
        <table:table-row table:style-name="ro1">
          <table:table-cell office:value-type="string" calcext:value-type="string">
            <text:p>01456</text:p>
          </table:table-cell>
          <table:table-cell table:formula="of:=CONCATENATE([.A416];&quot;N&quot;)" office:value-type="string" office:string-value="01456N" calcext:value-type="string">
            <text:p>01456N</text:p>
          </table:table-cell>
        </table:table-row>
        <table:table-row table:style-name="ro1">
          <table:table-cell office:value-type="string" calcext:value-type="string">
            <text:p>01457</text:p>
          </table:table-cell>
          <table:table-cell table:formula="of:=CONCATENATE([.A417];&quot;N&quot;)" office:value-type="string" office:string-value="01457N" calcext:value-type="string">
            <text:p>01457N</text:p>
          </table:table-cell>
        </table:table-row>
        <table:table-row table:style-name="ro1">
          <table:table-cell office:value-type="string" calcext:value-type="string">
            <text:p>0146</text:p>
          </table:table-cell>
          <table:table-cell table:formula="of:=CONCATENATE([.A418];&quot;N&quot;)" office:value-type="string" office:string-value="0146N" calcext:value-type="string">
            <text:p>0146N</text:p>
          </table:table-cell>
        </table:table-row>
        <table:table-row table:style-name="ro1">
          <table:table-cell office:value-type="string" calcext:value-type="string">
            <text:p>01466</text:p>
          </table:table-cell>
          <table:table-cell table:formula="of:=CONCATENATE([.A419];&quot;N&quot;)" office:value-type="string" office:string-value="01466N" calcext:value-type="string">
            <text:p>01466N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table:formula="of:=CONCATENATE([.A420];&quot;N&quot;)" office:value-type="string" office:string-value="015N" calcext:value-type="string">
            <text:p>015N</text:p>
          </table:table-cell>
        </table:table-row>
        <table:table-row table:style-name="ro1">
          <table:table-cell office:value-type="string" calcext:value-type="string">
            <text:p>0152</text:p>
          </table:table-cell>
          <table:table-cell table:formula="of:=CONCATENATE([.A421];&quot;N&quot;)" office:value-type="string" office:string-value="0152N" calcext:value-type="string">
            <text:p>0152N</text:p>
          </table:table-cell>
        </table:table-row>
        <table:table-row table:style-name="ro1">
          <table:table-cell office:value-type="string" calcext:value-type="string">
            <text:p>0153</text:p>
          </table:table-cell>
          <table:table-cell table:formula="of:=CONCATENATE([.A422];&quot;N&quot;)" office:value-type="string" office:string-value="0153N" calcext:value-type="string">
            <text:p>0153N</text:p>
          </table:table-cell>
        </table:table-row>
        <table:table-row table:style-name="ro1">
          <table:table-cell office:value-type="string" calcext:value-type="string">
            <text:p>0154</text:p>
          </table:table-cell>
          <table:table-cell table:formula="of:=CONCATENATE([.A423];&quot;N&quot;)" office:value-type="string" office:string-value="0154N" calcext:value-type="string">
            <text:p>0154N</text:p>
          </table:table-cell>
        </table:table-row>
        <table:table-row table:style-name="ro1">
          <table:table-cell office:value-type="string" calcext:value-type="string">
            <text:p>01547</text:p>
          </table:table-cell>
          <table:table-cell table:formula="of:=CONCATENATE([.A424];&quot;N&quot;)" office:value-type="string" office:string-value="01547N" calcext:value-type="string">
            <text:p>01547N</text:p>
          </table:table-cell>
        </table:table-row>
        <table:table-row table:style-name="ro1">
          <table:table-cell office:value-type="string" calcext:value-type="string">
            <text:p>0155</text:p>
          </table:table-cell>
          <table:table-cell table:formula="of:=CONCATENATE([.A425];&quot;N&quot;)" office:value-type="string" office:string-value="0155N" calcext:value-type="string">
            <text:p>0155N</text:p>
          </table:table-cell>
        </table:table-row>
        <table:table-row table:style-name="ro1">
          <table:table-cell office:value-type="string" calcext:value-type="string">
            <text:p>01558</text:p>
          </table:table-cell>
          <table:table-cell table:formula="of:=CONCATENATE([.A426];&quot;N&quot;)" office:value-type="string" office:string-value="01558N" calcext:value-type="string">
            <text:p>01558N</text:p>
          </table:table-cell>
        </table:table-row>
        <table:table-row table:style-name="ro1">
          <table:table-cell office:value-type="string" calcext:value-type="string">
            <text:p>0156</text:p>
          </table:table-cell>
          <table:table-cell table:formula="of:=CONCATENATE([.A427];&quot;N&quot;)" office:value-type="string" office:string-value="0156N" calcext:value-type="string">
            <text:p>0156N</text:p>
          </table:table-cell>
        </table:table-row>
        <table:table-row table:style-name="ro1">
          <table:table-cell office:value-type="string" calcext:value-type="string">
            <text:p>01564</text:p>
          </table:table-cell>
          <table:table-cell table:formula="of:=CONCATENATE([.A428];&quot;N&quot;)" office:value-type="string" office:string-value="01564N" calcext:value-type="string">
            <text:p>01564N</text:p>
          </table:table-cell>
        </table:table-row>
        <table:table-row table:style-name="ro1">
          <table:table-cell office:value-type="string" calcext:value-type="string">
            <text:p>0157</text:p>
          </table:table-cell>
          <table:table-cell table:formula="of:=CONCATENATE([.A429];&quot;N&quot;)" office:value-type="string" office:string-value="0157N" calcext:value-type="string">
            <text:p>0157N</text:p>
          </table:table-cell>
        </table:table-row>
        <table:table-row table:style-name="ro1">
          <table:table-cell office:value-type="string" calcext:value-type="string">
            <text:p>0158</text:p>
          </table:table-cell>
          <table:table-cell table:formula="of:=CONCATENATE([.A430];&quot;N&quot;)" office:value-type="string" office:string-value="0158N" calcext:value-type="string">
            <text:p>0158N</text:p>
          </table:table-cell>
        </table:table-row>
        <table:table-row table:style-name="ro1">
          <table:table-cell office:value-type="string" calcext:value-type="string">
            <text:p>01586</text:p>
          </table:table-cell>
          <table:table-cell table:formula="of:=CONCATENATE([.A431];&quot;N&quot;)" office:value-type="string" office:string-value="01586N" calcext:value-type="string">
            <text:p>01586N</text:p>
          </table:table-cell>
        </table:table-row>
        <table:table-row table:style-name="ro1">
          <table:table-cell office:value-type="string" calcext:value-type="string">
            <text:p>01587</text:p>
          </table:table-cell>
          <table:table-cell table:formula="of:=CONCATENATE([.A432];&quot;N&quot;)" office:value-type="string" office:string-value="01587N" calcext:value-type="string">
            <text:p>01587N</text:p>
          </table:table-cell>
        </table:table-row>
        <table:table-row table:style-name="ro1">
          <table:table-cell office:value-type="string" calcext:value-type="string">
            <text:p>0162</text:p>
          </table:table-cell>
          <table:table-cell table:formula="of:=CONCATENATE([.A433];&quot;N&quot;)" office:value-type="string" office:string-value="0162N" calcext:value-type="string">
            <text:p>0162N</text:p>
          </table:table-cell>
        </table:table-row>
        <table:table-row table:style-name="ro1">
          <table:table-cell office:value-type="string" calcext:value-type="string">
            <text:p>0163</text:p>
          </table:table-cell>
          <table:table-cell table:formula="of:=CONCATENATE([.A434];&quot;N&quot;)" office:value-type="string" office:string-value="0163N" calcext:value-type="string">
            <text:p>0163N</text:p>
          </table:table-cell>
        </table:table-row>
        <table:table-row table:style-name="ro1">
          <table:table-cell office:value-type="string" calcext:value-type="string">
            <text:p>01632</text:p>
          </table:table-cell>
          <table:table-cell table:formula="of:=CONCATENATE([.A435];&quot;N&quot;)" office:value-type="string" office:string-value="01632N" calcext:value-type="string">
            <text:p>01632N</text:p>
          </table:table-cell>
        </table:table-row>
        <table:table-row table:style-name="ro1">
          <table:table-cell office:value-type="string" calcext:value-type="string">
            <text:p>01634</text:p>
          </table:table-cell>
          <table:table-cell table:formula="of:=CONCATENATE([.A436];&quot;N&quot;)" office:value-type="string" office:string-value="01634N" calcext:value-type="string">
            <text:p>01634N</text:p>
          </table:table-cell>
        </table:table-row>
        <table:table-row table:style-name="ro1">
          <table:table-cell office:value-type="string" calcext:value-type="string">
            <text:p>01635</text:p>
          </table:table-cell>
          <table:table-cell table:formula="of:=CONCATENATE([.A437];&quot;N&quot;)" office:value-type="string" office:string-value="01635N" calcext:value-type="string">
            <text:p>01635N</text:p>
          </table:table-cell>
        </table:table-row>
        <table:table-row table:style-name="ro1">
          <table:table-cell office:value-type="string" calcext:value-type="string">
            <text:p>0164</text:p>
          </table:table-cell>
          <table:table-cell table:formula="of:=CONCATENATE([.A438];&quot;N&quot;)" office:value-type="string" office:string-value="0164N" calcext:value-type="string">
            <text:p>0164N</text:p>
          </table:table-cell>
        </table:table-row>
        <table:table-row table:style-name="ro1">
          <table:table-cell office:value-type="string" calcext:value-type="string">
            <text:p>01648</text:p>
          </table:table-cell>
          <table:table-cell table:formula="of:=CONCATENATE([.A439];&quot;N&quot;)" office:value-type="string" office:string-value="01648N" calcext:value-type="string">
            <text:p>01648N</text:p>
          </table:table-cell>
        </table:table-row>
        <table:table-row table:style-name="ro1">
          <table:table-cell office:value-type="string" calcext:value-type="string">
            <text:p>0165</text:p>
          </table:table-cell>
          <table:table-cell table:formula="of:=CONCATENATE([.A440];&quot;N&quot;)" office:value-type="string" office:string-value="0165N" calcext:value-type="string">
            <text:p>0165N</text:p>
          </table:table-cell>
        </table:table-row>
        <table:table-row table:style-name="ro1">
          <table:table-cell office:value-type="string" calcext:value-type="string">
            <text:p>01654</text:p>
          </table:table-cell>
          <table:table-cell table:formula="of:=CONCATENATE([.A441];&quot;N&quot;)" office:value-type="string" office:string-value="01654N" calcext:value-type="string">
            <text:p>01654N</text:p>
          </table:table-cell>
        </table:table-row>
        <table:table-row table:style-name="ro1">
          <table:table-cell office:value-type="string" calcext:value-type="string">
            <text:p>01655</text:p>
          </table:table-cell>
          <table:table-cell table:formula="of:=CONCATENATE([.A442];&quot;N&quot;)" office:value-type="string" office:string-value="01655N" calcext:value-type="string">
            <text:p>01655N</text:p>
          </table:table-cell>
        </table:table-row>
        <table:table-row table:style-name="ro1">
          <table:table-cell office:value-type="string" calcext:value-type="string">
            <text:p>01656</text:p>
          </table:table-cell>
          <table:table-cell table:formula="of:=CONCATENATE([.A443];&quot;N&quot;)" office:value-type="string" office:string-value="01656N" calcext:value-type="string">
            <text:p>01656N</text:p>
          </table:table-cell>
        </table:table-row>
        <table:table-row table:style-name="ro1">
          <table:table-cell office:value-type="string" calcext:value-type="string">
            <text:p>01658</text:p>
          </table:table-cell>
          <table:table-cell table:formula="of:=CONCATENATE([.A444];&quot;N&quot;)" office:value-type="string" office:string-value="01658N" calcext:value-type="string">
            <text:p>01658N</text:p>
          </table:table-cell>
        </table:table-row>
        <table:table-row table:style-name="ro1">
          <table:table-cell office:value-type="string" calcext:value-type="string">
            <text:p>0166</text:p>
          </table:table-cell>
          <table:table-cell table:formula="of:=CONCATENATE([.A445];&quot;N&quot;)" office:value-type="string" office:string-value="0166N" calcext:value-type="string">
            <text:p>0166N</text:p>
          </table:table-cell>
        </table:table-row>
        <table:table-row table:style-name="ro1">
          <table:table-cell office:value-type="string" calcext:value-type="string">
            <text:p>0167</text:p>
          </table:table-cell>
          <table:table-cell table:formula="of:=CONCATENATE([.A446];&quot;N&quot;)" office:value-type="string" office:string-value="0167N" calcext:value-type="string">
            <text:p>0167N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table:formula="of:=CONCATENATE([.A447];&quot;N&quot;)" office:value-type="string" office:string-value="017N" calcext:value-type="string">
            <text:p>017N</text:p>
          </table:table-cell>
        </table:table-row>
        <table:table-row table:style-name="ro1">
          <table:table-cell office:value-type="string" calcext:value-type="string">
            <text:p>0172</text:p>
          </table:table-cell>
          <table:table-cell table:formula="of:=CONCATENATE([.A448];&quot;N&quot;)" office:value-type="string" office:string-value="0172N" calcext:value-type="string">
            <text:p>0172N</text:p>
          </table:table-cell>
        </table:table-row>
        <table:table-row table:style-name="ro1">
          <table:table-cell office:value-type="string" calcext:value-type="string">
            <text:p>0173</text:p>
          </table:table-cell>
          <table:table-cell table:formula="of:=CONCATENATE([.A449];&quot;N&quot;)" office:value-type="string" office:string-value="0173N" calcext:value-type="string">
            <text:p>0173N</text:p>
          </table:table-cell>
        </table:table-row>
        <table:table-row table:style-name="ro1">
          <table:table-cell office:value-type="string" calcext:value-type="string">
            <text:p>0174</text:p>
          </table:table-cell>
          <table:table-cell table:formula="of:=CONCATENATE([.A450];&quot;N&quot;)" office:value-type="string" office:string-value="0174N" calcext:value-type="string">
            <text:p>0174N</text:p>
          </table:table-cell>
        </table:table-row>
        <table:table-row table:style-name="ro1">
          <table:table-cell office:value-type="string" calcext:value-type="string">
            <text:p>0175</text:p>
          </table:table-cell>
          <table:table-cell table:formula="of:=CONCATENATE([.A451];&quot;N&quot;)" office:value-type="string" office:string-value="0175N" calcext:value-type="string">
            <text:p>0175N</text:p>
          </table:table-cell>
        </table:table-row>
        <table:table-row table:style-name="ro1">
          <table:table-cell office:value-type="string" calcext:value-type="string">
            <text:p>0176</text:p>
          </table:table-cell>
          <table:table-cell table:formula="of:=CONCATENATE([.A452];&quot;N&quot;)" office:value-type="string" office:string-value="0176N" calcext:value-type="string">
            <text:p>0176N</text:p>
          </table:table-cell>
        </table:table-row>
        <table:table-row table:style-name="ro1">
          <table:table-cell office:value-type="string" calcext:value-type="string">
            <text:p>0178</text:p>
          </table:table-cell>
          <table:table-cell table:formula="of:=CONCATENATE([.A453];&quot;N&quot;)" office:value-type="string" office:string-value="0178N" calcext:value-type="string">
            <text:p>0178N</text:p>
          </table:table-cell>
        </table:table-row>
        <table:table-row table:style-name="ro1">
          <table:table-cell office:value-type="string" calcext:value-type="string">
            <text:p>0179</text:p>
          </table:table-cell>
          <table:table-cell table:formula="of:=CONCATENATE([.A454];&quot;N&quot;)" office:value-type="string" office:string-value="0179N" calcext:value-type="string">
            <text:p>0179N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table:formula="of:=CONCATENATE([.A455];&quot;N&quot;)" office:value-type="string" office:string-value="018N" calcext:value-type="string">
            <text:p>018N</text:p>
          </table:table-cell>
        </table:table-row>
        <table:table-row table:style-name="ro1">
          <table:table-cell office:value-type="string" calcext:value-type="string">
            <text:p>0182</text:p>
          </table:table-cell>
          <table:table-cell table:formula="of:=CONCATENATE([.A456];&quot;N&quot;)" office:value-type="string" office:string-value="0182N" calcext:value-type="string">
            <text:p>0182N</text:p>
          </table:table-cell>
        </table:table-row>
        <table:table-row table:style-name="ro1">
          <table:table-cell office:value-type="string" calcext:value-type="string">
            <text:p>0183</text:p>
          </table:table-cell>
          <table:table-cell table:formula="of:=CONCATENATE([.A457];&quot;N&quot;)" office:value-type="string" office:string-value="0183N" calcext:value-type="string">
            <text:p>0183N</text:p>
          </table:table-cell>
        </table:table-row>
        <table:table-row table:style-name="ro1">
          <table:table-cell office:value-type="string" calcext:value-type="string">
            <text:p>0184</text:p>
          </table:table-cell>
          <table:table-cell table:formula="of:=CONCATENATE([.A458];&quot;N&quot;)" office:value-type="string" office:string-value="0184N" calcext:value-type="string">
            <text:p>0184N</text:p>
          </table:table-cell>
        </table:table-row>
        <table:table-row table:style-name="ro1">
          <table:table-cell office:value-type="string" calcext:value-type="string">
            <text:p>0185</text:p>
          </table:table-cell>
          <table:table-cell table:formula="of:=CONCATENATE([.A459];&quot;N&quot;)" office:value-type="string" office:string-value="0185N" calcext:value-type="string">
            <text:p>0185N</text:p>
          </table:table-cell>
        </table:table-row>
        <table:table-row table:style-name="ro1">
          <table:table-cell office:value-type="string" calcext:value-type="string">
            <text:p>0186</text:p>
          </table:table-cell>
          <table:table-cell table:formula="of:=CONCATENATE([.A460];&quot;N&quot;)" office:value-type="string" office:string-value="0186N" calcext:value-type="string">
            <text:p>0186N</text:p>
          </table:table-cell>
        </table:table-row>
        <table:table-row table:style-name="ro1">
          <table:table-cell office:value-type="string" calcext:value-type="string">
            <text:p>0187</text:p>
          </table:table-cell>
          <table:table-cell table:formula="of:=CONCATENATE([.A461];&quot;N&quot;)" office:value-type="string" office:string-value="0187N" calcext:value-type="string">
            <text:p>0187N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table:formula="of:=CONCATENATE([.A462];&quot;N&quot;)" office:value-type="string" office:string-value="019N" calcext:value-type="string">
            <text:p>019N</text:p>
          </table:table-cell>
        </table:table-row>
        <table:table-row table:style-name="ro1">
          <table:table-cell office:value-type="string" calcext:value-type="string">
            <text:p>0191</text:p>
          </table:table-cell>
          <table:table-cell table:formula="of:=CONCATENATE([.A463];&quot;N&quot;)" office:value-type="string" office:string-value="0191N" calcext:value-type="string">
            <text:p>0191N</text:p>
          </table:table-cell>
        </table:table-row>
        <table:table-row table:style-name="ro1">
          <table:table-cell office:value-type="string" calcext:value-type="string">
            <text:p>0192</text:p>
          </table:table-cell>
          <table:table-cell table:formula="of:=CONCATENATE([.A464];&quot;N&quot;)" office:value-type="string" office:string-value="0192N" calcext:value-type="string">
            <text:p>0192N</text:p>
          </table:table-cell>
        </table:table-row>
        <table:table-row table:style-name="ro1">
          <table:table-cell office:value-type="string" calcext:value-type="string">
            <text:p>0193</text:p>
          </table:table-cell>
          <table:table-cell table:formula="of:=CONCATENATE([.A465];&quot;N&quot;)" office:value-type="string" office:string-value="0193N" calcext:value-type="string">
            <text:p>0193N</text:p>
          </table:table-cell>
        </table:table-row>
        <table:table-row table:style-name="ro1">
          <table:table-cell office:value-type="string" calcext:value-type="string">
            <text:p>0194</text:p>
          </table:table-cell>
          <table:table-cell table:formula="of:=CONCATENATE([.A466];&quot;N&quot;)" office:value-type="string" office:string-value="0194N" calcext:value-type="string">
            <text:p>0194N</text:p>
          </table:table-cell>
        </table:table-row>
        <table:table-row table:style-name="ro1">
          <table:table-cell office:value-type="string" calcext:value-type="string">
            <text:p>0195</text:p>
          </table:table-cell>
          <table:table-cell table:formula="of:=CONCATENATE([.A467];&quot;N&quot;)" office:value-type="string" office:string-value="0195N" calcext:value-type="string">
            <text:p>0195N</text:p>
          </table:table-cell>
        </table:table-row>
        <table:table-row table:style-name="ro1">
          <table:table-cell office:value-type="string" calcext:value-type="string">
            <text:p>0197</text:p>
          </table:table-cell>
          <table:table-cell table:formula="of:=CONCATENATE([.A468];&quot;N&quot;)" office:value-type="string" office:string-value="0197N" calcext:value-type="string">
            <text:p>0197N</text:p>
          </table:table-cell>
        </table:table-row>
        <table:table-row table:style-name="ro1">
          <table:table-cell office:value-type="string" calcext:value-type="string">
            <text:p>0198</text:p>
          </table:table-cell>
          <table:table-cell table:formula="of:=CONCATENATE([.A469];&quot;N&quot;)" office:value-type="string" office:string-value="0198N" calcext:value-type="string">
            <text:p>0198N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table:formula="of:=CONCATENATE([.A470];&quot;N&quot;)" office:value-type="string" office:string-value="022N" calcext:value-type="string">
            <text:p>022N</text:p>
          </table:table-cell>
        </table:table-row>
        <table:table-row table:style-name="ro1">
          <table:table-cell office:value-type="string" calcext:value-type="string">
            <text:p>0220</text:p>
          </table:table-cell>
          <table:table-cell table:formula="of:=CONCATENATE([.A471];&quot;N&quot;)" office:value-type="string" office:string-value="0220N" calcext:value-type="string">
            <text:p>0220N</text:p>
          </table:table-cell>
        </table:table-row>
        <table:table-row table:style-name="ro1">
          <table:table-cell office:value-type="string" calcext:value-type="string">
            <text:p>0223</text:p>
          </table:table-cell>
          <table:table-cell table:formula="of:=CONCATENATE([.A472];&quot;N&quot;)" office:value-type="string" office:string-value="0223N" calcext:value-type="string">
            <text:p>0223N</text:p>
          </table:table-cell>
        </table:table-row>
        <table:table-row table:style-name="ro1">
          <table:table-cell office:value-type="string" calcext:value-type="string">
            <text:p>0224</text:p>
          </table:table-cell>
          <table:table-cell table:formula="of:=CONCATENATE([.A473];&quot;N&quot;)" office:value-type="string" office:string-value="0224N" calcext:value-type="string">
            <text:p>0224N</text:p>
          </table:table-cell>
        </table:table-row>
        <table:table-row table:style-name="ro1">
          <table:table-cell office:value-type="string" calcext:value-type="string">
            <text:p>0225</text:p>
          </table:table-cell>
          <table:table-cell table:formula="of:=CONCATENATE([.A474];&quot;N&quot;)" office:value-type="string" office:string-value="0225N" calcext:value-type="string">
            <text:p>0225N</text:p>
          </table:table-cell>
        </table:table-row>
        <table:table-row table:style-name="ro1">
          <table:table-cell office:value-type="string" calcext:value-type="string">
            <text:p>0226</text:p>
          </table:table-cell>
          <table:table-cell table:formula="of:=CONCATENATE([.A475];&quot;N&quot;)" office:value-type="string" office:string-value="0226N" calcext:value-type="string">
            <text:p>0226N</text:p>
          </table:table-cell>
        </table:table-row>
        <table:table-row table:style-name="ro1">
          <table:table-cell office:value-type="string" calcext:value-type="string">
            <text:p>0228</text:p>
          </table:table-cell>
          <table:table-cell table:formula="of:=CONCATENATE([.A476];&quot;N&quot;)" office:value-type="string" office:string-value="0228N" calcext:value-type="string">
            <text:p>0228N</text:p>
          </table:table-cell>
        </table:table-row>
        <table:table-row table:style-name="ro1">
          <table:table-cell office:value-type="string" calcext:value-type="string">
            <text:p>0229</text:p>
          </table:table-cell>
          <table:table-cell table:formula="of:=CONCATENATE([.A477];&quot;N&quot;)" office:value-type="string" office:string-value="0229N" calcext:value-type="string">
            <text:p>0229N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table:formula="of:=CONCATENATE([.A478];&quot;N&quot;)" office:value-type="string" office:string-value="023N" calcext:value-type="string">
            <text:p>023N</text:p>
          </table:table-cell>
        </table:table-row>
        <table:table-row table:style-name="ro1">
          <table:table-cell office:value-type="string" calcext:value-type="string">
            <text:p>0233</text:p>
          </table:table-cell>
          <table:table-cell table:formula="of:=CONCATENATE([.A479];&quot;N&quot;)" office:value-type="string" office:string-value="0233N" calcext:value-type="string">
            <text:p>0233N</text:p>
          </table:table-cell>
        </table:table-row>
        <table:table-row table:style-name="ro1">
          <table:table-cell office:value-type="string" calcext:value-type="string">
            <text:p>0234</text:p>
          </table:table-cell>
          <table:table-cell table:formula="of:=CONCATENATE([.A480];&quot;N&quot;)" office:value-type="string" office:string-value="0234N" calcext:value-type="string">
            <text:p>0234N</text:p>
          </table:table-cell>
        </table:table-row>
        <table:table-row table:style-name="ro1">
          <table:table-cell office:value-type="string" calcext:value-type="string">
            <text:p>0235</text:p>
          </table:table-cell>
          <table:table-cell table:formula="of:=CONCATENATE([.A481];&quot;N&quot;)" office:value-type="string" office:string-value="0235N" calcext:value-type="string">
            <text:p>0235N</text:p>
          </table:table-cell>
        </table:table-row>
        <table:table-row table:style-name="ro1">
          <table:table-cell office:value-type="string" calcext:value-type="string">
            <text:p>0237</text:p>
          </table:table-cell>
          <table:table-cell table:formula="of:=CONCATENATE([.A482];&quot;N&quot;)" office:value-type="string" office:string-value="0237N" calcext:value-type="string">
            <text:p>0237N</text:p>
          </table:table-cell>
        </table:table-row>
        <table:table-row table:style-name="ro1">
          <table:table-cell office:value-type="string" calcext:value-type="string">
            <text:p>0238</text:p>
          </table:table-cell>
          <table:table-cell table:formula="of:=CONCATENATE([.A483];&quot;N&quot;)" office:value-type="string" office:string-value="0238N" calcext:value-type="string">
            <text:p>0238N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table:formula="of:=CONCATENATE([.A484];&quot;N&quot;)" office:value-type="string" office:string-value="024N" calcext:value-type="string">
            <text:p>024N</text:p>
          </table:table-cell>
        </table:table-row>
        <table:table-row table:style-name="ro1">
          <table:table-cell office:value-type="string" calcext:value-type="string">
            <text:p>0240</text:p>
          </table:table-cell>
          <table:table-cell table:formula="of:=CONCATENATE([.A485];&quot;N&quot;)" office:value-type="string" office:string-value="0240N" calcext:value-type="string">
            <text:p>0240N</text:p>
          </table:table-cell>
        </table:table-row>
        <table:table-row table:style-name="ro1">
          <table:table-cell office:value-type="string" calcext:value-type="string">
            <text:p>0241</text:p>
          </table:table-cell>
          <table:table-cell table:formula="of:=CONCATENATE([.A486];&quot;N&quot;)" office:value-type="string" office:string-value="0241N" calcext:value-type="string">
            <text:p>0241N</text:p>
          </table:table-cell>
        </table:table-row>
        <table:table-row table:style-name="ro1">
          <table:table-cell office:value-type="string" calcext:value-type="string">
            <text:p>0242</text:p>
          </table:table-cell>
          <table:table-cell table:formula="of:=CONCATENATE([.A487];&quot;N&quot;)" office:value-type="string" office:string-value="0242N" calcext:value-type="string">
            <text:p>0242N</text:p>
          </table:table-cell>
        </table:table-row>
        <table:table-row table:style-name="ro1">
          <table:table-cell office:value-type="string" calcext:value-type="string">
            <text:p>0243</text:p>
          </table:table-cell>
          <table:table-cell table:formula="of:=CONCATENATE([.A488];&quot;N&quot;)" office:value-type="string" office:string-value="0243N" calcext:value-type="string">
            <text:p>0243N</text:p>
          </table:table-cell>
        </table:table-row>
        <table:table-row table:style-name="ro1">
          <table:table-cell office:value-type="string" calcext:value-type="string">
            <text:p>0244</text:p>
          </table:table-cell>
          <table:table-cell table:formula="of:=CONCATENATE([.A489];&quot;N&quot;)" office:value-type="string" office:string-value="0244N" calcext:value-type="string">
            <text:p>0244N</text:p>
          </table:table-cell>
        </table:table-row>
        <table:table-row table:style-name="ro1">
          <table:table-cell office:value-type="string" calcext:value-type="string">
            <text:p>0246</text:p>
          </table:table-cell>
          <table:table-cell table:formula="of:=CONCATENATE([.A490];&quot;N&quot;)" office:value-type="string" office:string-value="0246N" calcext:value-type="string">
            <text:p>0246N</text:p>
          </table:table-cell>
        </table:table-row>
        <table:table-row table:style-name="ro1">
          <table:table-cell office:value-type="string" calcext:value-type="string">
            <text:p>0247</text:p>
          </table:table-cell>
          <table:table-cell table:formula="of:=CONCATENATE([.A491];&quot;N&quot;)" office:value-type="string" office:string-value="0247N" calcext:value-type="string">
            <text:p>0247N</text:p>
          </table:table-cell>
        </table:table-row>
        <table:table-row table:style-name="ro1">
          <table:table-cell office:value-type="string" calcext:value-type="string">
            <text:p>0248</text:p>
          </table:table-cell>
          <table:table-cell table:formula="of:=CONCATENATE([.A492];&quot;N&quot;)" office:value-type="string" office:string-value="0248N" calcext:value-type="string">
            <text:p>0248N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table:formula="of:=CONCATENATE([.A493];&quot;N&quot;)" office:value-type="string" office:string-value="025N" calcext:value-type="string">
            <text:p>025N</text:p>
          </table:table-cell>
        </table:table-row>
        <table:table-row table:style-name="ro1">
          <table:table-cell office:value-type="string" calcext:value-type="string">
            <text:p>0250</text:p>
          </table:table-cell>
          <table:table-cell table:formula="of:=CONCATENATE([.A494];&quot;N&quot;)" office:value-type="string" office:string-value="0250N" calcext:value-type="string">
            <text:p>0250N</text:p>
          </table:table-cell>
        </table:table-row>
        <table:table-row table:style-name="ro1">
          <table:table-cell office:value-type="string" calcext:value-type="string">
            <text:p>0254</text:p>
          </table:table-cell>
          <table:table-cell table:formula="of:=CONCATENATE([.A495];&quot;N&quot;)" office:value-type="string" office:string-value="0254N" calcext:value-type="string">
            <text:p>0254N</text:p>
          </table:table-cell>
        </table:table-row>
        <table:table-row table:style-name="ro1">
          <table:table-cell office:value-type="string" calcext:value-type="string">
            <text:p>0255</text:p>
          </table:table-cell>
          <table:table-cell table:formula="of:=CONCATENATE([.A496];&quot;N&quot;)" office:value-type="string" office:string-value="0255N" calcext:value-type="string">
            <text:p>0255N</text:p>
          </table:table-cell>
        </table:table-row>
        <table:table-row table:style-name="ro1">
          <table:table-cell office:value-type="string" calcext:value-type="string">
            <text:p>0256</text:p>
          </table:table-cell>
          <table:table-cell table:formula="of:=CONCATENATE([.A497];&quot;N&quot;)" office:value-type="string" office:string-value="0256N" calcext:value-type="string">
            <text:p>0256N</text:p>
          </table:table-cell>
        </table:table-row>
        <table:table-row table:style-name="ro1">
          <table:table-cell office:value-type="string" calcext:value-type="string">
            <text:p>0257</text:p>
          </table:table-cell>
          <table:table-cell table:formula="of:=CONCATENATE([.A498];&quot;N&quot;)" office:value-type="string" office:string-value="0257N" calcext:value-type="string">
            <text:p>0257N</text:p>
          </table:table-cell>
        </table:table-row>
        <table:table-row table:style-name="ro1">
          <table:table-cell office:value-type="string" calcext:value-type="string">
            <text:p>0258</text:p>
          </table:table-cell>
          <table:table-cell table:formula="of:=CONCATENATE([.A499];&quot;N&quot;)" office:value-type="string" office:string-value="0258N" calcext:value-type="string">
            <text:p>0258N</text:p>
          </table:table-cell>
        </table:table-row>
        <table:table-row table:style-name="ro1">
          <table:table-cell office:value-type="string" calcext:value-type="string">
            <text:p>0259</text:p>
          </table:table-cell>
          <table:table-cell table:formula="of:=CONCATENATE([.A500];&quot;N&quot;)" office:value-type="string" office:string-value="0259N" calcext:value-type="string">
            <text:p>0259N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table:formula="of:=CONCATENATE([.A501];&quot;N&quot;)" office:value-type="string" office:string-value="026N" calcext:value-type="string">
            <text:p>026N</text:p>
          </table:table-cell>
        </table:table-row>
        <table:table-row table:style-name="ro1">
          <table:table-cell office:value-type="string" calcext:value-type="string">
            <text:p>0260</text:p>
          </table:table-cell>
          <table:table-cell table:formula="of:=CONCATENATE([.A502];&quot;N&quot;)" office:value-type="string" office:string-value="0260N" calcext:value-type="string">
            <text:p>0260N</text:p>
          </table:table-cell>
        </table:table-row>
        <table:table-row table:style-name="ro1">
          <table:table-cell office:value-type="string" calcext:value-type="string">
            <text:p>0261</text:p>
          </table:table-cell>
          <table:table-cell table:formula="of:=CONCATENATE([.A503];&quot;N&quot;)" office:value-type="string" office:string-value="0261N" calcext:value-type="string">
            <text:p>0261N</text:p>
          </table:table-cell>
        </table:table-row>
        <table:table-row table:style-name="ro1">
          <table:table-cell office:value-type="string" calcext:value-type="string">
            <text:p>0263</text:p>
          </table:table-cell>
          <table:table-cell table:formula="of:=CONCATENATE([.A504];&quot;N&quot;)" office:value-type="string" office:string-value="0263N" calcext:value-type="string">
            <text:p>0263N</text:p>
          </table:table-cell>
        </table:table-row>
        <table:table-row table:style-name="ro1">
          <table:table-cell office:value-type="string" calcext:value-type="string">
            <text:p>0264</text:p>
          </table:table-cell>
          <table:table-cell table:formula="of:=CONCATENATE([.A505];&quot;N&quot;)" office:value-type="string" office:string-value="0264N" calcext:value-type="string">
            <text:p>0264N</text:p>
          </table:table-cell>
        </table:table-row>
        <table:table-row table:style-name="ro1">
          <table:table-cell office:value-type="string" calcext:value-type="string">
            <text:p>0265</text:p>
          </table:table-cell>
          <table:table-cell table:formula="of:=CONCATENATE([.A506];&quot;N&quot;)" office:value-type="string" office:string-value="0265N" calcext:value-type="string">
            <text:p>0265N</text:p>
          </table:table-cell>
        </table:table-row>
        <table:table-row table:style-name="ro1">
          <table:table-cell office:value-type="string" calcext:value-type="string">
            <text:p>0266</text:p>
          </table:table-cell>
          <table:table-cell table:formula="of:=CONCATENATE([.A507];&quot;N&quot;)" office:value-type="string" office:string-value="0266N" calcext:value-type="string">
            <text:p>0266N</text:p>
          </table:table-cell>
        </table:table-row>
        <table:table-row table:style-name="ro1">
          <table:table-cell office:value-type="string" calcext:value-type="string">
            <text:p>0267</text:p>
          </table:table-cell>
          <table:table-cell table:formula="of:=CONCATENATE([.A508];&quot;N&quot;)" office:value-type="string" office:string-value="0267N" calcext:value-type="string">
            <text:p>0267N</text:p>
          </table:table-cell>
        </table:table-row>
        <table:table-row table:style-name="ro1">
          <table:table-cell office:value-type="string" calcext:value-type="string">
            <text:p>0268</text:p>
          </table:table-cell>
          <table:table-cell table:formula="of:=CONCATENATE([.A509];&quot;N&quot;)" office:value-type="string" office:string-value="0268N" calcext:value-type="string">
            <text:p>0268N</text:p>
          </table:table-cell>
        </table:table-row>
        <table:table-row table:style-name="ro1">
          <table:table-cell office:value-type="string" calcext:value-type="string">
            <text:p>0269</text:p>
          </table:table-cell>
          <table:table-cell table:formula="of:=CONCATENATE([.A510];&quot;N&quot;)" office:value-type="string" office:string-value="0269N" calcext:value-type="string">
            <text:p>0269N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table:formula="of:=CONCATENATE([.A511];&quot;N&quot;)" office:value-type="string" office:string-value="027N" calcext:value-type="string">
            <text:p>027N</text:p>
          </table:table-cell>
        </table:table-row>
        <table:table-row table:style-name="ro1">
          <table:table-cell office:value-type="string" calcext:value-type="string">
            <text:p>0270</text:p>
          </table:table-cell>
          <table:table-cell table:formula="of:=CONCATENATE([.A512];&quot;N&quot;)" office:value-type="string" office:string-value="0270N" calcext:value-type="string">
            <text:p>0270N</text:p>
          </table:table-cell>
        </table:table-row>
        <table:table-row table:style-name="ro1">
          <table:table-cell office:value-type="string" calcext:value-type="string">
            <text:p>0274</text:p>
          </table:table-cell>
          <table:table-cell table:formula="of:=CONCATENATE([.A513];&quot;N&quot;)" office:value-type="string" office:string-value="0274N" calcext:value-type="string">
            <text:p>0274N</text:p>
          </table:table-cell>
        </table:table-row>
        <table:table-row table:style-name="ro1">
          <table:table-cell office:value-type="string" calcext:value-type="string">
            <text:p>0276</text:p>
          </table:table-cell>
          <table:table-cell table:formula="of:=CONCATENATE([.A514];&quot;N&quot;)" office:value-type="string" office:string-value="0276N" calcext:value-type="string">
            <text:p>0276N</text:p>
          </table:table-cell>
        </table:table-row>
        <table:table-row table:style-name="ro1">
          <table:table-cell office:value-type="string" calcext:value-type="string">
            <text:p>0277</text:p>
          </table:table-cell>
          <table:table-cell table:formula="of:=CONCATENATE([.A515];&quot;N&quot;)" office:value-type="string" office:string-value="0277N" calcext:value-type="string">
            <text:p>0277N</text:p>
          </table:table-cell>
        </table:table-row>
        <table:table-row table:style-name="ro1">
          <table:table-cell office:value-type="string" calcext:value-type="string">
            <text:p>0278</text:p>
          </table:table-cell>
          <table:table-cell table:formula="of:=CONCATENATE([.A516];&quot;N&quot;)" office:value-type="string" office:string-value="0278N" calcext:value-type="string">
            <text:p>0278N</text:p>
          </table:table-cell>
        </table:table-row>
        <table:table-row table:style-name="ro1">
          <table:table-cell office:value-type="string" calcext:value-type="string">
            <text:p>0279</text:p>
          </table:table-cell>
          <table:table-cell table:formula="of:=CONCATENATE([.A517];&quot;N&quot;)" office:value-type="string" office:string-value="0279N" calcext:value-type="string">
            <text:p>0279N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table:formula="of:=CONCATENATE([.A518];&quot;N&quot;)" office:value-type="string" office:string-value="028N" calcext:value-type="string">
            <text:p>028N</text:p>
          </table:table-cell>
        </table:table-row>
        <table:table-row table:style-name="ro1">
          <table:table-cell office:value-type="string" calcext:value-type="string">
            <text:p>0280</text:p>
          </table:table-cell>
          <table:table-cell table:formula="of:=CONCATENATE([.A519];&quot;N&quot;)" office:value-type="string" office:string-value="0280N" calcext:value-type="string">
            <text:p>0280N</text:p>
          </table:table-cell>
        </table:table-row>
        <table:table-row table:style-name="ro1">
          <table:table-cell office:value-type="string" calcext:value-type="string">
            <text:p>0282</text:p>
          </table:table-cell>
          <table:table-cell table:formula="of:=CONCATENATE([.A520];&quot;N&quot;)" office:value-type="string" office:string-value="0282N" calcext:value-type="string">
            <text:p>0282N</text:p>
          </table:table-cell>
        </table:table-row>
        <table:table-row table:style-name="ro1">
          <table:table-cell office:value-type="string" calcext:value-type="string">
            <text:p>0283</text:p>
          </table:table-cell>
          <table:table-cell table:formula="of:=CONCATENATE([.A521];&quot;N&quot;)" office:value-type="string" office:string-value="0283N" calcext:value-type="string">
            <text:p>0283N</text:p>
          </table:table-cell>
        </table:table-row>
        <table:table-row table:style-name="ro1">
          <table:table-cell office:value-type="string" calcext:value-type="string">
            <text:p>0284</text:p>
          </table:table-cell>
          <table:table-cell table:formula="of:=CONCATENATE([.A522];&quot;N&quot;)" office:value-type="string" office:string-value="0284N" calcext:value-type="string">
            <text:p>0284N</text:p>
          </table:table-cell>
        </table:table-row>
        <table:table-row table:style-name="ro1">
          <table:table-cell office:value-type="string" calcext:value-type="string">
            <text:p>0285</text:p>
          </table:table-cell>
          <table:table-cell table:formula="of:=CONCATENATE([.A523];&quot;N&quot;)" office:value-type="string" office:string-value="0285N" calcext:value-type="string">
            <text:p>0285N</text:p>
          </table:table-cell>
        </table:table-row>
        <table:table-row table:style-name="ro1">
          <table:table-cell office:value-type="string" calcext:value-type="string">
            <text:p>0287</text:p>
          </table:table-cell>
          <table:table-cell table:formula="of:=CONCATENATE([.A524];&quot;N&quot;)" office:value-type="string" office:string-value="0287N" calcext:value-type="string">
            <text:p>0287N</text:p>
          </table:table-cell>
        </table:table-row>
        <table:table-row table:style-name="ro1">
          <table:table-cell office:value-type="string" calcext:value-type="string">
            <text:p>0288</text:p>
          </table:table-cell>
          <table:table-cell table:formula="of:=CONCATENATE([.A525];&quot;N&quot;)" office:value-type="string" office:string-value="0288N" calcext:value-type="string">
            <text:p>0288N</text:p>
          </table:table-cell>
        </table:table-row>
        <table:table-row table:style-name="ro1">
          <table:table-cell office:value-type="string" calcext:value-type="string">
            <text:p>0289</text:p>
          </table:table-cell>
          <table:table-cell table:formula="of:=CONCATENATE([.A526];&quot;N&quot;)" office:value-type="string" office:string-value="0289N" calcext:value-type="string">
            <text:p>0289N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table:formula="of:=CONCATENATE([.A527];&quot;N&quot;)" office:value-type="string" office:string-value="029N" calcext:value-type="string">
            <text:p>029N</text:p>
          </table:table-cell>
        </table:table-row>
        <table:table-row table:style-name="ro1">
          <table:table-cell office:value-type="string" calcext:value-type="string">
            <text:p>0291</text:p>
          </table:table-cell>
          <table:table-cell table:formula="of:=CONCATENATE([.A528];&quot;N&quot;)" office:value-type="string" office:string-value="0291N" calcext:value-type="string">
            <text:p>0291N</text:p>
          </table:table-cell>
        </table:table-row>
        <table:table-row table:style-name="ro1">
          <table:table-cell office:value-type="string" calcext:value-type="string">
            <text:p>0293</text:p>
          </table:table-cell>
          <table:table-cell table:formula="of:=CONCATENATE([.A529];&quot;N&quot;)" office:value-type="string" office:string-value="0293N" calcext:value-type="string">
            <text:p>0293N</text:p>
          </table:table-cell>
        </table:table-row>
        <table:table-row table:style-name="ro1">
          <table:table-cell office:value-type="string" calcext:value-type="string">
            <text:p>0294</text:p>
          </table:table-cell>
          <table:table-cell table:formula="of:=CONCATENATE([.A530];&quot;N&quot;)" office:value-type="string" office:string-value="0294N" calcext:value-type="string">
            <text:p>0294N</text:p>
          </table:table-cell>
        </table:table-row>
        <table:table-row table:style-name="ro1">
          <table:table-cell office:value-type="string" calcext:value-type="string">
            <text:p>0295</text:p>
          </table:table-cell>
          <table:table-cell table:formula="of:=CONCATENATE([.A531];&quot;N&quot;)" office:value-type="string" office:string-value="0295N" calcext:value-type="string">
            <text:p>0295N</text:p>
          </table:table-cell>
        </table:table-row>
        <table:table-row table:style-name="ro1">
          <table:table-cell office:value-type="string" calcext:value-type="string">
            <text:p>0296</text:p>
          </table:table-cell>
          <table:table-cell table:formula="of:=CONCATENATE([.A532];&quot;N&quot;)" office:value-type="string" office:string-value="0296N" calcext:value-type="string">
            <text:p>0296N</text:p>
          </table:table-cell>
        </table:table-row>
        <table:table-row table:style-name="ro1">
          <table:table-cell office:value-type="string" calcext:value-type="string">
            <text:p>0297</text:p>
          </table:table-cell>
          <table:table-cell table:formula="of:=CONCATENATE([.A533];&quot;N&quot;)" office:value-type="string" office:string-value="0297N" calcext:value-type="string">
            <text:p>0297N</text:p>
          </table:table-cell>
        </table:table-row>
        <table:table-row table:style-name="ro1">
          <table:table-cell office:value-type="string" calcext:value-type="string">
            <text:p>0299</text:p>
          </table:table-cell>
          <table:table-cell table:formula="of:=CONCATENATE([.A534];&quot;N&quot;)" office:value-type="string" office:string-value="0299N" calcext:value-type="string">
            <text:p>0299N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formula="of:=CONCATENATE([.A535];&quot;N&quot;)" office:value-type="string" office:string-value="03N" calcext:value-type="string">
            <text:p>03N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table:formula="of:=CONCATENATE([.A536];&quot;N&quot;)" office:value-type="string" office:string-value="04N" calcext:value-type="string">
            <text:p>04N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table:formula="of:=CONCATENATE([.A537];&quot;N&quot;)" office:value-type="string" office:string-value="042N" calcext:value-type="string">
            <text:p>042N</text:p>
          </table:table-cell>
        </table:table-row>
        <table:table-row table:style-name="ro1">
          <table:table-cell office:value-type="string" calcext:value-type="string">
            <text:p>0422</text:p>
          </table:table-cell>
          <table:table-cell table:formula="of:=CONCATENATE([.A538];&quot;N&quot;)" office:value-type="string" office:string-value="0422N" calcext:value-type="string">
            <text:p>0422N</text:p>
          </table:table-cell>
        </table:table-row>
        <table:table-row table:style-name="ro1">
          <table:table-cell office:value-type="string" calcext:value-type="string">
            <text:p>0428</text:p>
          </table:table-cell>
          <table:table-cell table:formula="of:=CONCATENATE([.A539];&quot;N&quot;)" office:value-type="string" office:string-value="0428N" calcext:value-type="string">
            <text:p>0428N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table:formula="of:=CONCATENATE([.A540];&quot;N&quot;)" office:value-type="string" office:string-value="043N" calcext:value-type="string">
            <text:p>043N</text:p>
          </table:table-cell>
        </table:table-row>
        <table:table-row table:style-name="ro1">
          <table:table-cell office:value-type="string" calcext:value-type="string">
            <text:p>0436</text:p>
          </table:table-cell>
          <table:table-cell table:formula="of:=CONCATENATE([.A541];&quot;N&quot;)" office:value-type="string" office:string-value="0436N" calcext:value-type="string">
            <text:p>0436N</text:p>
          </table:table-cell>
        </table:table-row>
        <table:table-row table:style-name="ro1">
          <table:table-cell office:value-type="string" calcext:value-type="string">
            <text:p>0438</text:p>
          </table:table-cell>
          <table:table-cell table:formula="of:=CONCATENATE([.A542];&quot;N&quot;)" office:value-type="string" office:string-value="0438N" calcext:value-type="string">
            <text:p>0438N</text:p>
          </table:table-cell>
        </table:table-row>
        <table:table-row table:style-name="ro1">
          <table:table-cell office:value-type="string" calcext:value-type="string">
            <text:p>0439</text:p>
          </table:table-cell>
          <table:table-cell table:formula="of:=CONCATENATE([.A543];&quot;N&quot;)" office:value-type="string" office:string-value="0439N" calcext:value-type="string">
            <text:p>0439N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table:formula="of:=CONCATENATE([.A544];&quot;N&quot;)" office:value-type="string" office:string-value="044N" calcext:value-type="string">
            <text:p>044N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table:formula="of:=CONCATENATE([.A545];&quot;N&quot;)" office:value-type="string" office:string-value="045N" calcext:value-type="string">
            <text:p>045N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table:formula="of:=CONCATENATE([.A546];&quot;N&quot;)" office:value-type="string" office:string-value="046N" calcext:value-type="string">
            <text:p>046N</text:p>
          </table:table-cell>
        </table:table-row>
        <table:table-row table:style-name="ro1">
          <table:table-cell office:value-type="string" calcext:value-type="string">
            <text:p>0460</text:p>
          </table:table-cell>
          <table:table-cell table:formula="of:=CONCATENATE([.A547];&quot;N&quot;)" office:value-type="string" office:string-value="0460N" calcext:value-type="string">
            <text:p>0460N</text:p>
          </table:table-cell>
        </table:table-row>
        <table:table-row table:style-name="ro1">
          <table:table-cell office:value-type="string" calcext:value-type="string">
            <text:p>0463</text:p>
          </table:table-cell>
          <table:table-cell table:formula="of:=CONCATENATE([.A548];&quot;N&quot;)" office:value-type="string" office:string-value="0463N" calcext:value-type="string">
            <text:p>0463N</text:p>
          </table:table-cell>
        </table:table-row>
        <table:table-row table:style-name="ro1">
          <table:table-cell office:value-type="string" calcext:value-type="string">
            <text:p>0465</text:p>
          </table:table-cell>
          <table:table-cell table:formula="of:=CONCATENATE([.A549];&quot;N&quot;)" office:value-type="string" office:string-value="0465N" calcext:value-type="string">
            <text:p>0465N</text:p>
          </table:table-cell>
        </table:table-row>
        <table:table-row table:style-name="ro1">
          <table:table-cell office:value-type="string" calcext:value-type="string">
            <text:p>0466</text:p>
          </table:table-cell>
          <table:table-cell table:formula="of:=CONCATENATE([.A550];&quot;N&quot;)" office:value-type="string" office:string-value="0466N" calcext:value-type="string">
            <text:p>0466N</text:p>
          </table:table-cell>
        </table:table-row>
        <table:table-row table:style-name="ro1">
          <table:table-cell office:value-type="string" calcext:value-type="string">
            <text:p>0467</text:p>
          </table:table-cell>
          <table:table-cell table:formula="of:=CONCATENATE([.A551];&quot;N&quot;)" office:value-type="string" office:string-value="0467N" calcext:value-type="string">
            <text:p>0467N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table:formula="of:=CONCATENATE([.A552];&quot;N&quot;)" office:value-type="string" office:string-value="047N" calcext:value-type="string">
            <text:p>047N</text:p>
          </table:table-cell>
        </table:table-row>
        <table:table-row table:style-name="ro1">
          <table:table-cell office:value-type="string" calcext:value-type="string">
            <text:p>0470</text:p>
          </table:table-cell>
          <table:table-cell table:formula="of:=CONCATENATE([.A553];&quot;N&quot;)" office:value-type="string" office:string-value="0470N" calcext:value-type="string">
            <text:p>0470N</text:p>
          </table:table-cell>
        </table:table-row>
        <table:table-row table:style-name="ro1">
          <table:table-cell office:value-type="string" calcext:value-type="string">
            <text:p>0475</text:p>
          </table:table-cell>
          <table:table-cell table:formula="of:=CONCATENATE([.A554];&quot;N&quot;)" office:value-type="string" office:string-value="0475N" calcext:value-type="string">
            <text:p>0475N</text:p>
          </table:table-cell>
        </table:table-row>
        <table:table-row table:style-name="ro1">
          <table:table-cell office:value-type="string" calcext:value-type="string">
            <text:p>0476</text:p>
          </table:table-cell>
          <table:table-cell table:formula="of:=CONCATENATE([.A555];&quot;N&quot;)" office:value-type="string" office:string-value="0476N" calcext:value-type="string">
            <text:p>0476N</text:p>
          </table:table-cell>
        </table:table-row>
        <table:table-row table:style-name="ro1">
          <table:table-cell office:value-type="string" calcext:value-type="string">
            <text:p>0478</text:p>
          </table:table-cell>
          <table:table-cell table:formula="of:=CONCATENATE([.A556];&quot;N&quot;)" office:value-type="string" office:string-value="0478N" calcext:value-type="string">
            <text:p>0478N</text:p>
          </table:table-cell>
        </table:table-row>
        <table:table-row table:style-name="ro1">
          <table:table-cell office:value-type="string" calcext:value-type="string">
            <text:p>0479</text:p>
          </table:table-cell>
          <table:table-cell table:formula="of:=CONCATENATE([.A557];&quot;N&quot;)" office:value-type="string" office:string-value="0479N" calcext:value-type="string">
            <text:p>0479N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table:formula="of:=CONCATENATE([.A558];&quot;N&quot;)" office:value-type="string" office:string-value="048N" calcext:value-type="string">
            <text:p>048N</text:p>
          </table:table-cell>
        </table:table-row>
        <table:table-row table:style-name="ro1">
          <table:table-cell office:value-type="string" calcext:value-type="string">
            <text:p>0480</text:p>
          </table:table-cell>
          <table:table-cell table:formula="of:=CONCATENATE([.A559];&quot;N&quot;)" office:value-type="string" office:string-value="0480N" calcext:value-type="string">
            <text:p>0480N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table:formula="of:=CONCATENATE([.A560];&quot;N&quot;)" office:value-type="string" office:string-value="049N" calcext:value-type="string">
            <text:p>049N</text:p>
          </table:table-cell>
        </table:table-row>
        <table:table-row table:style-name="ro1">
          <table:table-cell office:value-type="string" calcext:value-type="string">
            <text:p>0493</text:p>
          </table:table-cell>
          <table:table-cell table:formula="of:=CONCATENATE([.A561];&quot;N&quot;)" office:value-type="string" office:string-value="0493N" calcext:value-type="string">
            <text:p>0493N</text:p>
          </table:table-cell>
        </table:table-row>
        <table:table-row table:style-name="ro1">
          <table:table-cell office:value-type="string" calcext:value-type="string">
            <text:p>0494</text:p>
          </table:table-cell>
          <table:table-cell table:formula="of:=CONCATENATE([.A562];&quot;N&quot;)" office:value-type="string" office:string-value="0494N" calcext:value-type="string">
            <text:p>0494N</text:p>
          </table:table-cell>
        </table:table-row>
        <table:table-row table:style-name="ro1">
          <table:table-cell office:value-type="string" calcext:value-type="string">
            <text:p>0495</text:p>
          </table:table-cell>
          <table:table-cell table:formula="of:=CONCATENATE([.A563];&quot;N&quot;)" office:value-type="string" office:string-value="0495N" calcext:value-type="string">
            <text:p>0495N</text:p>
          </table:table-cell>
        </table:table-row>
        <table:table-row table:style-name="ro1">
          <table:table-cell office:value-type="string" calcext:value-type="string">
            <text:p>04992</text:p>
          </table:table-cell>
          <table:table-cell table:formula="of:=CONCATENATE([.A564];&quot;N&quot;)" office:value-type="string" office:string-value="04992N" calcext:value-type="string">
            <text:p>04992N</text:p>
          </table:table-cell>
        </table:table-row>
        <table:table-row table:style-name="ro1">
          <table:table-cell office:value-type="string" calcext:value-type="string">
            <text:p>04994</text:p>
          </table:table-cell>
          <table:table-cell table:formula="of:=CONCATENATE([.A565];&quot;N&quot;)" office:value-type="string" office:string-value="04994N" calcext:value-type="string">
            <text:p>04994N</text:p>
          </table:table-cell>
        </table:table-row>
        <table:table-row table:style-name="ro1">
          <table:table-cell office:value-type="string" calcext:value-type="string">
            <text:p>04996</text:p>
          </table:table-cell>
          <table:table-cell table:formula="of:=CONCATENATE([.A566];&quot;N&quot;)" office:value-type="string" office:string-value="04996N" calcext:value-type="string">
            <text:p>04996N</text:p>
          </table:table-cell>
        </table:table-row>
        <table:table-row table:style-name="ro1">
          <table:table-cell office:value-type="string" calcext:value-type="string">
            <text:p>04998</text:p>
          </table:table-cell>
          <table:table-cell table:formula="of:=CONCATENATE([.A567];&quot;N&quot;)" office:value-type="string" office:string-value="04998N" calcext:value-type="string">
            <text:p>04998N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table:formula="of:=CONCATENATE([.A568];&quot;N&quot;)" office:value-type="string" office:string-value="050N" calcext:value-type="string">
            <text:p>050N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table:formula="of:=CONCATENATE([.A569];&quot;N&quot;)" office:value-type="string" office:string-value="052N" calcext:value-type="string">
            <text:p>052N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table:formula="of:=CONCATENATE([.A570];&quot;N&quot;)" office:value-type="string" office:string-value="053N" calcext:value-type="string">
            <text:p>053N</text:p>
          </table:table-cell>
        </table:table-row>
        <table:table-row table:style-name="ro1">
          <table:table-cell office:value-type="string" calcext:value-type="string">
            <text:p>0531</text:p>
          </table:table-cell>
          <table:table-cell table:formula="of:=CONCATENATE([.A571];&quot;N&quot;)" office:value-type="string" office:string-value="0531N" calcext:value-type="string">
            <text:p>0531N</text:p>
          </table:table-cell>
        </table:table-row>
        <table:table-row table:style-name="ro1">
          <table:table-cell office:value-type="string" calcext:value-type="string">
            <text:p>0532</text:p>
          </table:table-cell>
          <table:table-cell table:formula="of:=CONCATENATE([.A572];&quot;N&quot;)" office:value-type="string" office:string-value="0532N" calcext:value-type="string">
            <text:p>0532N</text:p>
          </table:table-cell>
        </table:table-row>
        <table:table-row table:style-name="ro1">
          <table:table-cell office:value-type="string" calcext:value-type="string">
            <text:p>0533</text:p>
          </table:table-cell>
          <table:table-cell table:formula="of:=CONCATENATE([.A573];&quot;N&quot;)" office:value-type="string" office:string-value="0533N" calcext:value-type="string">
            <text:p>0533N</text:p>
          </table:table-cell>
        </table:table-row>
        <table:table-row table:style-name="ro1">
          <table:table-cell office:value-type="string" calcext:value-type="string">
            <text:p>0536</text:p>
          </table:table-cell>
          <table:table-cell table:formula="of:=CONCATENATE([.A574];&quot;N&quot;)" office:value-type="string" office:string-value="0536N" calcext:value-type="string">
            <text:p>0536N</text:p>
          </table:table-cell>
        </table:table-row>
        <table:table-row table:style-name="ro1">
          <table:table-cell office:value-type="string" calcext:value-type="string">
            <text:p>0537</text:p>
          </table:table-cell>
          <table:table-cell table:formula="of:=CONCATENATE([.A575];&quot;N&quot;)" office:value-type="string" office:string-value="0537N" calcext:value-type="string">
            <text:p>0537N</text:p>
          </table:table-cell>
        </table:table-row>
        <table:table-row table:style-name="ro1">
          <table:table-cell office:value-type="string" calcext:value-type="string">
            <text:p>0538</text:p>
          </table:table-cell>
          <table:table-cell table:formula="of:=CONCATENATE([.A576];&quot;N&quot;)" office:value-type="string" office:string-value="0538N" calcext:value-type="string">
            <text:p>0538N</text:p>
          </table:table-cell>
        </table:table-row>
        <table:table-row table:style-name="ro1">
          <table:table-cell office:value-type="string" calcext:value-type="string">
            <text:p>0539</text:p>
          </table:table-cell>
          <table:table-cell table:formula="of:=CONCATENATE([.A577];&quot;N&quot;)" office:value-type="string" office:string-value="0539N" calcext:value-type="string">
            <text:p>0539N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table:formula="of:=CONCATENATE([.A578];&quot;N&quot;)" office:value-type="string" office:string-value="054N" calcext:value-type="string">
            <text:p>054N</text:p>
          </table:table-cell>
        </table:table-row>
        <table:table-row table:style-name="ro1">
          <table:table-cell office:value-type="string" calcext:value-type="string">
            <text:p>0544</text:p>
          </table:table-cell>
          <table:table-cell table:formula="of:=CONCATENATE([.A579];&quot;N&quot;)" office:value-type="string" office:string-value="0544N" calcext:value-type="string">
            <text:p>0544N</text:p>
          </table:table-cell>
        </table:table-row>
        <table:table-row table:style-name="ro1">
          <table:table-cell office:value-type="string" calcext:value-type="string">
            <text:p>0545</text:p>
          </table:table-cell>
          <table:table-cell table:formula="of:=CONCATENATE([.A580];&quot;N&quot;)" office:value-type="string" office:string-value="0545N" calcext:value-type="string">
            <text:p>0545N</text:p>
          </table:table-cell>
        </table:table-row>
        <table:table-row table:style-name="ro1">
          <table:table-cell office:value-type="string" calcext:value-type="string">
            <text:p>0547</text:p>
          </table:table-cell>
          <table:table-cell table:formula="of:=CONCATENATE([.A581];&quot;N&quot;)" office:value-type="string" office:string-value="0547N" calcext:value-type="string">
            <text:p>0547N</text:p>
          </table:table-cell>
        </table:table-row>
        <table:table-row table:style-name="ro1">
          <table:table-cell office:value-type="string" calcext:value-type="string">
            <text:p>0548</text:p>
          </table:table-cell>
          <table:table-cell table:formula="of:=CONCATENATE([.A582];&quot;N&quot;)" office:value-type="string" office:string-value="0548N" calcext:value-type="string">
            <text:p>0548N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table:formula="of:=CONCATENATE([.A583];&quot;N&quot;)" office:value-type="string" office:string-value="055N" calcext:value-type="string">
            <text:p>055N</text:p>
          </table:table-cell>
        </table:table-row>
        <table:table-row table:style-name="ro1">
          <table:table-cell office:value-type="string" calcext:value-type="string">
            <text:p>0550</text:p>
          </table:table-cell>
          <table:table-cell table:formula="of:=CONCATENATE([.A584];&quot;N&quot;)" office:value-type="string" office:string-value="0550N" calcext:value-type="string">
            <text:p>0550N</text:p>
          </table:table-cell>
        </table:table-row>
        <table:table-row table:style-name="ro1">
          <table:table-cell office:value-type="string" calcext:value-type="string">
            <text:p>0551</text:p>
          </table:table-cell>
          <table:table-cell table:formula="of:=CONCATENATE([.A585];&quot;N&quot;)" office:value-type="string" office:string-value="0551N" calcext:value-type="string">
            <text:p>0551N</text:p>
          </table:table-cell>
        </table:table-row>
        <table:table-row table:style-name="ro1">
          <table:table-cell office:value-type="string" calcext:value-type="string">
            <text:p>0553</text:p>
          </table:table-cell>
          <table:table-cell table:formula="of:=CONCATENATE([.A586];&quot;N&quot;)" office:value-type="string" office:string-value="0553N" calcext:value-type="string">
            <text:p>0553N</text:p>
          </table:table-cell>
        </table:table-row>
        <table:table-row table:style-name="ro1">
          <table:table-cell office:value-type="string" calcext:value-type="string">
            <text:p>0554</text:p>
          </table:table-cell>
          <table:table-cell table:formula="of:=CONCATENATE([.A587];&quot;N&quot;)" office:value-type="string" office:string-value="0554N" calcext:value-type="string">
            <text:p>0554N</text:p>
          </table:table-cell>
        </table:table-row>
        <table:table-row table:style-name="ro1">
          <table:table-cell office:value-type="string" calcext:value-type="string">
            <text:p>0555</text:p>
          </table:table-cell>
          <table:table-cell table:formula="of:=CONCATENATE([.A588];&quot;N&quot;)" office:value-type="string" office:string-value="0555N" calcext:value-type="string">
            <text:p>0555N</text:p>
          </table:table-cell>
        </table:table-row>
        <table:table-row table:style-name="ro1">
          <table:table-cell office:value-type="string" calcext:value-type="string">
            <text:p>0556</text:p>
          </table:table-cell>
          <table:table-cell table:formula="of:=CONCATENATE([.A589];&quot;N&quot;)" office:value-type="string" office:string-value="0556N" calcext:value-type="string">
            <text:p>0556N</text:p>
          </table:table-cell>
        </table:table-row>
        <table:table-row table:style-name="ro1">
          <table:table-cell office:value-type="string" calcext:value-type="string">
            <text:p>0557</text:p>
          </table:table-cell>
          <table:table-cell table:formula="of:=CONCATENATE([.A590];&quot;N&quot;)" office:value-type="string" office:string-value="0557N" calcext:value-type="string">
            <text:p>0557N</text:p>
          </table:table-cell>
        </table:table-row>
        <table:table-row table:style-name="ro1">
          <table:table-cell office:value-type="string" calcext:value-type="string">
            <text:p>0558</text:p>
          </table:table-cell>
          <table:table-cell table:formula="of:=CONCATENATE([.A591];&quot;N&quot;)" office:value-type="string" office:string-value="0558N" calcext:value-type="string">
            <text:p>0558N</text:p>
          </table:table-cell>
        </table:table-row>
        <table:table-row table:style-name="ro1">
          <table:table-cell office:value-type="string" calcext:value-type="string">
            <text:p>0561</text:p>
          </table:table-cell>
          <table:table-cell table:formula="of:=CONCATENATE([.A592];&quot;N&quot;)" office:value-type="string" office:string-value="0561N" calcext:value-type="string">
            <text:p>0561N</text:p>
          </table:table-cell>
        </table:table-row>
        <table:table-row table:style-name="ro1">
          <table:table-cell office:value-type="string" calcext:value-type="string">
            <text:p>0562</text:p>
          </table:table-cell>
          <table:table-cell table:formula="of:=CONCATENATE([.A593];&quot;N&quot;)" office:value-type="string" office:string-value="0562N" calcext:value-type="string">
            <text:p>0562N</text:p>
          </table:table-cell>
        </table:table-row>
        <table:table-row table:style-name="ro1">
          <table:table-cell office:value-type="string" calcext:value-type="string">
            <text:p>0563</text:p>
          </table:table-cell>
          <table:table-cell table:formula="of:=CONCATENATE([.A594];&quot;N&quot;)" office:value-type="string" office:string-value="0563N" calcext:value-type="string">
            <text:p>0563N</text:p>
          </table:table-cell>
        </table:table-row>
        <table:table-row table:style-name="ro1">
          <table:table-cell office:value-type="string" calcext:value-type="string">
            <text:p>0564</text:p>
          </table:table-cell>
          <table:table-cell table:formula="of:=CONCATENATE([.A595];&quot;N&quot;)" office:value-type="string" office:string-value="0564N" calcext:value-type="string">
            <text:p>0564N</text:p>
          </table:table-cell>
        </table:table-row>
        <table:table-row table:style-name="ro1">
          <table:table-cell office:value-type="string" calcext:value-type="string">
            <text:p>0565</text:p>
          </table:table-cell>
          <table:table-cell table:formula="of:=CONCATENATE([.A596];&quot;N&quot;)" office:value-type="string" office:string-value="0565N" calcext:value-type="string">
            <text:p>0565N</text:p>
          </table:table-cell>
        </table:table-row>
        <table:table-row table:style-name="ro1">
          <table:table-cell office:value-type="string" calcext:value-type="string">
            <text:p>0566</text:p>
          </table:table-cell>
          <table:table-cell table:formula="of:=CONCATENATE([.A597];&quot;N&quot;)" office:value-type="string" office:string-value="0566N" calcext:value-type="string">
            <text:p>0566N</text:p>
          </table:table-cell>
        </table:table-row>
        <table:table-row table:style-name="ro1">
          <table:table-cell office:value-type="string" calcext:value-type="string">
            <text:p>0567</text:p>
          </table:table-cell>
          <table:table-cell table:formula="of:=CONCATENATE([.A598];&quot;N&quot;)" office:value-type="string" office:string-value="0567N" calcext:value-type="string">
            <text:p>0567N</text:p>
          </table:table-cell>
        </table:table-row>
        <table:table-row table:style-name="ro1">
          <table:table-cell office:value-type="string" calcext:value-type="string">
            <text:p>0568</text:p>
          </table:table-cell>
          <table:table-cell table:formula="of:=CONCATENATE([.A599];&quot;N&quot;)" office:value-type="string" office:string-value="0568N" calcext:value-type="string">
            <text:p>0568N</text:p>
          </table:table-cell>
        </table:table-row>
        <table:table-row table:style-name="ro1">
          <table:table-cell office:value-type="string" calcext:value-type="string">
            <text:p>0569</text:p>
          </table:table-cell>
          <table:table-cell table:formula="of:=CONCATENATE([.A600];&quot;N&quot;)" office:value-type="string" office:string-value="0569N" calcext:value-type="string">
            <text:p>0569N</text:p>
          </table:table-cell>
        </table:table-row>
        <table:table-row table:style-name="ro1">
          <table:table-cell office:value-type="string" calcext:value-type="string">
            <text:p>0572</text:p>
          </table:table-cell>
          <table:table-cell table:formula="of:=CONCATENATE([.A601];&quot;N&quot;)" office:value-type="string" office:string-value="0572N" calcext:value-type="string">
            <text:p>0572N</text:p>
          </table:table-cell>
        </table:table-row>
        <table:table-row table:style-name="ro1">
          <table:table-cell office:value-type="string" calcext:value-type="string">
            <text:p>0573</text:p>
          </table:table-cell>
          <table:table-cell table:formula="of:=CONCATENATE([.A602];&quot;N&quot;)" office:value-type="string" office:string-value="0573N" calcext:value-type="string">
            <text:p>0573N</text:p>
          </table:table-cell>
        </table:table-row>
        <table:table-row table:style-name="ro1">
          <table:table-cell office:value-type="string" calcext:value-type="string">
            <text:p>0574</text:p>
          </table:table-cell>
          <table:table-cell table:formula="of:=CONCATENATE([.A603];&quot;N&quot;)" office:value-type="string" office:string-value="0574N" calcext:value-type="string">
            <text:p>0574N</text:p>
          </table:table-cell>
        </table:table-row>
        <table:table-row table:style-name="ro1">
          <table:table-cell office:value-type="string" calcext:value-type="string">
            <text:p>0575</text:p>
          </table:table-cell>
          <table:table-cell table:formula="of:=CONCATENATE([.A604];&quot;N&quot;)" office:value-type="string" office:string-value="0575N" calcext:value-type="string">
            <text:p>0575N</text:p>
          </table:table-cell>
        </table:table-row>
        <table:table-row table:style-name="ro1">
          <table:table-cell office:value-type="string" calcext:value-type="string">
            <text:p>0576</text:p>
          </table:table-cell>
          <table:table-cell table:formula="of:=CONCATENATE([.A605];&quot;N&quot;)" office:value-type="string" office:string-value="0576N" calcext:value-type="string">
            <text:p>0576N</text:p>
          </table:table-cell>
        </table:table-row>
        <table:table-row table:style-name="ro1">
          <table:table-cell office:value-type="string" calcext:value-type="string">
            <text:p>05769</text:p>
          </table:table-cell>
          <table:table-cell table:formula="of:=CONCATENATE([.A606];&quot;N&quot;)" office:value-type="string" office:string-value="05769N" calcext:value-type="string">
            <text:p>05769N</text:p>
          </table:table-cell>
        </table:table-row>
        <table:table-row table:style-name="ro1">
          <table:table-cell office:value-type="string" calcext:value-type="string">
            <text:p>0577</text:p>
          </table:table-cell>
          <table:table-cell table:formula="of:=CONCATENATE([.A607];&quot;N&quot;)" office:value-type="string" office:string-value="0577N" calcext:value-type="string">
            <text:p>0577N</text:p>
          </table:table-cell>
        </table:table-row>
        <table:table-row table:style-name="ro1">
          <table:table-cell office:value-type="string" calcext:value-type="string">
            <text:p>0578</text:p>
          </table:table-cell>
          <table:table-cell table:formula="of:=CONCATENATE([.A608];&quot;N&quot;)" office:value-type="string" office:string-value="0578N" calcext:value-type="string">
            <text:p>0578N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table:formula="of:=CONCATENATE([.A609];&quot;N&quot;)" office:value-type="string" office:string-value="058N" calcext:value-type="string">
            <text:p>058N</text:p>
          </table:table-cell>
        </table:table-row>
        <table:table-row table:style-name="ro1">
          <table:table-cell office:value-type="string" calcext:value-type="string">
            <text:p>0581</text:p>
          </table:table-cell>
          <table:table-cell table:formula="of:=CONCATENATE([.A610];&quot;N&quot;)" office:value-type="string" office:string-value="0581N" calcext:value-type="string">
            <text:p>0581N</text:p>
          </table:table-cell>
        </table:table-row>
        <table:table-row table:style-name="ro1">
          <table:table-cell office:value-type="string" calcext:value-type="string">
            <text:p>0584</text:p>
          </table:table-cell>
          <table:table-cell table:formula="of:=CONCATENATE([.A611];&quot;N&quot;)" office:value-type="string" office:string-value="0584N" calcext:value-type="string">
            <text:p>0584N</text:p>
          </table:table-cell>
        </table:table-row>
        <table:table-row table:style-name="ro1">
          <table:table-cell office:value-type="string" calcext:value-type="string">
            <text:p>0585</text:p>
          </table:table-cell>
          <table:table-cell table:formula="of:=CONCATENATE([.A612];&quot;N&quot;)" office:value-type="string" office:string-value="0585N" calcext:value-type="string">
            <text:p>0585N</text:p>
          </table:table-cell>
        </table:table-row>
        <table:table-row table:style-name="ro1">
          <table:table-cell office:value-type="string" calcext:value-type="string">
            <text:p>0586</text:p>
          </table:table-cell>
          <table:table-cell table:formula="of:=CONCATENATE([.A613];&quot;N&quot;)" office:value-type="string" office:string-value="0586N" calcext:value-type="string">
            <text:p>0586N</text:p>
          </table:table-cell>
        </table:table-row>
        <table:table-row table:style-name="ro1">
          <table:table-cell office:value-type="string" calcext:value-type="string">
            <text:p>0587</text:p>
          </table:table-cell>
          <table:table-cell table:formula="of:=CONCATENATE([.A614];&quot;N&quot;)" office:value-type="string" office:string-value="0587N" calcext:value-type="string">
            <text:p>0587N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table:formula="of:=CONCATENATE([.A615];&quot;N&quot;)" office:value-type="string" office:string-value="059N" calcext:value-type="string">
            <text:p>059N</text:p>
          </table:table-cell>
        </table:table-row>
        <table:table-row table:style-name="ro1">
          <table:table-cell office:value-type="string" calcext:value-type="string">
            <text:p>0594</text:p>
          </table:table-cell>
          <table:table-cell table:formula="of:=CONCATENATE([.A616];&quot;N&quot;)" office:value-type="string" office:string-value="0594N" calcext:value-type="string">
            <text:p>0594N</text:p>
          </table:table-cell>
        </table:table-row>
        <table:table-row table:style-name="ro1">
          <table:table-cell office:value-type="string" calcext:value-type="string">
            <text:p>0595</text:p>
          </table:table-cell>
          <table:table-cell table:formula="of:=CONCATENATE([.A617];&quot;N&quot;)" office:value-type="string" office:string-value="0595N" calcext:value-type="string">
            <text:p>0595N</text:p>
          </table:table-cell>
        </table:table-row>
        <table:table-row table:style-name="ro1">
          <table:table-cell office:value-type="string" calcext:value-type="string">
            <text:p>0596</text:p>
          </table:table-cell>
          <table:table-cell table:formula="of:=CONCATENATE([.A618];&quot;N&quot;)" office:value-type="string" office:string-value="0596N" calcext:value-type="string">
            <text:p>0596N</text:p>
          </table:table-cell>
        </table:table-row>
        <table:table-row table:style-name="ro1">
          <table:table-cell office:value-type="string" calcext:value-type="string">
            <text:p>0597</text:p>
          </table:table-cell>
          <table:table-cell table:formula="of:=CONCATENATE([.A619];&quot;N&quot;)" office:value-type="string" office:string-value="0597N" calcext:value-type="string">
            <text:p>0597N</text:p>
          </table:table-cell>
        </table:table-row>
        <table:table-row table:style-name="ro1">
          <table:table-cell office:value-type="string" calcext:value-type="string">
            <text:p>05979</text:p>
          </table:table-cell>
          <table:table-cell table:formula="of:=CONCATENATE([.A620];&quot;N&quot;)" office:value-type="string" office:string-value="05979N" calcext:value-type="string">
            <text:p>05979N</text:p>
          </table:table-cell>
        </table:table-row>
        <table:table-row table:style-name="ro1">
          <table:table-cell office:value-type="string" calcext:value-type="string">
            <text:p>0598</text:p>
          </table:table-cell>
          <table:table-cell table:formula="of:=CONCATENATE([.A621];&quot;N&quot;)" office:value-type="string" office:string-value="0598N" calcext:value-type="string">
            <text:p>0598N</text:p>
          </table:table-cell>
        </table:table-row>
        <table:table-row table:style-name="ro1">
          <table:table-cell office:value-type="string" calcext:value-type="string">
            <text:p>0599</text:p>
          </table:table-cell>
          <table:table-cell table:formula="of:=CONCATENATE([.A622];&quot;N&quot;)" office:value-type="string" office:string-value="0599N" calcext:value-type="string">
            <text:p>0599N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table:formula="of:=CONCATENATE([.A623];&quot;N&quot;)" office:value-type="string" office:string-value="06N" calcext:value-type="string">
            <text:p>06N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table:formula="of:=CONCATENATE([.A624];&quot;N&quot;)" office:value-type="string" office:string-value="070N" calcext:value-type="string">
            <text:p>070N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table:formula="of:=CONCATENATE([.A625];&quot;N&quot;)" office:value-type="string" office:string-value="072N" calcext:value-type="string">
            <text:p>072N</text:p>
          </table:table-cell>
        </table:table-row>
        <table:table-row table:style-name="ro1">
          <table:table-cell office:value-type="string" calcext:value-type="string">
            <text:p>0721</text:p>
          </table:table-cell>
          <table:table-cell table:formula="of:=CONCATENATE([.A626];&quot;N&quot;)" office:value-type="string" office:string-value="0721N" calcext:value-type="string">
            <text:p>0721N</text:p>
          </table:table-cell>
        </table:table-row>
        <table:table-row table:style-name="ro1">
          <table:table-cell office:value-type="string" calcext:value-type="string">
            <text:p>0725</text:p>
          </table:table-cell>
          <table:table-cell table:formula="of:=CONCATENATE([.A627];&quot;N&quot;)" office:value-type="string" office:string-value="0725N" calcext:value-type="string">
            <text:p>0725N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table:formula="of:=CONCATENATE([.A628];&quot;N&quot;)" office:value-type="string" office:string-value="073N" calcext:value-type="string">
            <text:p>073N</text:p>
          </table:table-cell>
        </table:table-row>
        <table:table-row table:style-name="ro1">
          <table:table-cell office:value-type="string" calcext:value-type="string">
            <text:p>0735</text:p>
          </table:table-cell>
          <table:table-cell table:formula="of:=CONCATENATE([.A629];&quot;N&quot;)" office:value-type="string" office:string-value="0735N" calcext:value-type="string">
            <text:p>0735N</text:p>
          </table:table-cell>
        </table:table-row>
        <table:table-row table:style-name="ro1">
          <table:table-cell office:value-type="string" calcext:value-type="string">
            <text:p>0736</text:p>
          </table:table-cell>
          <table:table-cell table:formula="of:=CONCATENATE([.A630];&quot;N&quot;)" office:value-type="string" office:string-value="0736N" calcext:value-type="string">
            <text:p>0736N</text:p>
          </table:table-cell>
        </table:table-row>
        <table:table-row table:style-name="ro1">
          <table:table-cell office:value-type="string" calcext:value-type="string">
            <text:p>0737</text:p>
          </table:table-cell>
          <table:table-cell table:formula="of:=CONCATENATE([.A631];&quot;N&quot;)" office:value-type="string" office:string-value="0737N" calcext:value-type="string">
            <text:p>0737N</text:p>
          </table:table-cell>
        </table:table-row>
        <table:table-row table:style-name="ro1">
          <table:table-cell office:value-type="string" calcext:value-type="string">
            <text:p>0738</text:p>
          </table:table-cell>
          <table:table-cell table:formula="of:=CONCATENATE([.A632];&quot;N&quot;)" office:value-type="string" office:string-value="0738N" calcext:value-type="string">
            <text:p>0738N</text:p>
          </table:table-cell>
        </table:table-row>
        <table:table-row table:style-name="ro1">
          <table:table-cell office:value-type="string" calcext:value-type="string">
            <text:p>0739</text:p>
          </table:table-cell>
          <table:table-cell table:formula="of:=CONCATENATE([.A633];&quot;N&quot;)" office:value-type="string" office:string-value="0739N" calcext:value-type="string">
            <text:p>0739N</text:p>
          </table:table-cell>
        </table:table-row>
        <table:table-row table:style-name="ro1">
          <table:table-cell office:value-type="string" calcext:value-type="string">
            <text:p>0740</text:p>
          </table:table-cell>
          <table:table-cell table:formula="of:=CONCATENATE([.A634];&quot;N&quot;)" office:value-type="string" office:string-value="0740N" calcext:value-type="string">
            <text:p>0740N</text:p>
          </table:table-cell>
        </table:table-row>
        <table:table-row table:style-name="ro1">
          <table:table-cell office:value-type="string" calcext:value-type="string">
            <text:p>0742</text:p>
          </table:table-cell>
          <table:table-cell table:formula="of:=CONCATENATE([.A635];&quot;N&quot;)" office:value-type="string" office:string-value="0742N" calcext:value-type="string">
            <text:p>0742N</text:p>
          </table:table-cell>
        </table:table-row>
        <table:table-row table:style-name="ro1">
          <table:table-cell office:value-type="string" calcext:value-type="string">
            <text:p>0743</text:p>
          </table:table-cell>
          <table:table-cell table:formula="of:=CONCATENATE([.A636];&quot;N&quot;)" office:value-type="string" office:string-value="0743N" calcext:value-type="string">
            <text:p>0743N</text:p>
          </table:table-cell>
        </table:table-row>
        <table:table-row table:style-name="ro1">
          <table:table-cell office:value-type="string" calcext:value-type="string">
            <text:p>0744</text:p>
          </table:table-cell>
          <table:table-cell table:formula="of:=CONCATENATE([.A637];&quot;N&quot;)" office:value-type="string" office:string-value="0744N" calcext:value-type="string">
            <text:p>0744N</text:p>
          </table:table-cell>
        </table:table-row>
        <table:table-row table:style-name="ro1">
          <table:table-cell office:value-type="string" calcext:value-type="string">
            <text:p>0745</text:p>
          </table:table-cell>
          <table:table-cell table:formula="of:=CONCATENATE([.A638];&quot;N&quot;)" office:value-type="string" office:string-value="0745N" calcext:value-type="string">
            <text:p>0745N</text:p>
          </table:table-cell>
        </table:table-row>
        <table:table-row table:style-name="ro1">
          <table:table-cell office:value-type="string" calcext:value-type="string">
            <text:p>0746</text:p>
          </table:table-cell>
          <table:table-cell table:formula="of:=CONCATENATE([.A639];&quot;N&quot;)" office:value-type="string" office:string-value="0746N" calcext:value-type="string">
            <text:p>0746N</text:p>
          </table:table-cell>
        </table:table-row>
        <table:table-row table:style-name="ro1">
          <table:table-cell office:value-type="string" calcext:value-type="string">
            <text:p>07468</text:p>
          </table:table-cell>
          <table:table-cell table:formula="of:=CONCATENATE([.A640];&quot;N&quot;)" office:value-type="string" office:string-value="07468N" calcext:value-type="string">
            <text:p>07468N</text:p>
          </table:table-cell>
        </table:table-row>
        <table:table-row table:style-name="ro1">
          <table:table-cell office:value-type="string" calcext:value-type="string">
            <text:p>0747</text:p>
          </table:table-cell>
          <table:table-cell table:formula="of:=CONCATENATE([.A641];&quot;N&quot;)" office:value-type="string" office:string-value="0747N" calcext:value-type="string">
            <text:p>0747N</text:p>
          </table:table-cell>
        </table:table-row>
        <table:table-row table:style-name="ro1">
          <table:table-cell office:value-type="string" calcext:value-type="string">
            <text:p>0748</text:p>
          </table:table-cell>
          <table:table-cell table:formula="of:=CONCATENATE([.A642];&quot;N&quot;)" office:value-type="string" office:string-value="0748N" calcext:value-type="string">
            <text:p>0748N</text:p>
          </table:table-cell>
        </table:table-row>
        <table:table-row table:style-name="ro1">
          <table:table-cell office:value-type="string" calcext:value-type="string">
            <text:p>0749</text:p>
          </table:table-cell>
          <table:table-cell table:formula="of:=CONCATENATE([.A643];&quot;N&quot;)" office:value-type="string" office:string-value="0749N" calcext:value-type="string">
            <text:p>0749N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table:formula="of:=CONCATENATE([.A644];&quot;N&quot;)" office:value-type="string" office:string-value="075N" calcext:value-type="string">
            <text:p>075N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table:formula="of:=CONCATENATE([.A645];&quot;N&quot;)" office:value-type="string" office:string-value="076N" calcext:value-type="string">
            <text:p>076N</text:p>
          </table:table-cell>
        </table:table-row>
        <table:table-row table:style-name="ro1">
          <table:table-cell office:value-type="string" calcext:value-type="string">
            <text:p>0761</text:p>
          </table:table-cell>
          <table:table-cell table:formula="of:=CONCATENATE([.A646];&quot;N&quot;)" office:value-type="string" office:string-value="0761N" calcext:value-type="string">
            <text:p>0761N</text:p>
          </table:table-cell>
        </table:table-row>
        <table:table-row table:style-name="ro1">
          <table:table-cell office:value-type="string" calcext:value-type="string">
            <text:p>0763</text:p>
          </table:table-cell>
          <table:table-cell table:formula="of:=CONCATENATE([.A647];&quot;N&quot;)" office:value-type="string" office:string-value="0763N" calcext:value-type="string">
            <text:p>0763N</text:p>
          </table:table-cell>
        </table:table-row>
        <table:table-row table:style-name="ro1">
          <table:table-cell office:value-type="string" calcext:value-type="string">
            <text:p>0765</text:p>
          </table:table-cell>
          <table:table-cell table:formula="of:=CONCATENATE([.A648];&quot;N&quot;)" office:value-type="string" office:string-value="0765N" calcext:value-type="string">
            <text:p>0765N</text:p>
          </table:table-cell>
        </table:table-row>
        <table:table-row table:style-name="ro1">
          <table:table-cell office:value-type="string" calcext:value-type="string">
            <text:p>0766</text:p>
          </table:table-cell>
          <table:table-cell table:formula="of:=CONCATENATE([.A649];&quot;N&quot;)" office:value-type="string" office:string-value="0766N" calcext:value-type="string">
            <text:p>0766N</text:p>
          </table:table-cell>
        </table:table-row>
        <table:table-row table:style-name="ro1">
          <table:table-cell office:value-type="string" calcext:value-type="string">
            <text:p>0767</text:p>
          </table:table-cell>
          <table:table-cell table:formula="of:=CONCATENATE([.A650];&quot;N&quot;)" office:value-type="string" office:string-value="0767N" calcext:value-type="string">
            <text:p>0767N</text:p>
          </table:table-cell>
        </table:table-row>
        <table:table-row table:style-name="ro1">
          <table:table-cell office:value-type="string" calcext:value-type="string">
            <text:p>0768</text:p>
          </table:table-cell>
          <table:table-cell table:formula="of:=CONCATENATE([.A651];&quot;N&quot;)" office:value-type="string" office:string-value="0768N" calcext:value-type="string">
            <text:p>0768N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table:formula="of:=CONCATENATE([.A652];&quot;N&quot;)" office:value-type="string" office:string-value="077N" calcext:value-type="string">
            <text:p>077N</text:p>
          </table:table-cell>
        </table:table-row>
        <table:table-row table:style-name="ro1">
          <table:table-cell office:value-type="string" calcext:value-type="string">
            <text:p>0770</text:p>
          </table:table-cell>
          <table:table-cell table:formula="of:=CONCATENATE([.A653];&quot;N&quot;)" office:value-type="string" office:string-value="0770N" calcext:value-type="string">
            <text:p>0770N</text:p>
          </table:table-cell>
        </table:table-row>
        <table:table-row table:style-name="ro1">
          <table:table-cell office:value-type="string" calcext:value-type="string">
            <text:p>0771</text:p>
          </table:table-cell>
          <table:table-cell table:formula="of:=CONCATENATE([.A654];&quot;N&quot;)" office:value-type="string" office:string-value="0771N" calcext:value-type="string">
            <text:p>0771N</text:p>
          </table:table-cell>
        </table:table-row>
        <table:table-row table:style-name="ro1">
          <table:table-cell office:value-type="string" calcext:value-type="string">
            <text:p>0772</text:p>
          </table:table-cell>
          <table:table-cell table:formula="of:=CONCATENATE([.A655];&quot;N&quot;)" office:value-type="string" office:string-value="0772N" calcext:value-type="string">
            <text:p>0772N</text:p>
          </table:table-cell>
        </table:table-row>
        <table:table-row table:style-name="ro1">
          <table:table-cell office:value-type="string" calcext:value-type="string">
            <text:p>0773</text:p>
          </table:table-cell>
          <table:table-cell table:formula="of:=CONCATENATE([.A656];&quot;N&quot;)" office:value-type="string" office:string-value="0773N" calcext:value-type="string">
            <text:p>0773N</text:p>
          </table:table-cell>
        </table:table-row>
        <table:table-row table:style-name="ro1">
          <table:table-cell office:value-type="string" calcext:value-type="string">
            <text:p>0774</text:p>
          </table:table-cell>
          <table:table-cell table:formula="of:=CONCATENATE([.A657];&quot;N&quot;)" office:value-type="string" office:string-value="0774N" calcext:value-type="string">
            <text:p>0774N</text:p>
          </table:table-cell>
        </table:table-row>
        <table:table-row table:style-name="ro1">
          <table:table-cell office:value-type="string" calcext:value-type="string">
            <text:p>0776</text:p>
          </table:table-cell>
          <table:table-cell table:formula="of:=CONCATENATE([.A658];&quot;N&quot;)" office:value-type="string" office:string-value="0776N" calcext:value-type="string">
            <text:p>0776N</text:p>
          </table:table-cell>
        </table:table-row>
        <table:table-row table:style-name="ro1">
          <table:table-cell office:value-type="string" calcext:value-type="string">
            <text:p>0778</text:p>
          </table:table-cell>
          <table:table-cell table:formula="of:=CONCATENATE([.A659];&quot;N&quot;)" office:value-type="string" office:string-value="0778N" calcext:value-type="string">
            <text:p>0778N</text:p>
          </table:table-cell>
        </table:table-row>
        <table:table-row table:style-name="ro1">
          <table:table-cell office:value-type="string" calcext:value-type="string">
            <text:p>0779</text:p>
          </table:table-cell>
          <table:table-cell table:formula="of:=CONCATENATE([.A660];&quot;N&quot;)" office:value-type="string" office:string-value="0779N" calcext:value-type="string">
            <text:p>0779N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table:formula="of:=CONCATENATE([.A661];&quot;N&quot;)" office:value-type="string" office:string-value="078N" calcext:value-type="string">
            <text:p>078N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table:formula="of:=CONCATENATE([.A662];&quot;N&quot;)" office:value-type="string" office:string-value="079N" calcext:value-type="string">
            <text:p>079N</text:p>
          </table:table-cell>
        </table:table-row>
        <table:table-row table:style-name="ro1">
          <table:table-cell office:value-type="string" calcext:value-type="string">
            <text:p>0790</text:p>
          </table:table-cell>
          <table:table-cell table:formula="of:=CONCATENATE([.A663];&quot;N&quot;)" office:value-type="string" office:string-value="0790N" calcext:value-type="string">
            <text:p>0790N</text:p>
          </table:table-cell>
        </table:table-row>
        <table:table-row table:style-name="ro1">
          <table:table-cell office:value-type="string" calcext:value-type="string">
            <text:p>0791</text:p>
          </table:table-cell>
          <table:table-cell table:formula="of:=CONCATENATE([.A664];&quot;N&quot;)" office:value-type="string" office:string-value="0791N" calcext:value-type="string">
            <text:p>0791N</text:p>
          </table:table-cell>
        </table:table-row>
        <table:table-row table:style-name="ro1">
          <table:table-cell office:value-type="string" calcext:value-type="string">
            <text:p>0794</text:p>
          </table:table-cell>
          <table:table-cell table:formula="of:=CONCATENATE([.A665];&quot;N&quot;)" office:value-type="string" office:string-value="0794N" calcext:value-type="string">
            <text:p>0794N</text:p>
          </table:table-cell>
        </table:table-row>
        <table:table-row table:style-name="ro1">
          <table:table-cell office:value-type="string" calcext:value-type="string">
            <text:p>0795</text:p>
          </table:table-cell>
          <table:table-cell table:formula="of:=CONCATENATE([.A666];&quot;N&quot;)" office:value-type="string" office:string-value="0795N" calcext:value-type="string">
            <text:p>0795N</text:p>
          </table:table-cell>
        </table:table-row>
        <table:table-row table:style-name="ro1">
          <table:table-cell office:value-type="string" calcext:value-type="string">
            <text:p>0796</text:p>
          </table:table-cell>
          <table:table-cell table:formula="of:=CONCATENATE([.A667];&quot;N&quot;)" office:value-type="string" office:string-value="0796N" calcext:value-type="string">
            <text:p>0796N</text:p>
          </table:table-cell>
        </table:table-row>
        <table:table-row table:style-name="ro1">
          <table:table-cell office:value-type="string" calcext:value-type="string">
            <text:p>0797</text:p>
          </table:table-cell>
          <table:table-cell table:formula="of:=CONCATENATE([.A668];&quot;N&quot;)" office:value-type="string" office:string-value="0797N" calcext:value-type="string">
            <text:p>0797N</text:p>
          </table:table-cell>
        </table:table-row>
        <table:table-row table:style-name="ro1">
          <table:table-cell office:value-type="string" calcext:value-type="string">
            <text:p>0798</text:p>
          </table:table-cell>
          <table:table-cell table:formula="of:=CONCATENATE([.A669];&quot;N&quot;)" office:value-type="string" office:string-value="0798N" calcext:value-type="string">
            <text:p>0798N</text:p>
          </table:table-cell>
        </table:table-row>
        <table:table-row table:style-name="ro1">
          <table:table-cell office:value-type="string" calcext:value-type="string">
            <text:p>0799</text:p>
          </table:table-cell>
          <table:table-cell table:formula="of:=CONCATENATE([.A670];&quot;N&quot;)" office:value-type="string" office:string-value="0799N" calcext:value-type="string">
            <text:p>0799N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table:formula="of:=CONCATENATE([.A671];&quot;N&quot;)" office:value-type="string" office:string-value="080N" calcext:value-type="string">
            <text:p>080N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table:formula="of:=CONCATENATE([.A672];&quot;N&quot;)" office:value-type="string" office:string-value="082N" calcext:value-type="string">
            <text:p>082N</text:p>
          </table:table-cell>
        </table:table-row>
        <table:table-row table:style-name="ro1">
          <table:table-cell office:value-type="string" calcext:value-type="string">
            <text:p>0820</text:p>
          </table:table-cell>
          <table:table-cell table:formula="of:=CONCATENATE([.A673];&quot;N&quot;)" office:value-type="string" office:string-value="0820N" calcext:value-type="string">
            <text:p>0820N</text:p>
          </table:table-cell>
        </table:table-row>
        <table:table-row table:style-name="ro1">
          <table:table-cell office:value-type="string" calcext:value-type="string">
            <text:p>0823</text:p>
          </table:table-cell>
          <table:table-cell table:formula="of:=CONCATENATE([.A674];&quot;N&quot;)" office:value-type="string" office:string-value="0823N" calcext:value-type="string">
            <text:p>0823N</text:p>
          </table:table-cell>
        </table:table-row>
        <table:table-row table:style-name="ro1">
          <table:table-cell office:value-type="string" calcext:value-type="string">
            <text:p>0824</text:p>
          </table:table-cell>
          <table:table-cell table:formula="of:=CONCATENATE([.A675];&quot;N&quot;)" office:value-type="string" office:string-value="0824N" calcext:value-type="string">
            <text:p>0824N</text:p>
          </table:table-cell>
        </table:table-row>
        <table:table-row table:style-name="ro1">
          <table:table-cell office:value-type="string" calcext:value-type="string">
            <text:p>0826</text:p>
          </table:table-cell>
          <table:table-cell table:formula="of:=CONCATENATE([.A676];&quot;N&quot;)" office:value-type="string" office:string-value="0826N" calcext:value-type="string">
            <text:p>0826N</text:p>
          </table:table-cell>
        </table:table-row>
        <table:table-row table:style-name="ro1">
          <table:table-cell office:value-type="string" calcext:value-type="string">
            <text:p>0827</text:p>
          </table:table-cell>
          <table:table-cell table:formula="of:=CONCATENATE([.A677];&quot;N&quot;)" office:value-type="string" office:string-value="0827N" calcext:value-type="string">
            <text:p>0827N</text:p>
          </table:table-cell>
        </table:table-row>
        <table:table-row table:style-name="ro1">
          <table:table-cell office:value-type="string" calcext:value-type="string">
            <text:p>0829</text:p>
          </table:table-cell>
          <table:table-cell table:formula="of:=CONCATENATE([.A678];&quot;N&quot;)" office:value-type="string" office:string-value="0829N" calcext:value-type="string">
            <text:p>0829N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table:formula="of:=CONCATENATE([.A679];&quot;N&quot;)" office:value-type="string" office:string-value="083N" calcext:value-type="string">
            <text:p>083N</text:p>
          </table:table-cell>
        </table:table-row>
        <table:table-row table:style-name="ro1">
          <table:table-cell office:value-type="string" calcext:value-type="string">
            <text:p>0833</text:p>
          </table:table-cell>
          <table:table-cell table:formula="of:=CONCATENATE([.A680];&quot;N&quot;)" office:value-type="string" office:string-value="0833N" calcext:value-type="string">
            <text:p>0833N</text:p>
          </table:table-cell>
        </table:table-row>
        <table:table-row table:style-name="ro1">
          <table:table-cell office:value-type="string" calcext:value-type="string">
            <text:p>0834</text:p>
          </table:table-cell>
          <table:table-cell table:formula="of:=CONCATENATE([.A681];&quot;N&quot;)" office:value-type="string" office:string-value="0834N" calcext:value-type="string">
            <text:p>0834N</text:p>
          </table:table-cell>
        </table:table-row>
        <table:table-row table:style-name="ro1">
          <table:table-cell office:value-type="string" calcext:value-type="string">
            <text:p>0835</text:p>
          </table:table-cell>
          <table:table-cell table:formula="of:=CONCATENATE([.A682];&quot;N&quot;)" office:value-type="string" office:string-value="0835N" calcext:value-type="string">
            <text:p>0835N</text:p>
          </table:table-cell>
        </table:table-row>
        <table:table-row table:style-name="ro1">
          <table:table-cell office:value-type="string" calcext:value-type="string">
            <text:p>0836</text:p>
          </table:table-cell>
          <table:table-cell table:formula="of:=CONCATENATE([.A683];&quot;N&quot;)" office:value-type="string" office:string-value="0836N" calcext:value-type="string">
            <text:p>0836N</text:p>
          </table:table-cell>
        </table:table-row>
        <table:table-row table:style-name="ro1">
          <table:table-cell office:value-type="string" calcext:value-type="string">
            <text:p>0837</text:p>
          </table:table-cell>
          <table:table-cell table:formula="of:=CONCATENATE([.A684];&quot;N&quot;)" office:value-type="string" office:string-value="0837N" calcext:value-type="string">
            <text:p>0837N</text:p>
          </table:table-cell>
        </table:table-row>
        <table:table-row table:style-name="ro1">
          <table:table-cell office:value-type="string" calcext:value-type="string">
            <text:p>0838</text:p>
          </table:table-cell>
          <table:table-cell table:formula="of:=CONCATENATE([.A685];&quot;N&quot;)" office:value-type="string" office:string-value="0838N" calcext:value-type="string">
            <text:p>0838N</text:p>
          </table:table-cell>
        </table:table-row>
        <table:table-row table:style-name="ro1">
          <table:table-cell office:value-type="string" calcext:value-type="string">
            <text:p>08387</text:p>
          </table:table-cell>
          <table:table-cell table:formula="of:=CONCATENATE([.A686];&quot;N&quot;)" office:value-type="string" office:string-value="08387N" calcext:value-type="string">
            <text:p>08387N</text:p>
          </table:table-cell>
        </table:table-row>
        <table:table-row table:style-name="ro1">
          <table:table-cell office:value-type="string" calcext:value-type="string">
            <text:p>08388</text:p>
          </table:table-cell>
          <table:table-cell table:formula="of:=CONCATENATE([.A687];&quot;N&quot;)" office:value-type="string" office:string-value="08388N" calcext:value-type="string">
            <text:p>08388N</text:p>
          </table:table-cell>
        </table:table-row>
        <table:table-row table:style-name="ro1">
          <table:table-cell office:value-type="string" calcext:value-type="string">
            <text:p>08396</text:p>
          </table:table-cell>
          <table:table-cell table:formula="of:=CONCATENATE([.A688];&quot;N&quot;)" office:value-type="string" office:string-value="08396N" calcext:value-type="string">
            <text:p>08396N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table:formula="of:=CONCATENATE([.A689];&quot;N&quot;)" office:value-type="string" office:string-value="084N" calcext:value-type="string">
            <text:p>084N</text:p>
          </table:table-cell>
        </table:table-row>
        <table:table-row table:style-name="ro1">
          <table:table-cell office:value-type="string" calcext:value-type="string">
            <text:p>0845</text:p>
          </table:table-cell>
          <table:table-cell table:formula="of:=CONCATENATE([.A690];&quot;N&quot;)" office:value-type="string" office:string-value="0845N" calcext:value-type="string">
            <text:p>0845N</text:p>
          </table:table-cell>
        </table:table-row>
        <table:table-row table:style-name="ro1">
          <table:table-cell office:value-type="string" calcext:value-type="string">
            <text:p>0846</text:p>
          </table:table-cell>
          <table:table-cell table:formula="of:=CONCATENATE([.A691];&quot;N&quot;)" office:value-type="string" office:string-value="0846N" calcext:value-type="string">
            <text:p>0846N</text:p>
          </table:table-cell>
        </table:table-row>
        <table:table-row table:style-name="ro1">
          <table:table-cell office:value-type="string" calcext:value-type="string">
            <text:p>0847</text:p>
          </table:table-cell>
          <table:table-cell table:formula="of:=CONCATENATE([.A692];&quot;N&quot;)" office:value-type="string" office:string-value="0847N" calcext:value-type="string">
            <text:p>0847N</text:p>
          </table:table-cell>
        </table:table-row>
        <table:table-row table:style-name="ro1">
          <table:table-cell office:value-type="string" calcext:value-type="string">
            <text:p>08477</text:p>
          </table:table-cell>
          <table:table-cell table:formula="of:=CONCATENATE([.A693];&quot;N&quot;)" office:value-type="string" office:string-value="08477N" calcext:value-type="string">
            <text:p>08477N</text:p>
          </table:table-cell>
        </table:table-row>
        <table:table-row table:style-name="ro1">
          <table:table-cell office:value-type="string" calcext:value-type="string">
            <text:p>0848</text:p>
          </table:table-cell>
          <table:table-cell table:formula="of:=CONCATENATE([.A694];&quot;N&quot;)" office:value-type="string" office:string-value="0848N" calcext:value-type="string">
            <text:p>0848N</text:p>
          </table:table-cell>
        </table:table-row>
        <table:table-row table:style-name="ro1">
          <table:table-cell office:value-type="string" calcext:value-type="string">
            <text:p>08512</text:p>
          </table:table-cell>
          <table:table-cell table:formula="of:=CONCATENATE([.A695];&quot;N&quot;)" office:value-type="string" office:string-value="08512N" calcext:value-type="string">
            <text:p>08512N</text:p>
          </table:table-cell>
        </table:table-row>
        <table:table-row table:style-name="ro1">
          <table:table-cell office:value-type="string" calcext:value-type="string">
            <text:p>08514</text:p>
          </table:table-cell>
          <table:table-cell table:formula="of:=CONCATENATE([.A696];&quot;N&quot;)" office:value-type="string" office:string-value="08514N" calcext:value-type="string">
            <text:p>08514N</text:p>
          </table:table-cell>
        </table:table-row>
        <table:table-row table:style-name="ro1">
          <table:table-cell office:value-type="string" calcext:value-type="string">
            <text:p>0852</text:p>
          </table:table-cell>
          <table:table-cell table:formula="of:=CONCATENATE([.A697];&quot;N&quot;)" office:value-type="string" office:string-value="0852N" calcext:value-type="string">
            <text:p>0852N</text:p>
          </table:table-cell>
        </table:table-row>
        <table:table-row table:style-name="ro1">
          <table:table-cell office:value-type="string" calcext:value-type="string">
            <text:p>0853</text:p>
          </table:table-cell>
          <table:table-cell table:formula="of:=CONCATENATE([.A698];&quot;N&quot;)" office:value-type="string" office:string-value="0853N" calcext:value-type="string">
            <text:p>0853N</text:p>
          </table:table-cell>
        </table:table-row>
        <table:table-row table:style-name="ro1">
          <table:table-cell office:value-type="string" calcext:value-type="string">
            <text:p>0854</text:p>
          </table:table-cell>
          <table:table-cell table:formula="of:=CONCATENATE([.A699];&quot;N&quot;)" office:value-type="string" office:string-value="0854N" calcext:value-type="string">
            <text:p>0854N</text:p>
          </table:table-cell>
        </table:table-row>
        <table:table-row table:style-name="ro1">
          <table:table-cell office:value-type="string" calcext:value-type="string">
            <text:p>0855</text:p>
          </table:table-cell>
          <table:table-cell table:formula="of:=CONCATENATE([.A700];&quot;N&quot;)" office:value-type="string" office:string-value="0855N" calcext:value-type="string">
            <text:p>0855N</text:p>
          </table:table-cell>
        </table:table-row>
        <table:table-row table:style-name="ro1">
          <table:table-cell office:value-type="string" calcext:value-type="string">
            <text:p>0856</text:p>
          </table:table-cell>
          <table:table-cell table:formula="of:=CONCATENATE([.A701];&quot;N&quot;)" office:value-type="string" office:string-value="0856N" calcext:value-type="string">
            <text:p>0856N</text:p>
          </table:table-cell>
        </table:table-row>
        <table:table-row table:style-name="ro1">
          <table:table-cell office:value-type="string" calcext:value-type="string">
            <text:p>0857</text:p>
          </table:table-cell>
          <table:table-cell table:formula="of:=CONCATENATE([.A702];&quot;N&quot;)" office:value-type="string" office:string-value="0857N" calcext:value-type="string">
            <text:p>0857N</text:p>
          </table:table-cell>
        </table:table-row>
        <table:table-row table:style-name="ro1">
          <table:table-cell office:value-type="string" calcext:value-type="string">
            <text:p>0858</text:p>
          </table:table-cell>
          <table:table-cell table:formula="of:=CONCATENATE([.A703];&quot;N&quot;)" office:value-type="string" office:string-value="0858N" calcext:value-type="string">
            <text:p>0858N</text:p>
          </table:table-cell>
        </table:table-row>
        <table:table-row table:style-name="ro1">
          <table:table-cell office:value-type="string" calcext:value-type="string">
            <text:p>0859</text:p>
          </table:table-cell>
          <table:table-cell table:formula="of:=CONCATENATE([.A704];&quot;N&quot;)" office:value-type="string" office:string-value="0859N" calcext:value-type="string">
            <text:p>0859N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table:formula="of:=CONCATENATE([.A705];&quot;N&quot;)" office:value-type="string" office:string-value="086N" calcext:value-type="string">
            <text:p>086N</text:p>
          </table:table-cell>
        </table:table-row>
        <table:table-row table:style-name="ro1">
          <table:table-cell office:value-type="string" calcext:value-type="string">
            <text:p>0863</text:p>
          </table:table-cell>
          <table:table-cell table:formula="of:=CONCATENATE([.A706];&quot;N&quot;)" office:value-type="string" office:string-value="0863N" calcext:value-type="string">
            <text:p>0863N</text:p>
          </table:table-cell>
        </table:table-row>
        <table:table-row table:style-name="ro1">
          <table:table-cell office:value-type="string" calcext:value-type="string">
            <text:p>0865</text:p>
          </table:table-cell>
          <table:table-cell table:formula="of:=CONCATENATE([.A707];&quot;N&quot;)" office:value-type="string" office:string-value="0865N" calcext:value-type="string">
            <text:p>0865N</text:p>
          </table:table-cell>
        </table:table-row>
        <table:table-row table:style-name="ro1">
          <table:table-cell office:value-type="string" calcext:value-type="string">
            <text:p>0866</text:p>
          </table:table-cell>
          <table:table-cell table:formula="of:=CONCATENATE([.A708];&quot;N&quot;)" office:value-type="string" office:string-value="0866N" calcext:value-type="string">
            <text:p>0866N</text:p>
          </table:table-cell>
        </table:table-row>
        <table:table-row table:style-name="ro1">
          <table:table-cell office:value-type="string" calcext:value-type="string">
            <text:p>0867</text:p>
          </table:table-cell>
          <table:table-cell table:formula="of:=CONCATENATE([.A709];&quot;N&quot;)" office:value-type="string" office:string-value="0867N" calcext:value-type="string">
            <text:p>0867N</text:p>
          </table:table-cell>
        </table:table-row>
        <table:table-row table:style-name="ro1">
          <table:table-cell office:value-type="string" calcext:value-type="string">
            <text:p>0868</text:p>
          </table:table-cell>
          <table:table-cell table:formula="of:=CONCATENATE([.A710];&quot;N&quot;)" office:value-type="string" office:string-value="0868N" calcext:value-type="string">
            <text:p>0868N</text:p>
          </table:table-cell>
        </table:table-row>
        <table:table-row table:style-name="ro1">
          <table:table-cell office:value-type="string" calcext:value-type="string">
            <text:p>0869</text:p>
          </table:table-cell>
          <table:table-cell table:formula="of:=CONCATENATE([.A711];&quot;N&quot;)" office:value-type="string" office:string-value="0869N" calcext:value-type="string">
            <text:p>0869N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table:formula="of:=CONCATENATE([.A712];&quot;N&quot;)" office:value-type="string" office:string-value="087N" calcext:value-type="string">
            <text:p>087N</text:p>
          </table:table-cell>
        </table:table-row>
        <table:table-row table:style-name="ro1">
          <table:table-cell office:value-type="string" calcext:value-type="string">
            <text:p>0875</text:p>
          </table:table-cell>
          <table:table-cell table:formula="of:=CONCATENATE([.A713];&quot;N&quot;)" office:value-type="string" office:string-value="0875N" calcext:value-type="string">
            <text:p>0875N</text:p>
          </table:table-cell>
        </table:table-row>
        <table:table-row table:style-name="ro1">
          <table:table-cell office:value-type="string" calcext:value-type="string">
            <text:p>0877</text:p>
          </table:table-cell>
          <table:table-cell table:formula="of:=CONCATENATE([.A714];&quot;N&quot;)" office:value-type="string" office:string-value="0877N" calcext:value-type="string">
            <text:p>0877N</text:p>
          </table:table-cell>
        </table:table-row>
        <table:table-row table:style-name="ro1">
          <table:table-cell office:value-type="string" calcext:value-type="string">
            <text:p>0879</text:p>
          </table:table-cell>
          <table:table-cell table:formula="of:=CONCATENATE([.A715];&quot;N&quot;)" office:value-type="string" office:string-value="0879N" calcext:value-type="string">
            <text:p>0879N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table:formula="of:=CONCATENATE([.A716];&quot;N&quot;)" office:value-type="string" office:string-value="088N" calcext:value-type="string">
            <text:p>088N</text:p>
          </table:table-cell>
        </table:table-row>
        <table:table-row table:style-name="ro1">
          <table:table-cell office:value-type="string" calcext:value-type="string">
            <text:p>0880</text:p>
          </table:table-cell>
          <table:table-cell table:formula="of:=CONCATENATE([.A717];&quot;N&quot;)" office:value-type="string" office:string-value="0880N" calcext:value-type="string">
            <text:p>0880N</text:p>
          </table:table-cell>
        </table:table-row>
        <table:table-row table:style-name="ro1">
          <table:table-cell office:value-type="string" calcext:value-type="string">
            <text:p>0883</text:p>
          </table:table-cell>
          <table:table-cell table:formula="of:=CONCATENATE([.A718];&quot;N&quot;)" office:value-type="string" office:string-value="0883N" calcext:value-type="string">
            <text:p>0883N</text:p>
          </table:table-cell>
        </table:table-row>
        <table:table-row table:style-name="ro1">
          <table:table-cell office:value-type="string" calcext:value-type="string">
            <text:p>0884</text:p>
          </table:table-cell>
          <table:table-cell table:formula="of:=CONCATENATE([.A719];&quot;N&quot;)" office:value-type="string" office:string-value="0884N" calcext:value-type="string">
            <text:p>0884N</text:p>
          </table:table-cell>
        </table:table-row>
        <table:table-row table:style-name="ro1">
          <table:table-cell office:value-type="string" calcext:value-type="string">
            <text:p>0885</text:p>
          </table:table-cell>
          <table:table-cell table:formula="of:=CONCATENATE([.A720];&quot;N&quot;)" office:value-type="string" office:string-value="0885N" calcext:value-type="string">
            <text:p>0885N</text:p>
          </table:table-cell>
        </table:table-row>
        <table:table-row table:style-name="ro1">
          <table:table-cell office:value-type="string" calcext:value-type="string">
            <text:p>0887</text:p>
          </table:table-cell>
          <table:table-cell table:formula="of:=CONCATENATE([.A721];&quot;N&quot;)" office:value-type="string" office:string-value="0887N" calcext:value-type="string">
            <text:p>0887N</text:p>
          </table:table-cell>
        </table:table-row>
        <table:table-row table:style-name="ro1">
          <table:table-cell office:value-type="string" calcext:value-type="string">
            <text:p>0889</text:p>
          </table:table-cell>
          <table:table-cell table:formula="of:=CONCATENATE([.A722];&quot;N&quot;)" office:value-type="string" office:string-value="0889N" calcext:value-type="string">
            <text:p>0889N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table:formula="of:=CONCATENATE([.A723];&quot;N&quot;)" office:value-type="string" office:string-value="089N" calcext:value-type="string">
            <text:p>089N</text:p>
          </table:table-cell>
        </table:table-row>
        <table:table-row table:style-name="ro1">
          <table:table-cell office:value-type="string" calcext:value-type="string">
            <text:p>0892</text:p>
          </table:table-cell>
          <table:table-cell table:formula="of:=CONCATENATE([.A724];&quot;N&quot;)" office:value-type="string" office:string-value="0892N" calcext:value-type="string">
            <text:p>0892N</text:p>
          </table:table-cell>
        </table:table-row>
        <table:table-row table:style-name="ro1">
          <table:table-cell office:value-type="string" calcext:value-type="string">
            <text:p>0893</text:p>
          </table:table-cell>
          <table:table-cell table:formula="of:=CONCATENATE([.A725];&quot;N&quot;)" office:value-type="string" office:string-value="0893N" calcext:value-type="string">
            <text:p>0893N</text:p>
          </table:table-cell>
        </table:table-row>
        <table:table-row table:style-name="ro1">
          <table:table-cell office:value-type="string" calcext:value-type="string">
            <text:p>0894</text:p>
          </table:table-cell>
          <table:table-cell table:formula="of:=CONCATENATE([.A726];&quot;N&quot;)" office:value-type="string" office:string-value="0894N" calcext:value-type="string">
            <text:p>0894N</text:p>
          </table:table-cell>
        </table:table-row>
        <table:table-row table:style-name="ro1">
          <table:table-cell office:value-type="string" calcext:value-type="string">
            <text:p>0895</text:p>
          </table:table-cell>
          <table:table-cell table:formula="of:=CONCATENATE([.A727];&quot;N&quot;)" office:value-type="string" office:string-value="0895N" calcext:value-type="string">
            <text:p>0895N</text:p>
          </table:table-cell>
        </table:table-row>
        <table:table-row table:style-name="ro1">
          <table:table-cell office:value-type="string" calcext:value-type="string">
            <text:p>0896</text:p>
          </table:table-cell>
          <table:table-cell table:formula="of:=CONCATENATE([.A728];&quot;N&quot;)" office:value-type="string" office:string-value="0896N" calcext:value-type="string">
            <text:p>0896N</text:p>
          </table:table-cell>
        </table:table-row>
        <table:table-row table:style-name="ro1">
          <table:table-cell office:value-type="string" calcext:value-type="string">
            <text:p>0897</text:p>
          </table:table-cell>
          <table:table-cell table:formula="of:=CONCATENATE([.A729];&quot;N&quot;)" office:value-type="string" office:string-value="0897N" calcext:value-type="string">
            <text:p>0897N</text:p>
          </table:table-cell>
        </table:table-row>
        <table:table-row table:style-name="ro1">
          <table:table-cell office:value-type="string" calcext:value-type="string">
            <text:p>0898</text:p>
          </table:table-cell>
          <table:table-cell table:formula="of:=CONCATENATE([.A730];&quot;N&quot;)" office:value-type="string" office:string-value="0898N" calcext:value-type="string">
            <text:p>0898N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table:formula="of:=CONCATENATE([.A731];&quot;N&quot;)" office:value-type="string" office:string-value="090N" calcext:value-type="string">
            <text:p>090N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table:formula="of:=CONCATENATE([.A732];&quot;N&quot;)" office:value-type="string" office:string-value="092N" calcext:value-type="string">
            <text:p>092N</text:p>
          </table:table-cell>
        </table:table-row>
        <table:table-row table:style-name="ro1">
          <table:table-cell office:value-type="string" calcext:value-type="string">
            <text:p>0920</text:p>
          </table:table-cell>
          <table:table-cell table:formula="of:=CONCATENATE([.A733];&quot;N&quot;)" office:value-type="string" office:string-value="0920N" calcext:value-type="string">
            <text:p>0920N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table:formula="of:=CONCATENATE([.A734];&quot;N&quot;)" office:value-type="string" office:string-value="093N" calcext:value-type="string">
            <text:p>093N</text:p>
          </table:table-cell>
        </table:table-row>
        <table:table-row table:style-name="ro1">
          <table:table-cell office:value-type="string" calcext:value-type="string">
            <text:p>0930</text:p>
          </table:table-cell>
          <table:table-cell table:formula="of:=CONCATENATE([.A735];&quot;N&quot;)" office:value-type="string" office:string-value="0930N" calcext:value-type="string">
            <text:p>0930N</text:p>
          </table:table-cell>
        </table:table-row>
        <table:table-row table:style-name="ro1">
          <table:table-cell office:value-type="string" calcext:value-type="string">
            <text:p>0940</text:p>
          </table:table-cell>
          <table:table-cell table:formula="of:=CONCATENATE([.A736];&quot;N&quot;)" office:value-type="string" office:string-value="0940N" calcext:value-type="string">
            <text:p>0940N</text:p>
          </table:table-cell>
        </table:table-row>
        <table:table-row table:style-name="ro1">
          <table:table-cell office:value-type="string" calcext:value-type="string">
            <text:p>0942</text:p>
          </table:table-cell>
          <table:table-cell table:formula="of:=CONCATENATE([.A737];&quot;N&quot;)" office:value-type="string" office:string-value="0942N" calcext:value-type="string">
            <text:p>0942N</text:p>
          </table:table-cell>
        </table:table-row>
        <table:table-row table:style-name="ro1">
          <table:table-cell office:value-type="string" calcext:value-type="string">
            <text:p>0943</text:p>
          </table:table-cell>
          <table:table-cell table:formula="of:=CONCATENATE([.A738];&quot;N&quot;)" office:value-type="string" office:string-value="0943N" calcext:value-type="string">
            <text:p>0943N</text:p>
          </table:table-cell>
        </table:table-row>
        <table:table-row table:style-name="ro1">
          <table:table-cell office:value-type="string" calcext:value-type="string">
            <text:p>0944</text:p>
          </table:table-cell>
          <table:table-cell table:formula="of:=CONCATENATE([.A739];&quot;N&quot;)" office:value-type="string" office:string-value="0944N" calcext:value-type="string">
            <text:p>0944N</text:p>
          </table:table-cell>
        </table:table-row>
        <table:table-row table:style-name="ro1">
          <table:table-cell office:value-type="string" calcext:value-type="string">
            <text:p>0946</text:p>
          </table:table-cell>
          <table:table-cell table:formula="of:=CONCATENATE([.A740];&quot;N&quot;)" office:value-type="string" office:string-value="0946N" calcext:value-type="string">
            <text:p>0946N</text:p>
          </table:table-cell>
        </table:table-row>
        <table:table-row table:style-name="ro1">
          <table:table-cell office:value-type="string" calcext:value-type="string">
            <text:p>0947</text:p>
          </table:table-cell>
          <table:table-cell table:formula="of:=CONCATENATE([.A741];&quot;N&quot;)" office:value-type="string" office:string-value="0947N" calcext:value-type="string">
            <text:p>0947N</text:p>
          </table:table-cell>
        </table:table-row>
        <table:table-row table:style-name="ro1">
          <table:table-cell office:value-type="string" calcext:value-type="string">
            <text:p>0948</text:p>
          </table:table-cell>
          <table:table-cell table:formula="of:=CONCATENATE([.A742];&quot;N&quot;)" office:value-type="string" office:string-value="0948N" calcext:value-type="string">
            <text:p>0948N</text:p>
          </table:table-cell>
        </table:table-row>
        <table:table-row table:style-name="ro1">
          <table:table-cell office:value-type="string" calcext:value-type="string">
            <text:p>0949</text:p>
          </table:table-cell>
          <table:table-cell table:formula="of:=CONCATENATE([.A743];&quot;N&quot;)" office:value-type="string" office:string-value="0949N" calcext:value-type="string">
            <text:p>0949N</text:p>
          </table:table-cell>
        </table:table-row>
        <table:table-row table:style-name="ro1">
          <table:table-cell office:value-type="string" calcext:value-type="string">
            <text:p>09496</text:p>
          </table:table-cell>
          <table:table-cell table:formula="of:=CONCATENATE([.A744];&quot;N&quot;)" office:value-type="string" office:string-value="09496N" calcext:value-type="string">
            <text:p>09496N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table:formula="of:=CONCATENATE([.A745];&quot;N&quot;)" office:value-type="string" office:string-value="095N" calcext:value-type="string">
            <text:p>095N</text:p>
          </table:table-cell>
        </table:table-row>
        <table:table-row table:style-name="ro1">
          <table:table-cell office:value-type="string" calcext:value-type="string">
            <text:p>0950</text:p>
          </table:table-cell>
          <table:table-cell table:formula="of:=CONCATENATE([.A746];&quot;N&quot;)" office:value-type="string" office:string-value="0950N" calcext:value-type="string">
            <text:p>0950N</text:p>
          </table:table-cell>
        </table:table-row>
        <table:table-row table:style-name="ro1">
          <table:table-cell office:value-type="string" calcext:value-type="string">
            <text:p>0952</text:p>
          </table:table-cell>
          <table:table-cell table:formula="of:=CONCATENATE([.A747];&quot;N&quot;)" office:value-type="string" office:string-value="0952N" calcext:value-type="string">
            <text:p>0952N</text:p>
          </table:table-cell>
        </table:table-row>
        <table:table-row table:style-name="ro1">
          <table:table-cell office:value-type="string" calcext:value-type="string">
            <text:p>0954</text:p>
          </table:table-cell>
          <table:table-cell table:formula="of:=CONCATENATE([.A748];&quot;N&quot;)" office:value-type="string" office:string-value="0954N" calcext:value-type="string">
            <text:p>0954N</text:p>
          </table:table-cell>
        </table:table-row>
        <table:table-row table:style-name="ro1">
          <table:table-cell office:value-type="string" calcext:value-type="string">
            <text:p>0955</text:p>
          </table:table-cell>
          <table:table-cell table:formula="of:=CONCATENATE([.A749];&quot;N&quot;)" office:value-type="string" office:string-value="0955N" calcext:value-type="string">
            <text:p>0955N</text:p>
          </table:table-cell>
        </table:table-row>
        <table:table-row table:style-name="ro1">
          <table:table-cell office:value-type="string" calcext:value-type="string">
            <text:p>0956</text:p>
          </table:table-cell>
          <table:table-cell table:formula="of:=CONCATENATE([.A750];&quot;N&quot;)" office:value-type="string" office:string-value="0956N" calcext:value-type="string">
            <text:p>0956N</text:p>
          </table:table-cell>
        </table:table-row>
        <table:table-row table:style-name="ro1">
          <table:table-cell office:value-type="string" calcext:value-type="string">
            <text:p>0957</text:p>
          </table:table-cell>
          <table:table-cell table:formula="of:=CONCATENATE([.A751];&quot;N&quot;)" office:value-type="string" office:string-value="0957N" calcext:value-type="string">
            <text:p>0957N</text:p>
          </table:table-cell>
        </table:table-row>
        <table:table-row table:style-name="ro1">
          <table:table-cell office:value-type="string" calcext:value-type="string">
            <text:p>0959</text:p>
          </table:table-cell>
          <table:table-cell table:formula="of:=CONCATENATE([.A752];&quot;N&quot;)" office:value-type="string" office:string-value="0959N" calcext:value-type="string">
            <text:p>0959N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table:formula="of:=CONCATENATE([.A753];&quot;N&quot;)" office:value-type="string" office:string-value="096N" calcext:value-type="string">
            <text:p>096N</text:p>
          </table:table-cell>
        </table:table-row>
        <table:table-row table:style-name="ro1">
          <table:table-cell office:value-type="string" calcext:value-type="string">
            <text:p>0964</text:p>
          </table:table-cell>
          <table:table-cell table:formula="of:=CONCATENATE([.A754];&quot;N&quot;)" office:value-type="string" office:string-value="0964N" calcext:value-type="string">
            <text:p>0964N</text:p>
          </table:table-cell>
        </table:table-row>
        <table:table-row table:style-name="ro1">
          <table:table-cell office:value-type="string" calcext:value-type="string">
            <text:p>0965</text:p>
          </table:table-cell>
          <table:table-cell table:formula="of:=CONCATENATE([.A755];&quot;N&quot;)" office:value-type="string" office:string-value="0965N" calcext:value-type="string">
            <text:p>0965N</text:p>
          </table:table-cell>
        </table:table-row>
        <table:table-row table:style-name="ro1">
          <table:table-cell office:value-type="string" calcext:value-type="string">
            <text:p>0966</text:p>
          </table:table-cell>
          <table:table-cell table:formula="of:=CONCATENATE([.A756];&quot;N&quot;)" office:value-type="string" office:string-value="0966N" calcext:value-type="string">
            <text:p>0966N</text:p>
          </table:table-cell>
        </table:table-row>
        <table:table-row table:style-name="ro1">
          <table:table-cell office:value-type="string" calcext:value-type="string">
            <text:p>0967</text:p>
          </table:table-cell>
          <table:table-cell table:formula="of:=CONCATENATE([.A757];&quot;N&quot;)" office:value-type="string" office:string-value="0967N" calcext:value-type="string">
            <text:p>0967N</text:p>
          </table:table-cell>
        </table:table-row>
        <table:table-row table:style-name="ro1">
          <table:table-cell office:value-type="string" calcext:value-type="string">
            <text:p>0968</text:p>
          </table:table-cell>
          <table:table-cell table:formula="of:=CONCATENATE([.A758];&quot;N&quot;)" office:value-type="string" office:string-value="0968N" calcext:value-type="string">
            <text:p>0968N</text:p>
          </table:table-cell>
        </table:table-row>
        <table:table-row table:style-name="ro1">
          <table:table-cell office:value-type="string" calcext:value-type="string">
            <text:p>0969</text:p>
          </table:table-cell>
          <table:table-cell table:formula="of:=CONCATENATE([.A759];&quot;N&quot;)" office:value-type="string" office:string-value="0969N" calcext:value-type="string">
            <text:p>0969N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table:formula="of:=CONCATENATE([.A760];&quot;N&quot;)" office:value-type="string" office:string-value="097N" calcext:value-type="string">
            <text:p>097N</text:p>
          </table:table-cell>
        </table:table-row>
        <table:table-row table:style-name="ro1">
          <table:table-cell office:value-type="string" calcext:value-type="string">
            <text:p>0972</text:p>
          </table:table-cell>
          <table:table-cell table:formula="of:=CONCATENATE([.A761];&quot;N&quot;)" office:value-type="string" office:string-value="0972N" calcext:value-type="string">
            <text:p>0972N</text:p>
          </table:table-cell>
        </table:table-row>
        <table:table-row table:style-name="ro1">
          <table:table-cell office:value-type="string" calcext:value-type="string">
            <text:p>0973</text:p>
          </table:table-cell>
          <table:table-cell table:formula="of:=CONCATENATE([.A762];&quot;N&quot;)" office:value-type="string" office:string-value="0973N" calcext:value-type="string">
            <text:p>0973N</text:p>
          </table:table-cell>
        </table:table-row>
        <table:table-row table:style-name="ro1">
          <table:table-cell office:value-type="string" calcext:value-type="string">
            <text:p>0974</text:p>
          </table:table-cell>
          <table:table-cell table:formula="of:=CONCATENATE([.A763];&quot;N&quot;)" office:value-type="string" office:string-value="0974N" calcext:value-type="string">
            <text:p>0974N</text:p>
          </table:table-cell>
        </table:table-row>
        <table:table-row table:style-name="ro1">
          <table:table-cell office:value-type="string" calcext:value-type="string">
            <text:p>0977</text:p>
          </table:table-cell>
          <table:table-cell table:formula="of:=CONCATENATE([.A764];&quot;N&quot;)" office:value-type="string" office:string-value="0977N" calcext:value-type="string">
            <text:p>0977N</text:p>
          </table:table-cell>
        </table:table-row>
        <table:table-row table:style-name="ro1">
          <table:table-cell office:value-type="string" calcext:value-type="string">
            <text:p>0978</text:p>
          </table:table-cell>
          <table:table-cell table:formula="of:=CONCATENATE([.A765];&quot;N&quot;)" office:value-type="string" office:string-value="0978N" calcext:value-type="string">
            <text:p>0978N</text:p>
          </table:table-cell>
        </table:table-row>
        <table:table-row table:style-name="ro1">
          <table:table-cell office:value-type="string" calcext:value-type="string">
            <text:p>0979</text:p>
          </table:table-cell>
          <table:table-cell table:formula="of:=CONCATENATE([.A766];&quot;N&quot;)" office:value-type="string" office:string-value="0979N" calcext:value-type="string">
            <text:p>0979N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table:formula="of:=CONCATENATE([.A767];&quot;N&quot;)" office:value-type="string" office:string-value="098N" calcext:value-type="string">
            <text:p>098N</text:p>
          </table:table-cell>
        </table:table-row>
        <table:table-row table:style-name="ro1">
          <table:table-cell office:value-type="string" calcext:value-type="string">
            <text:p>0980</text:p>
          </table:table-cell>
          <table:table-cell table:formula="of:=CONCATENATE([.A768];&quot;N&quot;)" office:value-type="string" office:string-value="0980N" calcext:value-type="string">
            <text:p>0980N</text:p>
          </table:table-cell>
        </table:table-row>
        <table:table-row table:style-name="ro1">
          <table:table-cell office:value-type="string" calcext:value-type="string">
            <text:p>09802</text:p>
          </table:table-cell>
          <table:table-cell table:formula="of:=CONCATENATE([.A769];&quot;N&quot;)" office:value-type="string" office:string-value="09802N" calcext:value-type="string">
            <text:p>09802N</text:p>
          </table:table-cell>
        </table:table-row>
        <table:table-row table:style-name="ro1">
          <table:table-cell office:value-type="string" calcext:value-type="string">
            <text:p>0982</text:p>
          </table:table-cell>
          <table:table-cell table:formula="of:=CONCATENATE([.A770];&quot;N&quot;)" office:value-type="string" office:string-value="0982N" calcext:value-type="string">
            <text:p>0982N</text:p>
          </table:table-cell>
        </table:table-row>
        <table:table-row table:style-name="ro1">
          <table:table-cell office:value-type="string" calcext:value-type="string">
            <text:p>0983</text:p>
          </table:table-cell>
          <table:table-cell table:formula="of:=CONCATENATE([.A771];&quot;N&quot;)" office:value-type="string" office:string-value="0983N" calcext:value-type="string">
            <text:p>0983N</text:p>
          </table:table-cell>
        </table:table-row>
        <table:table-row table:style-name="ro1">
          <table:table-cell office:value-type="string" calcext:value-type="string">
            <text:p>0984</text:p>
          </table:table-cell>
          <table:table-cell table:formula="of:=CONCATENATE([.A772];&quot;N&quot;)" office:value-type="string" office:string-value="0984N" calcext:value-type="string">
            <text:p>0984N</text:p>
          </table:table-cell>
        </table:table-row>
        <table:table-row table:style-name="ro1">
          <table:table-cell office:value-type="string" calcext:value-type="string">
            <text:p>0985</text:p>
          </table:table-cell>
          <table:table-cell table:formula="of:=CONCATENATE([.A773];&quot;N&quot;)" office:value-type="string" office:string-value="0985N" calcext:value-type="string">
            <text:p>0985N</text:p>
          </table:table-cell>
        </table:table-row>
        <table:table-row table:style-name="ro1">
          <table:table-cell office:value-type="string" calcext:value-type="string">
            <text:p>0986</text:p>
          </table:table-cell>
          <table:table-cell table:formula="of:=CONCATENATE([.A774];&quot;N&quot;)" office:value-type="string" office:string-value="0986N" calcext:value-type="string">
            <text:p>0986N</text:p>
          </table:table-cell>
        </table:table-row>
        <table:table-row table:style-name="ro1">
          <table:table-cell office:value-type="string" calcext:value-type="string">
            <text:p>0987</text:p>
          </table:table-cell>
          <table:table-cell table:formula="of:=CONCATENATE([.A775];&quot;N&quot;)" office:value-type="string" office:string-value="0987N" calcext:value-type="string">
            <text:p>0987N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table:formula="of:=CONCATENATE([.A776];&quot;N&quot;)" office:value-type="string" office:string-value="099N" calcext:value-type="string">
            <text:p>099N</text:p>
          </table:table-cell>
        </table:table-row>
        <table:table-row table:style-name="ro1">
          <table:table-cell office:value-type="string" calcext:value-type="string">
            <text:p>09912</text:p>
          </table:table-cell>
          <table:table-cell table:formula="of:=CONCATENATE([.A777];&quot;N&quot;)" office:value-type="string" office:string-value="09912N" calcext:value-type="string">
            <text:p>09912N</text:p>
          </table:table-cell>
        </table:table-row>
        <table:table-row table:style-name="ro1">
          <table:table-cell office:value-type="string" calcext:value-type="string">
            <text:p>09913</text:p>
          </table:table-cell>
          <table:table-cell table:formula="of:=CONCATENATE([.A778];&quot;N&quot;)" office:value-type="string" office:string-value="09913N" calcext:value-type="string">
            <text:p>09913N</text:p>
          </table:table-cell>
        </table:table-row>
        <table:table-row table:style-name="ro1">
          <table:table-cell office:value-type="string" calcext:value-type="string">
            <text:p>0993</text:p>
          </table:table-cell>
          <table:table-cell table:formula="of:=CONCATENATE([.A779];&quot;N&quot;)" office:value-type="string" office:string-value="0993N" calcext:value-type="string">
            <text:p>0993N</text:p>
          </table:table-cell>
        </table:table-row>
        <table:table-row table:style-name="ro1">
          <table:table-cell office:value-type="string" calcext:value-type="string">
            <text:p>0994</text:p>
          </table:table-cell>
          <table:table-cell table:formula="of:=CONCATENATE([.A780];&quot;N&quot;)" office:value-type="string" office:string-value="0994N" calcext:value-type="string">
            <text:p>0994N</text:p>
          </table:table-cell>
        </table:table-row>
        <table:table-row table:style-name="ro1">
          <table:table-cell office:value-type="string" calcext:value-type="string">
            <text:p>0995</text:p>
          </table:table-cell>
          <table:table-cell table:formula="of:=CONCATENATE([.A781];&quot;N&quot;)" office:value-type="string" office:string-value="0995N" calcext:value-type="string">
            <text:p>0995N</text:p>
          </table:table-cell>
        </table:table-row>
        <table:table-row table:style-name="ro1">
          <table:table-cell office:value-type="string" calcext:value-type="string">
            <text:p>0996</text:p>
          </table:table-cell>
          <table:table-cell table:formula="of:=CONCATENATE([.A782];&quot;N&quot;)" office:value-type="string" office:string-value="0996N" calcext:value-type="string">
            <text:p>0996N</text:p>
          </table:table-cell>
        </table:table-row>
        <table:table-row table:style-name="ro1">
          <table:table-cell office:value-type="string" calcext:value-type="string">
            <text:p>09969</text:p>
          </table:table-cell>
          <table:table-cell table:formula="of:=CONCATENATE([.A783];&quot;N&quot;)" office:value-type="string" office:string-value="09969N" calcext:value-type="string">
            <text:p>09969N</text:p>
          </table:table-cell>
        </table:table-row>
        <table:table-row table:style-name="ro1">
          <table:table-cell office:value-type="string" calcext:value-type="string">
            <text:p>0997</text:p>
          </table:table-cell>
          <table:table-cell table:formula="of:=CONCATENATE([.A784];&quot;N&quot;)" office:value-type="string" office:string-value="0997N" calcext:value-type="string">
            <text:p>0997N</text:p>
          </table:table-cell>
        </table:table-row>
      </table:table>
      <table:named-expressions/>
      <table:data-pilot-tables>
        <table:data-pilot-table table:name="DataPilot1" table:application-data="" table:target-range-address="ピボットテーブル_MA重複削除.A1:ピボットテーブル_MA重複削除.B396" table:buttons="ピボットテーブル_MA重複削除.A1" table:show-filter-button="false" table:drill-down-on-double-click="false">
          <table:source-cell-range table:cell-range-address="総務省データ.C1:総務省データ.C58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列 C" table:orientation="row" table:used-hierarchy="0" table:function="auto">
            <table:data-pilot-level table:show-empty="false" calcext:repeat-item-labels="false">
              <table:data-pilot-members>
                <table:data-pilot-member table:name="011" table:display="true" table:show-details="true"/>
                <table:data-pilot-member table:name="0123" table:display="true" table:show-details="true"/>
                <table:data-pilot-member table:name="0124" table:display="true" table:show-details="true"/>
                <table:data-pilot-member table:name="0125" table:display="true" table:show-details="true"/>
                <table:data-pilot-member table:name="0126" table:display="true" table:show-details="true"/>
                <table:data-pilot-member table:name="01267" table:display="true" table:show-details="true"/>
                <table:data-pilot-member table:name="0133" table:display="true" table:show-details="true"/>
                <table:data-pilot-member table:name="0134" table:display="true" table:show-details="true"/>
                <table:data-pilot-member table:name="0135" table:display="true" table:show-details="true"/>
                <table:data-pilot-member table:name="0136" table:display="true" table:show-details="true"/>
                <table:data-pilot-member table:name="0137" table:display="true" table:show-details="true"/>
                <table:data-pilot-member table:name="01372" table:display="true" table:show-details="true"/>
                <table:data-pilot-member table:name="01374" table:display="true" table:show-details="true"/>
                <table:data-pilot-member table:name="01377" table:display="true" table:show-details="true"/>
                <table:data-pilot-member table:name="0138" table:display="true" table:show-details="true"/>
                <table:data-pilot-member table:name="0139" table:display="true" table:show-details="true"/>
                <table:data-pilot-member table:name="01392" table:display="true" table:show-details="true"/>
                <table:data-pilot-member table:name="01397" table:display="true" table:show-details="true"/>
                <table:data-pilot-member table:name="01398" table:display="true" table:show-details="true"/>
                <table:data-pilot-member table:name="0142" table:display="true" table:show-details="true"/>
                <table:data-pilot-member table:name="0143" table:display="true" table:show-details="true"/>
                <table:data-pilot-member table:name="0144" table:display="true" table:show-details="true"/>
                <table:data-pilot-member table:name="0145" table:display="true" table:show-details="true"/>
                <table:data-pilot-member table:name="01456" table:display="true" table:show-details="true"/>
                <table:data-pilot-member table:name="01457" table:display="true" table:show-details="true"/>
                <table:data-pilot-member table:name="0146" table:display="true" table:show-details="true"/>
                <table:data-pilot-member table:name="01466" table:display="true" table:show-details="true"/>
                <table:data-pilot-member table:name="015" table:display="true" table:show-details="true"/>
                <table:data-pilot-member table:name="0152" table:display="true" table:show-details="true"/>
                <table:data-pilot-member table:name="0153" table:display="true" table:show-details="true"/>
                <table:data-pilot-member table:name="0154" table:display="true" table:show-details="true"/>
                <table:data-pilot-member table:name="01547" table:display="true" table:show-details="true"/>
                <table:data-pilot-member table:name="0155" table:display="true" table:show-details="true"/>
                <table:data-pilot-member table:name="01558" table:display="true" table:show-details="true"/>
                <table:data-pilot-member table:name="0156" table:display="true" table:show-details="true"/>
                <table:data-pilot-member table:name="01564" table:display="true" table:show-details="true"/>
                <table:data-pilot-member table:name="0157" table:display="true" table:show-details="true"/>
                <table:data-pilot-member table:name="0158" table:display="true" table:show-details="true"/>
                <table:data-pilot-member table:name="01586" table:display="true" table:show-details="true"/>
                <table:data-pilot-member table:name="01587" table:display="true" table:show-details="true"/>
                <table:data-pilot-member table:name="0162" table:display="true" table:show-details="true"/>
                <table:data-pilot-member table:name="0163" table:display="true" table:show-details="true"/>
                <table:data-pilot-member table:name="01632" table:display="true" table:show-details="true"/>
                <table:data-pilot-member table:name="01634" table:display="true" table:show-details="true"/>
                <table:data-pilot-member table:name="01635" table:display="true" table:show-details="true"/>
                <table:data-pilot-member table:name="0164" table:display="true" table:show-details="true"/>
                <table:data-pilot-member table:name="01648" table:display="true" table:show-details="true"/>
                <table:data-pilot-member table:name="0165" table:display="true" table:show-details="true"/>
                <table:data-pilot-member table:name="01654" table:display="true" table:show-details="true"/>
                <table:data-pilot-member table:name="01655" table:display="true" table:show-details="true"/>
                <table:data-pilot-member table:name="01656" table:display="true" table:show-details="true"/>
                <table:data-pilot-member table:name="01658" table:display="true" table:show-details="true"/>
                <table:data-pilot-member table:name="0166" table:display="true" table:show-details="true"/>
                <table:data-pilot-member table:name="0167" table:display="true" table:show-details="true"/>
                <table:data-pilot-member table:name="017" table:display="true" table:show-details="true"/>
                <table:data-pilot-member table:name="0172" table:display="true" table:show-details="true"/>
                <table:data-pilot-member table:name="0173" table:display="true" table:show-details="true"/>
                <table:data-pilot-member table:name="0174" table:display="true" table:show-details="true"/>
                <table:data-pilot-member table:name="0175" table:display="true" table:show-details="true"/>
                <table:data-pilot-member table:name="0176" table:display="true" table:show-details="true"/>
                <table:data-pilot-member table:name="0178" table:display="true" table:show-details="true"/>
                <table:data-pilot-member table:name="0179" table:display="true" table:show-details="true"/>
                <table:data-pilot-member table:name="018" table:display="true" table:show-details="true"/>
                <table:data-pilot-member table:name="0182" table:display="true" table:show-details="true"/>
                <table:data-pilot-member table:name="0183" table:display="true" table:show-details="true"/>
                <table:data-pilot-member table:name="0184" table:display="true" table:show-details="true"/>
                <table:data-pilot-member table:name="0185" table:display="true" table:show-details="true"/>
                <table:data-pilot-member table:name="0186" table:display="true" table:show-details="true"/>
                <table:data-pilot-member table:name="0187" table:display="true" table:show-details="true"/>
                <table:data-pilot-member table:name="019" table:display="true" table:show-details="true"/>
                <table:data-pilot-member table:name="0191" table:display="true" table:show-details="true"/>
                <table:data-pilot-member table:name="0192" table:display="true" table:show-details="true"/>
                <table:data-pilot-member table:name="0193" table:display="true" table:show-details="true"/>
                <table:data-pilot-member table:name="0194" table:display="true" table:show-details="true"/>
                <table:data-pilot-member table:name="0195" table:display="true" table:show-details="true"/>
                <table:data-pilot-member table:name="0197" table:display="true" table:show-details="true"/>
                <table:data-pilot-member table:name="0198" table:display="true" table:show-details="true"/>
                <table:data-pilot-member table:name="022" table:display="true" table:show-details="true"/>
                <table:data-pilot-member table:name="0220" table:display="true" table:show-details="true"/>
                <table:data-pilot-member table:name="0223" table:display="true" table:show-details="true"/>
                <table:data-pilot-member table:name="0224" table:display="true" table:show-details="true"/>
                <table:data-pilot-member table:name="0225" table:display="true" table:show-details="true"/>
                <table:data-pilot-member table:name="0226" table:display="true" table:show-details="true"/>
                <table:data-pilot-member table:name="0228" table:display="true" table:show-details="true"/>
                <table:data-pilot-member table:name="0229" table:display="true" table:show-details="true"/>
                <table:data-pilot-member table:name="023" table:display="true" table:show-details="true"/>
                <table:data-pilot-member table:name="0233" table:display="true" table:show-details="true"/>
                <table:data-pilot-member table:name="0234" table:display="true" table:show-details="true"/>
                <table:data-pilot-member table:name="0235" table:display="true" table:show-details="true"/>
                <table:data-pilot-member table:name="0237" table:display="true" table:show-details="true"/>
                <table:data-pilot-member table:name="0238" table:display="true" table:show-details="true"/>
                <table:data-pilot-member table:name="024" table:display="true" table:show-details="true"/>
                <table:data-pilot-member table:name="0240" table:display="true" table:show-details="true"/>
                <table:data-pilot-member table:name="0241" table:display="true" table:show-details="true"/>
                <table:data-pilot-member table:name="0242" table:display="true" table:show-details="true"/>
                <table:data-pilot-member table:name="0243" table:display="true" table:show-details="true"/>
                <table:data-pilot-member table:name="0244" table:display="true" table:show-details="true"/>
                <table:data-pilot-member table:name="0246" table:display="true" table:show-details="true"/>
                <table:data-pilot-member table:name="0247" table:display="true" table:show-details="true"/>
                <table:data-pilot-member table:name="0248" table:display="true" table:show-details="true"/>
                <table:data-pilot-member table:name="025" table:display="true" table:show-details="true"/>
                <table:data-pilot-member table:name="0250" table:display="true" table:show-details="true"/>
                <table:data-pilot-member table:name="0254" table:display="true" table:show-details="true"/>
                <table:data-pilot-member table:name="0255" table:display="true" table:show-details="true"/>
                <table:data-pilot-member table:name="0256" table:display="true" table:show-details="true"/>
                <table:data-pilot-member table:name="0257" table:display="true" table:show-details="true"/>
                <table:data-pilot-member table:name="0258" table:display="true" table:show-details="true"/>
                <table:data-pilot-member table:name="0259" table:display="true" table:show-details="true"/>
                <table:data-pilot-member table:name="026" table:display="true" table:show-details="true"/>
                <table:data-pilot-member table:name="0260" table:display="true" table:show-details="true"/>
                <table:data-pilot-member table:name="0261" table:display="true" table:show-details="true"/>
                <table:data-pilot-member table:name="0263" table:display="true" table:show-details="true"/>
                <table:data-pilot-member table:name="0264" table:display="true" table:show-details="true"/>
                <table:data-pilot-member table:name="0265" table:display="true" table:show-details="true"/>
                <table:data-pilot-member table:name="0266" table:display="true" table:show-details="true"/>
                <table:data-pilot-member table:name="0267" table:display="true" table:show-details="true"/>
                <table:data-pilot-member table:name="0268" table:display="true" table:show-details="true"/>
                <table:data-pilot-member table:name="0269" table:display="true" table:show-details="true"/>
                <table:data-pilot-member table:name="027" table:display="true" table:show-details="true"/>
                <table:data-pilot-member table:name="0270" table:display="true" table:show-details="true"/>
                <table:data-pilot-member table:name="0274" table:display="true" table:show-details="true"/>
                <table:data-pilot-member table:name="0276" table:display="true" table:show-details="true"/>
                <table:data-pilot-member table:name="0277" table:display="true" table:show-details="true"/>
                <table:data-pilot-member table:name="0278" table:display="true" table:show-details="true"/>
                <table:data-pilot-member table:name="0279" table:display="true" table:show-details="true"/>
                <table:data-pilot-member table:name="028" table:display="true" table:show-details="true"/>
                <table:data-pilot-member table:name="0280" table:display="true" table:show-details="true"/>
                <table:data-pilot-member table:name="0282" table:display="true" table:show-details="true"/>
                <table:data-pilot-member table:name="0283" table:display="true" table:show-details="true"/>
                <table:data-pilot-member table:name="0284" table:display="true" table:show-details="true"/>
                <table:data-pilot-member table:name="0285" table:display="true" table:show-details="true"/>
                <table:data-pilot-member table:name="0287" table:display="true" table:show-details="true"/>
                <table:data-pilot-member table:name="0288" table:display="true" table:show-details="true"/>
                <table:data-pilot-member table:name="0289" table:display="true" table:show-details="true"/>
                <table:data-pilot-member table:name="029" table:display="true" table:show-details="true"/>
                <table:data-pilot-member table:name="0291" table:display="true" table:show-details="true"/>
                <table:data-pilot-member table:name="0293" table:display="true" table:show-details="true"/>
                <table:data-pilot-member table:name="0294" table:display="true" table:show-details="true"/>
                <table:data-pilot-member table:name="0295" table:display="true" table:show-details="true"/>
                <table:data-pilot-member table:name="0296" table:display="true" table:show-details="true"/>
                <table:data-pilot-member table:name="0297" table:display="true" table:show-details="true"/>
                <table:data-pilot-member table:name="0299" table:display="true" table:show-details="true"/>
                <table:data-pilot-member table:name="03" table:display="true" table:show-details="true"/>
                <table:data-pilot-member table:name="04" table:display="true" table:show-details="true"/>
                <table:data-pilot-member table:name="042" table:display="true" table:show-details="true"/>
                <table:data-pilot-member table:name="0422" table:display="true" table:show-details="true"/>
                <table:data-pilot-member table:name="0428" table:display="true" table:show-details="true"/>
                <table:data-pilot-member table:name="043" table:display="true" table:show-details="true"/>
                <table:data-pilot-member table:name="0436" table:display="true" table:show-details="true"/>
                <table:data-pilot-member table:name="0438" table:display="true" table:show-details="true"/>
                <table:data-pilot-member table:name="0439" table:display="true" table:show-details="true"/>
                <table:data-pilot-member table:name="044" table:display="true" table:show-details="true"/>
                <table:data-pilot-member table:name="045" table:display="true" table:show-details="true"/>
                <table:data-pilot-member table:name="046" table:display="true" table:show-details="true"/>
                <table:data-pilot-member table:name="0460" table:display="true" table:show-details="true"/>
                <table:data-pilot-member table:name="0463" table:display="true" table:show-details="true"/>
                <table:data-pilot-member table:name="0465" table:display="true" table:show-details="true"/>
                <table:data-pilot-member table:name="0466" table:display="true" table:show-details="true"/>
                <table:data-pilot-member table:name="0467" table:display="true" table:show-details="true"/>
                <table:data-pilot-member table:name="047" table:display="true" table:show-details="true"/>
                <table:data-pilot-member table:name="0470" table:display="true" table:show-details="true"/>
                <table:data-pilot-member table:name="0475" table:display="true" table:show-details="true"/>
                <table:data-pilot-member table:name="0476" table:display="true" table:show-details="true"/>
                <table:data-pilot-member table:name="0478" table:display="true" table:show-details="true"/>
                <table:data-pilot-member table:name="0479" table:display="true" table:show-details="true"/>
                <table:data-pilot-member table:name="048" table:display="true" table:show-details="true"/>
                <table:data-pilot-member table:name="0480" table:display="true" table:show-details="true"/>
                <table:data-pilot-member table:name="049" table:display="true" table:show-details="true"/>
                <table:data-pilot-member table:name="0493" table:display="true" table:show-details="true"/>
                <table:data-pilot-member table:name="0494" table:display="true" table:show-details="true"/>
                <table:data-pilot-member table:name="0495" table:display="true" table:show-details="true"/>
                <table:data-pilot-member table:name="04992" table:display="true" table:show-details="true"/>
                <table:data-pilot-member table:name="04994" table:display="true" table:show-details="true"/>
                <table:data-pilot-member table:name="04996" table:display="true" table:show-details="true"/>
                <table:data-pilot-member table:name="04998" table:display="true" table:show-details="true"/>
                <table:data-pilot-member table:name="050" table:display="true" table:show-details="true"/>
                <table:data-pilot-member table:name="052" table:display="true" table:show-details="true"/>
                <table:data-pilot-member table:name="053" table:display="true" table:show-details="true"/>
                <table:data-pilot-member table:name="0531" table:display="true" table:show-details="true"/>
                <table:data-pilot-member table:name="0532" table:display="true" table:show-details="true"/>
                <table:data-pilot-member table:name="0533" table:display="true" table:show-details="true"/>
                <table:data-pilot-member table:name="0536" table:display="true" table:show-details="true"/>
                <table:data-pilot-member table:name="0537" table:display="true" table:show-details="true"/>
                <table:data-pilot-member table:name="0538" table:display="true" table:show-details="true"/>
                <table:data-pilot-member table:name="0539" table:display="true" table:show-details="true"/>
                <table:data-pilot-member table:name="054" table:display="true" table:show-details="true"/>
                <table:data-pilot-member table:name="0544" table:display="true" table:show-details="true"/>
                <table:data-pilot-member table:name="0545" table:display="true" table:show-details="true"/>
                <table:data-pilot-member table:name="0547" table:display="true" table:show-details="true"/>
                <table:data-pilot-member table:name="0548" table:display="true" table:show-details="true"/>
                <table:data-pilot-member table:name="055" table:display="true" table:show-details="true"/>
                <table:data-pilot-member table:name="0550" table:display="true" table:show-details="true"/>
                <table:data-pilot-member table:name="0551" table:display="true" table:show-details="true"/>
                <table:data-pilot-member table:name="0553" table:display="true" table:show-details="true"/>
                <table:data-pilot-member table:name="0554" table:display="true" table:show-details="true"/>
                <table:data-pilot-member table:name="0555" table:display="true" table:show-details="true"/>
                <table:data-pilot-member table:name="0556" table:display="true" table:show-details="true"/>
                <table:data-pilot-member table:name="0557" table:display="true" table:show-details="true"/>
                <table:data-pilot-member table:name="0558" table:display="true" table:show-details="true"/>
                <table:data-pilot-member table:name="0561" table:display="true" table:show-details="true"/>
                <table:data-pilot-member table:name="0562" table:display="true" table:show-details="true"/>
                <table:data-pilot-member table:name="0563" table:display="true" table:show-details="true"/>
                <table:data-pilot-member table:name="0564" table:display="true" table:show-details="true"/>
                <table:data-pilot-member table:name="0565" table:display="true" table:show-details="true"/>
                <table:data-pilot-member table:name="0566" table:display="true" table:show-details="true"/>
                <table:data-pilot-member table:name="0567" table:display="true" table:show-details="true"/>
                <table:data-pilot-member table:name="0568" table:display="true" table:show-details="true"/>
                <table:data-pilot-member table:name="0569" table:display="true" table:show-details="true"/>
                <table:data-pilot-member table:name="0572" table:display="true" table:show-details="true"/>
                <table:data-pilot-member table:name="0573" table:display="true" table:show-details="true"/>
                <table:data-pilot-member table:name="0574" table:display="true" table:show-details="true"/>
                <table:data-pilot-member table:name="0575" table:display="true" table:show-details="true"/>
                <table:data-pilot-member table:name="0576" table:display="true" table:show-details="true"/>
                <table:data-pilot-member table:name="05769" table:display="true" table:show-details="true"/>
                <table:data-pilot-member table:name="0577" table:display="true" table:show-details="true"/>
                <table:data-pilot-member table:name="0578" table:display="true" table:show-details="true"/>
                <table:data-pilot-member table:name="058" table:display="true" table:show-details="true"/>
                <table:data-pilot-member table:name="0581" table:display="true" table:show-details="true"/>
                <table:data-pilot-member table:name="0584" table:display="true" table:show-details="true"/>
                <table:data-pilot-member table:name="0585" table:display="true" table:show-details="true"/>
                <table:data-pilot-member table:name="0586" table:display="true" table:show-details="true"/>
                <table:data-pilot-member table:name="0587" table:display="true" table:show-details="true"/>
                <table:data-pilot-member table:name="059" table:display="true" table:show-details="true"/>
                <table:data-pilot-member table:name="0594" table:display="true" table:show-details="true"/>
                <table:data-pilot-member table:name="0595" table:display="true" table:show-details="true"/>
                <table:data-pilot-member table:name="0596" table:display="true" table:show-details="true"/>
                <table:data-pilot-member table:name="0597" table:display="true" table:show-details="true"/>
                <table:data-pilot-member table:name="05979" table:display="true" table:show-details="true"/>
                <table:data-pilot-member table:name="0598" table:display="true" table:show-details="true"/>
                <table:data-pilot-member table:name="0599" table:display="true" table:show-details="true"/>
                <table:data-pilot-member table:name="06" table:display="true" table:show-details="true"/>
                <table:data-pilot-member table:name="070" table:display="true" table:show-details="true"/>
                <table:data-pilot-member table:name="072" table:display="true" table:show-details="true"/>
                <table:data-pilot-member table:name="0721" table:display="true" table:show-details="true"/>
                <table:data-pilot-member table:name="0725" table:display="true" table:show-details="true"/>
                <table:data-pilot-member table:name="073" table:display="true" table:show-details="true"/>
                <table:data-pilot-member table:name="0735" table:display="true" table:show-details="true"/>
                <table:data-pilot-member table:name="0736" table:display="true" table:show-details="true"/>
                <table:data-pilot-member table:name="0737" table:display="true" table:show-details="true"/>
                <table:data-pilot-member table:name="0738" table:display="true" table:show-details="true"/>
                <table:data-pilot-member table:name="0739" table:display="true" table:show-details="true"/>
                <table:data-pilot-member table:name="0740" table:display="true" table:show-details="true"/>
                <table:data-pilot-member table:name="0742" table:display="true" table:show-details="true"/>
                <table:data-pilot-member table:name="0743" table:display="true" table:show-details="true"/>
                <table:data-pilot-member table:name="0744" table:display="true" table:show-details="true"/>
                <table:data-pilot-member table:name="0745" table:display="true" table:show-details="true"/>
                <table:data-pilot-member table:name="0746" table:display="true" table:show-details="true"/>
                <table:data-pilot-member table:name="07468" table:display="true" table:show-details="true"/>
                <table:data-pilot-member table:name="0747" table:display="true" table:show-details="true"/>
                <table:data-pilot-member table:name="0748" table:display="true" table:show-details="true"/>
                <table:data-pilot-member table:name="0749" table:display="true" table:show-details="true"/>
                <table:data-pilot-member table:name="075" table:display="true" table:show-details="true"/>
                <table:data-pilot-member table:name="076" table:display="true" table:show-details="true"/>
                <table:data-pilot-member table:name="0761" table:display="true" table:show-details="true"/>
                <table:data-pilot-member table:name="0763" table:display="true" table:show-details="true"/>
                <table:data-pilot-member table:name="0765" table:display="true" table:show-details="true"/>
                <table:data-pilot-member table:name="0766" table:display="true" table:show-details="true"/>
                <table:data-pilot-member table:name="0767" table:display="true" table:show-details="true"/>
                <table:data-pilot-member table:name="0768" table:display="true" table:show-details="true"/>
                <table:data-pilot-member table:name="077" table:display="true" table:show-details="true"/>
                <table:data-pilot-member table:name="0770" table:display="true" table:show-details="true"/>
                <table:data-pilot-member table:name="0771" table:display="true" table:show-details="true"/>
                <table:data-pilot-member table:name="0772" table:display="true" table:show-details="true"/>
                <table:data-pilot-member table:name="0773" table:display="true" table:show-details="true"/>
                <table:data-pilot-member table:name="0774" table:display="true" table:show-details="true"/>
                <table:data-pilot-member table:name="0776" table:display="true" table:show-details="true"/>
                <table:data-pilot-member table:name="0778" table:display="true" table:show-details="true"/>
                <table:data-pilot-member table:name="0779" table:display="true" table:show-details="true"/>
                <table:data-pilot-member table:name="078" table:display="true" table:show-details="true"/>
                <table:data-pilot-member table:name="079" table:display="true" table:show-details="true"/>
                <table:data-pilot-member table:name="0790" table:display="true" table:show-details="true"/>
                <table:data-pilot-member table:name="0791" table:display="true" table:show-details="true"/>
                <table:data-pilot-member table:name="0794" table:display="true" table:show-details="true"/>
                <table:data-pilot-member table:name="0795" table:display="true" table:show-details="true"/>
                <table:data-pilot-member table:name="0796" table:display="true" table:show-details="true"/>
                <table:data-pilot-member table:name="0797" table:display="true" table:show-details="true"/>
                <table:data-pilot-member table:name="0798" table:display="true" table:show-details="true"/>
                <table:data-pilot-member table:name="0799" table:display="true" table:show-details="true"/>
                <table:data-pilot-member table:name="080" table:display="true" table:show-details="true"/>
                <table:data-pilot-member table:name="082" table:display="true" table:show-details="true"/>
                <table:data-pilot-member table:name="0820" table:display="true" table:show-details="true"/>
                <table:data-pilot-member table:name="0823" table:display="true" table:show-details="true"/>
                <table:data-pilot-member table:name="0824" table:display="true" table:show-details="true"/>
                <table:data-pilot-member table:name="0826" table:display="true" table:show-details="true"/>
                <table:data-pilot-member table:name="0827" table:display="true" table:show-details="true"/>
                <table:data-pilot-member table:name="0829" table:display="true" table:show-details="true"/>
                <table:data-pilot-member table:name="083" table:display="true" table:show-details="true"/>
                <table:data-pilot-member table:name="0833" table:display="true" table:show-details="true"/>
                <table:data-pilot-member table:name="0834" table:display="true" table:show-details="true"/>
                <table:data-pilot-member table:name="0835" table:display="true" table:show-details="true"/>
                <table:data-pilot-member table:name="0836" table:display="true" table:show-details="true"/>
                <table:data-pilot-member table:name="0837" table:display="true" table:show-details="true"/>
                <table:data-pilot-member table:name="0838" table:display="true" table:show-details="true"/>
                <table:data-pilot-member table:name="08387" table:display="true" table:show-details="true"/>
                <table:data-pilot-member table:name="08388" table:display="true" table:show-details="true"/>
                <table:data-pilot-member table:name="08396" table:display="true" table:show-details="true"/>
                <table:data-pilot-member table:name="084" table:display="true" table:show-details="true"/>
                <table:data-pilot-member table:name="0845" table:display="true" table:show-details="true"/>
                <table:data-pilot-member table:name="0846" table:display="true" table:show-details="true"/>
                <table:data-pilot-member table:name="0847" table:display="true" table:show-details="true"/>
                <table:data-pilot-member table:name="08477" table:display="true" table:show-details="true"/>
                <table:data-pilot-member table:name="0848" table:display="true" table:show-details="true"/>
                <table:data-pilot-member table:name="08512" table:display="true" table:show-details="true"/>
                <table:data-pilot-member table:name="08514" table:display="true" table:show-details="true"/>
                <table:data-pilot-member table:name="0852" table:display="true" table:show-details="true"/>
                <table:data-pilot-member table:name="0853" table:display="true" table:show-details="true"/>
                <table:data-pilot-member table:name="0854" table:display="true" table:show-details="true"/>
                <table:data-pilot-member table:name="0855" table:display="true" table:show-details="true"/>
                <table:data-pilot-member table:name="0856" table:display="true" table:show-details="true"/>
                <table:data-pilot-member table:name="0857" table:display="true" table:show-details="true"/>
                <table:data-pilot-member table:name="0858" table:display="true" table:show-details="true"/>
                <table:data-pilot-member table:name="0859" table:display="true" table:show-details="true"/>
                <table:data-pilot-member table:name="086" table:display="true" table:show-details="true"/>
                <table:data-pilot-member table:name="0863" table:display="true" table:show-details="true"/>
                <table:data-pilot-member table:name="0865" table:display="true" table:show-details="true"/>
                <table:data-pilot-member table:name="0866" table:display="true" table:show-details="true"/>
                <table:data-pilot-member table:name="0867" table:display="true" table:show-details="true"/>
                <table:data-pilot-member table:name="0868" table:display="true" table:show-details="true"/>
                <table:data-pilot-member table:name="0869" table:display="true" table:show-details="true"/>
                <table:data-pilot-member table:name="087" table:display="true" table:show-details="true"/>
                <table:data-pilot-member table:name="0875" table:display="true" table:show-details="true"/>
                <table:data-pilot-member table:name="0877" table:display="true" table:show-details="true"/>
                <table:data-pilot-member table:name="0879" table:display="true" table:show-details="true"/>
                <table:data-pilot-member table:name="088" table:display="true" table:show-details="true"/>
                <table:data-pilot-member table:name="0880" table:display="true" table:show-details="true"/>
                <table:data-pilot-member table:name="0883" table:display="true" table:show-details="true"/>
                <table:data-pilot-member table:name="0884" table:display="true" table:show-details="true"/>
                <table:data-pilot-member table:name="0885" table:display="true" table:show-details="true"/>
                <table:data-pilot-member table:name="0887" table:display="true" table:show-details="true"/>
                <table:data-pilot-member table:name="0889" table:display="true" table:show-details="true"/>
                <table:data-pilot-member table:name="089" table:display="true" table:show-details="true"/>
                <table:data-pilot-member table:name="0892" table:display="true" table:show-details="true"/>
                <table:data-pilot-member table:name="0893" table:display="true" table:show-details="true"/>
                <table:data-pilot-member table:name="0894" table:display="true" table:show-details="true"/>
                <table:data-pilot-member table:name="0895" table:display="true" table:show-details="true"/>
                <table:data-pilot-member table:name="0896" table:display="true" table:show-details="true"/>
                <table:data-pilot-member table:name="0897" table:display="true" table:show-details="true"/>
                <table:data-pilot-member table:name="0898" table:display="true" table:show-details="true"/>
                <table:data-pilot-member table:name="090" table:display="true" table:show-details="true"/>
                <table:data-pilot-member table:name="092" table:display="true" table:show-details="true"/>
                <table:data-pilot-member table:name="0920" table:display="true" table:show-details="true"/>
                <table:data-pilot-member table:name="093" table:display="true" table:show-details="true"/>
                <table:data-pilot-member table:name="0930" table:display="true" table:show-details="true"/>
                <table:data-pilot-member table:name="0940" table:display="true" table:show-details="true"/>
                <table:data-pilot-member table:name="0942" table:display="true" table:show-details="true"/>
                <table:data-pilot-member table:name="0943" table:display="true" table:show-details="true"/>
                <table:data-pilot-member table:name="0944" table:display="true" table:show-details="true"/>
                <table:data-pilot-member table:name="0946" table:display="true" table:show-details="true"/>
                <table:data-pilot-member table:name="0947" table:display="true" table:show-details="true"/>
                <table:data-pilot-member table:name="0948" table:display="true" table:show-details="true"/>
                <table:data-pilot-member table:name="0949" table:display="true" table:show-details="true"/>
                <table:data-pilot-member table:name="09496" table:display="true" table:show-details="true"/>
                <table:data-pilot-member table:name="095" table:display="true" table:show-details="true"/>
                <table:data-pilot-member table:name="0950" table:display="true" table:show-details="true"/>
                <table:data-pilot-member table:name="0952" table:display="true" table:show-details="true"/>
                <table:data-pilot-member table:name="0954" table:display="true" table:show-details="true"/>
                <table:data-pilot-member table:name="0955" table:display="true" table:show-details="true"/>
                <table:data-pilot-member table:name="0956" table:display="true" table:show-details="true"/>
                <table:data-pilot-member table:name="0957" table:display="true" table:show-details="true"/>
                <table:data-pilot-member table:name="0959" table:display="true" table:show-details="true"/>
                <table:data-pilot-member table:name="096" table:display="true" table:show-details="true"/>
                <table:data-pilot-member table:name="0964" table:display="true" table:show-details="true"/>
                <table:data-pilot-member table:name="0965" table:display="true" table:show-details="true"/>
                <table:data-pilot-member table:name="0966" table:display="true" table:show-details="true"/>
                <table:data-pilot-member table:name="0967" table:display="true" table:show-details="true"/>
                <table:data-pilot-member table:name="0968" table:display="true" table:show-details="true"/>
                <table:data-pilot-member table:name="0969" table:display="true" table:show-details="true"/>
                <table:data-pilot-member table:name="097" table:display="true" table:show-details="true"/>
                <table:data-pilot-member table:name="0972" table:display="true" table:show-details="true"/>
                <table:data-pilot-member table:name="0973" table:display="true" table:show-details="true"/>
                <table:data-pilot-member table:name="0974" table:display="true" table:show-details="true"/>
                <table:data-pilot-member table:name="0977" table:display="true" table:show-details="true"/>
                <table:data-pilot-member table:name="0978" table:display="true" table:show-details="true"/>
                <table:data-pilot-member table:name="0979" table:display="true" table:show-details="true"/>
                <table:data-pilot-member table:name="098" table:display="true" table:show-details="true"/>
                <table:data-pilot-member table:name="0980" table:display="true" table:show-details="true"/>
                <table:data-pilot-member table:name="09802" table:display="true" table:show-details="true"/>
                <table:data-pilot-member table:name="0982" table:display="true" table:show-details="true"/>
                <table:data-pilot-member table:name="0983" table:display="true" table:show-details="true"/>
                <table:data-pilot-member table:name="0984" table:display="true" table:show-details="true"/>
                <table:data-pilot-member table:name="0985" table:display="true" table:show-details="true"/>
                <table:data-pilot-member table:name="0986" table:display="true" table:show-details="true"/>
                <table:data-pilot-member table:name="0987" table:display="true" table:show-details="true"/>
                <table:data-pilot-member table:name="099" table:display="true" table:show-details="true"/>
                <table:data-pilot-member table:name="09912" table:display="true" table:show-details="true"/>
                <table:data-pilot-member table:name="09913" table:display="true" table:show-details="true"/>
                <table:data-pilot-member table:name="0993" table:display="true" table:show-details="true"/>
                <table:data-pilot-member table:name="0994" table:display="true" table:show-details="true"/>
                <table:data-pilot-member table:name="0995" table:display="true" table:show-details="true"/>
                <table:data-pilot-member table:name="0996" table:display="true" table:show-details="true"/>
                <table:data-pilot-member table:name="09969" table:display="true" table:show-details="true"/>
                <table:data-pilot-member table:name="0997" table:display="true" table:show-details="true"/>
                <table:data-pilot-member table:name="0プリフィックス付き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列 C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8:31:28.907000000</meta:creation-date>
    <dc:date>2018-10-17T18:58:36.085000000</dc:date>
    <meta:editing-duration>PT6M43S</meta:editing-duration>
    <meta:editing-cycles>1</meta:editing-cycles>
    <meta:document-statistic meta:table-count="3" meta:cell-count="3728" meta:object-count="0"/>
    <meta:generator>LibreOffice/6.1.1.2$Windows_X86_64 LibreOffice_project/5d19a1bfa650b796764388cd8b33a5af1f5baa1b</meta:generator>
  </office:meta>
</office:document-meta>
</file>